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P22" style:parent-style-name="Normalny" style:family="paragraph">
      <style:paragraph-properties fo:text-align="justify" fo:line-height="150%" fo:text-indent="0.2479in"/>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fo:text-indent="0.2479in"/>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479in"/>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style:style>
    <style:style style:name="T47" style:parent-style-name="Domyślnaczcionkaakapitu" style:family="text">
      <style:text-properties style:text-underline-type="single" style:text-underline-style="solid" style:text-underline-width="auto" style:text-underline-mode="continuous"/>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style:style>
    <style:style style:name="T53" style:parent-style-name="Domyślnaczcionkaakapitu" style:family="text">
      <style:text-properties style:text-underline-type="single" style:text-underline-style="solid" style:text-underline-width="auto" style:text-underline-mode="continuous"/>
    </style:style>
    <style:style style:name="T54" style:parent-style-name="Domyślnaczcionkaakapitu" style:family="text">
      <style:text-properties fo:background-color="#80FFFF" style:text-underline-type="single" style:text-underline-style="solid" style:text-underline-width="auto" style:text-underline-mode="continuous"/>
    </style:style>
    <style:style style:name="T55" style:parent-style-name="Domyślnaczcionkaakapitu" style:family="text">
      <style:text-properties style:text-underline-type="single" style:text-underline-style="solid" style:text-underline-width="auto" style:text-underline-mode="continuous"/>
    </style:style>
    <style:style style:name="P56" style:parent-style-name="Normalny" style:family="paragraph">
      <style:paragraph-properties fo:text-align="justify" fo:line-height="150%" fo:text-indent="0.2479in"/>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P63" style:parent-style-name="Normalny" style:family="paragraph">
      <style:paragraph-properties fo:text-align="justify" fo:line-height="150%"/>
    </style:style>
    <style:style style:name="T64" style:parent-style-name="Domyślnaczcionkaakapitu" style:family="text">
      <style:text-properties style:text-underline-type="single" style:text-underline-style="solid" style:text-underline-width="auto" style:text-underline-mode="continuous"/>
    </style:style>
    <style:style style:name="T65" style:parent-style-name="Domyślnaczcionkaakapitu" style:family="text">
      <style:text-properties fo:background-color="#80FFFF" style:text-underline-type="single" style:text-underline-style="solid" style:text-underline-width="auto" style:text-underline-mode="continuous"/>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style:style>
    <style:style style:name="T71" style:parent-style-name="Domyślnaczcionkaakapitu" style:family="text">
      <style:text-properties fo:background-color="#80FFFF" style:text-underline-type="single" style:text-underline-style="solid" style:text-underline-width="auto" style:text-underline-mode="continuous"/>
    </style:style>
    <style:style style:name="T72" style:parent-style-name="Domyślnaczcionkaakapitu" style:family="text">
      <style:text-properties style:text-underline-type="single" style:text-underline-style="solid" style:text-underline-width="auto" style:text-underline-mode="continuous"/>
    </style:style>
    <style:style style:name="P73" style:parent-style-name="Normalny" style:family="paragraph">
      <style:paragraph-properties fo:text-align="justify" fo:line-height="150%" fo:text-indent="0.2479in"/>
    </style:style>
    <style:style style:name="P74" style:parent-style-name="Normalny" style:family="paragraph">
      <style:paragraph-properties fo:text-align="justify" fo:line-height="150%"/>
    </style:style>
    <style:style style:name="T75" style:parent-style-name="Domyślnaczcionkaakapitu" style:family="text">
      <style:text-properties style:text-underline-type="single" style:text-underline-style="solid" style:text-underline-width="auto" style:text-underline-mode="continuous"/>
    </style:style>
    <style:style style:name="P76" style:parent-style-name="Normalny" style:family="paragraph">
      <style:paragraph-properties fo:text-align="justify" fo:line-height="150%" fo:text-indent="0.2479in"/>
    </style:style>
    <style:style style:name="P77" style:parent-style-name="Normalny" style:family="paragraph">
      <style:paragraph-properties fo:text-align="justify" fo:line-height="150%"/>
    </style:style>
    <style:style style:name="T78" style:parent-style-name="Domyślnaczcionkaakapitu" style:family="text">
      <style:text-properties fo:background-color="#80FFFF" style:text-underline-type="single" style:text-underline-style="solid" style:text-underline-width="auto" style:text-underline-mode="continuous"/>
    </style:style>
    <style:style style:name="T79" style:parent-style-name="Domyślnaczcionkaakapitu" style:family="text">
      <style:text-properties style:text-underline-type="single" style:text-underline-style="solid" style:text-underline-width="auto" style:text-underline-mode="continuous"/>
    </style:style>
    <style:style style:name="P80" style:parent-style-name="Normalny" style:family="paragraph">
      <style:paragraph-properties fo:text-align="justify" fo:line-height="150%" fo:text-indent="0.2479in"/>
    </style:style>
    <style:style style:name="P81" style:parent-style-name="Normalny" style:family="paragraph">
      <style:paragraph-properties fo:text-align="justify" fo:line-height="150%" fo:text-indent="0.2479in"/>
    </style:style>
    <style:style style:name="P82" style:parent-style-name="Normalny" style:family="paragraph">
      <style:paragraph-properties fo:text-align="justify" fo:line-height="150%"/>
    </style:style>
    <style:style style:name="T83" style:parent-style-name="Domyślnaczcionkaakapitu" style:family="text">
      <style:text-properties style:text-underline-type="single" style:text-underline-style="solid" style:text-underline-width="auto" style:text-underline-mode="continuous"/>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style:style>
    <style:style style:name="T89" style:parent-style-name="Domyślnaczcionkaakapitu" style:family="text">
      <style:text-properties fo:background-color="#80FFFF" style:text-underline-type="single" style:text-underline-style="solid" style:text-underline-width="auto" style:text-underline-mode="continuous"/>
    </style:style>
    <style:style style:name="T90" style:parent-style-name="Domyślnaczcionkaakapitu" style:family="text">
      <style:text-properties style:text-underline-type="single" style:text-underline-style="solid" style:text-underline-width="auto" style:text-underline-mode="continuous"/>
    </style:style>
    <style:style style:name="P91" style:parent-style-name="Normalny" style:family="paragraph">
      <style:paragraph-properties fo:text-align="justify" fo:line-height="150%" fo:text-indent="0.2479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style:style>
    <style:style style:name="T102" style:parent-style-name="Domyślnaczcionkaakapitu" style:family="text">
      <style:text-properties fo:background-color="#80FFFF" style:text-underline-type="single" style:text-underline-style="solid" style:text-underline-width="auto" style:text-underline-mode="continuous"/>
    </style:style>
    <style:style style:name="T103" style:parent-style-name="Domyślnaczcionkaakapitu" style:family="text">
      <style:text-properties style:text-underline-type="single" style:text-underline-style="solid" style:text-underline-width="auto" style:text-underline-mode="continuous"/>
    </style:style>
    <style:style style:name="T104" style:parent-style-name="Domyślnaczcionkaakapitu" style:family="text">
      <style:text-properties fo:background-color="#80FFFF" style:text-underline-type="single" style:text-underline-style="solid" style:text-underline-width="auto" style:text-underline-mode="continuous"/>
    </style:style>
    <style:style style:name="T105" style:parent-style-name="Domyślnaczcionkaakapitu" style:family="text">
      <style:text-properties style:text-underline-type="single" style:text-underline-style="solid" style:text-underline-width="auto" style:text-underline-mode="continuous"/>
    </style:style>
    <style:style style:name="P106" style:parent-style-name="Normalny" style:family="paragraph">
      <style:paragraph-properties fo:text-align="justify" fo:line-height="150%" fo:text-indent="0.2479in"/>
    </style:style>
    <style:style style:name="P107" style:parent-style-name="Normalny" style:family="paragraph">
      <style:paragraph-properties fo:text-align="justify" fo:line-height="150%"/>
    </style:style>
    <style:style style:name="T108" style:parent-style-name="Domyślnaczcionkaakapitu" style:family="text">
      <style:text-properties style:text-underline-type="single" style:text-underline-style="solid" style:text-underline-width="auto" style:text-underline-mode="continuous"/>
    </style:style>
    <style:style style:name="P109" style:parent-style-name="Normalny" style:family="paragraph">
      <style:paragraph-properties fo:text-align="justify" fo:line-height="150%" fo:text-indent="0.2479in"/>
    </style:style>
    <style:style style:name="P110" style:parent-style-name="Normalny" style:family="paragraph">
      <style:paragraph-properties fo:text-align="justify" fo:line-height="150%"/>
    </style:style>
    <style:style style:name="T111" style:parent-style-name="Domyślnaczcionkaakapitu" style:family="text">
      <style:text-properties style:text-underline-type="single" style:text-underline-style="solid" style:text-underline-width="auto" style:text-underline-mode="continuous"/>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style:style>
    <style:style style:name="T133" style:parent-style-name="Domyślnaczcionkaakapitu" style:family="text">
      <style:text-properties style:text-underline-type="single" style:text-underline-style="solid" style:text-underline-width="auto" style:text-underline-mode="continuous"/>
    </style:style>
    <style:style style:name="T134" style:parent-style-name="Domyślnaczcionkaakapitu" style:family="text">
      <style:text-properties fo:background-color="#80FFFF" style:text-underline-type="single" style:text-underline-style="solid" style:text-underline-width="auto" style:text-underline-mode="continuous"/>
    </style:style>
    <style:style style:name="P135" style:parent-style-name="Normalny" style:family="paragraph">
      <style:paragraph-properties fo:text-align="justify" fo:line-height="150%" fo:text-indent="0.2479in"/>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style:style>
    <style:style style:name="T138" style:parent-style-name="Domyślnaczcionkaakapitu" style:family="text">
      <style:text-properties style:text-underline-type="single" style:text-underline-style="solid" style:text-underline-width="auto" style:text-underline-mode="continuous"/>
    </style:style>
    <style:style style:name="P139" style:parent-style-name="Normalny" style:family="paragraph">
      <style:paragraph-properties fo:text-align="justify" fo:line-height="150%" fo:text-indent="0.2479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P144" style:parent-style-name="Normalny" style:family="paragraph">
      <style:paragraph-properties fo:text-align="justify" fo:line-height="150%"/>
    </style:style>
    <style:style style:name="T145" style:parent-style-name="Domyślnaczcionkaakapitu" style:family="text">
      <style:text-properties fo:background-color="#80FFFF" style:text-underline-type="single" style:text-underline-style="solid" style:text-underline-width="auto" style:text-underline-mode="continuous"/>
    </style:style>
    <style:style style:name="T146" style:parent-style-name="Domyślnaczcionkaakapitu" style:family="text">
      <style:text-properties style:text-underline-type="single" style:text-underline-style="solid" style:text-underline-width="auto" style:text-underline-mode="continuous"/>
    </style:style>
    <style:style style:name="P147" style:parent-style-name="Normalny" style:family="paragraph">
      <style:paragraph-properties fo:text-align="justify" fo:line-height="150%" fo:text-indent="0.2479in"/>
    </style:style>
    <style:style style:name="P148" style:parent-style-name="Normalny" style:family="paragraph">
      <style:paragraph-properties fo:text-align="justify" fo:line-height="150%"/>
    </style:style>
    <style:style style:name="T149" style:parent-style-name="Domyślnaczcionkaakapitu" style:family="text">
      <style:text-properties style:text-underline-type="single" style:text-underline-style="solid" style:text-underline-width="auto" style:text-underline-mode="continuous"/>
    </style:style>
    <style:style style:name="T150" style:parent-style-name="Domyślnaczcionkaakapitu" style:family="text">
      <style:text-properties fo:background-color="#80FFFF" style:text-underline-type="single" style:text-underline-style="solid" style:text-underline-width="auto" style:text-underline-mode="continuous"/>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style:style>
    <style:style style:name="P154" style:parent-style-name="Normalny" style:family="paragraph">
      <style:paragraph-properties fo:text-align="justify" fo:line-height="150%"/>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style:style>
    <style:style style:name="P157" style:parent-style-name="Normalny" style:family="paragraph">
      <style:paragraph-properties fo:text-align="justify" fo:line-height="150%"/>
    </style:style>
    <style:style style:name="P158" style:parent-style-name="Normalny" style:family="paragraph">
      <style:paragraph-properties fo:text-align="justify" fo:line-height="150%"/>
    </style:style>
    <style:style style:name="P159" style:parent-style-name="Normalny" style:family="paragraph">
      <style:paragraph-properties fo:text-align="justify" fo:line-height="150%"/>
    </style:style>
    <style:style style:name="T160" style:parent-style-name="Domyślnaczcionkaakapitu" style:family="text">
      <style:text-properties style:text-underline-type="single" style:text-underline-style="solid" style:text-underline-width="auto" style:text-underline-mode="continuous"/>
    </style:style>
    <style:style style:name="T161" style:parent-style-name="Domyślnaczcionkaakapitu" style:family="text">
      <style:text-properties fo:background-color="#80FFFF" style:text-underline-type="single" style:text-underline-style="solid" style:text-underline-width="auto" style:text-underline-mode="continuous"/>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style:style>
    <style:style style:name="T166" style:parent-style-name="Domyślnaczcionkaakapitu" style:family="text">
      <style:text-properties style:text-underline-type="single" style:text-underline-style="solid" style:text-underline-width="auto" style:text-underline-mode="continuous"/>
    </style:style>
    <style:style style:name="T167" style:parent-style-name="Domyślnaczcionkaakapitu" style:family="text">
      <style:text-properties fo:background-color="#80FFFF" style:text-underline-type="single" style:text-underline-style="solid" style:text-underline-width="auto" style:text-underline-mode="continuous"/>
    </style:style>
    <style:style style:name="T168" style:parent-style-name="Domyślnaczcionkaakapitu" style:family="text">
      <style:text-properties style:text-underline-type="single" style:text-underline-style="solid" style:text-underline-width="auto" style:text-underline-mode="continuous"/>
    </style:style>
    <style:style style:name="T169" style:parent-style-name="Domyślnaczcionkaakapitu" style:family="text">
      <style:text-properties style:text-underline-type="single" style:text-underline-style="solid" style:text-underline-width="auto" style:text-underline-mode="continuous"/>
    </style:style>
    <style:style style:name="T170" style:parent-style-name="Domyślnaczcionkaakapitu" style:family="text">
      <style:text-properties style:text-underline-type="single" style:text-underline-style="solid" style:text-underline-width="auto" style:text-underline-mode="continuous"/>
    </style:style>
    <style:style style:name="P171" style:parent-style-name="Normalny" style:family="paragraph">
      <style:paragraph-properties fo:text-align="justify" fo:line-height="150%" fo:text-indent="0.2479in"/>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fo:text-indent="0.2479in"/>
    </style:style>
    <style:style style:name="P176" style:parent-style-name="Normalny" style:family="paragraph">
      <style:paragraph-properties fo:text-align="justify" fo:line-height="150%" fo:text-indent="0.2479in"/>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style>
    <style:style style:name="P180" style:parent-style-name="Normalny" style:family="paragraph">
      <style:paragraph-properties fo:text-align="justify" fo:line-height="150%" fo:text-indent="0.2479in"/>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P186" style:parent-style-name="Normalny" style:family="paragraph">
      <style:paragraph-properties fo:text-align="justify" fo:line-height="150%" fo:text-indent="0.2479in"/>
    </style:style>
    <style:style style:name="P187" style:parent-style-name="Normalny" style:family="paragraph">
      <style:paragraph-properties fo:text-align="justify" fo:line-height="150%">
        <style:tab-stops>
          <style:tab-stop style:type="left" style:position="2.5687in"/>
        </style:tab-stops>
      </style:paragraph-properties>
    </style:style>
    <style:style style:name="T188" style:parent-style-name="Domyślnaczcionkaakapitu" style:family="text">
      <style:text-properties style:text-underline-type="single" style:text-underline-style="solid" style:text-underline-width="auto" style:text-underline-mode="continuous"/>
    </style:style>
    <style:style style:name="T189" style:parent-style-name="Domyślnaczcionkaakapitu" style:family="text">
      <style:text-properties fo:background-color="#80FFFF" style:text-underline-type="single" style:text-underline-style="solid" style:text-underline-width="auto" style:text-underline-mode="continuous"/>
    </style:style>
    <style:style style:name="P190" style:parent-style-name="Normalny" style:family="paragraph">
      <style:paragraph-properties fo:text-align="justify" fo:line-height="150%" fo:text-indent="0.2479in">
        <style:tab-stops>
          <style:tab-stop style:type="left" style:position="2.5687in"/>
        </style:tab-stops>
      </style:paragraph-properties>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style:style>
    <style:style style:name="T193" style:parent-style-name="Domyślnaczcionkaakapitu" style:family="text">
      <style:text-properties fo:background-color="#80FFFF" style:text-underline-type="single" style:text-underline-style="solid" style:text-underline-width="auto" style:text-underline-mode="continuous"/>
    </style:style>
    <style:style style:name="T194" style:parent-style-name="Domyślnaczcionkaakapitu" style:family="text">
      <style:text-properties style:text-underline-type="single" style:text-underline-style="solid" style:text-underline-width="auto" style:text-underline-mode="continuous"/>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style:style>
    <style:style style:name="T198" style:parent-style-name="Domyślnaczcionkaakapitu" style:family="text">
      <style:text-properties fo:background-color="#80FFFF" style:text-underline-type="single" style:text-underline-style="solid" style:text-underline-width="auto" style:text-underline-mode="continuous"/>
    </style:style>
    <style:style style:name="T199" style:parent-style-name="Domyślnaczcionkaakapitu" style:family="text">
      <style:text-properties style:text-underline-type="single" style:text-underline-style="solid" style:text-underline-width="auto" style:text-underline-mode="continuous"/>
    </style:style>
    <style:style style:name="T200" style:parent-style-name="Domyślnaczcionkaakapitu" style:family="text">
      <style:text-properties fo:background-color="#80FFFF" style:text-underline-type="single" style:text-underline-style="solid" style:text-underline-width="auto" style:text-underline-mode="continuous"/>
    </style:style>
    <style:style style:name="T201" style:parent-style-name="Domyślnaczcionkaakapitu" style:family="text">
      <style:text-properties style:text-underline-type="single" style:text-underline-style="solid" style:text-underline-width="auto" style:text-underline-mode="continuous"/>
    </style:style>
    <style:style style:name="T202" style:parent-style-name="Domyślnaczcionkaakapitu" style:family="text">
      <style:text-properties fo:background-color="#80FFFF" style:text-underline-type="single" style:text-underline-style="solid" style:text-underline-width="auto" style:text-underline-mode="continuous"/>
    </style:style>
    <style:style style:name="T203" style:parent-style-name="Domyślnaczcionkaakapitu" style:family="text">
      <style:text-properties style:text-underline-type="single" style:text-underline-style="solid" style:text-underline-width="auto" style:text-underline-mode="continuous"/>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P223" style:parent-style-name="Normalny" style:family="paragraph">
      <style:paragraph-properties fo:text-align="justify" fo:line-height="150%">
        <style:tab-stops>
          <style:tab-stop style:type="left" style:position="2.6465in"/>
        </style:tab-stops>
      </style:paragraph-properties>
    </style:style>
    <style:style style:name="T224" style:parent-style-name="Domyślnaczcionkaakapitu" style:family="text">
      <style:text-properties style:text-underline-type="single" style:text-underline-style="solid" style:text-underline-width="auto" style:text-underline-mode="continuous"/>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479in">
        <style:tab-stops>
          <style:tab-stop style:type="left" style:position="2.6465in"/>
        </style:tab-stops>
      </style:paragraph-properties>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style:style>
    <style:style style:name="T232" style:parent-style-name="Domyślnaczcionkaakapitu" style:family="text">
      <style:text-properties fo:background-color="#80FFFF" style:text-underline-type="single" style:text-underline-style="solid" style:text-underline-width="auto" style:text-underline-mode="continuous"/>
    </style:style>
    <style:style style:name="T233" style:parent-style-name="Domyślnaczcionkaakapitu" style:family="text">
      <style:text-properties style:text-underline-type="single" style:text-underline-style="solid" style:text-underline-width="auto" style:text-underline-mode="continuous"/>
    </style:style>
    <style:style style:name="T234" style:parent-style-name="Domyślnaczcionkaakapitu" style:family="text">
      <style:text-properties fo:background-color="#80FFFF" style:text-underline-type="single" style:text-underline-style="solid" style:text-underline-width="auto" style:text-underline-mode="continuous"/>
    </style:style>
    <style:style style:name="T235" style:parent-style-name="Domyślnaczcionkaakapitu" style:family="text">
      <style:text-properties style:text-underline-type="single" style:text-underline-style="solid" style:text-underline-width="auto" style:text-underline-mode="continuous"/>
    </style:style>
    <style:style style:name="T236" style:parent-style-name="Domyślnaczcionkaakapitu" style:family="text">
      <style:text-properties style:text-underline-type="single" style:text-underline-style="solid" style:text-underline-width="auto" style:text-underline-mode="continuous"/>
    </style:style>
    <style:style style:name="T237" style:parent-style-name="Domyślnaczcionkaakapitu" style:family="text">
      <style:text-properties style:text-underline-type="single" style:text-underline-style="solid" style:text-underline-width="auto" style:text-underline-mode="continuous"/>
    </style:style>
    <style:style style:name="T238" style:parent-style-name="Domyślnaczcionkaakapitu" style:family="text">
      <style:text-properties style:text-underline-type="single" style:text-underline-style="solid" style:text-underline-width="auto" style:text-underline-mode="continuous"/>
    </style:style>
    <style:style style:name="T239" style:parent-style-name="Domyślnaczcionkaakapitu" style:family="text">
      <style:text-properties style:text-underline-type="single" style:text-underline-style="solid" style:text-underline-width="auto" style:text-underline-mode="continuous"/>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style:style>
    <style:style style:name="T249" style:parent-style-name="Domyślnaczcionkaakapitu" style:family="text">
      <style:text-properties fo:background-color="#80FFFF" style:text-underline-type="single" style:text-underline-style="solid" style:text-underline-width="auto" style:text-underline-mode="continuous"/>
    </style:style>
    <style:style style:name="T250" style:parent-style-name="Domyślnaczcionkaakapitu" style:family="text">
      <style:text-properties style:text-underline-type="single" style:text-underline-style="solid" style:text-underline-width="auto" style:text-underline-mode="continuous"/>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style:style>
    <style:style style:name="T260" style:parent-style-name="Domyślnaczcionkaakapitu" style:family="text">
      <style:text-properties style:text-underline-type="single" style:text-underline-style="solid" style:text-underline-width="auto" style:text-underline-mode="continuous"/>
    </style:style>
    <style:style style:name="T261" style:parent-style-name="Domyślnaczcionkaakapitu" style:family="text">
      <style:text-properties fo:background-color="#80FFFF" style:text-underline-type="single" style:text-underline-style="solid" style:text-underline-width="auto" style:text-underline-mode="continuous"/>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P264" style:parent-style-name="Normalny" style:family="paragraph">
      <style:paragraph-properties fo:text-align="justify" fo:line-height="150%"/>
    </style:style>
    <style:style style:name="T265" style:parent-style-name="Domyślnaczcionkaakapitu" style:family="text">
      <style:text-properties style:text-underline-type="single" style:text-underline-style="solid" style:text-underline-width="auto" style:text-underline-mode="continuous"/>
    </style:style>
    <style:style style:name="T266" style:parent-style-name="Domyślnaczcionkaakapitu" style:family="text">
      <style:text-properties fo:background-color="#80FFFF" style:text-underline-type="single" style:text-underline-style="solid" style:text-underline-width="auto" style:text-underline-mode="continuous"/>
    </style:style>
    <style:style style:name="T267" style:parent-style-name="Domyślnaczcionkaakapitu" style:family="text">
      <style:text-properties style:text-underline-type="single" style:text-underline-style="solid" style:text-underline-width="auto" style:text-underline-mode="continuous"/>
    </style:style>
    <style:style style:name="P268" style:parent-style-name="Normalny" style:family="paragraph">
      <style:paragraph-properties fo:text-align="justify" fo:line-height="150%" fo:text-indent="0.2479in"/>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style:tab-stops>
          <style:tab-stop style:type="left" style:position="2.6673in"/>
        </style:tab-stops>
      </style:paragraph-properties>
    </style:style>
    <style:style style:name="T281" style:parent-style-name="Domyślnaczcionkaakapitu" style:family="text">
      <style:text-properties style:text-underline-type="single" style:text-underline-style="solid" style:text-underline-width="auto" style:text-underline-mode="continuous"/>
    </style:style>
    <style:style style:name="T282" style:parent-style-name="Domyślnaczcionkaakapitu" style:family="text">
      <style:text-properties fo:background-color="#80FFFF" style:text-underline-type="single" style:text-underline-style="solid" style:text-underline-width="auto" style:text-underline-mode="continuous"/>
    </style:style>
    <style:style style:name="P283" style:parent-style-name="Normalny" style:family="paragraph">
      <style:paragraph-properties fo:text-align="justify" fo:line-height="150%" fo:text-indent="0.2479in">
        <style:tab-stops>
          <style:tab-stop style:type="left" style:position="1.9451in"/>
        </style:tab-stops>
      </style:paragraph-properties>
    </style:style>
    <style:style style:name="P284" style:parent-style-name="Normalny" style:family="paragraph">
      <style:paragraph-properties fo:text-align="justify" fo:line-height="150%"/>
    </style:style>
    <style:style style:name="T285" style:parent-style-name="Domyślnaczcionkaakapitu" style:family="text">
      <style:text-properties fo:background-color="#80FFFF" style:text-underline-type="single" style:text-underline-style="solid" style:text-underline-width="auto" style:text-underline-mode="continuous"/>
    </style:style>
    <style:style style:name="T286" style:parent-style-name="Domyślnaczcionkaakapitu" style:family="text">
      <style:text-properties style:text-underline-type="single" style:text-underline-style="solid" style:text-underline-width="auto" style:text-underline-mode="continuous"/>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style:style>
    <style:style style:name="T300" style:parent-style-name="Domyślnaczcionkaakapitu" style:family="text">
      <style:text-properties style:text-underline-type="single" style:text-underline-style="solid" style:text-underline-width="auto" style:text-underline-mode="continuous"/>
    </style:style>
    <style:style style:name="T301" style:parent-style-name="Domyślnaczcionkaakapitu" style:family="text">
      <style:text-properties fo:background-color="#80FFFF" style:text-underline-type="single" style:text-underline-style="solid" style:text-underline-width="auto" style:text-underline-mode="continuous"/>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text-underline-type="single" style:text-underline-style="solid" style:text-underline-width="auto" style:text-underline-mode="continuous"/>
    </style:style>
    <style:style style:name="T304" style:parent-style-name="Domyślnaczcionkaakapitu" style:family="text">
      <style:text-properties style:text-underline-type="single" style:text-underline-style="solid" style:text-underline-width="auto" style:text-underline-mode="continuous"/>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style:style>
    <style:style style:name="T310" style:parent-style-name="Domyślnaczcionkaakapitu" style:family="text">
      <style:text-properties style:text-underline-type="single" style:text-underline-style="solid" style:text-underline-width="auto" style:text-underline-mode="continuous"/>
    </style:style>
    <style:style style:name="P311" style:parent-style-name="Normalny" style:family="paragraph">
      <style:paragraph-properties fo:text-align="justify" fo:line-height="150%" fo:text-indent="0.2479in"/>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479in"/>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P341" style:parent-style-name="Normalny" style:family="paragraph">
      <style:paragraph-properties fo:text-align="justify" fo:line-height="150%" fo:text-indent="0.2479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P350" style:parent-style-name="Normalny" style:family="paragraph">
      <style:paragraph-properties fo:text-align="justify" fo:line-height="150%" fo:text-indent="0.2479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479in"/>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479in"/>
    </style:style>
    <style:style style:name="P373" style:parent-style-name="Normalny" style:family="paragraph">
      <style:paragraph-properties fo:text-align="justify" fo:line-height="150%" fo:text-indent="0.2479in"/>
    </style:style>
    <style:style style:name="P374" style:parent-style-name="Normalny" style:family="paragraph">
      <style:paragraph-properties fo:text-align="justify" fo:line-height="150%" fo:text-indent="0.2479in"/>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P378" style:parent-style-name="Normalny" style:family="paragraph">
      <style:paragraph-properties fo:text-align="justify" fo:line-height="150%" fo:text-indent="0.2479in"/>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P410" style:parent-style-name="Normalny" style:family="paragraph">
      <style:paragraph-properties fo:text-align="justify" fo:line-height="150%"/>
    </style:style>
    <style:style style:name="T411" style:parent-style-name="Domyślnaczcionkaakapitu" style:family="text">
      <style:text-properties style:text-underline-type="single" style:text-underline-style="solid" style:text-underline-width="auto" style:text-underline-mode="continuous"/>
    </style:style>
    <style:style style:name="T412" style:parent-style-name="Domyślnaczcionkaakapitu" style:family="text">
      <style:text-properties fo:background-color="#80FFFF" style:text-underline-type="single" style:text-underline-style="solid" style:text-underline-width="auto" style:text-underline-mode="continuous"/>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style:style>
    <style:style style:name="T416" style:parent-style-name="Domyślnaczcionkaakapitu" style:family="text">
      <style:text-properties style:text-underline-type="single" style:text-underline-style="solid" style:text-underline-width="auto" style:text-underline-mode="continuous"/>
    </style:style>
    <style:style style:name="T417" style:parent-style-name="Domyślnaczcionkaakapitu" style:family="text">
      <style:text-properties fo:background-color="#80FFFF" style:text-underline-type="single" style:text-underline-style="solid" style:text-underline-width="auto" style:text-underline-mode="continuous"/>
    </style:style>
    <style:style style:name="T418" style:parent-style-name="Domyślnaczcionkaakapitu" style:family="text">
      <style:text-properties style:text-underline-type="single" style:text-underline-style="solid" style:text-underline-width="auto" style:text-underline-mode="continuous"/>
    </style:style>
    <style:style style:name="T419" style:parent-style-name="Domyślnaczcionkaakapitu" style:family="text">
      <style:text-properties fo:background-color="#80FFFF" style:text-underline-type="single" style:text-underline-style="solid" style:text-underline-width="auto" style:text-underline-mode="continuous"/>
    </style:style>
    <style:style style:name="T420" style:parent-style-name="Domyślnaczcionkaakapitu" style:family="text">
      <style:text-properties style:text-underline-type="single" style:text-underline-style="solid" style:text-underline-width="auto" style:text-underline-mode="continuous"/>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style:style>
    <style:style style:name="T425" style:parent-style-name="Domyślnaczcionkaakapitu" style:family="text">
      <style:text-properties style:text-underline-type="single" style:text-underline-style="solid" style:text-underline-width="auto" style:text-underline-mode="continuous"/>
    </style:style>
    <style:style style:name="T426" style:parent-style-name="Domyślnaczcionkaakapitu" style:family="text">
      <style:text-properties fo:background-color="#80FFFF" style:text-underline-type="single" style:text-underline-style="solid" style:text-underline-width="auto" style:text-underline-mode="continuous"/>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style:style>
    <style:style style:name="T431" style:parent-style-name="Domyślnaczcionkaakapitu" style:family="text">
      <style:text-properties style:text-underline-type="single" style:text-underline-style="solid" style:text-underline-width="auto" style:text-underline-mode="continuous"/>
    </style:style>
    <style:style style:name="T432" style:parent-style-name="Domyślnaczcionkaakapitu" style:family="text">
      <style:text-properties fo:background-color="#80FFFF" style:text-underline-type="single" style:text-underline-style="solid" style:text-underline-width="auto" style:text-underline-mode="continuous"/>
    </style:style>
    <style:style style:name="T433" style:parent-style-name="Domyślnaczcionkaakapitu" style:family="text">
      <style:text-properties style:text-underline-type="single" style:text-underline-style="solid" style:text-underline-width="auto" style:text-underline-mode="continuous"/>
    </style:style>
    <style:style style:name="P434" style:parent-style-name="Normalny" style:family="paragraph">
      <style:paragraph-properties fo:text-align="justify" fo:line-height="150%" fo:text-indent="0.2479in"/>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style:style>
    <style:style style:name="T443" style:parent-style-name="Domyślnaczcionkaakapitu" style:family="text">
      <style:text-properties style:text-underline-type="single" style:text-underline-style="solid" style:text-underline-width="auto" style:text-underline-mode="continuous"/>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T452" style:parent-style-name="Domyślnaczcionkaakapitu" style:family="text">
      <style:text-properties style:text-underline-type="single" style:text-underline-style="solid" style:text-underline-width="auto" style:text-underline-mode="continuous"/>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P481" style:parent-style-name="Normalny" style:family="paragraph">
      <style:paragraph-properties fo:text-align="justify" fo:line-height="150%">
        <style:tab-stops>
          <style:tab-stop style:type="left" style:position="2.6152in"/>
        </style:tab-stops>
      </style:paragraph-properties>
    </style:style>
    <style:style style:name="T482" style:parent-style-name="Domyślnaczcionkaakapitu" style:family="text">
      <style:text-properties style:text-underline-type="single" style:text-underline-style="solid" style:text-underline-width="auto" style:text-underline-mode="continuous"/>
    </style:style>
    <style:style style:name="T483" style:parent-style-name="Domyślnaczcionkaakapitu" style:family="text">
      <style:text-properties fo:background-color="#80FFFF" style:text-underline-type="single" style:text-underline-style="solid" style:text-underline-width="auto" style:text-underline-mode="continuous"/>
    </style:style>
    <style:style style:name="T484" style:parent-style-name="Domyślnaczcionkaakapitu" style:family="text">
      <style:text-properties style:text-underline-type="single" style:text-underline-style="solid" style:text-underline-width="auto" style:text-underline-mode="continuous"/>
    </style:style>
    <style:style style:name="T485" style:parent-style-name="Domyślnaczcionkaakapitu" style:family="text">
      <style:text-properties fo:background-color="#80FFFF" style:text-underline-type="single" style:text-underline-style="solid" style:text-underline-width="auto" style:text-underline-mode="continuous"/>
    </style:style>
    <style:style style:name="P486" style:parent-style-name="Normalny" style:family="paragraph">
      <style:paragraph-properties fo:text-align="justify" fo:line-height="150%" fo:text-indent="0.2479in">
        <style:tab-stops>
          <style:tab-stop style:type="left" style:position="2.6152in"/>
        </style:tab-stops>
      </style:paragraph-properties>
    </style:style>
    <style:style style:name="P487" style:parent-style-name="Normalny" style:family="paragraph">
      <style:paragraph-properties fo:text-align="justify" fo:line-height="150%"/>
    </style:style>
    <style:style style:name="T488" style:parent-style-name="Domyślnaczcionkaakapitu" style:family="text">
      <style:text-properties style:text-underline-type="single" style:text-underline-style="solid" style:text-underline-width="auto" style:text-underline-mode="continuous"/>
    </style:style>
    <style:style style:name="T489" style:parent-style-name="Domyślnaczcionkaakapitu" style:family="text">
      <style:text-properties fo:background-color="#80FFFF" style:text-underline-type="single" style:text-underline-style="solid" style:text-underline-width="auto" style:text-underline-mode="continuous"/>
    </style:style>
    <style:style style:name="T490" style:parent-style-name="Domyślnaczcionkaakapitu" style:family="text">
      <style:text-properties style:text-underline-type="single" style:text-underline-style="solid" style:text-underline-width="auto" style:text-underline-mode="continuous"/>
    </style:style>
    <style:style style:name="T491" style:parent-style-name="Domyślnaczcionkaakapitu" style:family="text">
      <style:text-properties fo:background-color="#80FFFF" style:text-underline-type="single" style:text-underline-style="solid" style:text-underline-width="auto" style:text-underline-mode="continuous"/>
    </style:style>
    <style:style style:name="T492" style:parent-style-name="Domyślnaczcionkaakapitu" style:family="text">
      <style:text-properties style:text-underline-type="single" style:text-underline-style="solid" style:text-underline-width="auto" style:text-underline-mode="continuous"/>
    </style:style>
    <style:style style:name="P493" style:parent-style-name="Normalny" style:family="paragraph">
      <style:paragraph-properties fo:text-align="justify" fo:line-height="150%" fo:text-indent="0.2479in"/>
    </style:style>
    <style:style style:name="P494" style:parent-style-name="Normalny" style:family="paragraph">
      <style:paragraph-properties fo:text-align="justify" fo:line-height="150%"/>
    </style:style>
    <style:style style:name="T495" style:parent-style-name="Domyślnaczcionkaakapitu" style:family="text">
      <style:text-properties style:text-underline-type="single" style:text-underline-style="solid" style:text-underline-width="auto" style:text-underline-mode="continuous"/>
    </style:style>
    <style:style style:name="T496" style:parent-style-name="Domyślnaczcionkaakapitu" style:family="text">
      <style:text-properties fo:background-color="#80FFFF" style:text-underline-type="single" style:text-underline-style="solid" style:text-underline-width="auto" style:text-underline-mode="continuous"/>
    </style:style>
    <style:style style:name="T497" style:parent-style-name="Domyślnaczcionkaakapitu" style:family="text">
      <style:text-properties style:text-underline-type="single" style:text-underline-style="solid" style:text-underline-width="auto" style:text-underline-mode="continuous"/>
    </style:style>
    <style:style style:name="P498" style:parent-style-name="Normalny" style:family="paragraph">
      <style:paragraph-properties fo:text-align="justify" fo:line-height="150%" fo:text-indent="0.2479in"/>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fo:text-indent="0.2479in"/>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fo:text-indent="0.2479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fo:text-indent="0.2479in"/>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fo:text-indent="0.2479in"/>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479in"/>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fo:text-indent="0.2479in">
        <style:tab-stops>
          <style:tab-stop style:type="left" style:position="1.0131in"/>
        </style:tab-stops>
      </style:paragraph-properties>
    </style:style>
    <style:style style:name="P568" style:parent-style-name="Normalny" style:family="paragraph">
      <style:paragraph-properties fo:text-align="justify" fo:line-height="150%" fo:text-indent="0.2479in">
        <style:tab-stops>
          <style:tab-stop style:type="left" style:position="1.0131in"/>
        </style:tab-stops>
      </style:paragraph-properties>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479in"/>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fo:text-indent="0.2479in"/>
    </style:style>
    <style:style style:name="P582" style:parent-style-name="Normalny" style:family="paragraph">
      <style:paragraph-properties fo:text-align="justify" fo:line-height="150%"/>
    </style:style>
    <style:style style:name="T583" style:parent-style-name="Domyślnaczcionkaakapitu" style:family="text">
      <style:text-properties style:text-underline-type="single" style:text-underline-style="solid" style:text-underline-width="auto" style:text-underline-mode="continuous"/>
    </style:style>
    <style:style style:name="T584" style:parent-style-name="Domyślnaczcionkaakapitu" style:family="text">
      <style:text-properties fo:background-color="#80FFFF" style:text-underline-type="single" style:text-underline-style="solid" style:text-underline-width="auto" style:text-underline-mode="continuous"/>
    </style:style>
    <style:style style:name="T585" style:parent-style-name="Domyślnaczcionkaakapitu" style:family="text">
      <style:text-properties style:text-underline-type="single" style:text-underline-style="solid" style:text-underline-width="auto" style:text-underline-mode="continuous"/>
    </style:style>
    <style:style style:name="T586" style:parent-style-name="Domyślnaczcionkaakapitu" style:family="text">
      <style:text-properties fo:background-color="#80FFFF" style:text-underline-type="single" style:text-underline-style="solid" style:text-underline-width="auto" style:text-underline-mode="continuous"/>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style:style>
    <style:style style:name="T594" style:parent-style-name="Domyślnaczcionkaakapitu" style:family="text">
      <style:text-properties style:text-underline-type="single" style:text-underline-style="solid" style:text-underline-width="auto" style:text-underline-mode="continuous"/>
    </style:style>
    <style:style style:name="T595" style:parent-style-name="Domyślnaczcionkaakapitu" style:family="text">
      <style:text-properties fo:background-color="#80FFFF" style:text-underline-type="single" style:text-underline-style="solid" style:text-underline-width="auto" style:text-underline-mode="continuous"/>
    </style:style>
    <style:style style:name="T596" style:parent-style-name="Domyślnaczcionkaakapitu" style:family="text">
      <style:text-properties style:text-underline-type="single" style:text-underline-style="solid" style:text-underline-width="auto" style:text-underline-mode="continuous"/>
    </style:style>
    <style:style style:name="T597" style:parent-style-name="Domyślnaczcionkaakapitu" style:family="text">
      <style:text-properties fo:background-color="#80FFFF" style:text-underline-type="single" style:text-underline-style="solid" style:text-underline-width="auto" style:text-underline-mode="continuous"/>
    </style:style>
    <style:style style:name="T598" style:parent-style-name="Domyślnaczcionkaakapitu" style:family="text">
      <style:text-properties style:text-underline-type="single" style:text-underline-style="solid" style:text-underline-width="auto" style:text-underline-mode="continuous"/>
    </style:style>
    <style:style style:name="T599" style:parent-style-name="Domyślnaczcionkaakapitu" style:family="text">
      <style:text-properties fo:background-color="#80FFFF" style:text-underline-type="single" style:text-underline-style="solid" style:text-underline-width="auto" style:text-underline-mode="continuous"/>
    </style:style>
    <style:style style:name="T600" style:parent-style-name="Domyślnaczcionkaakapitu" style:family="text">
      <style:text-properties style:text-underline-type="single" style:text-underline-style="solid" style:text-underline-width="auto" style:text-underline-mode="continuous"/>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479in"/>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P610" style:parent-style-name="Normalny" style:family="paragraph">
      <style:paragraph-properties fo:text-align="justify" fo:line-height="150%" fo:text-indent="0.2479in"/>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479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fo:text-indent="0.2479in"/>
    </style:style>
    <style:style style:name="P634" style:parent-style-name="Normalny" style:family="paragraph">
      <style:paragraph-properties fo:text-align="justify" fo:line-height="150%" fo:text-indent="0.2479in"/>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style:tab-stops>
          <style:tab-stop style:type="left" style:position="2.793in"/>
        </style:tab-stops>
      </style:paragraph-properties>
    </style:style>
    <style:style style:name="T660" style:parent-style-name="Domyślnaczcionkaakapitu" style:family="text">
      <style:text-properties style:text-underline-type="single" style:text-underline-style="solid" style:text-underline-width="auto" style:text-underline-mode="continuous"/>
    </style:style>
    <style:style style:name="P661" style:parent-style-name="Normalny" style:family="paragraph">
      <style:paragraph-properties fo:text-align="justify" fo:line-height="150%" fo:text-indent="0.2479in">
        <style:tab-stops>
          <style:tab-stop style:type="left" style:position="2.793in"/>
        </style:tab-stops>
      </style:paragraph-properties>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style:style>
    <style:style style:name="T664" style:parent-style-name="Domyślnaczcionkaakapitu" style:family="text">
      <style:text-properties fo:background-color="#80FFFF" style:text-underline-type="single" style:text-underline-style="solid" style:text-underline-width="auto" style:text-underline-mode="continuous"/>
    </style:style>
    <style:style style:name="T665" style:parent-style-name="Domyślnaczcionkaakapitu" style:family="text">
      <style:text-properties style:text-underline-type="single" style:text-underline-style="solid" style:text-underline-width="auto" style:text-underline-mode="continuous"/>
    </style:style>
    <style:style style:name="T666" style:parent-style-name="Domyślnaczcionkaakapitu" style:family="text">
      <style:text-properties fo:background-color="#80FFFF" style:text-underline-type="single" style:text-underline-style="solid" style:text-underline-width="auto" style:text-underline-mode="continuous"/>
    </style:style>
    <style:style style:name="T667" style:parent-style-name="Domyślnaczcionkaakapitu" style:family="text">
      <style:text-properties style:text-underline-type="single" style:text-underline-style="solid" style:text-underline-width="auto" style:text-underline-mode="continuous"/>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style:style>
    <style:style style:name="T671" style:parent-style-name="Domyślnaczcionkaakapitu" style:family="text">
      <style:text-properties fo:background-color="#80FFFF" style:text-underline-type="single" style:text-underline-style="solid" style:text-underline-width="auto" style:text-underline-mode="continuous"/>
    </style:style>
    <style:style style:name="T672" style:parent-style-name="Domyślnaczcionkaakapitu" style:family="text">
      <style:text-properties style:text-underline-type="single" style:text-underline-style="solid" style:text-underline-width="auto" style:text-underline-mode="continuous"/>
    </style:style>
    <style:style style:name="T673" style:parent-style-name="Domyślnaczcionkaakapitu" style:family="text">
      <style:text-properties fo:background-color="#80FFFF" style:text-underline-type="single" style:text-underline-style="solid" style:text-underline-width="auto" style:text-underline-mode="continuous"/>
    </style:style>
    <style:style style:name="T674" style:parent-style-name="Domyślnaczcionkaakapitu" style:family="text">
      <style:text-properties style:text-underline-type="single" style:text-underline-style="solid" style:text-underline-width="auto" style:text-underline-mode="continuous"/>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479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479in"/>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479in"/>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479in"/>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style:style>
    <style:style style:name="T741" style:parent-style-name="Domyślnaczcionkaakapitu" style:family="text">
      <style:text-properties style:text-underline-type="single" style:text-underline-style="solid" style:text-underline-width="auto" style:text-underline-mode="continuous"/>
    </style:style>
    <style:style style:name="T742" style:parent-style-name="Domyślnaczcionkaakapitu" style:family="text">
      <style:text-properties fo:background-color="#80FFFF" style:text-underline-type="single" style:text-underline-style="solid" style:text-underline-width="auto" style:text-underline-mode="continuous"/>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style:style>
    <style:style style:name="T746" style:parent-style-name="Domyślnaczcionkaakapitu" style:family="text">
      <style:text-properties fo:background-color="#80FFFF" style:text-underline-type="single" style:text-underline-style="solid" style:text-underline-width="auto" style:text-underline-mode="continuous"/>
    </style:style>
    <style:style style:name="T747" style:parent-style-name="Domyślnaczcionkaakapitu" style:family="text">
      <style:text-properties style:text-underline-type="single" style:text-underline-style="solid" style:text-underline-width="auto" style:text-underline-mode="continuous"/>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style:style>
    <style:style style:name="T750" style:parent-style-name="Domyślnaczcionkaakapitu" style:family="text">
      <style:text-properties fo:background-color="#80FFFF" style:text-underline-type="single" style:text-underline-style="solid" style:text-underline-width="auto" style:text-underline-mode="continuous"/>
    </style:style>
    <style:style style:name="T751" style:parent-style-name="Domyślnaczcionkaakapitu" style:family="text">
      <style:text-properties style:text-underline-type="single" style:text-underline-style="solid" style:text-underline-width="auto" style:text-underline-mode="continuous"/>
    </style:style>
    <style:style style:name="T752" style:parent-style-name="Domyślnaczcionkaakapitu" style:family="text">
      <style:text-properties fo:background-color="#80FFFF" style:text-underline-type="single" style:text-underline-style="solid" style:text-underline-width="auto" style:text-underline-mode="continuous"/>
    </style:style>
    <style:style style:name="T753" style:parent-style-name="Domyślnaczcionkaakapitu" style:family="text">
      <style:text-properties style:text-underline-type="single" style:text-underline-style="solid" style:text-underline-width="auto" style:text-underline-mode="continuous"/>
    </style:style>
    <style:style style:name="P754" style:parent-style-name="Normalny" style:family="paragraph">
      <style:paragraph-properties fo:text-align="justify" fo:line-height="150%" fo:text-indent="0.2479in"/>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fo:text-indent="0.2479in"/>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479in"/>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fo:text-indent="0.2479in"/>
    </style:style>
    <style:style style:name="P813" style:parent-style-name="Normalny" style:family="paragraph">
      <style:paragraph-properties fo:text-align="justify" fo:line-height="150%" fo:text-indent="0.2479in"/>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fo:text-indent="0.2479in"/>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fo:text-indent="0.2479in"/>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style:style>
    <style:style style:name="T838" style:parent-style-name="Domyślnaczcionkaakapitu" style:family="text">
      <style:text-properties style:text-underline-type="single" style:text-underline-style="solid" style:text-underline-width="auto" style:text-underline-mode="continuous"/>
    </style:style>
    <style:style style:name="T839" style:parent-style-name="Domyślnaczcionkaakapitu" style:family="text">
      <style:text-properties fo:background-color="#80FFFF" style:text-underline-type="single" style:text-underline-style="solid" style:text-underline-width="auto" style:text-underline-mode="continuous"/>
    </style:style>
    <style:style style:name="T840" style:parent-style-name="Domyślnaczcionkaakapitu" style:family="text">
      <style:text-properties style:text-underline-type="single" style:text-underline-style="solid" style:text-underline-width="auto" style:text-underline-mode="continuous"/>
    </style:style>
    <style:style style:name="T841" style:parent-style-name="Domyślnaczcionkaakapitu" style:family="text">
      <style:text-properties fo:background-color="#80FFFF" style:text-underline-type="single" style:text-underline-style="solid" style:text-underline-width="auto" style:text-underline-mode="continuous"/>
    </style:style>
    <style:style style:name="P842" style:parent-style-name="Normalny" style:family="paragraph">
      <style:paragraph-properties fo:text-align="justify" fo:line-height="150%" fo:text-indent="0.2479in"/>
    </style:style>
    <style:style style:name="P843" style:parent-style-name="Normalny" style:family="paragraph">
      <style:paragraph-properties fo:text-align="justify" fo:line-height="150%"/>
    </style:style>
    <style:style style:name="T844" style:parent-style-name="Domyślnaczcionkaakapitu" style:family="text">
      <style:text-properties style:text-underline-type="single" style:text-underline-style="solid" style:text-underline-width="auto" style:text-underline-mode="continuous"/>
    </style:style>
    <style:style style:name="T845" style:parent-style-name="Domyślnaczcionkaakapitu" style:family="text">
      <style:text-properties fo:background-color="#80FFFF" style:text-underline-type="single" style:text-underline-style="solid" style:text-underline-width="auto" style:text-underline-mode="continuous"/>
    </style:style>
    <style:style style:name="T846" style:parent-style-name="Domyślnaczcionkaakapitu" style:family="text">
      <style:text-properties style:text-underline-type="single" style:text-underline-style="solid" style:text-underline-width="auto" style:text-underline-mode="continuous"/>
    </style:style>
    <style:style style:name="T847" style:parent-style-name="Domyślnaczcionkaakapitu" style:family="text">
      <style:text-properties fo:background-color="#80FFFF" style:text-underline-type="single" style:text-underline-style="solid" style:text-underline-width="auto" style:text-underline-mode="continuous"/>
    </style:style>
    <style:style style:name="T848" style:parent-style-name="Domyślnaczcionkaakapitu" style:family="text">
      <style:text-properties style:text-underline-type="single" style:text-underline-style="solid" style:text-underline-width="auto" style:text-underline-mode="continuous"/>
    </style:style>
    <style:style style:name="T849" style:parent-style-name="Domyślnaczcionkaakapitu" style:family="text">
      <style:text-properties fo:background-color="#80FFFF" style:text-underline-type="single" style:text-underline-style="solid" style:text-underline-width="auto" style:text-underline-mode="continuous"/>
    </style:style>
    <style:style style:name="T850" style:parent-style-name="Domyślnaczcionkaakapitu" style:family="text">
      <style:text-properties style:text-underline-type="single" style:text-underline-style="solid" style:text-underline-width="auto" style:text-underline-mode="continuous"/>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479in"/>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P881"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882" style:parent-style-name="Normalny" style:family="paragraph">
      <style:paragraph-properties fo:text-align="justify" fo:line-height="150%" fo:text-indent="0.2479in"/>
    </style:style>
    <style:style style:name="P883"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884" style:parent-style-name="Normalny" style:family="paragraph">
      <style:paragraph-properties fo:text-align="justify" fo:line-height="150%" fo:text-indent="0.2479in"/>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fo:text-indent="0.2479in"/>
    </style:style>
    <style:style style:name="P900" style:parent-style-name="Normalny" style:family="paragraph">
      <style:paragraph-properties fo:text-align="justify" fo:line-height="150%" fo:text-indent="0.2479in"/>
    </style:style>
    <style:style style:name="P901" style:parent-style-name="Normalny" style:family="paragraph">
      <style:paragraph-properties fo:text-align="justify" fo:line-height="150%" fo:text-indent="0.2479in"/>
    </style:style>
    <style:style style:name="P902" style:parent-style-name="Normalny" style:family="paragraph">
      <style:paragraph-properties fo:text-align="justify" fo:line-height="150%" fo:text-indent="0.2479in"/>
    </style:style>
    <style:style style:name="P903" style:parent-style-name="Normalny" style:family="paragraph">
      <style:paragraph-properties fo:text-align="justify" fo:line-height="150%"/>
    </style:style>
    <style:style style:name="T904" style:parent-style-name="Domyślnaczcionkaakapitu" style:family="text">
      <style:text-properties style:text-underline-type="single" style:text-underline-style="solid" style:text-underline-width="auto" style:text-underline-mode="continuous"/>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style:style>
    <style:style style:name="T909" style:parent-style-name="Domyślnaczcionkaakapitu" style:family="text">
      <style:text-properties style:text-underline-type="single" style:text-underline-style="solid" style:text-underline-width="auto" style:text-underline-mode="continuous"/>
    </style:style>
    <style:style style:name="T910" style:parent-style-name="Domyślnaczcionkaakapitu" style:family="text">
      <style:text-properties fo:background-color="#80FFFF" style:text-underline-type="single" style:text-underline-style="solid" style:text-underline-width="auto" style:text-underline-mode="continuous"/>
    </style:style>
    <style:style style:name="T911" style:parent-style-name="Domyślnaczcionkaakapitu" style:family="text">
      <style:text-properties style:text-underline-type="single" style:text-underline-style="solid" style:text-underline-width="auto" style:text-underline-mode="continuous"/>
    </style:style>
    <style:style style:name="T912" style:parent-style-name="Domyślnaczcionkaakapitu" style:family="text">
      <style:text-properties fo:background-color="#80FFFF" style:text-underline-type="single" style:text-underline-style="solid" style:text-underline-width="auto" style:text-underline-mode="continuous"/>
    </style:style>
    <style:style style:name="T913" style:parent-style-name="Domyślnaczcionkaakapitu" style:family="text">
      <style:text-properties style:text-underline-type="single" style:text-underline-style="solid" style:text-underline-width="auto" style:text-underline-mode="continuous"/>
    </style:style>
    <style:style style:name="P914" style:parent-style-name="Normalny" style:family="paragraph">
      <style:paragraph-properties fo:text-align="justify" fo:line-height="150%" fo:text-indent="0.2479in"/>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style:style>
    <style:style style:name="T918" style:parent-style-name="Domyślnaczcionkaakapitu" style:family="text">
      <style:text-properties style:text-underline-type="single" style:text-underline-style="solid" style:text-underline-width="auto" style:text-underline-mode="continuous"/>
    </style:style>
    <style:style style:name="T919" style:parent-style-name="Domyślnaczcionkaakapitu" style:family="text">
      <style:text-properties fo:background-color="#80FFFF" style:text-underline-type="single" style:text-underline-style="solid" style:text-underline-width="auto" style:text-underline-mode="continuous"/>
    </style:style>
    <style:style style:name="T920" style:parent-style-name="Domyślnaczcionkaakapitu" style:family="text">
      <style:text-properties style:text-underline-type="single" style:text-underline-style="solid" style:text-underline-width="auto" style:text-underline-mode="continuous"/>
    </style:style>
    <style:style style:name="T921" style:parent-style-name="Domyślnaczcionkaakapitu" style:family="text">
      <style:text-properties fo:background-color="#80FFFF" style:text-underline-type="single" style:text-underline-style="solid" style:text-underline-width="auto" style:text-underline-mode="continuous"/>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text-underline-type="single" style:text-underline-style="solid" style:text-underline-width="auto" style:text-underline-mode="continuous"/>
    </style:style>
    <style:style style:name="P924" style:parent-style-name="Normalny" style:family="paragraph">
      <style:paragraph-properties fo:text-align="justify" fo:line-height="150%" fo:text-indent="0.2479in"/>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P927" style:parent-style-name="Normalny" style:family="paragraph">
      <style:paragraph-properties fo:text-align="justify" fo:line-height="150%" fo:text-indent="0.2479in"/>
    </style:style>
    <style:style style:name="P928" style:parent-style-name="Normalny" style:family="paragraph">
      <style:paragraph-properties fo:text-align="justify" fo:line-height="150%" fo:text-indent="0.2479in"/>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P938" style:parent-style-name="Normalny" style:family="paragraph">
      <style:paragraph-properties fo:text-align="justify" fo:line-height="150%" fo:text-indent="0.2479in"/>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fo:text-indent="0.2479in"/>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fo:text-indent="0.2479in"/>
    </style:style>
    <style:style style:name="P969" style:parent-style-name="Normalny" style:family="paragraph">
      <style:paragraph-properties fo:text-align="justify" fo:line-height="150%" fo:text-indent="0.2479in"/>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P972" style:parent-style-name="Normalny" style:family="paragraph">
      <style:paragraph-properties fo:text-align="justify" fo:line-height="150%" fo:text-indent="0.2479in"/>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fo:text-indent="0.2479in"/>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P999" style:parent-style-name="Normalny" style:family="paragraph">
      <style:paragraph-properties fo:text-align="justify" fo:line-height="150%"/>
    </style:style>
    <style:style style:name="T1000" style:parent-style-name="Domyślnaczcionkaakapitu" style:family="text">
      <style:text-properties style:text-underline-type="single" style:text-underline-style="solid" style:text-underline-width="auto" style:text-underline-mode="continuous"/>
    </style:style>
    <style:style style:name="T1001" style:parent-style-name="Domyślnaczcionkaakapitu" style:family="text">
      <style:text-properties fo:background-color="#80FFFF" style:text-underline-type="single" style:text-underline-style="solid" style:text-underline-width="auto" style:text-underline-mode="continuous"/>
    </style:style>
    <style:style style:name="P1002" style:parent-style-name="Normalny" style:family="paragraph">
      <style:paragraph-properties fo:text-align="justify" fo:line-height="150%" fo:text-indent="0.2479in"/>
    </style:style>
    <style:style style:name="P1003" style:parent-style-name="Normalny" style:family="paragraph">
      <style:paragraph-properties fo:text-align="justify" fo:line-height="150%"/>
    </style:style>
    <style:style style:name="T1004" style:parent-style-name="Domyślnaczcionkaakapitu" style:family="text">
      <style:text-properties fo:background-color="#80FFFF" style:text-underline-type="single" style:text-underline-style="solid" style:text-underline-width="auto" style:text-underline-mode="continuous"/>
    </style:style>
    <style:style style:name="T1005" style:parent-style-name="Domyślnaczcionkaakapitu" style:family="text">
      <style:text-properties style:text-underline-type="single" style:text-underline-style="solid" style:text-underline-width="auto" style:text-underline-mode="continuous"/>
    </style:style>
    <style:style style:name="P1006" style:parent-style-name="Normalny" style:family="paragraph">
      <style:paragraph-properties fo:text-align="justify" fo:line-height="150%" fo:text-indent="0.2479in"/>
    </style:style>
    <style:style style:name="P1007" style:parent-style-name="Normalny" style:family="paragraph">
      <style:paragraph-properties fo:text-align="justify" fo:line-height="150%" fo:text-indent="0.2479in"/>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479in"/>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fo:text-indent="0.2479in"/>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fo:text-indent="0.2479in"/>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P1041" style:parent-style-name="Normalny" style:family="paragraph">
      <style:paragraph-properties fo:text-align="justify" fo:line-height="150%" fo:text-indent="0.2479in"/>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479in"/>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style:style>
    <style:style style:name="T1046" style:parent-style-name="Domyślnaczcionkaakapitu" style:family="text">
      <style:text-properties style:text-underline-type="single" style:text-underline-style="solid" style:text-underline-width="auto" style:text-underline-mode="continuous"/>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style:style>
    <style:style style:name="T1050" style:parent-style-name="Domyślnaczcionkaakapitu" style:family="text">
      <style:text-properties style:text-underline-type="single" style:text-underline-style="solid" style:text-underline-width="auto" style:text-underline-mode="continuous"/>
    </style:style>
    <style:style style:name="P1051" style:parent-style-name="Normalny" style:family="paragraph">
      <style:paragraph-properties fo:text-align="justify" fo:line-height="150%" fo:text-indent="0.2479in"/>
    </style:style>
    <style:style style:name="P1052" style:parent-style-name="Normalny" style:family="paragraph">
      <style:paragraph-properties fo:text-align="justify" fo:line-height="150%"/>
    </style:style>
    <style:style style:name="T1053" style:parent-style-name="Domyślnaczcionkaakapitu" style:family="text">
      <style:text-properties style:text-underline-type="single" style:text-underline-style="solid" style:text-underline-width="auto" style:text-underline-mode="continuous"/>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P1055" style:parent-style-name="Normalny" style:family="paragraph">
      <style:paragraph-properties fo:text-align="justify" fo:line-height="150%" fo:text-indent="0.2479in"/>
    </style:style>
    <style:style style:name="P1056" style:parent-style-name="Normalny" style:family="paragraph">
      <style:paragraph-properties fo:text-align="justify" fo:line-height="150%"/>
    </style:style>
    <style:style style:name="T1057" style:parent-style-name="Domyślnaczcionkaakapitu" style:family="text">
      <style:text-properties fo:background-color="#80FFFF" style:text-underline-type="single" style:text-underline-style="solid" style:text-underline-width="auto" style:text-underline-mode="continuous"/>
    </style:style>
    <style:style style:name="T1058" style:parent-style-name="Domyślnaczcionkaakapitu" style:family="text">
      <style:text-properties style:text-underline-type="single" style:text-underline-style="solid" style:text-underline-width="auto" style:text-underline-mode="continuous"/>
    </style:style>
    <style:style style:name="P1059" style:parent-style-name="Normalny" style:family="paragraph">
      <style:paragraph-properties fo:text-align="justify" fo:line-height="150%" fo:text-indent="0.2479in"/>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479in"/>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479in"/>
    </style:style>
    <style:style style:name="P1078" style:parent-style-name="Normalny" style:family="paragraph">
      <style:paragraph-properties fo:text-align="justify" fo:line-height="150%" fo:text-indent="0.2479in"/>
    </style:style>
    <style:style style:name="P1079" style:parent-style-name="Normalny" style:family="paragraph">
      <style:paragraph-properties fo:text-align="justify" fo:line-height="150%" fo:text-indent="0.2479in"/>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style:style>
    <style:style style:name="T1084" style:parent-style-name="Domyślnaczcionkaakapitu" style:family="text">
      <style:text-properties style:text-underline-type="single" style:text-underline-style="solid" style:text-underline-width="auto" style:text-underline-mode="continuous"/>
    </style:style>
    <style:style style:name="P1085" style:parent-style-name="Normalny" style:family="paragraph">
      <style:paragraph-properties fo:text-align="justify" fo:line-height="150%" fo:text-indent="0.2479in"/>
    </style:style>
    <style:style style:name="P1086" style:parent-style-name="Normalny" style:family="paragraph">
      <style:paragraph-properties fo:text-align="justify" fo:line-height="150%"/>
    </style:style>
    <style:style style:name="T1087" style:parent-style-name="Domyślnaczcionkaakapitu" style:family="text">
      <style:text-properties style:text-underline-type="single" style:text-underline-style="solid" style:text-underline-width="auto" style:text-underline-mode="continuous"/>
    </style:style>
    <style:style style:name="T1088" style:parent-style-name="Domyślnaczcionkaakapitu" style:family="text">
      <style:text-properties fo:background-color="#80FFFF" style:text-underline-type="single" style:text-underline-style="solid" style:text-underline-width="auto" style:text-underline-mode="continuous"/>
    </style:style>
    <style:style style:name="T1089" style:parent-style-name="Domyślnaczcionkaakapitu" style:family="text">
      <style:text-properties style:text-underline-type="single" style:text-underline-style="solid" style:text-underline-width="auto" style:text-underline-mode="continuous"/>
    </style:style>
    <style:style style:name="T1090" style:parent-style-name="Domyślnaczcionkaakapitu" style:family="text">
      <style:text-properties style:text-underline-type="single" style:text-underline-style="solid" style:text-underline-width="auto" style:text-underline-mode="continuous"/>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style:text-underline-type="single" style:text-underline-style="solid" style:text-underline-width="auto" style:text-underline-mode="continuous"/>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style:style>
    <style:style style:name="T1099" style:parent-style-name="Domyślnaczcionkaakapitu" style:family="text">
      <style:text-properties style:text-underline-type="single" style:text-underline-style="solid" style:text-underline-width="auto" style:text-underline-mode="continuous"/>
    </style:style>
    <style:style style:name="T1100" style:parent-style-name="Domyślnaczcionkaakapitu" style:family="text">
      <style:text-properties fo:background-color="#80FFFF" style:text-underline-type="single" style:text-underline-style="solid" style:text-underline-width="auto" style:text-underline-mode="continuous"/>
    </style:style>
    <style:style style:name="P1101" style:parent-style-name="Normalny" style:family="paragraph">
      <style:paragraph-properties fo:text-align="justify" fo:line-height="150%" fo:text-indent="0.2479in"/>
    </style:style>
    <style:style style:name="P1102" style:parent-style-name="Normalny" style:family="paragraph">
      <style:paragraph-properties fo:text-align="justify" fo:line-height="150%"/>
    </style:style>
    <style:style style:name="T1103" style:parent-style-name="Domyślnaczcionkaakapitu" style:family="text">
      <style:text-properties style:text-underline-type="single" style:text-underline-style="solid" style:text-underline-width="auto" style:text-underline-mode="continuous"/>
    </style:style>
    <style:style style:name="P1104" style:parent-style-name="Normalny" style:family="paragraph">
      <style:paragraph-properties fo:text-align="justify" fo:line-height="150%" fo:text-indent="0.2479in"/>
    </style:style>
    <style:style style:name="P1105" style:parent-style-name="Normalny" style:family="paragraph">
      <style:paragraph-properties fo:text-align="justify" fo:line-height="150%"/>
    </style:style>
    <style:style style:name="T1106" style:parent-style-name="Domyślnaczcionkaakapitu" style:family="text">
      <style:text-properties style:text-underline-type="single" style:text-underline-style="solid" style:text-underline-width="auto" style:text-underline-mode="continuous"/>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style:style>
    <style:style style:name="P1116" style:parent-style-name="Normalny" style:family="paragraph">
      <style:paragraph-properties fo:text-align="justify" fo:line-height="150%"/>
    </style:style>
    <style:style style:name="P1117" style:parent-style-name="Normalny" style:family="paragraph">
      <style:paragraph-properties fo:text-align="justify" fo:line-height="150%"/>
    </style:style>
    <style:style style:name="P1118" style:parent-style-name="Normalny" style:family="paragraph">
      <style:paragraph-properties fo:text-align="justify" fo:line-height="150%"/>
    </style:style>
    <style:style style:name="T1119" style:parent-style-name="Domyślnaczcionkaakapitu" style:family="text">
      <style:text-properties style:text-underline-type="single" style:text-underline-style="solid" style:text-underline-width="auto" style:text-underline-mode="continuous"/>
    </style:style>
    <style:style style:name="T1120" style:parent-style-name="Domyślnaczcionkaakapitu" style:family="text">
      <style:text-properties fo:background-color="#80FFFF" style:text-underline-type="single" style:text-underline-style="solid" style:text-underline-width="auto" style:text-underline-mode="continuous"/>
    </style:style>
    <style:style style:name="T1121" style:parent-style-name="Domyślnaczcionkaakapitu" style:family="text">
      <style:text-properties style:text-underline-type="single" style:text-underline-style="solid" style:text-underline-width="auto" style:text-underline-mode="continuous"/>
    </style:style>
    <style:style style:name="P1122" style:parent-style-name="Normalny" style:family="paragraph">
      <style:paragraph-properties fo:text-align="justify" fo:line-height="150%" fo:text-indent="0.2479in"/>
    </style:style>
    <style:style style:name="P1123" style:parent-style-name="Normalny" style:family="paragraph">
      <style:paragraph-properties fo:text-align="justify" fo:line-height="150%" fo:text-indent="0.2479in"/>
    </style:style>
    <style:style style:name="P1124" style:parent-style-name="Normalny" style:family="paragraph">
      <style:paragraph-properties fo:text-align="justify" fo:line-height="150%" fo:text-indent="0.2479in"/>
    </style:style>
    <style:style style:name="P1125" style:parent-style-name="Normalny" style:family="paragraph">
      <style:paragraph-properties fo:text-align="justify" fo:line-height="150%"/>
    </style:style>
    <style:style style:name="T1126" style:parent-style-name="Domyślnaczcionkaakapitu" style:family="text">
      <style:text-properties style:text-underline-type="single" style:text-underline-style="solid" style:text-underline-width="auto" style:text-underline-mode="continuous"/>
    </style:style>
    <style:style style:name="P1127" style:parent-style-name="Normalny" style:family="paragraph">
      <style:paragraph-properties fo:text-align="justify" fo:line-height="150%" fo:text-indent="0.2479in"/>
    </style:style>
    <style:style style:name="P1128" style:parent-style-name="Normalny" style:family="paragraph">
      <style:paragraph-properties fo:text-align="justify" fo:line-height="150%"/>
    </style:style>
    <style:style style:name="T1129" style:parent-style-name="Domyślnaczcionkaakapitu" style:family="text">
      <style:text-properties style:text-underline-type="single" style:text-underline-style="solid" style:text-underline-width="auto" style:text-underline-mode="continuous"/>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P1138" style:parent-style-name="Normalny" style:family="paragraph">
      <style:paragraph-properties fo:text-align="justify" fo:line-height="150%" fo:text-indent="0.2479in"/>
    </style:style>
    <style:style style:name="P1139" style:parent-style-name="Normalny" style:family="paragraph">
      <style:paragraph-properties fo:text-align="justify" fo:line-height="150%"/>
    </style:style>
    <style:style style:name="P1140" style:parent-style-name="Normalny" style:family="paragraph">
      <style:paragraph-properties fo:text-align="justify" fo:line-height="150%" fo:text-indent="0.2479in"/>
    </style:style>
    <style:style style:name="P1141" style:parent-style-name="Normalny" style:family="paragraph">
      <style:paragraph-properties fo:text-align="justify" fo:line-height="150%"/>
    </style:style>
    <style:style style:name="P1142" style:parent-style-name="Normalny" style:family="paragraph">
      <style:paragraph-properties fo:text-align="justify" fo:line-height="150%"/>
    </style:style>
    <style:style style:name="T1143" style:parent-style-name="Domyślnaczcionkaakapitu" style:family="text">
      <style:text-properties style:text-underline-type="single" style:text-underline-style="solid" style:text-underline-width="auto" style:text-underline-mode="continuous"/>
    </style:style>
    <style:style style:name="P1144" style:parent-style-name="Normalny" style:family="paragraph">
      <style:paragraph-properties fo:text-align="justify" fo:line-height="150%" fo:text-indent="0.2479in"/>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style:text-underline-type="single" style:text-underline-style="solid" style:text-underline-width="auto" style:text-underline-mode="continuous"/>
    </style:style>
    <style:style style:name="P1149" style:parent-style-name="Normalny" style:family="paragraph">
      <style:paragraph-properties fo:text-align="justify" fo:line-height="150%" fo:text-indent="0.2479in"/>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style:style>
    <style:style style:name="T1152" style:parent-style-name="Domyślnaczcionkaakapitu" style:family="text">
      <style:text-properties style:text-underline-type="single" style:text-underline-style="solid" style:text-underline-width="auto" style:text-underline-mode="continuous"/>
    </style:style>
    <style:style style:name="T1153" style:parent-style-name="Domyślnaczcionkaakapitu" style:family="text">
      <style:text-properties fo:background-color="#80FFFF" style:text-underline-type="single" style:text-underline-style="solid" style:text-underline-width="auto" style:text-underline-mode="continuous"/>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style:style>
    <style:style style:name="T1158" style:parent-style-name="Domyślnaczcionkaakapitu" style:family="text">
      <style:text-properties style:text-underline-type="single" style:text-underline-style="solid" style:text-underline-width="auto" style:text-underline-mode="continuous"/>
    </style:style>
    <style:style style:name="T1159" style:parent-style-name="Domyślnaczcionkaakapitu" style:family="text">
      <style:text-properties fo:background-color="#80FFFF" style:text-underline-type="single" style:text-underline-style="solid" style:text-underline-width="auto" style:text-underline-mode="continuous"/>
    </style:style>
    <style:style style:name="T1160" style:parent-style-name="Domyślnaczcionkaakapitu" style:family="text">
      <style:text-properties style:text-underline-type="single" style:text-underline-style="solid" style:text-underline-width="auto" style:text-underline-mode="continuous"/>
    </style:style>
    <style:style style:name="T1161" style:parent-style-name="Domyślnaczcionkaakapitu" style:family="text">
      <style:text-properties fo:background-color="#80FFFF" style:text-underline-type="single" style:text-underline-style="solid" style:text-underline-width="auto" style:text-underline-mode="continuous"/>
    </style:style>
    <style:style style:name="T1162" style:parent-style-name="Domyślnaczcionkaakapitu" style:family="text">
      <style:text-properties style:text-underline-type="single" style:text-underline-style="solid" style:text-underline-width="auto" style:text-underline-mode="continuous"/>
    </style:style>
    <style:style style:name="T1163" style:parent-style-name="Domyślnaczcionkaakapitu" style:family="text">
      <style:text-properties fo:background-color="#80FFFF" style:text-underline-type="single" style:text-underline-style="solid" style:text-underline-width="auto" style:text-underline-mode="continuous"/>
    </style:style>
    <style:style style:name="T1164" style:parent-style-name="Domyślnaczcionkaakapitu" style:family="text">
      <style:text-properties style:text-underline-type="single" style:text-underline-style="solid" style:text-underline-width="auto" style:text-underline-mode="continuous"/>
    </style:style>
    <style:style style:name="P1165" style:parent-style-name="Normalny" style:family="paragraph">
      <style:paragraph-properties fo:text-align="justify" fo:line-height="150%" fo:text-indent="0.2479in"/>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479in"/>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fo:text-indent="0.2479in"/>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style:style>
    <style:style style:name="T1186" style:parent-style-name="Domyślnaczcionkaakapitu" style:family="text">
      <style:text-properties style:text-underline-type="single" style:text-underline-style="solid" style:text-underline-width="auto" style:text-underline-mode="continuous"/>
    </style:style>
    <style:style style:name="P1187" style:parent-style-name="Normalny" style:family="paragraph">
      <style:paragraph-properties fo:text-align="justify" fo:line-height="150%" fo:text-indent="0.2479in"/>
    </style:style>
    <style:style style:name="P1188" style:parent-style-name="Normalny" style:family="paragraph">
      <style:paragraph-properties fo:text-align="justify" fo:line-height="150%" fo:text-indent="0.2479in"/>
    </style:style>
    <style:style style:name="P1189" style:parent-style-name="Normalny" style:family="paragraph">
      <style:paragraph-properties fo:text-align="justify" fo:line-height="150%" fo:text-indent="0.2479in">
        <style:tab-stops>
          <style:tab-stop style:type="left" style:position="2.193in"/>
        </style:tab-stops>
      </style:paragraph-properties>
    </style:style>
    <style:style style:name="P1190" style:parent-style-name="Normalny" style:family="paragraph">
      <style:paragraph-properties fo:text-align="justify" fo:line-height="150%"/>
    </style:style>
    <style:style style:name="T1191" style:parent-style-name="Domyślnaczcionkaakapitu" style:family="text">
      <style:text-properties fo:background-color="#80FFFF" style:text-underline-type="single" style:text-underline-style="solid" style:text-underline-width="auto" style:text-underline-mode="continuous"/>
    </style:style>
    <style:style style:name="T1192" style:parent-style-name="Domyślnaczcionkaakapitu" style:family="text">
      <style:text-properties style:text-underline-type="single" style:text-underline-style="solid" style:text-underline-width="auto" style:text-underline-mode="continuous"/>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style:style>
    <style:style style:name="T1203" style:parent-style-name="Domyślnaczcionkaakapitu" style:family="text">
      <style:text-properties style:text-underline-type="single" style:text-underline-style="solid" style:text-underline-width="auto" style:text-underline-mode="continuous"/>
    </style:style>
    <style:style style:name="T1204" style:parent-style-name="Domyślnaczcionkaakapitu" style:family="text">
      <style:text-properties fo:background-color="#80FFFF" style:text-underline-type="single" style:text-underline-style="solid" style:text-underline-width="auto" style:text-underline-mode="continuous"/>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P1208" style:parent-style-name="Normalny" style:family="paragraph">
      <style:paragraph-properties fo:text-align="justify" fo:line-height="150%"/>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text-underline-type="single" style:text-underline-style="solid" style:text-underline-width="auto" style:text-underline-mode="continuous"/>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T1213" style:parent-style-name="Domyślnaczcionkaakapitu" style:family="text">
      <style:text-properties style:text-underline-type="single" style:text-underline-style="solid" style:text-underline-width="auto" style:text-underline-mode="continuous"/>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479in"/>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style:style>
    <style:style style:name="T1232" style:parent-style-name="Domyślnaczcionkaakapitu" style:family="text">
      <style:text-properties style:text-underline-type="single" style:text-underline-style="solid" style:text-underline-width="auto" style:text-underline-mode="continuous"/>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P1239" style:parent-style-name="Normalny" style:family="paragraph">
      <style:paragraph-properties fo:text-align="justify" fo:line-height="150%"/>
    </style:style>
    <style:style style:name="T1240" style:parent-style-name="Domyślnaczcionkaakapitu" style:family="text">
      <style:text-properties style:text-underline-type="single" style:text-underline-style="solid" style:text-underline-width="auto" style:text-underline-mode="continuous"/>
    </style:style>
    <style:style style:name="T1241" style:parent-style-name="Domyślnaczcionkaakapitu" style:family="text">
      <style:text-properties fo:background-color="#80FFFF" style:text-underline-type="single" style:text-underline-style="solid" style:text-underline-width="auto" style:text-underline-mode="continuous"/>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text-underline-type="single" style:text-underline-style="solid" style:text-underline-width="auto" style:text-underline-mode="continuous"/>
    </style:style>
    <style:style style:name="P1244" style:parent-style-name="Normalny" style:family="paragraph">
      <style:paragraph-properties fo:text-align="justify" fo:line-height="150%" fo:text-indent="0.2479in"/>
    </style:style>
    <style:style style:name="P1245" style:parent-style-name="Normalny" style:family="paragraph">
      <style:paragraph-properties fo:text-align="justify" fo:line-height="150%"/>
    </style:style>
    <style:style style:name="T1246" style:parent-style-name="Domyślnaczcionkaakapitu" style:family="text">
      <style:text-properties style:text-underline-type="single" style:text-underline-style="solid" style:text-underline-width="auto" style:text-underline-mode="continuous"/>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style:style>
    <style:style style:name="T1250" style:parent-style-name="Domyślnaczcionkaakapitu" style:family="text">
      <style:text-properties style:text-underline-type="single" style:text-underline-style="solid" style:text-underline-width="auto" style:text-underline-mode="continuous"/>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P1252" style:parent-style-name="Normalny" style:family="paragraph">
      <style:paragraph-properties fo:text-align="justify" fo:line-height="150%" fo:text-indent="0.2479in"/>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P1256" style:parent-style-name="Normalny" style:family="paragraph">
      <style:paragraph-properties fo:text-align="justify" fo:line-height="150%"/>
    </style:style>
    <style:style style:name="P1257" style:parent-style-name="Normalny" style:family="paragraph">
      <style:paragraph-properties fo:text-align="justify" fo:line-height="150%"/>
    </style:style>
    <style:style style:name="P1258" style:parent-style-name="Normalny" style:family="paragraph">
      <style:paragraph-properties fo:text-align="justify" fo:line-height="150%"/>
    </style:style>
    <style:style style:name="P1259" style:parent-style-name="Normalny" style:family="paragraph">
      <style:paragraph-properties fo:text-align="justify" fo:line-height="150%"/>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style:style>
    <style:style style:name="T1267" style:parent-style-name="Domyślnaczcionkaakapitu" style:family="text">
      <style:text-properties style:text-underline-type="single" style:text-underline-style="solid" style:text-underline-width="auto" style:text-underline-mode="continuous"/>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T1269" style:parent-style-name="Domyślnaczcionkaakapitu" style:family="text">
      <style:text-properties style:text-underline-type="single" style:text-underline-style="solid" style:text-underline-width="auto" style:text-underline-mode="continuous"/>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style:style>
    <style:style style:name="T1274" style:parent-style-name="Domyślnaczcionkaakapitu" style:family="text">
      <style:text-properties style:text-underline-type="single" style:text-underline-style="solid" style:text-underline-width="auto" style:text-underline-mode="continuous"/>
    </style:style>
    <style:style style:name="T1275" style:parent-style-name="Domyślnaczcionkaakapitu" style:family="text">
      <style:text-properties fo:background-color="#80FFFF" style:text-underline-type="single" style:text-underline-style="solid" style:text-underline-width="auto" style:text-underline-mode="continuous"/>
    </style:style>
    <style:style style:name="P1276" style:parent-style-name="Normalny" style:family="paragraph">
      <style:paragraph-properties fo:text-align="justify" fo:line-height="150%" fo:text-indent="0.2479in"/>
    </style:style>
    <style:style style:name="P1277" style:parent-style-name="Normalny" style:family="paragraph">
      <style:paragraph-properties fo:text-align="justify" fo:line-height="150%"/>
    </style:style>
    <style:style style:name="T1278" style:parent-style-name="Domyślnaczcionkaakapitu" style:family="text">
      <style:text-properties style:text-underline-type="single" style:text-underline-style="solid" style:text-underline-width="auto" style:text-underline-mode="continuous"/>
    </style:style>
    <style:style style:name="P1279" style:parent-style-name="Normalny" style:family="paragraph">
      <style:paragraph-properties fo:text-align="justify" fo:line-height="150%" fo:text-indent="0.2479in"/>
    </style:style>
    <style:style style:name="P1280" style:parent-style-name="Normalny" style:family="paragraph">
      <style:paragraph-properties fo:text-align="justify" fo:line-height="150%">
        <style:tab-stops>
          <style:tab-stop style:type="left" style:position="2.5465in"/>
        </style:tab-stops>
      </style:paragraph-properties>
    </style:style>
    <style:style style:name="T1281" style:parent-style-name="Domyślnaczcionkaakapitu" style:family="text">
      <style:text-properties style:text-underline-type="single" style:text-underline-style="solid" style:text-underline-width="auto" style:text-underline-mode="continuous"/>
    </style:style>
    <style:style style:name="T1282" style:parent-style-name="Domyślnaczcionkaakapitu" style:family="text">
      <style:text-properties fo:background-color="#80FFFF" style:text-underline-type="single" style:text-underline-style="solid" style:text-underline-width="auto" style:text-underline-mode="continuous"/>
    </style:style>
    <style:style style:name="P1283" style:parent-style-name="Normalny" style:family="paragraph">
      <style:paragraph-properties fo:text-align="justify" fo:line-height="150%" fo:text-indent="0.2479in">
        <style:tab-stops>
          <style:tab-stop style:type="left" style:position="2.5465in"/>
        </style:tab-stops>
      </style:paragraph-properties>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style:style>
    <style:style style:name="T1286" style:parent-style-name="Domyślnaczcionkaakapitu" style:family="text">
      <style:text-properties style:text-underline-type="single" style:text-underline-style="solid" style:text-underline-width="auto" style:text-underline-mode="continuous"/>
    </style:style>
    <style:style style:name="P1287" style:parent-style-name="Normalny" style:family="paragraph">
      <style:paragraph-properties fo:text-align="justify" fo:line-height="150%" fo:text-indent="0.2479in"/>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style:tab-stops>
          <style:tab-stop style:type="left" style:position="3.5597in"/>
        </style:tab-stops>
      </style:paragraph-properties>
    </style:style>
    <style:style style:name="T1290" style:parent-style-name="Domyślnaczcionkaakapitu" style:family="text">
      <style:text-properties style:text-underline-type="single" style:text-underline-style="solid" style:text-underline-width="auto" style:text-underline-mode="continuous"/>
    </style:style>
    <style:style style:name="P1291" style:parent-style-name="Normalny" style:family="paragraph">
      <style:paragraph-properties fo:text-align="justify" fo:line-height="150%" fo:text-indent="0.2479in">
        <style:tab-stops>
          <style:tab-stop style:type="left" style:position="3.5597in"/>
        </style:tab-stops>
      </style:paragraph-properties>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fo:text-indent="0.2479in"/>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fo:text-indent="0.2479in"/>
    </style:style>
    <style:style style:name="P1302" style:parent-style-name="Normalny" style:family="paragraph">
      <style:paragraph-properties fo:text-align="justify" fo:line-height="150%" fo:text-indent="0.2479in"/>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479in"/>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fo:text-indent="0.2479in"/>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P1340" style:parent-style-name="Normalny" style:family="paragraph">
      <style:paragraph-properties fo:text-align="justify" fo:line-height="150%" fo:text-indent="0.2479in"/>
    </style:style>
    <style:style style:name="P1341" style:parent-style-name="Normalny" style:family="paragraph">
      <style:paragraph-properties fo:text-align="justify" fo:line-height="150%" fo:text-indent="0.2479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fo:text-indent="0.2479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P1369" style:parent-style-name="Normalny" style:family="paragraph">
      <style:paragraph-properties fo:text-align="justify" fo:line-height="150%" fo:text-indent="0.2479in"/>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479in"/>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P1397" style:parent-style-name="Normalny" style:family="paragraph">
      <style:paragraph-properties fo:text-align="justify" fo:line-height="150%" fo:text-indent="0.2479in"/>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P1407" style:parent-style-name="Normalny" style:family="paragraph">
      <style:paragraph-properties fo:text-align="justify" fo:line-height="150%" fo:text-indent="0.2479in"/>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fo:text-indent="0.2479in"/>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479in"/>
    </style:style>
    <style:style style:name="P1416" style:parent-style-name="Normalny" style:family="paragraph">
      <style:paragraph-properties fo:text-align="justify" fo:line-height="150%" fo:text-indent="0.2479in"/>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P1421" style:parent-style-name="Normalny" style:family="paragraph">
      <style:paragraph-properties fo:text-align="justify" fo:line-height="150%" fo:text-indent="0.2479in"/>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style:style>
    <style:style style:name="T1446" style:parent-style-name="Domyślnaczcionkaakapitu" style:family="text">
      <style:text-properties style:text-underline-type="single" style:text-underline-style="solid" style:text-underline-width="auto" style:text-underline-mode="continuous"/>
    </style:style>
    <style:style style:name="P1447" style:parent-style-name="Normalny" style:family="paragraph">
      <style:paragraph-properties fo:text-align="justify" fo:line-height="150%" fo:text-indent="0.2479in"/>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style:style>
    <style:style style:name="T1453" style:parent-style-name="Domyślnaczcionkaakapitu" style:family="text">
      <style:text-properties style:text-underline-type="single" style:text-underline-style="solid" style:text-underline-width="auto" style:text-underline-mode="continuous"/>
    </style:style>
    <style:style style:name="T1454" style:parent-style-name="Domyślnaczcionkaakapitu" style:family="text">
      <style:text-properties fo:background-color="#80FFFF" style:text-underline-type="single" style:text-underline-style="solid" style:text-underline-width="auto" style:text-underline-mode="continuous"/>
    </style:style>
    <style:style style:name="T1455" style:parent-style-name="Domyślnaczcionkaakapitu" style:family="text">
      <style:text-properties style:text-underline-type="single" style:text-underline-style="solid" style:text-underline-width="auto" style:text-underline-mode="continuous"/>
    </style:style>
    <style:style style:name="P1456" style:parent-style-name="Normalny" style:family="paragraph">
      <style:paragraph-properties fo:text-align="justify" fo:line-height="150%" fo:text-indent="0.2479in"/>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P1523" style:parent-style-name="Normalny" style:family="paragraph">
      <style:paragraph-properties fo:text-align="justify" fo:line-height="150%" fo:text-indent="0.2479in"/>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fo:text-indent="0.2479in"/>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479in"/>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479in"/>
    </style:style>
    <style:style style:name="P1537" style:parent-style-name="Normalny" style:family="paragraph">
      <style:paragraph-properties fo:text-align="justify" fo:line-height="150%" fo:text-indent="0.2479in"/>
    </style:style>
    <style:style style:name="P1538" style:parent-style-name="Normalny" style:family="paragraph">
      <style:paragraph-properties fo:text-align="justify" fo:line-height="150%" fo:text-indent="0.2479in"/>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479in"/>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479in"/>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fo:text-indent="0.2479in"/>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fo:text-indent="0.2479in"/>
    </style:style>
    <style:style style:name="P1576" style:parent-style-name="Normalny" style:family="paragraph">
      <style:paragraph-properties fo:text-align="justify" fo:line-height="150%" fo:text-indent="0.2479in"/>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P1579" style:parent-style-name="Normalny" style:family="paragraph">
      <style:paragraph-properties fo:text-align="justify" fo:line-height="150%" fo:text-indent="0.2479in"/>
    </style:style>
    <style:style style:name="P1580" style:parent-style-name="Normalny" style:family="paragraph">
      <style:paragraph-properties fo:text-align="justify" fo:line-height="150%" fo:text-indent="0.2479in"/>
    </style:style>
    <style:style style:name="P1581" style:parent-style-name="Normalny" style:family="paragraph">
      <style:paragraph-properties fo:text-align="justify" fo:line-height="150%" fo:text-indent="0.2479in"/>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P1587" style:parent-style-name="Normalny" style:family="paragraph">
      <style:paragraph-properties fo:text-align="justify" fo:line-height="150%" fo:text-indent="0.2479in"/>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479in"/>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479in"/>
    </style:style>
    <style:style style:name="P1602" style:parent-style-name="Normalny" style:family="paragraph">
      <style:paragraph-properties fo:text-align="justify" fo:line-height="150%" fo:text-indent="0.2479in"/>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479in"/>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P1629" style:parent-style-name="Normalny" style:family="paragraph">
      <style:paragraph-properties fo:text-align="justify" fo:line-height="150%" fo:text-indent="0.2479in"/>
    </style:style>
    <style:style style:name="P1630" style:parent-style-name="Normalny" style:family="paragraph">
      <style:paragraph-properties fo:text-align="justify" fo:line-height="150%"/>
    </style:style>
    <style:style style:name="T1631" style:parent-style-name="Domyślnaczcionkaakapitu" style:family="text">
      <style:text-properties style:text-underline-type="single" style:text-underline-style="solid" style:text-underline-width="auto" style:text-underline-mode="continuous"/>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fo:text-indent="0.2479in"/>
    </style:style>
    <style:style style:name="P1635" style:parent-style-name="Normalny" style:family="paragraph">
      <style:paragraph-properties fo:text-align="justify" fo:line-height="150%"/>
    </style:style>
    <style:style style:name="T1636" style:parent-style-name="Domyślnaczcionkaakapitu" style:family="text">
      <style:text-properties style:text-underline-type="single" style:text-underline-style="solid" style:text-underline-width="auto" style:text-underline-mode="continuous"/>
    </style:style>
    <style:style style:name="T1637" style:parent-style-name="Domyślnaczcionkaakapitu" style:family="text">
      <style:text-properties fo:background-color="#80FFFF" style:text-underline-type="single" style:text-underline-style="solid" style:text-underline-width="auto" style:text-underline-mode="continuous"/>
    </style:style>
    <style:style style:name="T1638" style:parent-style-name="Domyślnaczcionkaakapitu" style:family="text">
      <style:text-properties style:text-underline-type="single" style:text-underline-style="solid" style:text-underline-width="auto" style:text-underline-mode="continuous"/>
    </style:style>
    <style:style style:name="P1639" style:parent-style-name="Normalny" style:family="paragraph">
      <style:paragraph-properties fo:text-align="justify" fo:line-height="150%" fo:text-indent="0.2479in"/>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fo:text-indent="0.2479in"/>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fo:text-indent="0.2479in"/>
    </style:style>
    <style:style style:name="P1651" style:parent-style-name="Normalny" style:family="paragraph">
      <style:paragraph-properties fo:text-align="justify" fo:line-height="150%" fo:text-indent="0.2479in"/>
    </style:style>
    <style:style style:name="P1652" style:parent-style-name="Normalny" style:family="paragraph">
      <style:paragraph-properties fo:text-align="justify" fo:line-height="150%"/>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P1662" style:parent-style-name="Normalny" style:family="paragraph">
      <style:paragraph-properties fo:text-align="justify" fo:line-height="150%"/>
    </style:style>
    <style:style style:name="T1663" style:parent-style-name="Domyślnaczcionkaakapitu" style:family="text">
      <style:text-properties fo:background-color="#80FFFF" style:text-underline-type="single" style:text-underline-style="solid" style:text-underline-width="auto" style:text-underline-mode="continuous"/>
    </style:style>
    <style:style style:name="T1664" style:parent-style-name="Domyślnaczcionkaakapitu" style:family="text">
      <style:text-properties style:text-underline-type="single" style:text-underline-style="solid" style:text-underline-width="auto" style:text-underline-mode="continuous"/>
    </style:style>
    <style:style style:name="T1665" style:parent-style-name="Domyślnaczcionkaakapitu" style:family="text">
      <style:text-properties fo:background-color="#80FFFF" style:text-underline-type="single" style:text-underline-style="solid" style:text-underline-width="auto" style:text-underline-mode="continuous"/>
    </style:style>
    <style:style style:name="T1666" style:parent-style-name="Domyślnaczcionkaakapitu" style:family="text">
      <style:text-properties style:text-underline-type="single" style:text-underline-style="solid" style:text-underline-width="auto" style:text-underline-mode="continuous"/>
    </style:style>
    <style:style style:name="P1667" style:parent-style-name="Normalny" style:family="paragraph">
      <style:paragraph-properties fo:text-align="justify" fo:line-height="150%" fo:text-indent="0.2479in"/>
    </style:style>
    <style:style style:name="P1668" style:parent-style-name="Normalny" style:family="paragraph">
      <style:paragraph-properties fo:text-align="justify" fo:line-height="150%"/>
    </style:style>
    <style:style style:name="T1669" style:parent-style-name="Domyślnaczcionkaakapitu" style:family="text">
      <style:text-properties fo:background-color="#80FFFF" style:text-underline-type="single" style:text-underline-style="solid" style:text-underline-width="auto" style:text-underline-mode="continuous"/>
    </style:style>
    <style:style style:name="T1670" style:parent-style-name="Domyślnaczcionkaakapitu" style:family="text">
      <style:text-properties style:text-underline-type="single" style:text-underline-style="solid" style:text-underline-width="auto" style:text-underline-mode="continuous"/>
    </style:style>
    <style:style style:name="T1671" style:parent-style-name="Domyślnaczcionkaakapitu" style:family="text">
      <style:text-properties fo:background-color="#80FFFF" style:text-underline-type="single" style:text-underline-style="solid" style:text-underline-width="auto" style:text-underline-mode="continuous"/>
    </style:style>
    <style:style style:name="T1672" style:parent-style-name="Domyślnaczcionkaakapitu" style:family="text">
      <style:text-properties style:text-underline-type="single" style:text-underline-style="solid" style:text-underline-width="auto" style:text-underline-mode="continuous"/>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style:style>
    <style:style style:name="T1676" style:parent-style-name="Domyślnaczcionkaakapitu" style:family="text">
      <style:text-properties style:text-underline-type="single" style:text-underline-style="solid" style:text-underline-width="auto" style:text-underline-mode="continuous"/>
    </style:style>
    <style:style style:name="T1677" style:parent-style-name="Domyślnaczcionkaakapitu" style:family="text">
      <style:text-properties fo:background-color="#80FFFF" style:text-underline-type="single" style:text-underline-style="solid" style:text-underline-width="auto" style:text-underline-mode="continuous"/>
    </style:style>
    <style:style style:name="P1678" style:parent-style-name="Normalny" style:family="paragraph">
      <style:paragraph-properties fo:text-align="justify" fo:line-height="150%" fo:text-indent="0.2479in"/>
    </style:style>
    <style:style style:name="P1679" style:parent-style-name="Normalny" style:family="paragraph">
      <style:paragraph-properties fo:text-align="justify" fo:line-height="150%" fo:text-indent="0.2479in"/>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style:style>
    <style:style style:name="T1683" style:parent-style-name="Domyślnaczcionkaakapitu" style:family="text">
      <style:text-properties fo:background-color="#80FFFF" style:text-underline-type="single" style:text-underline-style="solid" style:text-underline-width="auto" style:text-underline-mode="continuous"/>
    </style:style>
    <style:style style:name="T1684" style:parent-style-name="Domyślnaczcionkaakapitu" style:family="text">
      <style:text-properties style:text-underline-type="single" style:text-underline-style="solid" style:text-underline-width="auto" style:text-underline-mode="continuous"/>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style:style>
    <style:style style:name="T1691" style:parent-style-name="Domyślnaczcionkaakapitu" style:family="text">
      <style:text-properties style:text-underline-type="single" style:text-underline-style="solid" style:text-underline-width="auto" style:text-underline-mode="continuous"/>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style:style>
    <style:style style:name="T1698" style:parent-style-name="Domyślnaczcionkaakapitu" style:family="text">
      <style:text-properties fo:background-color="#80FFFF" style:text-underline-type="single" style:text-underline-style="solid" style:text-underline-width="auto" style:text-underline-mode="continuous"/>
    </style:style>
    <style:style style:name="T1699" style:parent-style-name="Domyślnaczcionkaakapitu" style:family="text">
      <style:text-properties style:text-underline-type="single" style:text-underline-style="solid" style:text-underline-width="auto" style:text-underline-mode="continuous"/>
    </style:style>
    <style:style style:name="T1700" style:parent-style-name="Domyślnaczcionkaakapitu" style:family="text">
      <style:text-properties fo:background-color="#80FFFF" style:text-underline-type="single" style:text-underline-style="solid" style:text-underline-width="auto" style:text-underline-mode="continuous"/>
    </style:style>
    <style:style style:name="T1701" style:parent-style-name="Domyślnaczcionkaakapitu" style:family="text">
      <style:text-properties style:text-underline-type="single" style:text-underline-style="solid" style:text-underline-width="auto" style:text-underline-mode="continuous"/>
    </style:style>
    <style:style style:name="P1702" style:parent-style-name="Normalny" style:family="paragraph">
      <style:paragraph-properties fo:text-align="justify" fo:line-height="150%" fo:text-indent="0.2479in"/>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fo:text-indent="0.2479in"/>
    </style:style>
    <style:style style:name="P1706" style:parent-style-name="Normalny" style:family="paragraph">
      <style:paragraph-properties fo:text-align="justify" fo:line-height="150%" fo:text-indent="0.2479in"/>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style:style>
    <style:style style:name="T1710" style:parent-style-name="Domyślnaczcionkaakapitu" style:family="text">
      <style:text-properties style:text-underline-type="single" style:text-underline-style="solid" style:text-underline-width="auto" style:text-underline-mode="continuous"/>
    </style:style>
    <style:style style:name="P1711" style:parent-style-name="Normalny" style:family="paragraph">
      <style:paragraph-properties fo:text-align="justify" fo:line-height="150%" fo:text-indent="0.2479in"/>
    </style:style>
    <style:style style:name="P1712" style:parent-style-name="Normalny" style:family="paragraph">
      <style:paragraph-properties fo:text-align="justify" fo:line-height="150%"/>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T1714" style:parent-style-name="Domyślnaczcionkaakapitu" style:family="text">
      <style:text-properties style:text-underline-type="single" style:text-underline-style="solid" style:text-underline-width="auto" style:text-underline-mode="continuous"/>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style:style>
    <style:style style:name="T1719" style:parent-style-name="Domyślnaczcionkaakapitu" style:family="text">
      <style:text-properties style:text-underline-type="single" style:text-underline-style="solid" style:text-underline-width="auto" style:text-underline-mode="continuous"/>
    </style:style>
    <style:style style:name="T1720" style:parent-style-name="Domyślnaczcionkaakapitu" style:family="text">
      <style:text-properties fo:background-color="#80FFFF" style:text-underline-type="single" style:text-underline-style="solid" style:text-underline-width="auto" style:text-underline-mode="continuous"/>
    </style:style>
    <style:style style:name="P1721" style:parent-style-name="Normalny" style:family="paragraph">
      <style:paragraph-properties fo:text-align="justify" fo:line-height="150%" fo:text-indent="0.2479in"/>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style:style>
    <style:style style:name="T1724" style:parent-style-name="Domyślnaczcionkaakapitu" style:family="text">
      <style:text-properties style:text-underline-type="single" style:text-underline-style="solid" style:text-underline-width="auto" style:text-underline-mode="continuous"/>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P1727" style:parent-style-name="Normalny" style:family="paragraph">
      <style:paragraph-properties fo:text-align="justify" fo:line-height="150%"/>
    </style:style>
    <style:style style:name="T1728" style:parent-style-name="Domyślnaczcionkaakapitu" style:family="text">
      <style:text-properties style:text-underline-type="single" style:text-underline-style="solid" style:text-underline-width="auto" style:text-underline-mode="continuous"/>
    </style:style>
    <style:style style:name="P1729" style:parent-style-name="Normalny" style:family="paragraph">
      <style:paragraph-properties fo:text-align="justify" fo:line-height="150%" fo:text-indent="0.2479in"/>
    </style:style>
    <style:style style:name="P1730" style:parent-style-name="Normalny" style:family="paragraph">
      <style:paragraph-properties fo:text-align="justify" fo:line-height="150%" fo:text-indent="0.2479in"/>
    </style:style>
    <style:style style:name="P1731" style:parent-style-name="Normalny" style:family="paragraph">
      <style:paragraph-properties fo:text-align="justify" fo:line-height="150%" fo:text-indent="0.2479in"/>
    </style:style>
    <style:style style:name="P1732" style:parent-style-name="Normalny" style:family="paragraph">
      <style:paragraph-properties fo:text-align="justify" fo:line-height="150%" fo:text-indent="0.2479in"/>
    </style:style>
    <style:style style:name="P1733" style:parent-style-name="Normalny" style:family="paragraph">
      <style:paragraph-properties fo:text-align="justify" fo:line-height="150%"/>
    </style:style>
    <style:style style:name="P1734" style:parent-style-name="Normalny" style:family="paragraph">
      <style:paragraph-properties fo:text-align="justify" fo:line-height="150%">
        <style:tab-stops>
          <style:tab-stop style:type="left" style:position="0.4569in"/>
        </style:tab-stops>
      </style:paragraph-properties>
    </style:style>
    <style:style style:name="P1735" style:parent-style-name="Normalny" style:family="paragraph">
      <style:paragraph-properties fo:text-align="justify" fo:line-height="150%">
        <style:tab-stops>
          <style:tab-stop style:type="left" style:position="0.4569in"/>
        </style:tab-stops>
      </style:paragraph-properties>
    </style:style>
    <style:style style:name="P1736" style:parent-style-name="Normalny" style:family="paragraph">
      <style:paragraph-properties fo:text-align="justify" fo:line-height="150%">
        <style:tab-stops>
          <style:tab-stop style:type="left" style:position="0.4569in"/>
        </style:tab-stops>
      </style:paragraph-properties>
    </style:style>
    <style:style style:name="T1737" style:parent-style-name="Domyślnaczcionkaakapitu" style:family="text">
      <style:text-properties style:text-underline-type="single" style:text-underline-style="solid" style:text-underline-width="auto" style:text-underline-mode="continuous"/>
    </style:style>
    <style:style style:name="T1738" style:parent-style-name="Domyślnaczcionkaakapitu" style:family="text">
      <style:text-properties fo:background-color="#80FFFF" style:text-underline-type="single" style:text-underline-style="solid" style:text-underline-width="auto" style:text-underline-mode="continuous"/>
    </style:style>
    <style:style style:name="T1739" style:parent-style-name="Domyślnaczcionkaakapitu" style:family="text">
      <style:text-properties style:text-underline-type="single" style:text-underline-style="solid" style:text-underline-width="auto" style:text-underline-mode="continuous"/>
    </style:style>
    <style:style style:name="T1740" style:parent-style-name="Domyślnaczcionkaakapitu" style:family="text">
      <style:text-properties fo:background-color="#80FFFF" style:text-underline-type="single" style:text-underline-style="solid" style:text-underline-width="auto" style:text-underline-mode="continuous"/>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tab-stops>
          <style:tab-stop style:type="left" style:position="0.4569in"/>
        </style:tab-stops>
      </style:paragraph-properties>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P1760" style:parent-style-name="Normalny" style:family="paragraph">
      <style:paragraph-properties fo:text-align="justify" fo:line-height="150%" fo:text-indent="0.2479in"/>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P1763" style:parent-style-name="Normalny" style:family="paragraph">
      <style:paragraph-properties fo:text-align="justify" fo:line-height="150%" fo:text-indent="0.2479in"/>
    </style:style>
    <style:style style:name="P1764" style:parent-style-name="Normalny" style:family="paragraph">
      <style:paragraph-properties fo:text-align="justify" fo:line-height="150%"/>
    </style:style>
    <style:style style:name="T1765" style:parent-style-name="Domyślnaczcionkaakapitu" style:family="text">
      <style:text-properties fo:background-color="#80FFFF" style:text-underline-type="single" style:text-underline-style="solid" style:text-underline-width="auto" style:text-underline-mode="continuous"/>
    </style:style>
    <style:style style:name="T1766" style:parent-style-name="Domyślnaczcionkaakapitu" style:family="text">
      <style:text-properties style:text-underline-type="single" style:text-underline-style="solid" style:text-underline-width="auto" style:text-underline-mode="continuous"/>
    </style:style>
    <style:style style:name="T1767" style:parent-style-name="Domyślnaczcionkaakapitu" style:family="text">
      <style:text-properties fo:background-color="#80FFFF" style:text-underline-type="single" style:text-underline-style="solid" style:text-underline-width="auto" style:text-underline-mode="continuous"/>
    </style:style>
    <style:style style:name="T1768" style:parent-style-name="Domyślnaczcionkaakapitu" style:family="text">
      <style:text-properties style:text-underline-type="single" style:text-underline-style="solid" style:text-underline-width="auto" style:text-underline-mode="continuous"/>
    </style:style>
    <style:style style:name="P1769" style:parent-style-name="Normalny" style:family="paragraph">
      <style:paragraph-properties fo:text-align="justify" fo:line-height="150%" fo:text-indent="0.2479in"/>
    </style:style>
    <style:style style:name="P1770" style:parent-style-name="Normalny" style:family="paragraph">
      <style:paragraph-properties fo:text-align="justify" fo:line-height="150%"/>
    </style:style>
    <style:style style:name="T1771" style:parent-style-name="Domyślnaczcionkaakapitu" style:family="text">
      <style:text-properties style:text-underline-type="single" style:text-underline-style="solid" style:text-underline-width="auto" style:text-underline-mode="continuous"/>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479in"/>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P1795" style:parent-style-name="Normalny" style:family="paragraph">
      <style:paragraph-properties fo:text-align="justify" fo:line-height="150%" fo:text-indent="0.2479in"/>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style:tab-stops>
          <style:tab-stop style:type="left" style:position="2.402in"/>
        </style:tab-stops>
      </style:paragraph-properties>
    </style:style>
    <style:style style:name="T1810" style:parent-style-name="Domyślnaczcionkaakapitu" style:family="text">
      <style:text-properties style:text-underline-type="single" style:text-underline-style="solid" style:text-underline-width="auto" style:text-underline-mode="continuous"/>
    </style:style>
    <style:style style:name="P1811" style:parent-style-name="Normalny" style:family="paragraph">
      <style:paragraph-properties fo:text-align="justify" fo:line-height="150%" fo:text-indent="0.2479in">
        <style:tab-stops>
          <style:tab-stop style:type="left" style:position="2.402in"/>
        </style:tab-stops>
      </style:paragraph-properties>
    </style:style>
    <style:style style:name="P1812" style:parent-style-name="Normalny" style:family="paragraph">
      <style:paragraph-properties fo:text-align="justify" fo:line-height="150%"/>
    </style:style>
    <style:style style:name="T1813" style:parent-style-name="Domyślnaczcionkaakapitu" style:family="text">
      <style:text-properties style:text-underline-type="single" style:text-underline-style="solid" style:text-underline-width="auto" style:text-underline-mode="continuous"/>
    </style:style>
    <style:style style:name="T1814" style:parent-style-name="Domyślnaczcionkaakapitu" style:family="text">
      <style:text-properties fo:background-color="#80FFFF" style:text-underline-type="single" style:text-underline-style="solid" style:text-underline-width="auto" style:text-underline-mode="continuous"/>
    </style:style>
    <style:style style:name="T1815" style:parent-style-name="Domyślnaczcionkaakapitu" style:family="text">
      <style:text-properties style:text-underline-type="single" style:text-underline-style="solid" style:text-underline-width="auto" style:text-underline-mode="continuous"/>
    </style:style>
    <style:style style:name="T1816" style:parent-style-name="Domyślnaczcionkaakapitu" style:family="text">
      <style:text-properties fo:background-color="#80FFFF" style:text-underline-type="single" style:text-underline-style="solid" style:text-underline-width="auto" style:text-underline-mode="continuous"/>
    </style:style>
    <style:style style:name="T1817" style:parent-style-name="Domyślnaczcionkaakapitu" style:family="text">
      <style:text-properties style:text-underline-type="single" style:text-underline-style="solid" style:text-underline-width="auto" style:text-underline-mode="continuous"/>
    </style:style>
    <style:style style:name="P1818" style:parent-style-name="Normalny" style:family="paragraph">
      <style:paragraph-properties fo:text-align="justify" fo:line-height="150%" fo:text-indent="0.2479in"/>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fo:text-indent="0.2479in"/>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P1833" style:parent-style-name="Normalny" style:family="paragraph">
      <style:paragraph-properties fo:text-align="justify" fo:line-height="150%" fo:text-indent="0.2479in"/>
    </style:style>
    <style:style style:name="P1834" style:parent-style-name="Normalny" style:family="paragraph">
      <style:paragraph-properties fo:text-align="justify" fo:line-height="150%"/>
    </style:style>
    <style:style style:name="T1835" style:parent-style-name="Domyślnaczcionkaakapitu" style:family="text">
      <style:text-properties style:text-underline-type="single" style:text-underline-style="solid" style:text-underline-width="auto" style:text-underline-mode="continuous"/>
    </style:style>
    <style:style style:name="T1836" style:parent-style-name="Domyślnaczcionkaakapitu" style:family="text">
      <style:text-properties fo:background-color="#80FFFF" style:text-underline-type="single" style:text-underline-style="solid" style:text-underline-width="auto" style:text-underline-mode="continuous"/>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style:style>
    <style:style style:name="T1840" style:parent-style-name="Domyślnaczcionkaakapitu" style:family="text">
      <style:text-properties fo:background-color="#80FFFF" style:text-underline-type="single" style:text-underline-style="solid" style:text-underline-width="auto" style:text-underline-mode="continuous"/>
    </style:style>
    <style:style style:name="T1841" style:parent-style-name="Domyślnaczcionkaakapitu" style:family="text">
      <style:text-properties style:text-underline-type="single" style:text-underline-style="solid" style:text-underline-width="auto" style:text-underline-mode="continuous"/>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style:style>
    <style:style style:name="T1845" style:parent-style-name="Domyślnaczcionkaakapitu" style:family="text">
      <style:text-properties style:text-underline-type="single" style:text-underline-style="solid" style:text-underline-width="auto" style:text-underline-mode="continuous"/>
    </style:style>
    <style:style style:name="P1846" style:parent-style-name="Normalny" style:family="paragraph">
      <style:paragraph-properties fo:text-align="justify" fo:line-height="150%" fo:text-indent="0.2479in"/>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style:style>
    <style:style style:name="T1849" style:parent-style-name="Domyślnaczcionkaakapitu" style:family="text">
      <style:text-properties style:text-underline-type="single" style:text-underline-style="solid" style:text-underline-width="auto" style:text-underline-mode="continuous"/>
    </style:style>
    <style:style style:name="P1850" style:parent-style-name="Normalny" style:family="paragraph">
      <style:paragraph-properties fo:text-align="justify" fo:line-height="150%" fo:text-indent="0.2479in"/>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style:style>
    <style:style style:name="T1859" style:parent-style-name="Domyślnaczcionkaakapitu" style:family="text">
      <style:text-properties style:text-underline-type="single" style:text-underline-style="solid" style:text-underline-width="auto" style:text-underline-mode="continuous"/>
    </style:style>
    <style:style style:name="P1860" style:parent-style-name="Normalny" style:family="paragraph">
      <style:paragraph-properties fo:text-align="justify" fo:line-height="150%" fo:text-indent="0.2479in"/>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style:style>
    <style:style style:name="T1863" style:parent-style-name="Domyślnaczcionkaakapitu" style:family="text">
      <style:text-properties fo:background-color="#80FFFF" style:text-underline-type="single" style:text-underline-style="solid" style:text-underline-width="auto" style:text-underline-mode="continuous"/>
    </style:style>
    <style:style style:name="T1864" style:parent-style-name="Domyślnaczcionkaakapitu" style:family="text">
      <style:text-properties style:text-underline-type="single" style:text-underline-style="solid" style:text-underline-width="auto" style:text-underline-mode="continuous"/>
    </style:style>
    <style:style style:name="P1865" style:parent-style-name="Normalny" style:family="paragraph">
      <style:paragraph-properties fo:text-align="justify" fo:line-height="150%" fo:text-indent="0.2479in"/>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P1869" style:parent-style-name="Normalny" style:family="paragraph">
      <style:paragraph-properties fo:text-align="justify" fo:line-height="150%"/>
    </style:style>
    <style:style style:name="T1870" style:parent-style-name="Domyślnaczcionkaakapitu" style:family="text">
      <style:text-properties fo:background-color="#80FFFF" style:text-underline-type="single" style:text-underline-style="solid" style:text-underline-width="auto" style:text-underline-mode="continuous"/>
    </style:style>
    <style:style style:name="T1871" style:parent-style-name="Domyślnaczcionkaakapitu" style:family="text">
      <style:text-properties style:text-underline-type="single" style:text-underline-style="solid" style:text-underline-width="auto" style:text-underline-mode="continuous"/>
    </style:style>
    <style:style style:name="T1872" style:parent-style-name="Domyślnaczcionkaakapitu" style:family="text">
      <style:text-properties fo:background-color="#80FFFF" style:text-underline-type="single" style:text-underline-style="solid" style:text-underline-width="auto" style:text-underline-mode="continuous"/>
    </style:style>
    <style:style style:name="T1873" style:parent-style-name="Domyślnaczcionkaakapitu" style:family="text">
      <style:text-properties style:text-underline-type="single" style:text-underline-style="solid" style:text-underline-width="auto" style:text-underline-mode="continuous"/>
    </style:style>
    <style:style style:name="T1874" style:parent-style-name="Domyślnaczcionkaakapitu" style:family="text">
      <style:text-properties fo:background-color="#80FFFF" style:text-underline-type="single" style:text-underline-style="solid" style:text-underline-width="auto" style:text-underline-mode="continuous"/>
    </style:style>
    <style:style style:name="T1875" style:parent-style-name="Domyślnaczcionkaakapitu" style:family="text">
      <style:text-properties style:text-underline-type="single" style:text-underline-style="solid" style:text-underline-width="auto" style:text-underline-mode="continuous"/>
    </style:style>
    <style:style style:name="T1876" style:parent-style-name="Domyślnaczcionkaakapitu" style:family="text">
      <style:text-properties fo:background-color="#80FFFF" style:text-underline-type="single" style:text-underline-style="solid" style:text-underline-width="auto" style:text-underline-mode="continuous"/>
    </style:style>
    <style:style style:name="T1877" style:parent-style-name="Domyślnaczcionkaakapitu" style:family="text">
      <style:text-properties style:text-underline-type="single" style:text-underline-style="solid" style:text-underline-width="auto" style:text-underline-mode="continuous"/>
    </style:style>
    <style:style style:name="T1878" style:parent-style-name="Domyślnaczcionkaakapitu" style:family="text">
      <style:text-properties fo:background-color="#80FFFF" style:text-underline-type="single" style:text-underline-style="solid" style:text-underline-width="auto" style:text-underline-mode="continuous"/>
    </style:style>
    <style:style style:name="P1879" style:parent-style-name="Normalny" style:family="paragraph">
      <style:paragraph-properties fo:text-align="justify" fo:line-height="150%" fo:text-indent="0.2479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479in"/>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fo:text-indent="0.2479in"/>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fo:text-indent="0.2479in"/>
    </style:style>
    <style:style style:name="P1897" style:parent-style-name="Normalny" style:family="paragraph">
      <style:paragraph-properties fo:text-align="justify" fo:line-height="150%" fo:text-indent="0.2479in"/>
    </style:style>
    <style:style style:name="P1898" style:parent-style-name="Normalny" style:family="paragraph">
      <style:paragraph-properties fo:text-align="justify" fo:line-height="150%"/>
    </style:style>
    <style:style style:name="T1899" style:parent-style-name="Domyślnaczcionkaakapitu" style:family="text">
      <style:text-properties style:text-underline-type="single" style:text-underline-style="solid" style:text-underline-width="auto" style:text-underline-mode="continuous"/>
    </style:style>
    <style:style style:name="P1900" style:parent-style-name="Normalny" style:family="paragraph">
      <style:paragraph-properties fo:text-align="justify" fo:line-height="150%" fo:text-indent="0.2479in"/>
    </style:style>
    <style:style style:name="P1901" style:parent-style-name="Normalny" style:family="paragraph">
      <style:paragraph-properties fo:text-align="justify" fo:line-height="150%"/>
    </style:style>
    <style:style style:name="T1902" style:parent-style-name="Domyślnaczcionkaakapitu" style:family="text">
      <style:text-properties fo:background-color="#80FFFF" style:text-underline-type="single" style:text-underline-style="solid" style:text-underline-width="auto" style:text-underline-mode="continuous"/>
    </style:style>
    <style:style style:name="T1903" style:parent-style-name="Domyślnaczcionkaakapitu" style:family="text">
      <style:text-properties style:text-underline-type="single" style:text-underline-style="solid" style:text-underline-width="auto" style:text-underline-mode="continuous"/>
    </style:style>
    <style:style style:name="P1904" style:parent-style-name="Normalny" style:family="paragraph">
      <style:paragraph-properties fo:text-align="justify" fo:line-height="150%" fo:text-indent="0.2479in"/>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P1909" style:parent-style-name="Normalny" style:family="paragraph">
      <style:paragraph-properties fo:text-align="justify" fo:line-height="150%" fo:text-indent="0.2479in"/>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P1918" style:parent-style-name="Normalny" style:family="paragraph">
      <style:paragraph-properties fo:text-align="justify" fo:line-height="150%" fo:text-indent="0.2479in"/>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style:style>
    <style:style style:name="T1925" style:parent-style-name="Domyślnaczcionkaakapitu" style:family="text">
      <style:text-properties style:text-underline-type="single" style:text-underline-style="solid" style:text-underline-width="auto" style:text-underline-mode="continuous"/>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style:style>
    <style:style style:name="T1929" style:parent-style-name="Domyślnaczcionkaakapitu" style:family="text">
      <style:text-properties style:text-underline-type="single" style:text-underline-style="solid" style:text-underline-width="auto" style:text-underline-mode="continuous"/>
    </style:style>
    <style:style style:name="T1930" style:parent-style-name="Domyślnaczcionkaakapitu" style:family="text">
      <style:text-properties fo:background-color="#80FFFF" style:text-underline-type="single" style:text-underline-style="solid" style:text-underline-width="auto" style:text-underline-mode="continuous"/>
    </style:style>
    <style:style style:name="T1931" style:parent-style-name="Domyślnaczcionkaakapitu" style:family="text">
      <style:text-properties style:text-underline-type="single" style:text-underline-style="solid" style:text-underline-width="auto" style:text-underline-mode="continuous"/>
    </style:style>
    <style:style style:name="T1932" style:parent-style-name="Domyślnaczcionkaakapitu" style:family="text">
      <style:text-properties fo:background-color="#80FFFF" style:text-underline-type="single" style:text-underline-style="solid" style:text-underline-width="auto" style:text-underline-mode="continuous"/>
    </style:style>
    <style:style style:name="T1933" style:parent-style-name="Domyślnaczcionkaakapitu" style:family="text">
      <style:text-properties style:text-underline-type="single" style:text-underline-style="solid" style:text-underline-width="auto" style:text-underline-mode="continuous"/>
    </style:style>
    <style:style style:name="P1934" style:parent-style-name="Normalny" style:family="paragraph">
      <style:paragraph-properties fo:text-align="justify" fo:line-height="150%" fo:text-indent="0.2479in"/>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fo:text-indent="0.2479in"/>
    </style:style>
    <style:style style:name="P1945" style:parent-style-name="Normalny" style:family="paragraph">
      <style:paragraph-properties fo:text-align="justify" fo:line-height="150%" fo:text-indent="0.2479in"/>
    </style:style>
    <style:style style:name="T1946" style:parent-style-name="Domyślnaczcionkaakapitu" style:family="text">
      <style:text-properties fo:background-color="#80FFFF"/>
    </style:style>
    <style:style style:name="P1947" style:parent-style-name="Normalny" style:family="paragraph">
      <style:paragraph-properties fo:text-align="justify" fo:line-height="150%" fo:text-indent="0.2479in"/>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P1956" style:parent-style-name="Normalny" style:family="paragraph">
      <style:paragraph-properties fo:text-align="justify" fo:line-height="150%" fo:text-indent="0.2479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P1973" style:parent-style-name="Normalny" style:family="paragraph">
      <style:paragraph-properties fo:text-align="justify" fo:line-height="150%" fo:text-indent="0.2479in"/>
    </style:style>
    <style:style style:name="T1974" style:parent-style-name="Domyślnaczcionkaakapitu" style:family="text">
      <style:text-properties fo:background-color="#80FFFF"/>
    </style:style>
    <style:style style:name="P1975" style:parent-style-name="Normalny" style:family="paragraph">
      <style:paragraph-properties fo:text-align="justify" fo:line-height="150%"/>
    </style:style>
    <style:style style:name="T1976" style:parent-style-name="Domyślnaczcionkaakapitu" style:family="text">
      <style:text-properties style:text-underline-type="single" style:text-underline-style="solid" style:text-underline-width="auto" style:text-underline-mode="continuous"/>
    </style:style>
    <style:style style:name="P1977" style:parent-style-name="Normalny" style:family="paragraph">
      <style:paragraph-properties fo:text-align="justify" fo:line-height="150%" fo:text-indent="0.2479in"/>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T1982" style:parent-style-name="Domyślnaczcionkaakapitu" style:family="text">
      <style:text-properties style:text-underline-type="single" style:text-underline-style="solid" style:text-underline-width="auto" style:text-underline-mode="continuous"/>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P1986" style:parent-style-name="Normalny" style:family="paragraph">
      <style:paragraph-properties fo:text-align="justify" fo:line-height="150%" fo:text-indent="0.2479in"/>
    </style:style>
    <style:style style:name="P1987" style:parent-style-name="Normalny" style:family="paragraph">
      <style:paragraph-properties fo:text-align="justify" fo:line-height="150%"/>
    </style:style>
    <style:style style:name="T1988" style:parent-style-name="Domyślnaczcionkaakapitu" style:family="text">
      <style:text-properties fo:background-color="#80FFFF" style:text-underline-type="single" style:text-underline-style="solid" style:text-underline-width="auto" style:text-underline-mode="continuous"/>
    </style:style>
    <style:style style:name="T1989" style:parent-style-name="Domyślnaczcionkaakapitu" style:family="text">
      <style:text-properties style:text-underline-type="single" style:text-underline-style="solid" style:text-underline-width="auto" style:text-underline-mode="continuous"/>
    </style:style>
    <style:style style:name="T1990" style:parent-style-name="Domyślnaczcionkaakapitu" style:family="text">
      <style:text-properties fo:background-color="#80FFFF" style:text-underline-type="single" style:text-underline-style="solid" style:text-underline-width="auto" style:text-underline-mode="continuous"/>
    </style:style>
    <style:style style:name="T1991" style:parent-style-name="Domyślnaczcionkaakapitu" style:family="text">
      <style:text-properties style:text-underline-type="single" style:text-underline-style="solid" style:text-underline-width="auto" style:text-underline-mode="continuous"/>
    </style:style>
    <style:style style:name="P1992" style:parent-style-name="Normalny" style:family="paragraph">
      <style:paragraph-properties fo:text-align="justify" fo:line-height="150%" fo:text-indent="0.2479in"/>
    </style:style>
    <style:style style:name="P1993" style:parent-style-name="Normalny" style:family="paragraph">
      <style:paragraph-properties fo:text-align="justify" fo:line-height="150%" fo:text-indent="0.2479in"/>
    </style:style>
    <style:style style:name="P1994" style:parent-style-name="Normalny" style:family="paragraph">
      <style:paragraph-properties fo:text-align="justify" fo:line-height="150%"/>
    </style:style>
    <style:style style:name="T1995" style:parent-style-name="Domyślnaczcionkaakapitu" style:family="text">
      <style:text-properties style:text-underline-type="single" style:text-underline-style="solid" style:text-underline-width="auto" style:text-underline-mode="continuous"/>
    </style:style>
    <style:style style:name="T1996" style:parent-style-name="Domyślnaczcionkaakapitu" style:family="text">
      <style:text-properties fo:background-color="#80FFFF" style:text-underline-type="single" style:text-underline-style="solid" style:text-underline-width="auto" style:text-underline-mode="continuous"/>
    </style:style>
    <style:style style:name="T1997" style:parent-style-name="Domyślnaczcionkaakapitu" style:family="text">
      <style:text-properties style:text-underline-type="single" style:text-underline-style="solid" style:text-underline-width="auto" style:text-underline-mode="continuous"/>
    </style:style>
    <style:style style:name="P1998" style:parent-style-name="Normalny" style:family="paragraph">
      <style:paragraph-properties fo:text-align="justify" fo:line-height="150%" fo:text-indent="0.2479in"/>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style:style>
    <style:style style:name="T2003" style:parent-style-name="Domyślnaczcionkaakapitu" style:family="text">
      <style:text-properties style:text-underline-type="single" style:text-underline-style="solid" style:text-underline-width="auto" style:text-underline-mode="continuous"/>
    </style:style>
    <style:style style:name="T2004" style:parent-style-name="Domyślnaczcionkaakapitu" style:family="text">
      <style:text-properties fo:background-color="#80FFFF" style:text-underline-type="single" style:text-underline-style="solid" style:text-underline-width="auto" style:text-underline-mode="continuous"/>
    </style:style>
    <style:style style:name="T2005" style:parent-style-name="Domyślnaczcionkaakapitu" style:family="text">
      <style:text-properties style:text-underline-type="single" style:text-underline-style="solid" style:text-underline-width="auto" style:text-underline-mode="continuous"/>
    </style:style>
    <style:style style:name="P2006" style:parent-style-name="Normalny" style:family="paragraph">
      <style:paragraph-properties fo:text-align="justify" fo:line-height="150%" fo:text-indent="0.2479in"/>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style:style>
    <style:style style:name="T2009" style:parent-style-name="Domyślnaczcionkaakapitu" style:family="text">
      <style:text-properties style:text-underline-type="single" style:text-underline-style="solid" style:text-underline-width="auto" style:text-underline-mode="continuous"/>
    </style:style>
    <style:style style:name="T2010" style:parent-style-name="Domyślnaczcionkaakapitu" style:family="text">
      <style:text-properties fo:background-color="#80FFFF" style:text-underline-type="single" style:text-underline-style="solid" style:text-underline-width="auto" style:text-underline-mode="continuous"/>
    </style:style>
    <style:style style:name="T2011" style:parent-style-name="Domyślnaczcionkaakapitu" style:family="text">
      <style:text-properties style:text-underline-type="single" style:text-underline-style="solid" style:text-underline-width="auto" style:text-underline-mode="continuous"/>
    </style:style>
    <style:style style:name="P2012" style:parent-style-name="Normalny" style:family="paragraph">
      <style:paragraph-properties fo:text-align="justify" fo:line-height="150%" fo:text-indent="0.2479in"/>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479in"/>
    </style:style>
    <style:style style:name="P2015" style:parent-style-name="Normalny" style:family="paragraph">
      <style:paragraph-properties fo:text-align="justify" fo:line-height="150%"/>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479in"/>
    </style:style>
    <style:style style:name="P2018" style:parent-style-name="Normalny" style:family="paragraph">
      <style:paragraph-properties fo:text-align="justify" fo:line-height="150%"/>
    </style:style>
    <style:style style:name="T2019" style:parent-style-name="Domyślnaczcionkaakapitu" style:family="text">
      <style:text-properties style:text-underline-type="single" style:text-underline-style="solid" style:text-underline-width="auto" style:text-underline-mode="continuous"/>
    </style:style>
    <style:style style:name="T2020" style:parent-style-name="Domyślnaczcionkaakapitu" style:family="text">
      <style:text-properties fo:background-color="#80FFFF" style:text-underline-type="single" style:text-underline-style="solid" style:text-underline-width="auto" style:text-underline-mode="continuous"/>
    </style:style>
    <style:style style:name="T2021" style:parent-style-name="Domyślnaczcionkaakapitu" style:family="text">
      <style:text-properties style:text-underline-type="single" style:text-underline-style="solid" style:text-underline-width="auto" style:text-underline-mode="continuous"/>
    </style:style>
    <style:style style:name="T2022" style:parent-style-name="Domyślnaczcionkaakapitu" style:family="text">
      <style:text-properties fo:background-color="#80FFFF" style:text-underline-type="single" style:text-underline-style="solid" style:text-underline-width="auto" style:text-underline-mode="continuous"/>
    </style:style>
    <style:style style:name="T2023" style:parent-style-name="Domyślnaczcionkaakapitu" style:family="text">
      <style:text-properties style:text-underline-type="single" style:text-underline-style="solid" style:text-underline-width="auto" style:text-underline-mode="continuous"/>
    </style:style>
    <style:style style:name="P2024" style:parent-style-name="Normalny" style:family="paragraph">
      <style:paragraph-properties fo:text-align="justify" fo:line-height="150%" fo:text-indent="0.2479in"/>
    </style:style>
    <style:style style:name="P2025" style:parent-style-name="Normalny" style:family="paragraph">
      <style:paragraph-properties fo:text-align="justify" fo:line-height="150%" fo:text-indent="0.2479in"/>
    </style:style>
    <style:style style:name="P2026" style:parent-style-name="Normalny" style:family="paragraph">
      <style:paragraph-properties fo:text-align="justify" fo:line-height="150%"/>
    </style:style>
    <style:style style:name="T2027" style:parent-style-name="Domyślnaczcionkaakapitu" style:family="text">
      <style:text-properties style:text-underline-type="single" style:text-underline-style="solid" style:text-underline-width="auto" style:text-underline-mode="continuous"/>
    </style:style>
    <style:style style:name="T2028" style:parent-style-name="Domyślnaczcionkaakapitu" style:family="text">
      <style:text-properties fo:background-color="#80FFFF" style:text-underline-type="single" style:text-underline-style="solid" style:text-underline-width="auto" style:text-underline-mode="continuous"/>
    </style:style>
    <style:style style:name="T2029" style:parent-style-name="Domyślnaczcionkaakapitu" style:family="text">
      <style:text-properties style:text-underline-type="single" style:text-underline-style="solid" style:text-underline-width="auto" style:text-underline-mode="continuous"/>
    </style:style>
    <style:style style:name="P2030" style:parent-style-name="Normalny" style:family="paragraph">
      <style:paragraph-properties fo:text-align="justify" fo:line-height="150%" fo:text-indent="0.2479in">
        <style:tab-stops>
          <style:tab-stop style:type="left" style:position="2.9069in"/>
        </style:tab-stops>
      </style:paragraph-properties>
    </style:style>
    <style:style style:name="P2031" style:parent-style-name="Normalny" style:family="paragraph">
      <style:paragraph-properties fo:text-align="justify" fo:line-height="150%">
        <style:tab-stops>
          <style:tab-stop style:type="left" style:position="2.9069in"/>
        </style:tab-stops>
      </style:paragraph-properties>
    </style:style>
    <style:style style:name="T2032" style:parent-style-name="Domyślnaczcionkaakapitu" style:family="text">
      <style:text-properties style:text-underline-type="single" style:text-underline-style="solid" style:text-underline-width="auto" style:text-underline-mode="continuous"/>
    </style:style>
    <style:style style:name="T2033" style:parent-style-name="Domyślnaczcionkaakapitu" style:family="text">
      <style:text-properties fo:background-color="#80FFFF" style:text-underline-type="single" style:text-underline-style="solid" style:text-underline-width="auto" style:text-underline-mode="continuous"/>
    </style:style>
    <style:style style:name="T2034" style:parent-style-name="Domyślnaczcionkaakapitu" style:family="text">
      <style:text-properties style:text-underline-type="single" style:text-underline-style="solid" style:text-underline-width="auto" style:text-underline-mode="continuous"/>
    </style:style>
    <style:style style:name="T2035" style:parent-style-name="Domyślnaczcionkaakapitu" style:family="text">
      <style:text-properties fo:background-color="#80FFFF" style:text-underline-type="single" style:text-underline-style="solid" style:text-underline-width="auto" style:text-underline-mode="continuous"/>
    </style:style>
    <style:style style:name="T2036" style:parent-style-name="Domyślnaczcionkaakapitu" style:family="text">
      <style:text-properties style:text-underline-type="single" style:text-underline-style="solid" style:text-underline-width="auto" style:text-underline-mode="continuous"/>
    </style:style>
    <style:style style:name="T2037" style:parent-style-name="Domyślnaczcionkaakapitu" style:family="text">
      <style:text-properties fo:background-color="#80FFFF" style:text-underline-type="single" style:text-underline-style="solid" style:text-underline-width="auto" style:text-underline-mode="continuous"/>
    </style:style>
    <style:style style:name="T2038" style:parent-style-name="Domyślnaczcionkaakapitu" style:family="text">
      <style:text-properties style:text-underline-type="single" style:text-underline-style="solid" style:text-underline-width="auto" style:text-underline-mode="continuous"/>
    </style:style>
    <style:style style:name="P2039" style:parent-style-name="Normalny" style:family="paragraph">
      <style:paragraph-properties fo:text-align="justify" fo:line-height="150%" fo:text-indent="0.2479in"/>
    </style:style>
    <style:style style:name="P2040" style:parent-style-name="Normalny" style:family="paragraph">
      <style:paragraph-properties fo:text-align="justify" fo:line-height="150%"/>
    </style:style>
    <style:style style:name="P2041" style:parent-style-name="Normalny" style:family="paragraph">
      <style:paragraph-properties fo:text-align="justify" fo:line-height="150%" fo:text-indent="0.2479in"/>
    </style:style>
    <style:style style:name="P2042" style:parent-style-name="Normalny" style:family="paragraph">
      <style:paragraph-properties fo:text-align="justify" fo:line-height="150%" fo:text-indent="0.2479in"/>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P2047" style:parent-style-name="Normalny" style:family="paragraph">
      <style:paragraph-properties fo:text-align="justify" fo:line-height="150%"/>
    </style:style>
    <style:style style:name="T2048" style:parent-style-name="Domyślnaczcionkaakapitu" style:family="text">
      <style:text-properties style:text-underline-type="single" style:text-underline-style="solid" style:text-underline-width="auto" style:text-underline-mode="continuous"/>
    </style:style>
    <style:style style:name="T2049" style:parent-style-name="Domyślnaczcionkaakapitu" style:family="text">
      <style:text-properties fo:background-color="#80FFFF" style:text-underline-type="single" style:text-underline-style="solid" style:text-underline-width="auto" style:text-underline-mode="continuous"/>
    </style:style>
    <style:style style:name="T2050" style:parent-style-name="Domyślnaczcionkaakapitu" style:family="text">
      <style:text-properties style:text-underline-type="single" style:text-underline-style="solid" style:text-underline-width="auto" style:text-underline-mode="continuous"/>
    </style:style>
    <style:style style:name="T2051" style:parent-style-name="Domyślnaczcionkaakapitu" style:family="text">
      <style:text-properties fo:background-color="#80FFFF" style:text-underline-type="single" style:text-underline-style="solid" style:text-underline-width="auto" style:text-underline-mode="continuous"/>
    </style:style>
    <style:style style:name="P2052" style:parent-style-name="Normalny" style:family="paragraph">
      <style:paragraph-properties fo:text-align="justify" fo:line-height="150%" fo:text-indent="0.2479in"/>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fo:text-indent="0.2479in"/>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style:style>
    <style:style style:name="T2058" style:parent-style-name="Domyślnaczcionkaakapitu" style:family="text">
      <style:text-properties fo:background-color="#80FFFF" style:text-underline-type="single" style:text-underline-style="solid" style:text-underline-width="auto" style:text-underline-mode="continuous"/>
    </style:style>
    <style:style style:name="T2059" style:parent-style-name="Domyślnaczcionkaakapitu" style:family="text">
      <style:text-properties style:text-underline-type="single" style:text-underline-style="solid" style:text-underline-width="auto" style:text-underline-mode="continuous"/>
    </style:style>
    <style:style style:name="T2060" style:parent-style-name="Domyślnaczcionkaakapitu" style:family="text">
      <style:text-properties fo:background-color="#80FFFF" style:text-underline-type="single" style:text-underline-style="solid" style:text-underline-width="auto" style:text-underline-mode="continuous"/>
    </style:style>
    <style:style style:name="T2061" style:parent-style-name="Domyślnaczcionkaakapitu" style:family="text">
      <style:text-properties style:text-underline-type="single" style:text-underline-style="solid" style:text-underline-width="auto" style:text-underline-mode="continuous"/>
    </style:style>
    <style:style style:name="P2062" style:parent-style-name="Normalny" style:family="paragraph">
      <style:paragraph-properties fo:text-align="justify" fo:line-height="150%" fo:text-indent="0.2479in"/>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479in"/>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style:style>
    <style:style style:name="T2069" style:parent-style-name="Domyślnaczcionkaakapitu" style:family="text">
      <style:text-properties style:text-underline-type="single" style:text-underline-style="solid" style:text-underline-width="auto" style:text-underline-mode="continuous"/>
    </style:style>
    <style:style style:name="T2070" style:parent-style-name="Domyślnaczcionkaakapitu" style:family="text">
      <style:text-properties fo:background-color="#80FFFF" style:text-underline-type="single" style:text-underline-style="solid" style:text-underline-width="auto" style:text-underline-mode="continuous"/>
    </style:style>
    <style:style style:name="T2071" style:parent-style-name="Domyślnaczcionkaakapitu" style:family="text">
      <style:text-properties style:text-underline-type="single" style:text-underline-style="solid" style:text-underline-width="auto" style:text-underline-mode="continuous"/>
    </style:style>
    <style:style style:name="T2072" style:parent-style-name="Domyślnaczcionkaakapitu" style:family="text">
      <style:text-properties fo:background-color="#80FFFF" style:text-underline-type="single" style:text-underline-style="solid" style:text-underline-width="auto" style:text-underline-mode="continuous"/>
    </style:style>
    <style:style style:name="T2073" style:parent-style-name="Domyślnaczcionkaakapitu" style:family="text">
      <style:text-properties style:text-underline-type="single" style:text-underline-style="solid" style:text-underline-width="auto" style:text-underline-mode="continuous"/>
    </style:style>
    <style:style style:name="P2074" style:parent-style-name="Normalny" style:family="paragraph">
      <style:paragraph-properties fo:text-align="justify" fo:line-height="150%" fo:text-indent="0.2479in"/>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479in"/>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style:style>
    <style:style style:name="T2079" style:parent-style-name="Domyślnaczcionkaakapitu" style:family="text">
      <style:text-properties fo:background-color="#80FFFF" style:text-underline-type="single" style:text-underline-style="solid" style:text-underline-width="auto" style:text-underline-mode="continuous"/>
    </style:style>
    <style:style style:name="T2080" style:parent-style-name="Domyślnaczcionkaakapitu" style:family="text">
      <style:text-properties style:text-underline-type="single" style:text-underline-style="solid" style:text-underline-width="auto" style:text-underline-mode="continuous"/>
    </style:style>
    <style:style style:name="T2081" style:parent-style-name="Domyślnaczcionkaakapitu" style:family="text">
      <style:text-properties fo:background-color="#80FFFF" style:text-underline-type="single" style:text-underline-style="solid" style:text-underline-width="auto" style:text-underline-mode="continuous"/>
    </style:style>
    <style:style style:name="T2082" style:parent-style-name="Domyślnaczcionkaakapitu" style:family="text">
      <style:text-properties style:text-underline-type="single" style:text-underline-style="solid" style:text-underline-width="auto" style:text-underline-mode="continuous"/>
    </style:style>
    <style:style style:name="P2083" style:parent-style-name="Normalny" style:family="paragraph">
      <style:paragraph-properties fo:text-align="justify" fo:line-height="150%" fo:text-indent="0.2479in"/>
    </style:style>
    <style:style style:name="P2084" style:parent-style-name="Normalny" style:family="paragraph">
      <style:paragraph-properties fo:text-align="justify" fo:line-height="150%"/>
    </style:style>
    <style:style style:name="T2085" style:parent-style-name="Domyślnaczcionkaakapitu" style:family="text">
      <style:text-properties style:text-underline-type="single" style:text-underline-style="solid" style:text-underline-width="auto" style:text-underline-mode="continuous"/>
    </style:style>
    <style:style style:name="P2086" style:parent-style-name="Normalny" style:family="paragraph">
      <style:paragraph-properties fo:text-align="justify" fo:line-height="150%" fo:text-indent="0.2479in"/>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style:style>
    <style:style style:name="T2089" style:parent-style-name="Domyślnaczcionkaakapitu" style:family="text">
      <style:text-properties fo:background-color="#80FFFF" style:text-underline-type="single" style:text-underline-style="solid" style:text-underline-width="auto" style:text-underline-mode="continuous"/>
    </style:style>
    <style:style style:name="T2090" style:parent-style-name="Domyślnaczcionkaakapitu" style:family="text">
      <style:text-properties style:text-underline-type="single" style:text-underline-style="solid" style:text-underline-width="auto" style:text-underline-mode="continuous"/>
    </style:style>
    <style:style style:name="T2091" style:parent-style-name="Domyślnaczcionkaakapitu" style:family="text">
      <style:text-properties fo:background-color="#80FFFF" style:text-underline-type="single" style:text-underline-style="solid" style:text-underline-width="auto" style:text-underline-mode="continuous"/>
    </style:style>
    <style:style style:name="T2092" style:parent-style-name="Domyślnaczcionkaakapitu" style:family="text">
      <style:text-properties style:text-underline-type="single" style:text-underline-style="solid" style:text-underline-width="auto" style:text-underline-mode="continuous"/>
    </style:style>
    <style:style style:name="T2093" style:parent-style-name="Domyślnaczcionkaakapitu" style:family="text">
      <style:text-properties fo:background-color="#80FFFF" style:text-underline-type="single" style:text-underline-style="solid" style:text-underline-width="auto" style:text-underline-mode="continuous"/>
    </style:style>
    <style:style style:name="T2094" style:parent-style-name="Domyślnaczcionkaakapitu" style:family="text">
      <style:text-properties style:text-underline-type="single" style:text-underline-style="solid" style:text-underline-width="auto" style:text-underline-mode="continuous"/>
    </style:style>
    <style:style style:name="P2095" style:parent-style-name="Normalny" style:family="paragraph">
      <style:paragraph-properties fo:text-align="justify" fo:line-height="150%" fo:text-indent="0.2479in"/>
    </style:style>
    <style:style style:name="P2096" style:parent-style-name="Normalny" style:family="paragraph">
      <style:paragraph-properties fo:text-align="justify" fo:line-height="150%" fo:text-indent="0.2479in"/>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fo:text-indent="0.2479in"/>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fo:text-indent="0.2479in"/>
    </style:style>
    <style:style style:name="P2124" style:parent-style-name="Normalny" style:family="paragraph">
      <style:paragraph-properties fo:text-align="justify" fo:line-height="150%" fo:text-indent="0.2479in"/>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fo:text-indent="0.2479in"/>
    </style:style>
    <style:style style:name="P2130" style:parent-style-name="Normalny" style:family="paragraph">
      <style:paragraph-properties fo:text-align="justify" fo:line-height="150%" fo:text-indent="0.2479in"/>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P2133" style:parent-style-name="Normalny" style:family="paragraph">
      <style:paragraph-properties fo:text-align="justify" fo:line-height="150%" fo:text-indent="0.2479in"/>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479in"/>
    </style:style>
    <style:style style:name="P2137" style:parent-style-name="Normalny" style:family="paragraph">
      <style:paragraph-properties fo:text-align="justify" fo:line-height="150%" fo:text-indent="0.2479in"/>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fo:text-indent="0.2479in"/>
    </style:style>
    <style:style style:name="P2143" style:parent-style-name="Normalny" style:family="paragraph">
      <style:paragraph-properties fo:text-align="justify" fo:line-height="150%" fo:text-indent="0.2479in"/>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P2153" style:parent-style-name="Normalny" style:family="paragraph">
      <style:paragraph-properties fo:text-align="justify" fo:line-height="150%" fo:text-indent="0.2479in"/>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479in"/>
    </style:style>
    <style:style style:name="P2161" style:parent-style-name="Normalny" style:family="paragraph">
      <style:paragraph-properties fo:text-align="justify" fo:line-height="150%" fo:text-indent="0.2479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fo:text-indent="0.2479in"/>
    </style:style>
    <style:style style:name="P2168" style:parent-style-name="Normalny" style:family="paragraph">
      <style:paragraph-properties fo:text-align="justify" fo:line-height="150%" fo:text-indent="0.2479in"/>
    </style:style>
    <style:style style:name="P2169" style:parent-style-name="Normalny" style:family="paragraph">
      <style:paragraph-properties fo:text-align="justify" fo:line-height="150%" fo:text-indent="0.2479in"/>
    </style:style>
    <style:style style:name="P2170" style:parent-style-name="Normalny" style:family="paragraph">
      <style:paragraph-properties fo:text-align="justify" fo:line-height="150%" fo:text-indent="0.2479in"/>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479in"/>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fo:text-indent="0.2479in"/>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fo:text-indent="0.2479in"/>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P2195" style:parent-style-name="Normalny" style:family="paragraph">
      <style:paragraph-properties fo:text-align="justify" fo:line-height="150%" fo:text-indent="0.2479in"/>
    </style:style>
    <style:style style:name="T2196" style:parent-style-name="Domyślnaczcionkaakapitu" style:family="text">
      <style:text-properties fo:background-color="#80FFFF"/>
    </style:style>
    <style:style style:name="P2197" style:parent-style-name="Normalny" style:family="paragraph">
      <style:paragraph-properties fo:text-align="justify" fo:line-height="150%" fo:text-indent="0.2479in"/>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fo:text-indent="0.2479in"/>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fo:text-indent="0.2479in"/>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style:style>
    <style:style style:name="T2206" style:parent-style-name="Domyślnaczcionkaakapitu" style:family="text">
      <style:text-properties style:text-underline-type="single" style:text-underline-style="solid" style:text-underline-width="auto" style:text-underline-mode="continuous"/>
    </style:style>
    <style:style style:name="P2207" style:parent-style-name="Normalny" style:family="paragraph">
      <style:paragraph-properties fo:text-align="justify" fo:line-height="150%" fo:text-indent="0.2479in"/>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P2212" style:parent-style-name="Normalny" style:family="paragraph">
      <style:paragraph-properties fo:text-align="justify" fo:line-height="150%" fo:text-indent="0.2479in"/>
    </style:style>
    <style:style style:name="T2213" style:parent-style-name="Domyślnaczcionkaakapitu" style:family="text">
      <style:text-properties style:text-underline-type="single" style:text-underline-style="solid" style:text-underline-width="auto" style:text-underline-mode="continuous"/>
    </style:style>
    <style:style style:name="T2214" style:parent-style-name="Domyślnaczcionkaakapitu" style:family="text">
      <style:text-properties fo:background-color="#80FFFF" style:text-underline-type="single" style:text-underline-style="solid" style:text-underline-width="auto" style:text-underline-mode="continuous"/>
    </style:style>
    <style:style style:name="P2215" style:parent-style-name="Normalny" style:family="paragraph">
      <style:paragraph-properties fo:text-align="justify" fo:line-height="150%" fo:text-indent="0.2479in"/>
    </style:style>
    <style:style style:name="P2216" style:parent-style-name="Normalny" style:family="paragraph">
      <style:paragraph-properties fo:text-align="justify" fo:line-height="150%" fo:text-indent="0.2479in"/>
    </style:style>
    <style:style style:name="P2217" style:parent-style-name="Normalny" style:family="paragraph">
      <style:paragraph-properties fo:text-align="justify" fo:line-height="150%"/>
    </style:style>
    <style:style style:name="T2218" style:parent-style-name="Domyślnaczcionkaakapitu" style:family="text">
      <style:text-properties fo:background-color="#80FFFF" style:text-underline-type="single" style:text-underline-style="solid" style:text-underline-width="auto" style:text-underline-mode="continuous"/>
    </style:style>
    <style:style style:name="T2219" style:parent-style-name="Domyślnaczcionkaakapitu" style:family="text">
      <style:text-properties style:text-underline-type="single" style:text-underline-style="solid" style:text-underline-width="auto" style:text-underline-mode="continuous"/>
    </style:style>
    <style:style style:name="T2220" style:parent-style-name="Domyślnaczcionkaakapitu" style:family="text">
      <style:text-properties fo:background-color="#80FFFF" style:text-underline-type="single" style:text-underline-style="solid" style:text-underline-width="auto" style:text-underline-mode="continuous"/>
    </style:style>
    <style:style style:name="T2221" style:parent-style-name="Domyślnaczcionkaakapitu" style:family="text">
      <style:text-properties style:text-underline-type="single" style:text-underline-style="solid" style:text-underline-width="auto" style:text-underline-mode="continuous"/>
    </style:style>
    <style:style style:name="T2222" style:parent-style-name="Domyślnaczcionkaakapitu" style:family="text">
      <style:text-properties fo:background-color="#80FFFF" style:text-underline-type="single" style:text-underline-style="solid" style:text-underline-width="auto" style:text-underline-mode="continuous"/>
    </style:style>
    <style:style style:name="T2223" style:parent-style-name="Domyślnaczcionkaakapitu" style:family="text">
      <style:text-properties style:text-underline-type="single" style:text-underline-style="solid" style:text-underline-width="auto" style:text-underline-mode="continuous"/>
    </style:style>
    <style:style style:name="P2224" style:parent-style-name="Normalny" style:family="paragraph">
      <style:paragraph-properties fo:text-align="justify" fo:line-height="150%" fo:text-indent="0.2479in"/>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style:style>
    <style:style style:name="T2227" style:parent-style-name="Domyślnaczcionkaakapitu" style:family="text">
      <style:text-properties style:text-underline-type="single" style:text-underline-style="solid" style:text-underline-width="auto" style:text-underline-mode="continuous"/>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style:style>
    <style:style style:name="T2231" style:parent-style-name="Domyślnaczcionkaakapitu" style:family="text">
      <style:text-properties style:text-underline-type="single" style:text-underline-style="solid" style:text-underline-width="auto" style:text-underline-mode="continuous"/>
    </style:style>
    <style:style style:name="T2232" style:parent-style-name="Domyślnaczcionkaakapitu" style:family="text">
      <style:text-properties fo:background-color="#80FFFF" style:text-underline-type="single" style:text-underline-style="solid" style:text-underline-width="auto" style:text-underline-mode="continuous"/>
    </style:style>
    <style:style style:name="T2233" style:parent-style-name="Domyślnaczcionkaakapitu" style:family="text">
      <style:text-properties style:text-underline-type="single" style:text-underline-style="solid" style:text-underline-width="auto" style:text-underline-mode="continuous"/>
    </style:style>
    <style:style style:name="T2234" style:parent-style-name="Domyślnaczcionkaakapitu" style:family="text">
      <style:text-properties fo:background-color="#80FFFF" style:text-underline-type="single" style:text-underline-style="solid" style:text-underline-width="auto" style:text-underline-mode="continuous"/>
    </style:style>
    <style:style style:name="T2235" style:parent-style-name="Domyślnaczcionkaakapitu" style:family="text">
      <style:text-properties style:text-underline-type="single" style:text-underline-style="solid" style:text-underline-width="auto" style:text-underline-mode="continuous"/>
    </style:style>
    <style:style style:name="P2236" style:parent-style-name="Normalny" style:family="paragraph">
      <style:paragraph-properties fo:text-align="justify" fo:line-height="150%" fo:text-indent="0.2479in"/>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P2239" style:parent-style-name="Normalny" style:family="paragraph">
      <style:paragraph-properties fo:text-align="justify" fo:line-height="150%" fo:text-indent="0.2479in"/>
    </style:style>
    <style:style style:name="P2240" style:parent-style-name="Normalny" style:family="paragraph">
      <style:paragraph-properties fo:text-align="justify" fo:line-height="150%"/>
    </style:style>
    <style:style style:name="T2241" style:parent-style-name="Domyślnaczcionkaakapitu" style:family="text">
      <style:text-properties style:text-underline-type="single" style:text-underline-style="solid" style:text-underline-width="auto" style:text-underline-mode="continuous"/>
    </style:style>
    <style:style style:name="P2242" style:parent-style-name="Normalny" style:family="paragraph">
      <style:paragraph-properties fo:text-align="justify" fo:line-height="150%" fo:text-indent="0.2479in"/>
    </style:style>
    <style:style style:name="P2243" style:parent-style-name="Normalny" style:family="paragraph">
      <style:paragraph-properties fo:text-align="justify" fo:line-height="150%" fo:text-indent="0.2479in"/>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style:style>
    <style:style style:name="T2247" style:parent-style-name="Domyślnaczcionkaakapitu" style:family="text">
      <style:text-properties fo:background-color="#80FFFF" style:text-underline-type="single" style:text-underline-style="solid" style:text-underline-width="auto" style:text-underline-mode="continuous"/>
    </style:style>
    <style:style style:name="T2248" style:parent-style-name="Domyślnaczcionkaakapitu" style:family="text">
      <style:text-properties style:text-underline-type="single" style:text-underline-style="solid" style:text-underline-width="auto" style:text-underline-mode="continuous"/>
    </style:style>
    <style:style style:name="P2249" style:parent-style-name="Normalny" style:family="paragraph">
      <style:paragraph-properties fo:text-align="justify" fo:line-height="150%" fo:text-indent="0.2479in"/>
    </style:style>
    <style:style style:name="P2250" style:parent-style-name="Normalny" style:family="paragraph">
      <style:paragraph-properties fo:text-align="justify" fo:line-height="150%"/>
    </style:style>
    <style:style style:name="T2251" style:parent-style-name="Domyślnaczcionkaakapitu" style:family="text">
      <style:text-properties style:text-underline-type="single" style:text-underline-style="solid" style:text-underline-width="auto" style:text-underline-mode="continuous"/>
    </style:style>
    <style:style style:name="P2252" style:parent-style-name="Normalny" style:family="paragraph">
      <style:paragraph-properties fo:text-align="justify" fo:line-height="150%" fo:text-indent="0.2479in"/>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P2255" style:parent-style-name="Normalny" style:family="paragraph">
      <style:paragraph-properties fo:text-align="justify" fo:line-height="150%" fo:text-indent="0.2479in"/>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style:style>
    <style:style style:name="T2258" style:parent-style-name="Domyślnaczcionkaakapitu" style:family="text">
      <style:text-properties style:text-underline-type="single" style:text-underline-style="solid" style:text-underline-width="auto" style:text-underline-mode="continuous"/>
    </style:style>
    <style:style style:name="T2259" style:parent-style-name="Domyślnaczcionkaakapitu" style:family="text">
      <style:text-properties fo:background-color="#80FFFF" style:text-underline-type="single" style:text-underline-style="solid" style:text-underline-width="auto" style:text-underline-mode="continuous"/>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479in"/>
    </style:style>
    <style:style style:name="T2262" style:parent-style-name="Domyślnaczcionkaakapitu" style:family="text">
      <style:text-properties fo:background-color="#80FFFF"/>
    </style:style>
    <style:style style:name="P2263" style:parent-style-name="Normalny" style:family="paragraph">
      <style:paragraph-properties fo:text-align="justify" fo:line-height="150%" fo:text-indent="0.2479in"/>
    </style:style>
    <style:style style:name="P2264" style:parent-style-name="Normalny" style:family="paragraph">
      <style:paragraph-properties fo:text-align="justify" fo:line-height="150%"/>
    </style:style>
    <style:style style:name="T2265" style:parent-style-name="Domyślnaczcionkaakapitu" style:family="text">
      <style:text-properties style:text-underline-type="single" style:text-underline-style="solid" style:text-underline-width="auto" style:text-underline-mode="continuous"/>
    </style:style>
    <style:style style:name="T2266" style:parent-style-name="Domyślnaczcionkaakapitu" style:family="text">
      <style:text-properties fo:background-color="#80FFFF" style:text-underline-type="single" style:text-underline-style="solid" style:text-underline-width="auto" style:text-underline-mode="continuous"/>
    </style:style>
    <style:style style:name="T2267" style:parent-style-name="Domyślnaczcionkaakapitu" style:family="text">
      <style:text-properties style:text-underline-type="single" style:text-underline-style="solid" style:text-underline-width="auto" style:text-underline-mode="continuous"/>
    </style:style>
    <style:style style:name="P2268" style:parent-style-name="Normalny" style:family="paragraph">
      <style:paragraph-properties fo:text-align="justify" fo:line-height="150%" fo:text-indent="0.2479in"/>
    </style:style>
    <style:style style:name="P2269" style:parent-style-name="Normalny" style:family="paragraph">
      <style:paragraph-properties fo:text-align="justify" fo:line-height="150%"/>
    </style:style>
    <style:style style:name="T2270" style:parent-style-name="Domyślnaczcionkaakapitu" style:family="text">
      <style:text-properties fo:background-color="#80FFFF" style:text-underline-type="single" style:text-underline-style="solid" style:text-underline-width="auto" style:text-underline-mode="continuous"/>
    </style:style>
    <style:style style:name="T2271" style:parent-style-name="Domyślnaczcionkaakapitu" style:family="text">
      <style:text-properties style:text-underline-type="single" style:text-underline-style="solid" style:text-underline-width="auto" style:text-underline-mode="continuous"/>
    </style:style>
    <style:style style:name="T2272" style:parent-style-name="Domyślnaczcionkaakapitu" style:family="text">
      <style:text-properties fo:background-color="#80FFFF" style:text-underline-type="single" style:text-underline-style="solid" style:text-underline-width="auto" style:text-underline-mode="continuous"/>
    </style:style>
    <style:style style:name="T2273" style:parent-style-name="Domyślnaczcionkaakapitu" style:family="text">
      <style:text-properties style:text-underline-type="single" style:text-underline-style="solid" style:text-underline-width="auto" style:text-underline-mode="continuous"/>
    </style:style>
    <style:style style:name="T2274" style:parent-style-name="Domyślnaczcionkaakapitu" style:family="text">
      <style:text-properties fo:background-color="#80FFFF" style:text-underline-type="single" style:text-underline-style="solid" style:text-underline-width="auto" style:text-underline-mode="continuous"/>
    </style:style>
    <style:style style:name="T2275" style:parent-style-name="Domyślnaczcionkaakapitu" style:family="text">
      <style:text-properties style:text-underline-type="single" style:text-underline-style="solid" style:text-underline-width="auto" style:text-underline-mode="continuous"/>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P2285" style:parent-style-name="Normalny" style:family="paragraph">
      <style:paragraph-properties fo:text-align="justify" fo:line-height="150%"/>
    </style:style>
    <style:style style:name="T2286" style:parent-style-name="Domyślnaczcionkaakapitu" style:family="text">
      <style:text-properties style:text-underline-type="single" style:text-underline-style="solid" style:text-underline-width="auto" style:text-underline-mode="continuous"/>
    </style:style>
    <style:style style:name="P2287" style:parent-style-name="Normalny" style:family="paragraph">
      <style:paragraph-properties fo:text-align="justify" fo:line-height="150%" fo:text-indent="0.2479in"/>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479in"/>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style:style>
    <style:style style:name="T2294" style:parent-style-name="Domyślnaczcionkaakapitu" style:family="text">
      <style:text-properties fo:background-color="#80FFFF" style:text-underline-type="single" style:text-underline-style="solid" style:text-underline-width="auto" style:text-underline-mode="continuous"/>
    </style:style>
    <style:style style:name="T2295" style:parent-style-name="Domyślnaczcionkaakapitu" style:family="text">
      <style:text-properties style:text-underline-type="single" style:text-underline-style="solid" style:text-underline-width="auto" style:text-underline-mode="continuous"/>
    </style:style>
    <style:style style:name="P2296" style:parent-style-name="Normalny" style:family="paragraph">
      <style:paragraph-properties fo:text-align="justify" fo:line-height="150%" fo:text-indent="0.2479in"/>
    </style:style>
    <style:style style:name="P2297" style:parent-style-name="Normalny" style:family="paragraph">
      <style:paragraph-properties fo:text-align="justify" fo:line-height="150%"/>
    </style:style>
    <style:style style:name="T2298" style:parent-style-name="Domyślnaczcionkaakapitu" style:family="text">
      <style:text-properties style:text-underline-type="single" style:text-underline-style="solid" style:text-underline-width="auto" style:text-underline-mode="continuous"/>
    </style:style>
    <style:style style:name="P2299"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Górnictwa</text:p>
      <text:p text:style-name="P3">TYTUŁ= STENOGRAM z piątego posiedzenia Podzespołu do spraw Górnictwa</text:p>
      <text:p text:style-name="P4">DATA= 3 marca 1989 r.</text:p>
      <text:p text:style-name="P5">SYGNATURA=<text:s/></text:p>
      <text:p text:style-name="P6">INW= 46063</text:p>
      <text:p text:style-name="P7">TEKST=</text:p>
      <text:p text:style-name="P8">Stenogram z drugiego dnia obrad Podzespołu do spraw<text:s/>Górnictwa w<text:s/>dniu 3 marca 19<text:span text:style-name="T9">89</text:span><text:s/><text:span text:style-name="T10">r</text:span>.</text:p>
      <text:p text:style-name="P11">/Obradom<text:s/><text:span text:style-name="T12">przewodniczy ob. Alojzy Pietrzyk</text:span>/.</text:p>
      <text:p text:style-name="P13"><text:span text:style-name="T14">Przewodnicząc</text:span><text:span text:style-name="T15">y</text:span>:</text:p>
      <text:p text:style-name="P16">Zaczynamy.<text:s/><text:span text:style-name="T17">Wi</text:span>tam wszystkich na kolejnym spotkaniu, z tym, że według ustalenia kolejność przewodniczenia akurat przypada na mnie. Na wstępie chciałbym się zapytać, jak przedstawia się sprawa wałbrzyska i jastrzębska. Jeżeli są informacje, to proszę.</text:p>
      <text:p text:style-name="P18"><text:span text:style-name="T19">Ob. Ra</text:span><text:span text:style-name="T20">j</text:span><text:span text:style-name="T21">mund Moric</text:span>:</text:p>
      <text:p text:style-name="P22">Proszę państwa zwracam się do środków masowego przekazu ponieważ chcę złożyć oświadczenie. Wysoce budzi niepokój nasz sposób, w jaki propagowane są informacje z obrad naszego zespołu. Oświadczenie - wczoraj w radio komunik<text:span text:style-name="T23">at</text:span>, który był podany, że jest impas w rozmowach na temat czasu pracy, ponieważ strona opozycyjno-solidarnościowa nie zgadza się na pracę w soboty i w niedziele, pomijając stanowisko naszej Federacji, naszej strony, jest wysoce nie w porządku. Prosiłbym bardzo środki masowego przekazu o podawanie stanowiska<text:span text:style-name="T24"><text:s/></text:span>jednej strony jak i stanowiska wszystkich pozostałych. To po pierwsze.</text:p>
      <text:p text:style-name="P25">Po drugie<text:s/><text:span text:style-name="T26">-</text:span><text:s/>składam oświadczenie, proszę, żeby jeśli jest możliwe, to aby się ukazało w środkach masowego przekazu<text:span text:style-name="T27">.</text:span></text:p>
      <text:p text:style-name="P28">Przywiodła nas do tego stołu idea porozumienia. Znalezienia wspólnej płaszczyzny działania. Próby rozstrzygnięcia problemów górnictwa i załóg zatrudnionych w górnictwie. Jednak sposób prowadzenia rozmów zarówno przez stronę opozycy<text:span text:style-name="T29">j</text:span>no-solidarnościową jak i rządową polegające na ciągłym przeciąganiu dyskusji, ciągłych replik budzik w nas obawy, czy zgodnie z oczekiwaniami społeczeństwa konstruktywnie spożytkujemy czas.</text:p>
      <text:p text:style-name="P30">Wysoce budzi nasze obawy sposób prze<text:span text:style-name="T31">ds</text:span>tawiania spraw jakie są omawiane w naszym zespole przez stronę opozycyjno<text:span text:style-name="T32">-</text:span>solidarnościową. Zamiast porozumienia, kolportuje ona w środkach masowego przekazu informacje, które naszym zdaniem delikatnie mówiąc mijają się z prawdą. Dokonują oceny działania innych stron oczerniając ją, przynajmniej tak to traktuję wobec siebie. Nie jest to porozumienie proszę panów.</text:p>
      <text:p text:style-name="P33">Chcę oświadczyć panu przewodniczącemu, panie Pietrzyk, że dzięki ustaleniom zawartym pomiędzy Ministrem Przemysłu a Federacją Związków Zawodowych Górników może nie doskonałemu, w każdą sobotę 15 tysięcy ludzi ma wolne soboty, c<text:span text:style-name="T34">i</text:span><text:s/>którzy są... o tym fakcie pan niestety nie powiedział, bo jest to może niewygodne bo dowodzi to, że w jakiś sposób problem czasu pracy od 1 stycznia<text:s/><text:span text:style-name="T35">w</text:span><text:s/>wielu zakładach jest rozwiązany, w tym i w kopalni<text:s/>„Manifest Lipcowy”<text:s/>skąd część z panów pochodzi<text:span text:style-name="T36">.</text:span><text:s/>Tam gdzie ą uchybienia, ponieważ wiemy, że są uchybienia w zakresie dowolności czasu pracy, czynimy działania, aby doprowadzić tam stan... do stanu zgodnego z ustaleniami i liczyliśmy, i dalej liczymy na wsparcie panów<text:span text:style-name="T37">.</text:span><text:span text:style-name="T38"><text:s/></text:span></text:p>
      <text:p text:style-name="P39">Po ostatnich wypowiedziach strony opozycyjno-solidarnościowej czujemy się, proszę panów, zwolnieni od pewnego rodzaju dżentelmeński<text:span text:style-name="T40">ej</text:span><text:s/>umowy, aby nie oceniać się wzajemnie<text:span text:style-name="T41">.</text:span><text:s/>Jeżeli chodzi - to jest koniec<text:s/><text:soft-page-break/>oświ<text:span text:style-name="T42">ad</text:span>czenia.</text:p>
      <text:p text:style-name="P43">Ponieważ proszę panów sytuacja jaka została w środkach masowego przekazu, czuję się zwolniony z poinformowania, na temat na jakim etapie strona związkowa w sprawach rozmów w sprawach wałbrzyskich<text:s/>- sądzę, że może to ewentualnie zrobić strona koalicyjno-rządowa.</text:p>
      <text:p text:style-name="P44">Dziękuję bardzo<text:span text:style-name="T45">.</text:span></text:p>
      <text:p text:style-name="P46"><text:span text:style-name="T47">Przewodniczący</text:span>:</text:p>
      <text:p text:style-name="P48">Przyjmujemy oświadczenie, z tym że do tego oświadczenia my się ustosunku<text:span text:style-name="T49">je</text:span>my.<text:s/>Tym bardziej panie Moric, bo jeżeli chodzi o tę podpisaną 199, ona już w tym czasie... zresztą bez polemiki.</text:p>
      <text:p text:style-name="P50">Czy pan przewodniczący Gustek chciałby zabrać gło<text:span text:style-name="T51">s</text:span>?</text:p>
      <text:p text:style-name="P52"><text:span text:style-name="T53">Ob</text:span><text:span text:style-name="T54">.</text:span><text:span text:style-name="T55"><text:s/>Marian Gustek:</text:span></text:p>
      <text:p text:style-name="P56">Odnośnie tych dwóch spraw<text:span text:style-name="T57">,</text:span><text:s/>odnośnie sprawy wałbrzyskiej mam informacje, że trwają rozmowy między Generalną Dyrekcją Wspólnoty i prze<text:span text:style-name="T58">ds</text:span>tawicielem Federacji. Szczegółów nie znam, nie mogę dalej tutaj informować<text:span text:style-name="T59">.</text:span></text:p>
      <text:p text:style-name="P60">Odnośnie sprawy jastrzębski<text:span text:style-name="T61">ej</text:span><text:s/>pismo zostało skierowane wczoraj przez nasz sekretariat do Ministra Przemysłu i jest rozpatrywane.</text:p>
      <text:p text:style-name="P62">Dziękuję bardzo.</text:p>
      <text:p text:style-name="P63"><text:span text:style-name="T64">Przewodnicząc</text:span><text:span text:style-name="T65">y</text:span><text:span text:style-name="T66">:</text:span></text:p>
      <text:p text:style-name="P67">To praktycznie nic nie jest załatwione.</text:p>
      <text:p text:style-name="P68">Stoimy w miejscu. Proszę o zabranie głosu pana Jarka Szczepańskiego<text:span text:style-name="T69">.</text:span></text:p>
      <text:p text:style-name="P70"><text:span text:style-name="T71">O</text:span><text:span text:style-name="T72">b. Rajmund Moric</text:span>:</text:p>
      <text:p text:style-name="P73">Można w kwestii formalnej?</text:p>
      <text:p text:style-name="P74"><text:span text:style-name="T75">Przewodniczący:</text:span></text:p>
      <text:p text:style-name="P76">Proszę.</text:p>
      <text:p text:style-name="P77"><text:span text:style-name="T78">O</text:span><text:span text:style-name="T79">b. R. Moric</text:span>:</text:p>
      <text:p text:style-name="P80">Ponieważ jedna ze stron, która sprawę wałbrzyską załatwia jest strona Federacji<text:s/>Związkowej Górników, prosiłbym o<text:s/>niedokonywanie<text:s/>ocen czy jest coś załatwione, czy nie. To ocenią załogi z kopalń wałbrzyskiego.</text:p>
      <text:p text:style-name="P81">Dziękuję bardzo.</text:p>
      <text:p text:style-name="P82"><text:span text:style-name="T83">Przewodniczący</text:span>:</text:p>
      <text:p text:style-name="P84">Pozwoli pan panie Moric, że panu odpowiem.<text:s/><text:span text:style-name="T85">Z</text:span>ałogi już oceniają od dłuższego czasu waszą działalność, a jak ją oceniają to można ustalić na wspólnym spotkaniu.</text:p>
      <text:p text:style-name="P86">Ja zapraszam pojedziemy razem do kopalń i porozma<text:span text:style-name="T87">wi</text:span>amy z tymi załogami bezpośrednio już w masówkach.</text:p>
      <text:p text:style-name="P88"><text:span text:style-name="T89">O</text:span><text:span text:style-name="T90">b. R. Moric</text:span>:</text:p>
      <text:p text:style-name="P91">Panie przewodniczący Pietrzyk, ja chcę panu oświadczyć, bo pan tu insynuuje<text:span text:style-name="T92">,</text:span><text:s/>że<text:s/>nie jesteśmy<text:s/><text:span text:style-name="T93">w</text:span><text:s/>kopalniach. Ta strona akurat stołu jest na co<text:s/><text:span text:style-name="T94">d</text:span>zień<text:s/><text:span text:style-name="T95">w</text:span><text:s/>kopalniach,<text:s/><text:span text:style-name="T96">w</text:span><text:s/>tym na kopalni<text:s/>„Manifest Lipcowy”<text:s/>panie Pietrzyk bywam dosyć regularnie, bo prawie<text:s/><text:span text:style-name="T97">c</text:span>o kwartał. Na pańskiej kopalni spotykam się z aktywem waszej kopalni również<text:span text:style-name="T98">,</text:span><text:s/>to znaczy z tymi, którzy chcą się spotkać.</text:p>
      <text:p text:style-name="P99">Dziękuję, więcej repliki nie będzie<text:span text:style-name="T100">.</text:span></text:p>
      <text:p text:style-name="P101"><text:span text:style-name="T102">O</text:span><text:span text:style-name="T103">b</text:span><text:span text:style-name="T104">.</text:span><text:span text:style-name="T105"><text:s/>M. Gustek</text:span>:</text:p>
      <text:p text:style-name="P106">Czy można prosić o głos panie przewodniczący?</text:p>
      <text:p text:style-name="P107"><text:span text:style-name="T108">Przewodniczący</text:span>:</text:p>
      <text:soft-page-break/>
      <text:p text:style-name="P109">Proszę.</text:p>
      <text:p text:style-name="P110"><text:span text:style-name="T111">M. Gustek</text:span>:</text:p>
      <text:p text:style-name="P112">Ja chciałem w imieniu strony koalicyjno- rządowej złożyć krótkie oświadczenie do wczorajszej<text:s/><text:span text:style-name="T113">te</text:span>matyki.</text:p>
      <text:p text:style-name="P114">Oświadczenie strony ko<text:span text:style-name="T115">al</text:span>i<text:span text:style-name="T116">cy</text:span>jno-rzą<text:span text:style-name="T117">do</text:span>w<text:span text:style-name="T118">ej.</text:span><text:s/>Strona koalicyjno-rządowa wykazując zdeterminowanie na rzecz zmiany systemu ekonomiczno-<text:span text:style-name="T119">fi</text:span>nansowego w górnictwie węglowym, w tym rozwiązania nabrzmiałego problemu pracy w dni ustawowo wolne od pracy, oświadcza w uzgodnieniu z dyrektorem generalnym Wspólnoty Węgla Kamiennego, że zaniechane zostanie wydobycie węgla na każdej zmianie nocnej z soboty na niedzielę z dniem 1 czerwca 1989<text:span text:style-name="T120">.</text:span></text:p>
      <text:p text:style-name="P121">Jednocześnie raz jeszcze potwierdzamy gotowość przeprowadzenia w latach 1989-1990 intensywnych prac,<text:span text:style-name="T122"><text:s/></text:span>w sz<text:span text:style-name="T123">e</text:span>rokiej konsultacji społecznej nad ukształtowaniem nowego systemu ekonomiczno-<text:span text:style-name="T124">fi</text:span>nansowego i zarządzała w górnictwie węglowym.</text:p>
      <text:p text:style-name="P125">Strona koalicyjno-rządowa oczekuje, że strony opozycyjno-solidarnościowa i OPZZ zaakceptują uwarunkowania<text:s/><text:span text:style-name="T126">i</text:span><text:s/>tryb prac nad nowymi roz<text:span text:style-name="T127">wi</text:span>ązaniami w zakresie systemu ekonomiczno-finansowego zarządzania i czasu pracy przedsta<text:span text:style-name="T128">wi</text:span>onymi w stanowisku strony koalicyjno-rządowej<text:s/><text:span text:style-name="T129">z</text:span><text:s/>dnia 2 marca br.</text:p>
      <text:p text:style-name="P130">Dzi<text:span text:style-name="T131">ę</text:span>kuję bardzo.</text:p>
      <text:p text:style-name="P132"><text:span text:style-name="T133">Przewodnicząc</text:span><text:span text:style-name="T134">y</text:span>:</text:p>
      <text:p text:style-name="P135">W związku z prze<text:span text:style-name="T136">ds</text:span>tawionym nowym stanowiskiem proponuję przerwę 10 minutową.</text:p>
      <text:p text:style-name="P137"><text:span text:style-name="T138">Przewodniczący</text:span>:</text:p>
      <text:p text:style-name="P139">Mam propozycję dla pana Mo<text:span text:style-name="T140">r</text:span>ica, akurat 9-tego miesiąca w kopalni<text:s/>„Manifest Lipcowy”<text:s/>jest spotkanie z załogą strony solidarn<text:span text:style-name="T141">o</text:span>ściow<text:span text:style-name="T142">ej.</text:span><text:s/>Zapraszam.</text:p>
      <text:p text:style-name="P143">Porozmawiamy sobie o żywotnych sprawach.</text:p>
      <text:p text:style-name="P144"><text:span text:style-name="T145">O</text:span><text:span text:style-name="T146">b. R. Moric:</text:span></text:p>
      <text:p text:style-name="P147">Rozumiem, że to nie była groźba, to ostatnie słowo.</text:p>
      <text:p text:style-name="P148"><text:span text:style-name="T149">Przewodnicząc</text:span><text:span text:style-name="T150">y</text:span>:</text:p>
      <text:p text:style-name="P151">Nie, absolutnie nie<text:span text:style-name="T152">.</text:span><text:s/>Zaproszenie.</text:p>
      <text:p text:style-name="P153"/>
      <text:p text:style-name="P154">/<text:span text:style-name="T155">Przerw</text:span>a/.</text:p>
      <text:p text:style-name="P156"/>
      <text:p text:style-name="P157">/Po przerwie/.</text:p>
      <text:p text:style-name="P158"/>
      <text:p text:style-name="P159"><text:span text:style-name="T160">Przewodnicząc</text:span><text:span text:style-name="T161">y</text:span><text:span text:style-name="T162">:</text:span><text:s/></text:p>
      <text:p text:style-name="P163">Prosi o umożliwienie złożenia oświadczenia Grocki z Lubina, a potem damy... bo jeszcze jest redagowana nasza odpowiedź na propozycje ze strony rządow<text:span text:style-name="T164">ej.</text:span></text:p>
      <text:p text:style-name="P165"><text:span text:style-name="T166">Ob</text:span><text:span text:style-name="T167">.</text:span><text:span text:style-name="T168"><text:s/>Władysław Grocki - Zagłębie<text:s/></text:span><text:span text:style-name="T169">M</text:span><text:span text:style-name="T170">iedziowe</text:span>:</text:p>
      <text:p text:style-name="P171">Ja chciałem się ustosunkować i dać oświadczenie w stosunku do uzgodnienia między Federacją a dyrekcją, dotyczącą zagłębia miedziowego. To jest kontynuacja podpisanego porozumienia między ministrem Wilczkiem a Federacją Związków Zawodowych, którą reprezentował pan Moric.</text:p>
      <text:p text:style-name="P172">W każdym razie ja tu zacytuję z Polskiej Miedzi z dn. 26.I.1989 r. W ub<text:span text:style-name="T173">.</text:span><text:s/>czwartek doszło do ważnych uzgodnień między grupą związkową a Porozumieniem Związków Zawodowych, a dyrekcją generalną Kombinatu Górniczo-Hutniczego Miedzi odnośnie czasu pracy w górnictwie. W ten sposób w drodze negocjacji udało się rozwiązać trudny dylemat polegający z jednej strony na konieczności prowadzenia<text:s/><text:soft-page-break/>wydobycia rudy miedzi przez 6, a nawet 7 dni w tygodniu, zaś z drugiej strony na przestrzeganie zasady 5-dniowego tygodnia pracy załóg<text:span text:style-name="T174">.</text:span><text:s/>To inny niż w innych poprzednich latach. Praca w wolne soboty i inne dni ustawowo wolne od pracy jest oparta na zasadzie dobrowolności.</text:p>
      <text:p text:style-name="P175">Ja tu przytoczę dalej, jak wygląda ta dobrowolność.</text:p>
      <text:p text:style-name="P176">Dążąc do eliminowania nadmiernego zatrudnienia pracowników w soboty i niedziele, inne dni ustawowo wolne do pracy, będzie stosowana rotacja. Dalej, jak ta rotacja wygląda. Ma ona zapewnić to, że wobec ilości dniówek przepracowanych w zakładach według zasady uchwały 199 Rady Ministrów, nieprzekroczenia w miesiącu wszystkich sobót i jednej niedzieli.</text:p>
      <text:p text:style-name="P177">Ta dobrowolność wynika dalej w ten sposób<text:span text:style-name="T178">.</text:span><text:s/>Kierując się tymi zasadami dyrekcja... decyzja o pracy w soboty i w niedzielę, dni ustawowo wolne dla poszczególnych grup zawodowych, podejmuje dyrektor zakładów w uzgodnieniu z zakładową organizacją związkową.</text:p>
      <text:p text:style-name="P179">Chciałem zapytać, kto tu zmusza górników do pracy?<text:s/>„Solidarność”<text:s/>czy OPZZ? To jest znowu zniewalanie górników. Czy to porozumienie było uzgadniane z górnikami w szerokim tego znaczeniu? To była w bardzo wąskim gronie podjęta decyzja.</text:p>
      <text:p text:style-name="P180">Na to oświadczenie jest rzucona marchewka. I tak pracownicy ciągu technologicznego będą specjalnie honorowani przez przyznawanie premii z funduszu produkcyjnego oraz nagród z funduszu załogi.</text:p>
      <text:p text:style-name="P181">W dalszym stwierdzeniu następuje takie sformułowanie, które od przyjęcia i spe<text:span text:style-name="T182">ł</text:span>nienia uzależniło swoją zgodę na pracę górników w wolne soboty. I tu się podpisuje Związek<text:s/><text:span text:style-name="T183">Z</text:span>awodowy Górników<text:span text:style-name="T184">.</text:span></text:p>
      <text:p text:style-name="P185">Jak wygląda w tej sytuacji to, co pan Moric teraz przedstawił?</text:p>
      <text:p text:style-name="P186">Dziękuję.</text:p>
      <text:p text:style-name="P187"><text:span text:style-name="T188">Przewodnicząc</text:span><text:span text:style-name="T189">y</text:span>:</text:p>
      <text:p text:style-name="P190">Proszę, pan M<text:span text:style-name="T191">o</text:span>ric.</text:p>
      <text:p text:style-name="P192"><text:span text:style-name="T193">O</text:span><text:span text:style-name="T194">b. Rajmund Moric</text:span>:</text:p>
      <text:p text:style-name="P195">Głos zabierze kol. Zbrzyzny. Akurat nie miał przerwy w zatrudnieniu, tak że wie jak to się..<text:span text:style-name="T196">.</text:span></text:p>
      <text:p text:style-name="P197"><text:span text:style-name="T198">O</text:span><text:span text:style-name="T199">b</text:span><text:span text:style-name="T200">.</text:span><text:span text:style-name="T201"><text:s/></text:span><text:span text:style-name="T202">R</text:span><text:span text:style-name="T203">yszard Zbrzyzny</text:span>:</text:p>
      <text:p text:style-name="P204">Szanowni Państw<text:span text:style-name="T205">o</text:span>!<text:s/><text:span text:style-name="T206">W</text:span><text:s/>tym oświadczeniu kol. Grockiego zmuszony zostałem do zabrania głosu, bowiem jestem reprezentantem wszystkich zakładowych organizacji związkowych naszego przedsiębiorstwa, a mianowicie Kombinatu Górniczo<text:span text:style-name="T207">-</text:span>Hutniczego Miedzi w Lubinie.<text:s/><text:span text:style-name="T208">I</text:span><text:s/>akurat jestem kompetentną osobą, żeby ocenić treść i zrobić interpretac<text:span text:style-name="T209">ję</text:span><text:s/>porozumienia dotyczącego zatrudniania pracowników w soboty i dni wolne od pracy.</text:p>
      <text:p text:style-name="P210">Powiem tak, kolego Grocki, nie prz<text:span text:style-name="T211">yj</text:span>echaliśmy tutaj czytać gazet. Nie, po to tu przy<text:span text:style-name="T212">je</text:span>chaliśmy. Prz<text:span text:style-name="T213">yje</text:span>chaliśmy tutaj po to, żeby rozwiązać życiowe i bardzo ważne problemy naszych załóg. I z pełną świadomością tego co mówię i z pełną odpowiedzialnością powiem, że w zagłębiu miedziowym nie ma obowiązku pracy w soboty i w dni ustawowo wolne od pracy.</text:p>
      <text:p text:style-name="P214">Kolega cytując gazetę i dodając jeszcze do tego własny komentarz sam sobie zaprzecza.<text:s/><text:span text:style-name="T215">A</text:span><text:s/>mianowicie pisze się o ograniczeniach pracy w soboty i niedziele, a więc jeżeli jest większa ilość chętnych do pracy, w sobotę i niedzielę, to się po prostu ich nie zatrudnia, bo nie ma takiej potrzeby. A więc tu nie ma żadnej mowy o jakimkolwiek przymusie pracy w sobotę i niedzielę.<text:s/>Jeżeli taki przymus gdziekolwiek by nastąpił jesteśmy od tego, żeby interweniować. Jeżeli k<text:span text:style-name="T216">ol</text:span>ega ma konkretny przykład, konkretne nazwisko, konkretnej osoby, to ja zobowiązuję się i osoby, która z tytułu niepod<text:span text:style-name="T217">ję</text:span>cia pracy w sobotę poniosła określone konsekwencje materialne, ekonomiczne itd. ja osobiście zobowiązuję się temat wyjaśnić do końca. Ale<text:s/><text:soft-page-break/>takich przykładów na pewno nie ma<text:span text:style-name="T218">.</text:span></text:p>
      <text:p text:style-name="P219">Dlatego po prostu nie rzucajmy haseł demagogiczn<text:span text:style-name="T220">yc</text:span>h słów bez pokrycia. Ja na co dzień jestem w zakładach górniczych i nie tylko górniczych naszego przedsiębiorstwa i mogę tu z pełną odpowiedzialnością powiedzieć,<text:s/><text:span text:style-name="T221">ż</text:span>e przymusu pracy w soboty nie ma.</text:p>
      <text:p text:style-name="P222">Dziękuję bardzo.</text:p>
      <text:p text:style-name="P223"><text:span text:style-name="T224">Przewodnicząc</text:span><text:span text:style-name="T225">y</text:span><text:span text:style-name="T226">:</text:span></text:p>
      <text:p text:style-name="P227">Czy ktoś chciałby zabrać głos?</text:p>
      <text:p text:style-name="P228">Pan Jan Lityński, czy stanowisko strony<text:s/><text:span text:style-name="T229">„</text:span>Solidarności”<text:span text:style-name="T230"><text:s/></text:span>już jest przygotowane?</text:p>
      <text:p text:style-name="P231"><text:span text:style-name="T232">O</text:span><text:span text:style-name="T233">b. J</text:span><text:span text:style-name="T234">a</text:span><text:span text:style-name="T235">n Lityński<text:s/></text:span><text:span text:style-name="T236">-<text:s/></text:span><text:span text:style-name="T237">„</text:span><text:span text:style-name="T238">Solidarność</text:span><text:span text:style-name="T239">”</text:span>:</text:p>
      <text:p text:style-name="P240">Oświadczenie<text:span text:style-name="T241">.</text:span><text:s/>Strona s<text:span text:style-name="T242">ol</text:span>idarno<text:span text:style-name="T243">śc</text:span>iowa oświadcza, że oświadczenie strony koalicyjno-rządowej jest niewystarczające<text:span text:style-name="T244">.</text:span><text:s/>Stwierdzamy jednak, że pośrednie przyznanie, że dotychczasowy system ekonomiczno-finansowy i związana z tym systemem organizacja pracy zbankrutowały, stanowi istotne przybliżenie stanowisk.</text:p>
      <text:p text:style-name="P245">Wyrażamy niepokój, że prace nad nowym systemem zostały podjęte dopiero w październiku 1988, a więc po strajkach górniczych. Zwracamy się do strony koalicyjno- rządowej o przedstawienie bardziej konkretnego programu wprowadzania wolnych sobót i odpowiedzi na propozycje<text:s/>„Solidarności”. Liczymy, że w trakcie obrad naszego zespołu nastąpi uzgodnienie podstawowych założeń nowego systemu. Wówczas strona solidarnościowa gotowa włączyć się do dalszych prac zgodnie z propozycją rządową.</text:p>
      <text:p text:style-name="P246">Dzięku<text:span text:style-name="T247">ję</text:span><text:s/>bardzo.</text:p>
      <text:p text:style-name="P248"><text:span text:style-name="T249">O</text:span><text:span text:style-name="T250">b. Marian Gustek</text:span>:</text:p>
      <text:p text:style-name="P251">Przy<text:span text:style-name="T252">ję</text:span>liśmy do wiadomości oświadczenie strony solidarnościowo-opozyc<text:span text:style-name="T253">yj</text:span>nej.</text:p>
      <text:p text:style-name="P254">Żałuję bardzo, że tutaj nie doszliśmy do naprawdę dobrego zbliżenia. Bo ja chciałem zaproponować, żeby ten zespół redakcyjny, który jest i pisze sprawę czasu pracy, żeby ten cały blok powierzyć tej grupie, uzupełnić jeszcze o dwie, trzy osoby, po jednej osobie z każdej strony, żebyśmy tu mieli załatwioną sprawę i przeszli do kol<text:span text:style-name="T255">ej</text:span>nych dalszych tematów.</text:p>
      <text:p text:style-name="P256">Jeżeli dojdziemy do uzgodnienia, czy zbliżenia stron to bardzo dobrze. Jeżeli nie dojdziemy, to musimy napisać, jaki<text:span text:style-name="T257">ś</text:span><text:s/>protokół w jedną lub drugą stronę, co proponują<text:s/>jedni, co proponują drudzy i trzeci. I przejść do kolejnych tematów. Przy czym w tych następnych tematach według mojego odczucia będziemy bardziej tacy zbliżeni, bo nie widzę tutaj w treści jakichś kontrowers<text:span text:style-name="T258">yj</text:span>nych bardzo spraw. To by posunęło sprawę do przodu.</text:p>
      <text:p text:style-name="P259"><text:span text:style-name="T260">Przewodnicząc</text:span><text:span text:style-name="T261">y</text:span><text:span text:style-name="T262">:</text:span></text:p>
      <text:p text:style-name="P263">Proszę, Grzegorz Stawski.</text:p>
      <text:p text:style-name="P264"><text:span text:style-name="T265">Ob</text:span><text:span text:style-name="T266">.</text:span><text:span text:style-name="T267"><text:s/>Grzegorz Stawski</text:span>:</text:p>
      <text:p text:style-name="P268">W związku z tym, że jakoś rozminęliśmy się z intencjami, tzn. może nie tyle z intencjami, co rozminęliśmy się z naszymi stanowiskami w odpowiedzi na propozycje strony rządowej, myśmy zaproponowali innego rodzaju tekst do wspólnego przyjęcia, ocz<text:span text:style-name="T269">yw</text:span>iście w tym przypadku, jaki teraz zaistniał, niestety, będzie to nasze stanowisko w protokole rozbieżności w tych dwóch tematach.</text:p>
      <text:p text:style-name="P270">Więc nasza propozycja jest w tej chwili taka. Żeby w związku z zarysowaniem się sporu albo inaczej, w związku z zarysowaniem się różnych wizji załatwienia tego problemu, proponujemy powołanie - tak jak to zresztą pan przewodniczący strony rządowej zaproponował - grupy, która opracuje dokument właśnie w tych dwóch tematach. Jednocześnie przeczytam teraz stanowisko strony opozycyjno-solidarnościowej w<text:s/><text:soft-page-break/>tych właśnie interesu<text:span text:style-name="T271">ją</text:span>cych nas dzisiaj tematach, czyli w sprawie struktur i w sprawie systemu ekonomiczno-<text:span text:style-name="T272">fi</text:span>nansowego.</text:p>
      <text:p text:style-name="P273">Propozycja wspólnego oświadczenia. Oczywiście będzie to w tej chwili nasze stanowisko.</text:p>
      <text:p text:style-name="P274">Strony uważa<text:span text:style-name="T275">ją</text:span>, że należy zlikwidować w przeciągu trzech miesięcy W<text:span text:style-name="T276">s</text:span>pólnotę Węgla Kamiennego oraz Wspólnotę<text:s/>Energ<text:span text:style-name="T277">et</text:span>yki i Węgla Brunatnego. W tym samym czasie należy rozwiązać Przedsiębiorstwo Eksploatacji Węgla oraz nadać kopalniom osobowość prawną jako samodzielnym przedstawicielom działającym na zasadach ogólnych. Tzn. znosząc status przedsiębiorstw użyteczności publicznej.</text:p>
      <text:p text:style-name="P278">Odpowiednio do tego należy dostosować system ekonomiczno-finansowy. Zmiany te stanowić będą istotny krok w kierunku włączenia górnictwa do realizacji w kraju reformy gospodarcze<text:span text:style-name="T279">j.</text:span></text:p>
      <text:p text:style-name="P280"><text:span text:style-name="T281">Przewodnicząc</text:span><text:span text:style-name="T282">y</text:span>:</text:p>
      <text:p text:style-name="P283">Prosimy o ustosunkowanie się strony rządowej.</text:p>
      <text:p text:style-name="P284"><text:span text:style-name="T285">O</text:span><text:span text:style-name="T286">b. Marian Gustek</text:span>:</text:p>
      <text:p text:style-name="P287">Myśmy wczoraj dali stanowisko. Dzisiaj wyszliśmy dalej jeszcze do przodu z pełnym oświadczeniem i podtrzymu<text:span text:style-name="T288">je</text:span>my i oświadczenie, i nasze stanowisko w tej sprawie, tzn. aby pracować nad systemem finansowo- ekonomicznym i do tego dostosować struktury organizacyjne zarządzania<text:span text:style-name="T289">.</text:span><text:s/>Zapraszamy stronę opozyc<text:span text:style-name="T290">yj</text:span>no-solidarnościową do prac nad tym systemem, co zadeklarowaliśmy wczoraj i dzisiaj w oświadczeniu żeśmy to podkreślili. Równocześnie zapraszamy i stronę OPZZ do tych prac.</text:p>
      <text:p text:style-name="P291">Jeżeli państwo uważacie, że są to sprawy nie do przyjęcia, ja bym proponował w imieniu strony koalicyjno-rządowej aby<text:s/>ten zespół redakcyjny, który powołaliśmy wczoraj do spraw czasu pracy uzupełnić z każdej strony po jednej osobie<text:s/><text:span text:style-name="T292">-</text:span><text:s/>specjaliście z tych dziedzin<text:span text:style-name="T293">.</text:span></text:p>
      <text:p text:style-name="P294"><text:span text:style-name="T295">/</text:span>Głos z sali: po dwie osoby/.</text:p>
      <text:p text:style-name="P296">Proszę bardzo, nie chodzi mi tutaj czy to będzie jedna czy dwie, ale czym większy zespół to się gorzej pisze. I w tym bloku spraw zredagować jedno stanowisko<text:span text:style-name="T297">.<text:s/></text:span>I przystąpić po prostu do kolejnych tematów<text:span text:style-name="T298">.</text:span></text:p>
      <text:p text:style-name="P299"><text:span text:style-name="T300">Przewodniczący</text:span><text:span text:style-name="T301"><text:s/>A.</text:span><text:span text:style-name="T302"><text:s/></text:span><text:span text:style-name="T303">P</text:span><text:span text:style-name="T304">ietrzyk</text:span>:</text:p>
      <text:p text:style-name="P305">Proszę ko<text:span text:style-name="T306">l.</text:span><text:s/>Tomasz<text:s/><text:span text:style-name="T307">S</text:span>tankiewi<text:span text:style-name="T308">c</text:span>z.</text:p>
      <text:p text:style-name="P309"><text:span text:style-name="T310">Ob. Tomasz Stankiewicz</text:span>:</text:p>
      <text:p text:style-name="P311">Ja chciałem jeszcze kilka słów komentarza do tego naszego stanowiska.</text:p>
      <text:p text:style-name="P312">Przepraszam przedstawię się jeszcze<text:s/><text:span text:style-name="T313">-</text:span><text:s/>Stankiewicz Tomasz - ekspert<text:s/>„Solidarność”<text:span text:style-name="T314">.</text:span></text:p>
      <text:p text:style-name="P315">Ja j<text:span text:style-name="T316">e</text:span>stem doradcą górników, a także jako ekonomista uczestniczę stale w obradach Zespołu Gospodarki i Polityki Społecznej. I muszę powiedzieć, że gdy porównuję obrady tam, w zespole gospodarczym i obrady tutaj, to przychodząc tutaj trafiam jakby do innego świata. Słuchając to co tutaj przedstawia strona rządowo-koalicyjna czuję się jakbym był cofnięty o 15 lat<text:span text:style-name="T317">.</text:span><text:s/>Ja mówię dokładnie o temacie struktur i systemu finansowego, a zwłaszcza struktur.</text:p>
      <text:p text:style-name="P318">Proszę państwa, struktury pośrednie, pośrednie szczeble zarządzania to było pierwsze, to było<text:s/><text:span text:style-name="T319">j</text:span>edno z pierwszych haseł reformy, podjętych przez obie strony. I jeszcze w 1981 roku uchwalone przez Sejm<text:span text:style-name="T320">.</text:span><text:s/>Już w 1982<text:s/><text:span text:style-name="T321">r</text:span>oku zaczęto na ogromną skalę znosić obowiązkowe zjednoczenia. W zeszłym roku zniesiono ostatnie 18 obowiązkowych zjednoczeń w przemyśle. Zniesiono odrębne resorty, utworzono tylko jedno Ministerstwo Przemysłu<text:span text:style-name="T322">.</text:span><text:s/>I na tym jeszcze się nie zatrzymano.</text:p>
      <text:p text:style-name="P323">Ja chcę pokazać na jakim tle w tej chwili jest struktura w górnictwie<text:span text:style-name="T324">.</text:span><text:s/>Tydzień temu Sejm podjął uchwałę, ustawę zwaną ustawą o niektórych warunkach konsolidacji gospodarki narodowej oraz o zmianie niektórych ustaw, gdzie w art. 9 pkt 1 czytamy, że zrzesz<text:span text:style-name="T325">e</text:span>nia przedsiębiorstw państwowych ulegają rozwiązaniu w<text:s/><text:soft-page-break/>terminie 3 miesięcy od dnia wejścia ustawy w życie.</text:p>
      <text:p text:style-name="P326">A więc rozwiązuje się nawet dobrowolne zrzeszenia, bo to chodzi o dobrowolne zrzeszenia w naszym kraju. I to porównajcie sobie państwo z tym co się dzieje w górnictwie. Dlaczego się rozwiązuje dobrowolne zrzeszenia? Bo taka jest filozofia reformy, bo nie wystarczało znieść obowiązkowe szczeble pośrednie. Trzeba również rozprawić się z tymi dobrowolnymi zrzeszeniami, które trzymają w garści twardo przedsiębiorstwa, krępują je w sposób już ekonomiczny. I poprzez, któ<text:span text:style-name="T327">r</text:span>e przechodzą już nieformalne nakazy z centrum do przedsiębiorstw. Nieformalne, bo formalne są zakazane.</text:p>
      <text:p text:style-name="P328">Chodzi o to aby uniemożliwić przepływ tych nakazów od strony czysto technicznej<text:span text:style-name="T329">.</text:span><text:s/>Dlatego podejmuje się tak śmiałe w końcu, bo to w końcu jest i<text:s/><text:span text:style-name="T330">„</text:span>Solidarność”<text:s/><text:span text:style-name="T331">w<text:s/></text:span>jak najbardziej była za tym punktem. I tu była pełna zgoda, tak śmiałe posunięcia w gospodarce.</text:p>
      <text:p text:style-name="P332">A gdzie<text:s/><text:span text:style-name="T333">j</text:span>est<text:s/><text:span text:style-name="T334">w</text:span><text:s/>tym wszystkim górnictwo?</text:p>
      <text:p text:style-name="P335"><text:span text:style-name="T336">I</text:span>dźmy dalej - na stole ekonomicznym gospodarki i polityki społecznej strona rządowa przedstawiła projekt nowej umowy społecznej<text:s/>zatytułowany -<text:s/>„Podstawowe elementy nowej umowy społecznej w części społeczno-ekonomicznej”.</text:p>
      <text:p text:style-name="P337">Czytamy tam na przykład na stro<text:span text:style-name="T338">ni</text:span>e 9-ej kolejną propozycję: w temacie<text:s/><text:span text:style-name="T339">„</text:span>Nowy ład ekonomiczny”, że musi nastąpić /cytuję/:<text:s/>„powrót do autentycznej spółdzielczości przez ustawową likwidację wszystkich struktur pośrednich i centralnych, z prawem do swobodnego zrzeszania się oraz nowe uregulowanie stosunków członkowskich”.</text:p>
      <text:p text:style-name="P340">A więc to samo proponuje strona rządowa odnośnie na przykład spółdzielczości, gdzie też przecież już od zeszłego roku jest pełna dobrowolność przynależenia do centralnych związków, czyli też tych struktur pośrednich, tych struktur biurokratycznych.</text:p>
      <text:p text:style-name="P341"><text:span text:style-name="T342">I</text:span><text:s/>proponu<text:span text:style-name="T343">ję</text:span><text:s/>w tej chwili, w tym etapie strona rządowa - rozwiązanie tych pośrednich struktur i centralnych tych dobrowolnych w spółdzielczości. Też w tym samym celu.</text:p>
      <text:p text:style-name="P344">Idźmy dalej - ten sam projekt str. 10. Strona rządowa w punkcie<text:s/><text:span text:style-name="T345">4</text:span>e proponuje /cytuję/:<text:s/>„Likwidację instytucji organu założycielskiego”. Tak proszę państwa.</text:p>
      <text:p text:style-name="P346">A tutaj proszę państwa jakby nie przychodziło nikomu do głowy<text:span text:style-name="T347">,</text:span><text:s/>że to jest możliwe ze strony rządowej. A to jest - proszę bardzo, ja ten dokument tutaj trzymam. Jest to jeden z punktów tego dokumentu<text:s/><text:span text:style-name="T348">-</text:span><text:s/>propozycja rządowa, nie<text:s/>„Solidarności”, bo myśmy - owszem, ale inny - swój projekt przedstawili, zgadzając się oczywiście w pełni z tym punktem, że należy zlikwidować instytucję organu założycielskiego<text:span text:style-name="T349">.</text:span></text:p>
      <text:p text:style-name="P350">Tak posuwa się reforma w kraju<text:span text:style-name="T351">.</text:span><text:s/>A gdzie w tym jest górnictwo? Gdzie jest strona rządowa górnictwa w tej reformie<text:span text:style-name="T352">.</text:span></text:p>
      <text:p text:style-name="P353">Panowie, bronicie straconych pozycji<text:span text:style-name="T354">.</text:span></text:p>
      <text:p text:style-name="P355">Jeszcze w sprawie użyteczności publicznej przedsiębiorstw użyteczności publicznej, jakimi są kopalnie<text:span text:style-name="T356">.<text:s/></text:span>To kolejny wybieg, kolejny wybieg aby uniknąć reformowania górnictwa<text:span text:style-name="T357">.</text:span><text:s/>Wybieg, który powinien być zlikwidowany<text:span text:style-name="T358">.</text:span></text:p>
      <text:p text:style-name="P359">Przecież ekonomicznie przedsiębiorstwami, jako przedsiębiorstwa użyteczności publicznej traktujemy takie przedsiębiorstwa, które ze swej natury nie mogą i nie powinny, a przede wszystkim nie powinny być nastawione na maksymalizac<text:span text:style-name="T360">j</text:span>ę zysku, na maksymalizac<text:span text:style-name="T361">ję</text:span><text:s/>wyniku finansowego, mówiąc bardziej ogólnie<text:span text:style-name="T362">.</text:span></text:p>
      <text:p text:style-name="P363">Czy kopalnie nie mogą być nastawione na maksymalizac<text:span text:style-name="T364">ję<text:s/></text:span>wyniku finansowego, co im przeszkadza?</text:p>
      <text:p text:style-name="P365">A jeśli jest kopalnia nierentowna i jeśli z punktu widzenia rządu, społecznego jest potrzeba jej dotowania, to przynajmniej musi być nastawiona na minimalizację strat<text:span text:style-name="T366">. A</text:span><text:s/>nie z góry założone, że sprawy finansowe,<text:s/><text:soft-page-break/>sprawy wyniku finansowego są nieistotne<text:span text:style-name="T367">.</text:span></text:p>
      <text:p text:style-name="P368">Nie ma żadnego ekonomicznego uzasadnienia, aby kopalnie były przedsiębiorstwami użyteczności publicznej<text:span text:style-name="T369">.</text:span><text:s/>Nawet i ta kwestia ewentualnej nierentowności<text:span text:style-name="T370">.</text:span><text:s/>Przecież wśród przedsiębiorstw działających na zasadach ogólnych<text:s/>jest w tej chwili cała masa przedsiębiorstw nierentownych<text:span text:style-name="T371">.<text:s/></text:span>A jednak nie nazywa się ich przedsiębiorstwami użyteczności publicznej.</text:p>
      <text:p text:style-name="P372">A jednak już dawno zniesiono wszelkie szczeble pośredniego zarządzania nad nimi. To samo może być zrobione z kopalniami.</text:p>
      <text:p text:style-name="P373">Tutaj ciągle jest forsowana ta teza, że najpierw trzeba określić system finansowy, a potem struktury tzn. system ekonomiczno-finansowy, a potem struktury. Bo, przecież nie chcę tutaj prowadzić akademickich polemik, ale to jest nieprawda, że to musi być taka kolejność. Jest oczywiste - i to byłby po prostu spór co jest ważniejsze jajko czy kura. Jest po prostu oczywiste, że system ekonomiczno-finansowy musi być dostosowany do struktur. Jeżeli struktury mają charakter pośrednich szczebli zarządzania w nakazowym systemie to i system ekonomiczno-finansowy musi być inny. Jeśli się je znosi lub przekształca, to i system finansowy musi być dostosowany.</text:p>
      <text:p text:style-name="P374">Tu musi być dopasowanie. I to jest jakiś wybieg.</text:p>
      <text:p text:style-name="P375">Ja nie wiem na co tutaj strona rządowa liczy, że jakoś my się zgodzimy na jakieś system finansowy, z którego automatycznie wynika, że Wspólnota Węgla Kamiennego musi istnieć i że były gwarectwa, czyli przedsiębior<text:span text:style-name="T376">st</text:span>wa eksploatacji węgla muszą nadal w tej samej postaci występować. To na to proszę państwa nie liczcie, że górnicy się na to dadzą nabrać.</text:p>
      <text:p text:style-name="P377">Jest oczywiste, że jedno do drugiego musi być dopasowane.</text:p>
      <text:p text:style-name="P378">I ja sądzę<text:span text:style-name="T379">,</text:span><text:s/>że nie warto tutaj dy<text:span text:style-name="T380">s</text:span>put naukow<text:span text:style-name="T381">y</text:span>ch na ten temat prowadzić.</text:p>
      <text:p text:style-name="P382">I jeszcze kilka spraw. Tyle razy słyszałem tutaj argumenty ze strony rządowej, o tym, że koncerny są na świecie, że jest to naturalne i nominalne. No, ow<text:span text:style-name="T383">sz</text:span>em. Ale chyba wszyscy chodziliśmy do szkoły i uczyliśmy się o koncernach, o monopolach<text:span text:style-name="T384">.</text:span><text:s/>Przecież koncerny to jest forma monopolu w takiej czy innej postaci, w większym czy mniejszym stopniu. A monopol to jest narośl na kapitalizmie, na rynku. Przecież my nie dążymy do kapitalizmu monopolistycznego, my chcemy urynkowić naszą gospodarkę. Monopol niszczy rynek. Monopol jest czymś najgorszym zarówno w kapitalizmie jak i w socjalizmie. I nie można się tutaj powoływać na koncerny. Owszem, one są rzeczywiście. Ale po to właśnie, aby wykorzystywać zyski monopolistyczne na Zachodzie, a ponieważ łatwo jest monopolizować górnictwo, to dlatego technicznie tyle jest koncernów na świecie, ale to nie jest żaden powód do dumy dla żadnego r<text:span text:style-name="T385">z</text:span>ą<text:span text:style-name="T386">d</text:span>u ani dla żadnego społeczeństwa i nie można się na to w ogóle powoływać. Tyle tutaj słyszę o potrzebach wspólnych działań, o wspólnych interesach poszczególnych kopalń, że ktoś to musi załatwiać. No oczywiście, ale przecież nic nie będzie stało na przeszkodzie jeśli kopalnie będą samodzielne, aby się zrzeszały<text:span text:style-name="T387"><text:s/></text:span>dobrowolnie do wykonania wspólnych zadań, aby w ogóle tworzyły dobrowolne zrzeszenia, nikt przecież nie zabrania w zreformowanej gospodarce przedsiębiorstwom tworzyć n<text:span text:style-name="T388">aj</text:span>różnie<text:span text:style-name="T389">js</text:span>zych kombinac<text:span text:style-name="T390">ji</text:span><text:s/>zrzeszeń, należeć do różnych zrzeszeń - podejmować wspólne działania w najróżniejszych kierunkach. Wszystkie te tutaj uwagi, wszystkie te sprawy wspólne do załatwienia niezbędne dla życia w kopalniach, moim zdaniem bez wątpienia da się za<text:span text:style-name="T391">ł</text:span>atwić w ramach dowolnego zrzeszania się do realizacji tych celów samodzielnych prze<text:span text:style-name="T392">ds</text:span>iębiorstw.</text:p>
      <text:p text:style-name="P393">W sprawie struktur wczoraj słuchałem wypowiedzi strony rządowej i doszedłem do wniosku, że właściwie nic nie uzyskaliśmy no i nic dziwnego, ja rozumiem, że to jest niezwykle trudny temat, właściwie to jest rzecz<text:s/><text:soft-page-break/>postawiona na głowie - te nasze tutaj rozmowy w tym temacie. Przecież strona rządowa wiedziała, że taki był postulat,<text:span text:style-name="T394"><text:s/></text:span>że takie były postulaty str<text:span text:style-name="T395">aj</text:span>kujących górników. To ja nie wiem, jasne, że jest trudno rozmawiać i negocjować w tej sprawie, z panami, którzy tam pracujecie w tej wspólnocie węglowej, którzy jesteście dyrektorami przedsiębiorstw eksploatacji węgla. Macie swoje prywatne naturalne i oczywiste z<text:span text:style-name="T396">ai</text:span>nter<text:span text:style-name="T397">es</text:span>owanie w tym. To już ja te słowa to raczej muszę kierować, bo ja nie wiem, nas w negocjacji wybierał Lech Wałęsa i wybierał takich ludzi, którzy nie mają jakichś swoich prywatnych obciążeń, które by im utrudniały porozumienie się ze stroną rządową. Jeśli tacy ludzie byli, to takich do rozmów nie kierował<text:span text:style-name="T398">.</text:span></text:p>
      <text:p text:style-name="P399">Ale ja nie wiem jak to jest po stronie rządowej, ale uważam, że po prostu nie jest w tym temacie dobrze dobrana strona rządowa, bo stwarza to naturalną trudność porozumienia się, a chodzi nam o porozumienie się, chodzi nam o to, abyśmy nie byli, aby porozumieli się ludzie, którzy nie mają tych prywatnych ob<text:span text:style-name="T400">c</text:span>iążeń i prywatnych, oczywistych w końcu, naturalnych i zrozumiałych interesów, i aby mogli pomyśleć o całości, o całości gospodarki o reformie, o całości kraju, o całości górnictwa.</text:p>
      <text:p text:style-name="P401">I jeszcze jedno. Tutaj słyszymy propozycje porozumienia się, od czego - zdaniem strony rządowej - powinna się zaczynać taka umowa<text:s/>porozumienia, wynajdywane są zdania co do których się zgadzamy, na przykład, że węgiel jest podstawowym dobrej naszej ojczyzny, oczywiście, że w takich sprawach to my się zgadzamy, jest jeszcze więcej takich spraw, w których my się zgadzamy, że w ogóle dobrze by było, ażeby nam się dobrze żyło.</text:p>
      <text:p text:style-name="P402">Nam nie o to chodzi i my bardzo prosimy, żeby nie liczyć na to, że n<text:span text:style-name="T403">as</text:span>ze porozumienie będzie dotyczyło spraw oczywistych<text:span text:style-name="T404">.</text:span><text:s/>My tutaj, górnicy tut<text:span text:style-name="T405">aj</text:span><text:s/>mają konkretne sprawy, konkretne punkty i chcą się dowiedzieć jakie jest stanowisko rządu, czy można coś w tych punktach dokonać jakiegoś zbliżenia, coś uzyskać, bo górnicy uważali, że im się coś należy, coś co im się sprawiedliwie należy, a nie było im dawane i trzeba tę sprawę rozwiązać i tego nie rozwiążemy za pomocą ogólników, że węgiel jest podstawowym dobrem naszej ojczyzny.</text:p>
      <text:p text:style-name="P406">No i proponuję oczywiście powołać w tej sytuacji tak trudnej, którą tutaj nakreśliłem, to proponuję już mimo,<text:span text:style-name="T407"><text:s/></text:span>że sam długo gadałem, nie mówić dużo, tylko rzeczywiście powołać zespół, który ustali stanowiska z ich zakresem, ich możliwości zbieżności, w sprawie zarówno struktur jak<text:span text:style-name="T408"><text:s/></text:span>i systemu finansowego jednocześnie.</text:p>
      <text:p text:style-name="P409">Dziękuję bardzo.</text:p>
      <text:p text:style-name="P410"><text:span text:style-name="T411">Przewodnicząc</text:span><text:span text:style-name="T412">y</text:span>:</text:p>
      <text:p text:style-name="P413"><text:span text:style-name="T414">J</text:span>ako że obowiązuje kolejka, proszę prof. Bojarski.</text:p>
      <text:p text:style-name="P415"><text:span text:style-name="T416">R.<text:s/></text:span><text:span text:style-name="T417">M</text:span><text:span text:style-name="T418">o</text:span><text:span text:style-name="T419">ri</text:span><text:span text:style-name="T420">c:</text:span></text:p>
      <text:p text:style-name="P421"><text:span text:style-name="T422">W</text:span><text:s/>kwestii formalnej<text:span text:style-name="T423">,</text:span><text:s/>można?</text:p>
      <text:p text:style-name="P424"><text:span text:style-name="T425">Przewodnicząc</text:span><text:span text:style-name="T426">y</text:span><text:span text:style-name="T427">:</text:span></text:p>
      <text:p text:style-name="P428">P<text:span text:style-name="T429">ros</text:span>zę.</text:p>
      <text:p text:style-name="P430"><text:span text:style-name="T431">R</text:span><text:span text:style-name="T432">.</text:span><text:span text:style-name="T433"><text:s/>Moric</text:span>:</text:p>
      <text:p text:style-name="P434">Panie przewodniczący Pietrzyk!</text:p>
      <text:p text:style-name="P435">Do tej pory obowiązywała mniej więcej taka zasada, że nie było kolejki, a na przemian strony zabierały głos. Uważam, że to by wprowadziło monolog z jedn<text:span text:style-name="T436">ej</text:span><text:s/>strony, a przecież chodzi o wyrażenie poglądów, wszystkich poglądów, wszystkich, ponieważ pogląd każdej ze strony może mieć wpływ na poglądy i wypowiedzi drugiej strony. Chyba, że robić monolog z jednej strony i potem z drugi<text:span text:style-name="T437">ej</text:span><text:s/><text:span text:style-name="T438">s</text:span>trony<text:span text:style-name="T439">.</text:span></text:p>
      <text:p text:style-name="P440">Dziękuję bardzo<text:span text:style-name="T441">.</text:span></text:p>
      <text:soft-page-break/>
      <text:p text:style-name="P442"><text:span text:style-name="T443">Przewodniczący</text:span>:</text:p>
      <text:p text:style-name="P444">Ja może odpowiem, że bo były też i chwile takie, że z jednej strony i 3 - 4 osoby mówiły i nikt akurat nie miał do tego żadnych zastrzeżeń, i niektóre strony to nawet z uśmiechem przyjmowały trochę dziwnym co prawda, ale przejdźmy - to znaczy przyjmujemy tę uwagę i postanawiamy udzielić głosu oczywiście drugiej stronie<text:span text:style-name="T445">.</text:span></text:p>
      <text:p text:style-name="P446">D<text:span text:style-name="T447">ziękuj</text:span>ę<text:span text:style-name="T448">.</text:span></text:p>
      <text:p text:style-name="P449"><text:span text:style-name="T450">Ob. Marian<text:s/></text:span><text:span text:style-name="T451">G</text:span><text:span text:style-name="T452">ustek:</text:span></text:p>
      <text:p text:style-name="P453">Ja chciałbym na wst<text:span text:style-name="T454">ę</text:span>pie zdecydowanie zaprotestować przeciwko wysuwanym pod adresem strony rządowej zarzutom, że to nasze osobiste interesy. Ja jeszcze raz podkreślam i chcę tutaj jeśli państwo nie wiedzą o tym, nie jestem ani pracownikiem wspólnoty, nie jestem pracownikiem przedsiębiorstwa eksploatacyjnego i nie jestem pracownikiem kopalni. A naprawdę szkoda, bo to były n<text:span text:style-name="T455">aj</text:span>piękni<text:span text:style-name="T456">ejs</text:span>ze czasy gdy się pracowało na kopalni.</text:p>
      <text:p text:style-name="P457">To jest pierwsza sprawa i tak samo dotyczy to wielu osób, które zasiadają po stronie rządowej<text:span text:style-name="T458">.</text:span></text:p>
      <text:p text:style-name="P459">Chcę oświadczyć również, że ustawodawca uważając, że węgiel kamienny i brunatny, który stanowił podstawę naszej energetyki, jak również energetyka jest strategicznym zagadnie<text:span text:style-name="T460">n</text:span>iem i dlatego ustawodawca do tych spraw przy reformie centrali, przy reformie rządu podszedł z odmiennej i ustanowił tak jak to do dzisiaj obowiązuje<text:span text:style-name="T461">.</text:span></text:p>
      <text:p text:style-name="P462">Po drugie<text:s/><text:span text:style-name="T463">-</text:span><text:s/>górnictwo od 1980 roku było cztery razy reformowane, górnictwo - mówię to z pełną odpowiedzialnością dla dobra i górników, i górnictwa. Potrzebuje stabilności i nie można wprowadzać co chwilę zmian,<text:s/><text:span text:style-name="T464">k</text:span>tóre właściwie nie wiadomo<text:s/><text:span text:style-name="T465">d</text:span>okąd prowadzą<text:span text:style-name="T466">.</text:span><text:s/>Ja mogę się zgodzić z wieloma pojęciami, które pan tutaj przedstawił i dlatego zaprosiliśmy z pełnym przekonaniem ekspertów ze strony opozycyjno-solidarnościowe<text:span text:style-name="T467">j</text:span><text:s/><text:span text:style-name="T468">i</text:span><text:s/>OPZZ, do wypracowania systemu<text:s/><text:span text:style-name="T469">fi</text:span>nanso<text:span text:style-name="T470">wo</text:span>-ekonomicz<text:span text:style-name="T471">n</text:span>ego<text:s/><text:span text:style-name="T472">i</text:span><text:s/>wynikających stąd struktur zarządzania<text:span text:style-name="T473">.</text:span><text:s/>Myśmy nigdy nie stali na stanowisku, że to co jest w górnictwie jest idealne<text:span text:style-name="T474">.</text:span><text:s/>Chcę powiedzieć, ż<text:span text:style-name="T475">e</text:span><text:s/>nowe struktury, które w tej chwili obowiązują, podpisała i wprowadziła nowa ekipa rządowa na czele z panem premierem Rakowskim, pod koniec roku i te struktury jeszcze bardzo nie okrzepły i my już chcemy je tutaj rozbijać<text:span text:style-name="T476">.</text:span></text:p>
      <text:p text:style-name="P477">Jeszcze raz potwierdzam, że zapraszamy - jeszcze dalej - z naszej strony były umotywowania i systemu finansowo-ekonomicznego i umotywowania dlaczego istnieją takie struktury zarządzania. Z tego wysunęliśmy wnioski, nad tym pracujemy i jeszcze raz podkreślam, chcemy to stanowisko wypracować.<text:s/><text:span text:style-name="T478">J</text:span>eżeli strona opozycyjno- solidarnościowa chce, żeby załatwić tylko tak jak państwo to widzą, to ja proponuję, żeby powołać zespół, żeby załatwić tylko tak, jak pań<text:span text:style-name="T479">s</text:span>two to widzą, to ja proponuję, żeby powołać zespół i opracować wspólne stanowisko, bądź też protokół rozbieżności.</text:p>
      <text:p text:style-name="P480">Dziękuję bardzo.</text:p>
      <text:p text:style-name="P481"><text:span text:style-name="T482">Przewodn</text:span><text:span text:style-name="T483">ic</text:span><text:span text:style-name="T484">ząc</text:span><text:span text:style-name="T485">y</text:span>:</text:p>
      <text:p text:style-name="P486">Czy strona OPZZ też chce zabrać głos? Proszę.</text:p>
      <text:p text:style-name="P487"><text:span text:style-name="T488">Ob. Ra</text:span><text:span text:style-name="T489">j</text:span><text:span text:style-name="T490">mun</text:span><text:span text:style-name="T491">d</text:span><text:span text:style-name="T492"><text:s/>Moric</text:span>:</text:p>
      <text:p text:style-name="P493">Przypominam, że zgłaszałem się. Proszę, głos zabierze kol. Zbrzyzny.</text:p>
      <text:p text:style-name="P494"><text:span text:style-name="T495">Ob</text:span><text:span text:style-name="T496">.</text:span><text:span text:style-name="T497"><text:s/>Ryszard Zbrzyzny</text:span>:</text:p>
      <text:p text:style-name="P498">Ja chciałem powiedzieć na wstępie, że także jesteśmy za zespołem. Niemniej jednak zespół ten musi mieć nad czym pracować. A więc trzeba nadać zespołowi temu jakieś kierunki, a więc spojrzenie, nasze cele, sądzę spisania protokołu jednak jednolitego, a nie rozbieżności, bo to będzie kolejny protokół<text:s/><text:soft-page-break/>rozbieżności. I z tej dyskusji, którą tu prowadzimy wynika, że wszystkie tematy będziemy takimi protokołami zakańczali. A więc nie o to tutaj chodzi.</text:p>
      <text:p text:style-name="P499">Sądzę, że w naszej dyskusji musimy przyjąć formę bardziej konkretnych stanowisk czy wypowiedzi, czy też referatów, które są przygotowywane wcześniej. Sądzę, że powinno być jak najmniej demagogii, bowiem ona wypacza w ogóle idee tego<text:s/>„stołu”, przy którym wsz<text:span text:style-name="T500">ys</text:span>c<text:span text:style-name="T501">y</text:span><text:s/><text:span text:style-name="T502">s</text:span>iedzim<text:span text:style-name="T503">y.</text:span></text:p>
      <text:p text:style-name="P504">Ja korzystając z tego, że jestem przy mikrofonie, chciałbym kilka słów powiedzieć na temat systemu ekonomiczno-<text:span text:style-name="T505">fi</text:span>nansowego kopalń, częściowo opierając się na systemie, który już funkcjonuje w zagłębiu miedziowym.</text:p>
      <text:p text:style-name="P506">A więc szanowni państwo, ekonomika produkcji g<text:span text:style-name="T507">ó</text:span>rniczej jest funkcją dwóch zmiennych niezależnych i o tym<text:s/>należy pamiętać. A mianowicie geologiczno-górniczych własności złoża określa<text:span text:style-name="T508">ją</text:span>cych techniczno-ekonomiczne warunki eksploatacji i przeróbki mechanicznej, a w przypadku rud metali nieżelaznych w dalszej konsekwencji przeróbka hutnicza.<text:s/><text:span text:style-name="T509">I</text:span><text:s/><text:span text:style-name="T510">b</text:span><text:s/><text:span text:style-name="T511">-</text:span><text:s/>techniczno-ekonomicznych i organizacyjnych warunków produkcji.</text:p>
      <text:p text:style-name="P512">Odnośnie punktu pierwszego. Geologiczno-górnicze własności złoża mają charakter przyrodniczy, naturalny - niezależny praktycznie od człowieka. Określają wartość ekonomiczną złoża oraz sposób górniczego wykorz<text:span text:style-name="T513">ys</text:span>tania, pozyskania składników użytecznych. Do istotnych czynników własności złoża należą warunki geotechniczne górotworu oraz warunki hydrogeologiczne.</text:p>
      <text:p text:style-name="P514">Na przykładzie miedzi około 60 proc. kosztów własnych produkcji miedzi stanowi górnictwo,<text:s/><text:span text:style-name="T515">1</text:span>7 proc. jest to przeróbka i 24 proc. hutnictwo. Ekonomiczność działań w przeróbce i hutnictwie jest związana z szeroko po<text:span text:style-name="T516">ję</text:span>tą jakością technologiczną zasobów złoża oraz wydobytego urobku górniczego. Do określenia wartości złoża jako środka produkcji górniczej stosuje się znane w ekonomice metody renty górniczej, o której tutaj w dniu wczorajszym częściowo była mowa. Także renty górniczej różniczkowej oraz metodykę dyskonta złóż.</text:p>
      <text:p text:style-name="P517">Stosowanie powyższych w<text:s/><text:span text:style-name="T518">pra</text:span>ktyce pozwala odróżnić wpływ czynników techniczno-organizacyjnych i przyrodniczych na wartość produkcji. Umożliwia także por<text:span text:style-name="T519">ó</text:span>wnanie efektów ekonomicznych gospodarowania poszczególnych zakładów górnicz<text:span text:style-name="T520">yc</text:span>h.</text:p>
      <text:p text:style-name="P521">Instrumentem ekonomicznym oddziału<text:span text:style-name="T522">ją</text:span>cym na jakość produkcji<text:s/><text:span text:style-name="T523">w</text:span><text:s/>układzie kopalnia - zakłady wzbogacania, u nas są Zakłady Wzbogacania Rud, musi być cena rozliczeniowa urobku górniczego. Badania przeprowadzone w polskim przemyśle węglowym wykazały, że funkcjonu<text:span text:style-name="T524">ją</text:span>ce ceny rozliczeniowe między kopalnią a zakładem przeróbki węgla zależne od wielkości węgla, mają bezpośredni i zasadniczy wpływ na rentowność przedsiębiorstwa górniczego.</text:p>
      <text:p text:style-name="P525">Obecnie stosowane instrumenty ekonomicznego oddziaływania na jakość produkcji pomiędzy kopalnią a w naszym przypadku Zakładem Wzbogacania Rud, uwzg<text:span text:style-name="T526">lę</text:span>dnia<text:span text:style-name="T527">ją</text:span>ce tylko średnie zawarcie wartości miedzi i srebra w masie wydobytego urobku pomijają wiele istotnych czynników, takich jak - selekcja urobku górniczego, dostarczanego przez kopalnię, stabilizacja jego parametrów jakościowych itd.</text:p>
      <text:p text:style-name="P528">Stan powyższy w rozliczeniach wewnątrz zakładów przedsiębiorstw jest pochodną funkcjonu<text:span text:style-name="T529">ją</text:span>cego systemu organizacyjnego oraz ekonomiczno-finansowego w górnictwie.</text:p>
      <text:p text:style-name="P530">Uważamy, że aby polepszyć sytuac<text:span text:style-name="T531">ję</text:span><text:s/>wykorzystania krajowej bazy surowcowej należy st<text:span text:style-name="T532">w</text:span>orzyć przypisy oraz powołać instytucję sprawującą państwową kontrolę nad wykorzystaniem zasobów, w rodzaju Państwowej Inspekcji Ochrony Zasobów Kopalin i Wód Podziemnych. Chciałem powiedzieć, że coś takiego istnieje u naszego zachodniego sąsiada, mianowicie w NRD. U nas na dzień dzisiejszy<text:s/><text:span text:style-name="T533">je</text:span>st kilka instytucji,<text:s/><text:soft-page-break/>które zajmują się tą problematyką, a jak wiemy, jak jest kilku panów, to różnie z tym gospodarstwem bywa.</text:p>
      <text:p text:style-name="P534">Instrumentem ekonomicznym oszczędnego wykorz<text:span text:style-name="T535">ys</text:span>tania zasobów powinny b<text:span text:style-name="T536">yć</text:span><text:s/>opłaty za gospodarcze wykorzystanie złóż. Opłaty te stanowiłyby źródła funduszu na reprodukcję zasobów. Częściowo funduszem takim jest fundusz finansowania prac geologicznych.</text:p>
      <text:p text:style-name="P537">Aktualnie brak jest jednego dysponenta sterującego wykorzystaniem surowców, który przy pomocy instrumentów ekonomicznych kierowałby gospodarką złożami.</text:p>
      <text:p text:style-name="P538">Aby jednak zafunk<text:span text:style-name="T539">cj</text:span>on<text:span text:style-name="T540">ow</text:span>ać mogły powyższe, należy doprowadzić do sytuacji takiej, gdzie prowadzenie działalności eksploatacyjnej kopalń mogłoby odbywać się w oparciu o ogólnie obowiązujące zasady gospodarki finansowej. Zresztą taki wniosek padł w dniu wczorajszym ze strony rządowej, prezentowany tutaj przez dyr. Ziaję.</text:p>
      <text:p text:style-name="P541">Uważamy, że w takiej sytuacji w działalności górniczej należy podporządkować<text:s/><text:span text:style-name="T542">d</text:span>ziałalność górniczą, należy podporządkować rygorom pełnego rachunku ekonomicznego.</text:p>
      <text:p text:style-name="P543">Jednak aby i tutaj był to prawdziwy rachunek, bezwzględnie niezbędnym jest doprowadzenie do ustalenia prawidłowego układu cen, który to doprowadzi w konsekwenc<text:span text:style-name="T544">ji<text:s/></text:span>do zapewnienia obiektywności rachunku ekonomicznego. Ceny, zdaniem naszym, formułowane winny być w oparciu o ceny transakcyjne, osiągane w eksporcie do drugiego obszaru płatniczego i zasada ta winna być stosowana w odniesieniu do wszystkich surowców, bez względu na to, na jaki kierunek są one sprzedawane.</text:p>
      <text:p text:style-name="P545">Tak jednak nie dzieje się. Przykładem eksport siarki,<text:s/>szczegółowo omawiany przez kol<text:span text:style-name="T546">.</text:span><text:s/>Stępnia na poprzednich posiedzeniach zespołu. Przykładem tego stwierdzenia także jest cena krajowa miedzi, ograniczona maksymalnym wskaźnikiem wzrostu wynoszącym 60 proc. ceny transakc<text:span text:style-name="T547">yj</text:span>nej, czego konsekwencją są m.in. brak prawidłowego, rzetelnego rachunku ekonomicznego produkcji miedzi, ukryte dotacje przemysłów przetwórczych, np. polskich kablowni, które otrzymują tani surowiec i specjalnie nie są zainter<text:span text:style-name="T548">es</text:span>owane tanimi technologiami oraz tanimi i materiałooszczędnymi technologiami.</text:p>
      <text:p text:style-name="P549">Na przykładzie miedzi mogę powiedzieć, że choćby rok ubiegły z tytułu właśnie takiego ukształtowa<text:span text:style-name="T550">n</text:span>ia cen nasze przedsiębiorstwo straciło około 100 mld zł ze sprzedaży, co przy rachunku, w którym próbowaliśmy udowadniać, że gdybyśmy nie podejmowali pracy w soboty i w dni ustawowo wolne od pracy, to strata w przedsiębiorstwie wynosiłaby 70 mld zł, to przy układzie prawidłowych cen, praktycznie nie byłoby zagadnienia, nie byłoby problemu dotyczącego zatrudniania w soboty i rentowności danego przedsiębiorstwa.</text:p>
      <text:p text:style-name="P551">Nie może być tutaj także mowy o tym, że taki układ cen usprawiedliwiany jest koniecznością ograniczenia inflacji, bowiem poziom cen... urealnienie poziomu cen miedzi do poziomu cen transakc<text:span text:style-name="T552">yj</text:span>nych ma niewielki wpływ na wzrost kosztów utrzymania, minimalny jest bowiem udział miedzi w produktach rynkowych.</text:p>
      <text:p text:style-name="P553">Kolejnym zagadnieniem warunkującym prawidłowe funkc<text:span text:style-name="T554">jo</text:span>nowanie kopalń oraz utrzymanie poziomu wydobycia<text:s/>surowców jest ustalanie warunków kredytowych, a głównie chodzi tutaj o stopę odsetek bankowych od kredytów inwestycyjnych. Obowiązujący stan na dzień dzisiejszy eliminuje praktycznie możliwość jakichkolwiek inwestycji w górnictwie finansowanych z kredytów bankowych, przy wysokiej kapitało- chłonności inwestycji górniczych oraz przy 60 proc. stopie kredytów inwestycyjn<text:span text:style-name="T555">yc</text:span>h - dotyczy to także inwestycji odtworzeni<text:span text:style-name="T556">owyc</text:span>h - nie ma mowy o spełnieniu podstawowego kryterium, jakim jest wskaźnik ekonomicznej efektywności inwestycji.</text:p>
      <text:p text:style-name="P557">Warunkiem zatem utrzymania - nie mówiąc o rozwoj<text:span text:style-name="T558">u</text:span><text:s/>- bazy surowcowej musi by<text:span text:style-name="T559">ć</text:span><text:s/>zastosowanie<text:s/><text:soft-page-break/>preferencji w stopie odsetek bankowych dla inwestycji górniczych. Nie chcę już dotykać tutaj problemu, można powiedzieć ogromnego obciążenia zysku przedsiębiorstwa podatkiem, wynoszącym na dzień dzisiejszy 6<text:span text:style-name="T560">5</text:span><text:s/>proc. Jest to kolejna dziedzina, nad którą należałoby się zastanowić.</text:p>
      <text:p text:style-name="P561">Kończąc proponuję przyjąć następujące wnioski. Należy opracować taki system ekonomiczno-finansowy oraz organizacyjny przemysłu wydobywczego, by możliwym było doprowadzenie do prawidłowych rozliczeń wewnątrz zakładów w przedsiębiorstwach górniczych. Mamy tutaj na myśli ceny rozliczeniowe oraz prawidłowe działanie takiej metody ekonomiczn<text:span text:style-name="T562">ej,</text:span><text:s/>jaką jest renta górnicza.</text:p>
      <text:p text:style-name="P563">Koniecznym jest wprowadzenie w systemie ekonomiczno- finansowym przemysłu wydobywczego ogólnie obowiązu<text:span text:style-name="T564">ją</text:span>cych zasad z zabezpieczeniem realności cen wydobywanych surowców na poziomie ceny transakc<text:span text:style-name="T565">yj</text:span>ne<text:span text:style-name="T566">j.</text:span></text:p>
      <text:p text:style-name="P567">3. Koniecznym jest zastosowanie preferencji w stopie odsetek bankowych dla inwestycji górniczych, także odtworzeniowych, celem przynajmniej utrzymania dotychczasowego poziomu wydobycia.</text:p>
      <text:p text:style-name="P568">4<text:span text:style-name="T569">.</text:span><text:s/>Jest odpowiedni czas na to, aby na szczeblu centralnym zadziałała instytucja, jedna instytucja, sprawująca państwową kontrolę nad wykorzystaniem surowców kopalnych, by mogła ona przy pomocy instrumentów ekonomicznych kierować gospodarką złożami.</text:p>
      <text:p text:style-name="P570">Jesteśmy wszyscy zgodni, że funkcjonujący system ekonomiczno-finansowy w górnictwie jest - delikatnie mówiąc - systemem złym. Dlatego też nie szukajmy przeszkód formalnych. Nie ulegajmy biurokratycznym oporom aparatu, któremu w tym systemie bardzo dobrze się działo.<text:s/><text:span text:style-name="T571">R</text:span>ozerwijmy tę skorupę i postawmy to nasze górnictwo wreszcie z głowy na nogi. Zróbmy to już teraz. Potrzeba tutaj odważnych decyzji oraz ludzi z otwartymi głowami.</text:p>
      <text:p text:style-name="P572">A sądzę, że takich ludzi u nas w kraju nie brakuje. Dajmy im tylko swobodę działania.</text:p>
      <text:p text:style-name="P573">Mimo impasu w wielu do tej pory omawianych sprawach, śmiem mieć nadzieję, że jednak rozsądek tak potrzebny dzisia<text:span text:style-name="T574">j</text:span>, by przyszłoś<text:span text:style-name="T575">ć</text:span><text:s/>była mni<text:span text:style-name="T576">ej</text:span><text:s/>szarą od dzisiejszej rzeczywistości - zwycięży. A efekty zmian w funkc<text:span text:style-name="T577">jo</text:span>nowaniu górnictwa będę mógł sam jeszcze obserwować nie przesuwając możliwości tej obserwacji na moje dzieci, bądź wnuki.</text:p>
      <text:p text:style-name="P578">A więc panowie, historyczny dla naszego kraju to okres, dlatego też historyczne i dla naszego górnictwa decyz<text:span text:style-name="T579">j</text:span>e są p<text:span text:style-name="T580">ot</text:span>rzebne.</text:p>
      <text:p text:style-name="P581">Dziękuję.</text:p>
      <text:p text:style-name="P582"><text:span text:style-name="T583">Przewodn</text:span><text:span text:style-name="T584">ic</text:span><text:span text:style-name="T585">ząc</text:span><text:span text:style-name="T586">y</text:span>:</text:p>
      <text:p text:style-name="P587">D<text:span text:style-name="T588">z</text:span>iękuję<text:span text:style-name="T589">.</text:span><text:s/>Kolejka na naszą stronę<text:span text:style-name="T590">.</text:span><text:s/>Proszę pan pro<text:span text:style-name="T591">f.</text:span><text:s/>Bojarski<text:span text:style-name="T592">.</text:span></text:p>
      <text:p text:style-name="P593"><text:span text:style-name="T594">Pro</text:span><text:span text:style-name="T595">f.</text:span><text:span text:style-name="T596"><text:s/>Włodzimierz</text:span><text:span text:style-name="T597"><text:s/></text:span><text:span text:style-name="T598">B</text:span><text:span text:style-name="T599">oj</text:span><text:span text:style-name="T600">arski</text:span>:</text:p>
      <text:p text:style-name="P601">Chciałem niektórym z panów przypomnieć, a innych kolegów poinformować, że zanim doszło do powołania obecnej Wspólnoty Węgla Kamiennego i Wspólnoty Energetyki i Węgla Brunatnego, był powołany przy Urzędzie Rady Ministrów zespół dla przygotowania tej reorganizacji. W zespole, w którym ja uczestniczyłem przewodniczył pan pro<text:span text:style-name="T602">f.</text:span><text:s/>Gasparski. W skład zespołu wchodzili ludzie z przemysłu i wchodziło szereg profesorów, ekspertów niezależnych.</text:p>
      <text:p text:style-name="P603">Otóż był to dosyć dziwny przebieg tej pracy przygotowawczej, ponieważ zanim jeszcze owe zespoły zakończyły pracę i przygotowały stanowisko, doszło do interwencji zewnętrznej, która przeforsowała obecny układ organizacyjny, wbrew poglądom, które ucierały się w owym to zespole. I zanim zespół, o którym mówię skończył pracę w Sejmie została przeprowadzona ustawa o obecnym systemie organi<text:span text:style-name="T604">z</text:span>ac<text:span text:style-name="T605">yj</text:span>ny<text:span text:style-name="T606">m.</text:span></text:p>
      <text:p text:style-name="P607">No, myślę,<text:s/><text:span text:style-name="T608">ż</text:span>e ten przebieg przygotowawczej organizacji wskazuje na brak dobrej woli którejś ze stron,<text:s/><text:soft-page-break/>wskazuje również na brak, na pewną niecierpliwość. Przy czym owa to komisja nie działała w skali wieloletniej tak jak to się teraz nam wczoraj zaproponowało, a miała termin 1,5 miesięczny czy 2-miesięczny do załatwienia tej sprawy. I to te dwa miesiące były już za długo, żeby powołać Wspólnotę.</text:p>
      <text:p text:style-name="P609">Natomiast - jak jest mowa o likwidacji Wspólnoty - to mówi się, że dwa lata to jest za mało, żeby rozważać. Natomiast powołać to można było za miesiąc czasu, nie czekając na wnioski specjalnie powołanej komisji.</text:p>
      <text:p text:style-name="P610">Tak więc jest to dziecko urodzone p<text:span text:style-name="T611">rze</text:span>dw<text:span text:style-name="T612">cze</text:span>śnie. No, biedny, ni<text:span text:style-name="T613">ed</text:span>ochuchany, niedopieszczony. Takie były jego początki - powiedzmy sobie<text:span text:style-name="T614">,</text:span><text:s/>przy których częściowo uczestniczyłem<text:span text:style-name="T615">.</text:span><text:s/>Ale na pewno panowie także niek<text:span text:style-name="T616">tó</text:span>rzy tam byli.</text:p>
      <text:p text:style-name="P617">Natomiast nie chodzi o stronę formalną. Myślę<text:span text:style-name="T618">,</text:span><text:s/><text:span text:style-name="T619">ż</text:span>e szereg panów, w szczególności pan dy<text:span text:style-name="T620">r</text:span>. Helski, świadomy jest, że system uznaniowy, sy<text:span text:style-name="T621">s</text:span>tem przetargowy, który w tej chwili ma miejsce we Wspólnocie, on ma miejsce i w ten sam sposób destrukcyjnie oddziaływał od dwudziestu lat we wszystkich wcześniejszych strukturach.</text:p>
      <text:p text:style-name="P622">Myślę, że to stwierdzenie panów o istotnych wadach tego systemu nie jest tylko wynikiem 2-tygodniowej naszej tu rozmowy. No, nie oczekuję, ażeb<text:span text:style-name="T623">yś</text:span>my aż tak wzajemnie się oświecili.</text:p>
      <text:p text:style-name="P624">Jeżeli ta świadomość Towarzyszyła niektórym z panów od lat dziesięciu, a może i dwudziestu, a myślę że chyba powinna była towarzyszyć, bo jest to sprawa om<text:span text:style-name="T625">alż</text:span>e oczywista, to przecież jakże jest to dziwne, żeby nie powiedzieć tragiczne,<text:s/><text:span text:style-name="T626">ż</text:span>e<text:span text:style-name="T627"><text:s/></text:span>dopiero na jesieni ubiegłego roku zdecydowała się Wspólnota odwołać znowu do zespołu niezależnych fachowców, żeby przystąpić do prac nad opracowaniem nowej struktury.</text:p>
      <text:p text:style-name="P628">Czy tego nie można było zrobić w roku 1980? Nie można było zrobić w roku 1970? Panowie w ogóle nie mieli ochoty tego robić. I od początku, żeście się ustawili do tego negatywnie. Od początku żeście powiedzieli sobie, w swojej organizacji, że reforma gospodarcza to jest dla wszystkich innych, ale dla maluczkich. A górnictwo jest ponad tym wszystkim. Górnictwo będzie państwem w państwie i górnictwo<text:s/><text:span text:style-name="T629">s</text:span>ię nie będzie zastanawiało nad reformowaniem górnictwa.</text:p>
      <text:p text:style-name="P630">Górnictwo może zmienić szyldy na swoim budynku, ale nie będzie się zastanawiało nad zmianą owego to tragicznego i przyznanego w dniu wczorajszym systemu przetargowego i uznaniowego w stosunku do kopalń.</text:p>
      <text:p text:style-name="P631">Państwo nie przedstawili żadnego programu krótkiego - uruchomienia samorządności na owych to kopalniach. Propozycja panów, żeby tę sprawę rozpatrywać przez najbliższe dwa lata po to, ażeby mogła być wprowadzona nie wiadomo w jakim zakresie od roku 1991, oznacza w dalszym ciągu, że panowie działacie według in<text:span text:style-name="T632">n</text:span>ej jak gdyby skali czasowej. Tu się rzeczy rozgrywają w skali miesięcy, a panowie znowu mówią o skali lat.</text:p>
      <text:p text:style-name="P633">Mnie się wydaje, że moglibyśmy się może jednak nieco zbliżyć. Przecież szef grupy, do której panowie mieli ochotę nas zaprosić, wyraźnie powiedział, że grupa może skończyć pracę w ciągu dwóch miesięcy. Panowie mówicie o dwóch latach. No, jest to różnica owych to skal czasowych. Jedni chcą jechać samochodem, a drudzy stale chcą powoli chodzi pieszo. To jest to zderzenie.</text:p>
      <text:p text:style-name="P634">Wydaje mi się, że gdyby panowie mówili o chęci współpracy ze wszystkimi, ale w granicach dwóch miesięcy, a nie dwóch lat, to moglibyśmy może potraktować to poważnie. Natomiast różnica tej skali czasowej, no powoduje tę jakąś trudność domówienia się.</text:p>
      <text:p text:style-name="P635">Pomiędzy tymi skalami czasu, o których ja mówię, myślę, że jeszcze jest jakaś dramatyczna różnica w wyczuciu ciężaru finansowego, który nad krajem ciąży. Przecież górnictwo w tej chwili wynegoc<text:span text:style-name="T636">jo</text:span>wało w<text:s/><text:soft-page-break/>uchwale budżetowej, na ten rok, d<text:span text:style-name="T637">ota</text:span>cj<text:span text:style-name="T638">e</text:span><text:s/><text:span text:style-name="T639">d</text:span>o b<text:span text:style-name="T640">i</text:span>e<text:span text:style-name="T641">żących</text:span><text:s/>kosztów<text:s/>eksploatacji w kwocie biliona stu kilkudziesięciu miliardów złotych<text:span text:style-name="T642">.</text:span><text:s/>Bilion sto kilkadziesiąt miliardów złotych całe społeczeństwo ma zapłacić za to, że przez 1<text:span text:style-name="T643">5</text:span><text:s/>lat górnictwo zostało wyłączone z reformy gospodarczej, że górnictwo stale korzysta z dotacji, a nie podjęło programu przerzucenia sfinansowania kosztów górnictwa przez odbiorców tego węgla.</text:p>
      <text:p text:style-name="P644">I nawet w tym roku, kiedy państwo jest gotowe dotować nadal jeszcze tę sferę, to przecież można było mówić o tym, że owe to pieniądze trafią do użytkowników węgla, a ceny węgla pójdą w górę i że górnictwo w<text:span text:style-name="T645">eź</text:span>mie kurs, nie na cenę transakcyjną dla siebie poprzez dotacje, a na cenę transakcyjną dla odbiorcy węgla, co uruchamiałoby, odblokowywałoby jakieś mechanizmy, chociaż częściowo, chociaż trochę.</text:p>
      <text:p text:style-name="P646">Ale żadnych takich propozycji z panów strony niestety nie ma<text:span text:style-name="T647">.</text:span><text:s/>Panów propozycja, niestety z przykrością muszę stwierdzać, sprowadza się do moratorium, dwuletniego moratorium dla górnictwa w sprawie reformy gospodarczej.</text:p>
      <text:p text:style-name="P648">Jeżeli nawet byśmy tutaj nie reprezentowali żadnego innego stanowiska, tylko obywatelskie, no to w imieniu owego obywatelskiego sposobu myślenia, przyznanie górnictwu 2-letniego moratorium po koszcie ponad biliona złotych rocznie, byłoby chyba niemożliwe.</text:p>
      <text:p text:style-name="P649">Wydaje mi się, że te konkretne propozycje, o których i kolega mój przedmówca mówił, a które może nie<text:s/><text:span text:style-name="T650">w</text:span><text:s/>pełni zdefiniował, ale zauważyłem tam szereg jednak sugestii, które pokrywają się o z moim wcześni<text:span text:style-name="T651">ejs</text:span>zym referatem.</text:p>
      <text:p text:style-name="P652">Z przyjemnością wysłuchałem wczoraj referatu pana dyrektora z kombinatu miedz<text:span text:style-name="T653">i</text:span>owego, ponieważ założenia realizacyjne i rozliczeniowe tam dokonywane respektują i wdrażają, wydaje mi się, omalże w pionierski sposób na przykład rozlicznie ze względu na rentę<text:span text:style-name="T654">.</text:span><text:s/>Wydaje się zatem, że te elementy, o których myśmy tu mówili, dałoby się pogodzić z tą pracą wspólną, może nawet, o której panowie mówili, gdybyśmy mogli się spotkać na wspólnej skali czasowej. I gdybyśmy powiedzieli, że decydujemy w tej chwili o owych to transformacjach organizacyjnych i likwidacyjnych w ciągu dwóch miesięcy, a celem naszej rozmowy jest jedynie to jak to zrobić w ciągu owych to dwóch miesięcy, żeby za dwa miesiące mieć samodzielne kopalnie, odpowiednio wpasowane w nasz system gospodarczy.</text:p>
      <text:p text:style-name="P655">Wydaje mi się, że nasza strona - być może mówię we własnym tutaj jedynie imieniu, dlatego podkreślam wydaje mi<text:s/><text:span text:style-name="T656">si</text:span>ę - być może do takich rozmów bardzo chętnie by może i przystąpiła. Do rozmów konkretnych na temat zlikwidowania w ciągu 2 miesięcy struktur pośrednich i na temat przywrócenia już stanowienia w ciągu 2 miesięcy samodzielności kopalń.</text:p>
      <text:p text:style-name="P657">Dziękuję państwu<text:span text:style-name="T658">.</text:span></text:p>
      <text:p text:style-name="P659"><text:span text:style-name="T660">Przewodniczący:</text:span></text:p>
      <text:p text:style-name="P661">D<text:span text:style-name="T662">zi</text:span>ękuję.</text:p>
      <text:p text:style-name="P663"><text:span text:style-name="T664">O</text:span><text:span text:style-name="T665">b. M</text:span><text:span text:style-name="T666">.</text:span><text:span text:style-name="T667"><text:s/>Gustek:</text:span></text:p>
      <text:p text:style-name="P668">Jeże<text:span text:style-name="T669">li</text:span><text:s/>można proponuję, aby głos zabrał pan Kapłanek.</text:p>
      <text:p text:style-name="P670"><text:span text:style-name="T671">O</text:span><text:span text:style-name="T672">b. And</text:span><text:span text:style-name="T673">rzej</text:span><text:span text:style-name="T674"><text:s/>Kapłanek</text:span>:</text:p>
      <text:p text:style-name="P675">Przede mną zabierali głos eksperci, ja jestem tylko praktykiem<text:span text:style-name="T676">,</text:span><text:s/>człowiekiem z [nieczytelne] tym z ruchu wprawdzie że teraz pełnią obowiązki dyrektorskie, ale jak już to mówiłem chyba w pierwszym dniu, dyrektorzy szczebla zarządzania kopalń, wszyscy muszą przejść praktykę i od tego nadgórnika zacząć i każdy z nas ma ten swój zawód nie tylko przed nazwiskiem dyrektor napisanym, ale ma swój zawód i w każdej chwili do tego zawodu może wrócić. Notabene koledzy eksperci może nie wie<text:span text:style-name="T677">d</text:span>zą,<text:s/><text:span text:style-name="T678">s</text:span>yne<text:span text:style-name="T679">ku</text:span>r<text:span text:style-name="T680">a</text:span><text:s/>dyrektorska niekoniecznie kojarzy się z dużymi pieniędzmi równoznacznie do obciążeń czasowych,<text:s/><text:soft-page-break/>odpowiedzialności i w stosunku do tych niższych stanowisk na kopalniach.</text:p>
      <text:p text:style-name="P681">To jest do udowodnienia i możemy to w innym gronie sobie pokazać, a więc równocześnie odpowiedź w tym moim stwierdzeniu sprzed chwili kryje się do pytania czego panowie bronicie? Ja też pytam si<text:span text:style-name="T682">ę</text:span><text:s/><text:span text:style-name="T683">c</text:span>zego my bronimy, czy<text:span text:style-name="T684"><text:s/></text:span>akurat tych stanowisk, które nie dają tej koniunkturalnej jakiejś tam gwarancji ekwiwalentów pieniężnych, czegó<text:span text:style-name="T685">ż<text:s/></text:span>my<text:s/>bronimy? Ja my<text:span text:style-name="T686">ś</text:span>lę, że również chciałbym przy tej okazji wrócić do pewnego stwierdzenia pana Stankiewicza, który stwierdził, na początku swego wystąpienia, iż atmosfera tego<text:s/>„stolika”<text:s/>różni się od atmosfery<text:s/>„stolika”<text:s/>gospodarczego<text:span text:style-name="T687">,</text:span><text:s/>możliwe, jestem tu to wiem jak tu jest, ale myślę, ż<text:span text:style-name="T688">e</text:span><text:s/>przede wszystkim różni się stąd, że tam przy tym stole spotykają się eksperci, a tu spotykają się po obu stronach praktycy i my jako zakodowane to w środku, my ni<text:span text:style-name="T689">e</text:span><text:s/>umiemy tworzyć pięknych teorii, my zawsze pytamy się na końcu jak to zrobić, jak?<text:s/>I my dzisiaj też jeżeli mamy kłopoty, to nie dlatego, że nie rozumiemy sensu zmian, które w tym kraju następują<text:s/>- tylko<text:s/>uparcie jako ci praktycy pytamy się, jak to zrobić, jak zrobić by nie zniszczyć, jak zrobić by nie doprowadzić do rozbicia tego co dzisiaj, tak czy inaczej, ale funk<text:span text:style-name="T690">cjo</text:span>nuje.</text:p>
      <text:p text:style-name="P691">I stąd to jest to pytanie i pro<text:span text:style-name="T692">s</text:span>zę zwrócić uwagę, wprawdzie imputuje się tutaj w niekt<text:span text:style-name="T693">ó</text:span>rych wystąpieniach że my jesteśmy, ten beton twardogłowy i mówimy nie. My nie mówimy przecież od początku we wszystkich wystąpieniach, precyzujących temat struktur, temat systemu finansowego, prezentujemy stan na dzisiaj faktyczny i zmiany, jakie następują w ciągu ostatnich miesięcy<text:s/><text:span text:style-name="T694">i</text:span><text:s/>lat, ale jednocześnie akcentujemy i wady tego systemu vide wystąpienie dyrektora Helskiego nie będę do niego wracać i równocześnie mówimy, chcemy to zmienić, na dzisiaj my nie wiemy jak.</text:p>
      <text:p text:style-name="P695">Zwróciliśmy się do grona ekspertów, tych którzy zechcieli nam pomóc i to oni panie profesorze Bojarski powiedzieli dwa lata, a nie my. To oni powiedzieli - że potrzebują 2 miesięcy czy 3 miesiące, to jest koncepcja ma się zrodzić, natomiast to wykonawcze, jak co jest dla mnie dyrekto<text:span text:style-name="T696">ra</text:span><text:s/>i dla innych moich kolegów dyrektorów najważniejsze, to jak to zrobić, to ma się rodzić przez te ileś następnych miesięcy i jeżeli panie profesorze pan i siedzący tu eksperci potrafią nam praktykom powiedzieć jak bez szkody dla tych kopalń<text:s/><text:span text:style-name="T697">i</text:span><text:s/>tematu zasadniczego, proszę bardzo, natychmiast wracamy z niskim<text:span text:style-name="T698"><text:s/></text:span>ukłonem do tego<text:span text:style-name="T699">.</text:span></text:p>
      <text:p text:style-name="P700">Tylko cały czas nas dręczy ten problem tego jak to zrobić. I tu może kilka refleksji. Po pierwszy znowu do kolegi Stankiewicza. Pomylić zjednoczenia z przedsi<text:span text:style-name="T701">ę</text:span>biorstwami wielozakładowymi, wprawdzie ktoś powie, że to jest taka z nazwy formalność. Na dzień dzisiejszy w tym kraju egzystują prze<text:span text:style-name="T702">ds</text:span>iębiorstwa wielozakładowe i to wspaniale egzystują jak<text:s/>„Igloopol”, ba rozwijają się i mają coraz większe sukcesy<text:span text:style-name="T703">.</text:span><text:s/>To jest tylko przykład w drugą stronę, że niekoniecznie wszystko co się nazywa wielozakładowe przedsiębiorstwo - to jest złe.</text:p>
      <text:p text:style-name="P704">Zresztą cieszę się, że pan Stankiewicz również dostrzegł to, że problemy górnictwa nie można rozwiązać do końca problemem samodzielności kopalń. Nazwał to, że kopalnie będą się łączyć w sposób... z własnej chęci. To już w kategorii<text:s/>sofistyki<text:s/>właśnie tak, ale taka argumentacja, to jak teraz to jest źle, a jak za chwilę powiedzą, że same chcą się połączyć, to już będzie dobrze.</text:p>
      <text:p text:style-name="P705">Ale nie chcę prowadzić w tym zakresie polemiki. Mówi się bardzo w propozycjach, które panowie prze<text:span text:style-name="T706">ds</text:span>tawili o skali czasowej 3 miesiące na dzień dzisiejszy i w tych uwarunkowaniach zewnętrznych, w których górnictwo egzystuje, pracuje i panowie chcą powiedzieć, że za 3 miesiące chcemy to wszystko zostawić kopalnie samodzielne. Proszę Panów, jako praktyk zad<text:span text:style-name="T707">aj</text:span>ę pytanie takie, czy znajdziecie na dzień dzisiej<text:span text:style-name="T708">s</text:span>zy dyrektora,<text:s/>który<text:s/><text:span text:style-name="T709">w</text:span><text:s/>tych warunkach zewnętrznych zgodzi się na samobójstwo zawodowe i s<text:span text:style-name="T710">a</text:span>mobójstwo kopalni, żeby przejąć taką kopalnię i poprowadzić jako samodzielną jednostkę<text:span text:style-name="T711">.</text:span></text:p>
      <text:p text:style-name="P712">Proszę panów konkretne pytanie czy zn<text:span text:style-name="T713">aj</text:span>dziecie takiego dyrektora, który spełnia warunki oczywiście<text:s/><text:soft-page-break/>Urzędu Górniczego, bo niestety dyrektor kopalni musi spełniać te warunki zawodowe i który potrafi przy istni<text:span text:style-name="T714">ej</text:span>ących uwarunkowaniach zewnętrznych.</text:p>
      <text:p text:style-name="P715">I pytanie następne do kolegi Stankiewicza, nie tyle pytanie ale wątpliwość do przedstawionych tutaj stwierdzeń. Kwestionuje się rolę kopalni jako przedsiębiorstwa użyteczności publicznej, pref<text:span text:style-name="T716">e</text:span>rując za wszelką cenę element zysku. Można tak i na t<text:span text:style-name="T717">o</text:span><text:s/>patrzeć, ale ja twierdzę, że znowu w dzisiejszych uwarunkowaniach w jakich żyjemy, kopalnia nie tylko preferować i maksymalizować winna zysk<text:span text:style-name="T718">.</text:span><text:s/>My mamy do spełnienia w tych załogach, naszych osiedlach, miastach i środowiskach w których żyjemy określoną rolę inną jeszcze niż maksym<text:span text:style-name="T719">al</text:span>izować zyski. Koledzy związkowcy ja naprawdę się dziwię. My tu idziemy w tym kierunku, że za chwilę będziemy, jeżeli byśmy to przyjęli, staniemy przed za<text:span text:style-name="T720">ł</text:span>ogami i powiewy, szpitale nie, osiedla nie, utrzymywanie osiedli naszych zakładowych nie, dopłaty do tych - mówimy o dopłatach do mieszkań i osiedli naszych zakładowych - na których mieszkają w większości nasi emeryci, ktoś powie co to jest? To jest w skali jednego przedsiębiorstwa, którym ja kieruję 6 miliardów. Odkrywam tą kartę, ale jeżeli mówimy to, to ten emeryt musi tyle więcej zapłacić za to mieszkanie, pożal się Boże w tych familokach, które kapitalista jeszcze wybudował<text:span text:style-name="T721">.</text:span></text:p>
      <text:p text:style-name="P722">To i dziesiątki inny problemów, które oczywiście nie mają nic wspólnego z zyskiem, ale to my musimy tym załogom powiedzieć, że od jutra tego nie będzie<text:span text:style-name="T723">,</text:span><text:s/>bo idziemy na zysk, za wszelką cenę na zysk i dlate<text:span text:style-name="T724">g</text:span>o na dzień dzisiejszy - ja cały czas mówię jako praktyk cały czas w tym wątku ja, na dzień dzisiejszy jeżeli nie potrafimy tym wszystkich problemów naszych załóg i kopalń rozwiązać do końca, czy naprawdę jest no z pełną odpowiedzialnością - możemy sobie tak powiedzieć miesiące i kopalnie są samodzielne całkowicie.</text:p>
      <text:p text:style-name="P725">Ja nie chcę wchodzić w te wszystkie szczegóły bo ja myślę<text:span text:style-name="T726">,</text:span><text:s/>że jest to temat dla właśnie rozmów ekspertów z praktykami, gdzie panowie eksperci przedstawią propozycje, a my jako praktycy którzy... my czy nasi następcy jako realizatorzy będziemy pytać jak to zrobić i dlatego bardzo bym prosił, żeby to co tu powiedziałem uwzględnić w tym sformułowaniu, w sposobie myślenia, bo my cały czas siedzimy naprzeciw siebie już od kilku dni i ciągle widzi<text:span text:style-name="T727">m</text:span>y się jako przeciwnicy. Ciągle widzimy i węszymy, ciągle staramy się gdzieś widzieć, że to jest interes na przykład mój, bo ja muszę być dyrektorem przedsiębiorstwa. A nieprawda i wielu innych moich kolegów.</text:p>
      <text:p text:style-name="P728">Tylko jeszcze raz podkreślam, mówię, że jeżeli mamy poczucie społecznej odpowiedzialności proszę również pamiętać, że jeżeli w innym przemyśle można sobie pozwolić na zrezygnowanie z czegoś i powrót za miesiąc bez żadnych problemów, to jest kwestia postawienia odpowiedniego operatora przy określonej maszynie i załatwiania sprawy i uruchomienia danej produkcji.</text:p>
      <text:p text:style-name="P729">Pamiętajcie, że... proszę panów - mówię do panów ekspertów, którzy że nie są praktykami górnikami - że wyszkolenie górnika to jest około minimum 5<text:span text:style-name="T730">-</text:span>6 lat<text:span text:style-name="T731">.</text:span><text:s/>Ja mówię o górniku nie tylko dlatego, który naciskać czarny i czerwony guziczek. To jest minimum 5-6 lat i jeżeli my wybudowanie poziomu, uruchomienie poziomu to jest 8 lat, wybudowanie kopalni chyba wszyscy wiedzą nie będę o tym mówić.</text:p>
      <text:p text:style-name="P732">I proszę panów jeżeli my w pewnej skali czasowej rezygnujemy z tego, mówimy nam nie trzeba tyle ścian, nam nie trzeba, bo nie trzeba akurat węgla w tej chwili, bo matka natura dała nam ciepłą zimę, czyli co - czyli zrezygnować z tej ilości górników, którzy znajdą gdzie indziej zawód, a za rok matka natura nam da inną zimę i powiemy trzeba u<text:span text:style-name="T733">r</text:span>uchomić ściany. Skąd weźmiemy tych górników?</text:p>
      <text:p text:style-name="P734">T<text:span text:style-name="T735">a</text:span>kich problemów ciśnie się, jako praktykowi, na usta dziesiątki, setki, tysiące. I dlatego proszę na nas patrzeć, jeżeli prezentujemy tu jakieś stanowiska, uprzejmie proszę nie jako beton. To są wątpliwości ludzi odpowiedzialnych. I ludzi, którzy patrzą na problem nie bardzo wąsko, tylko bardzo szeroko. I zechcie<text:span text:style-name="T736">jc</text:span>ie<text:s/><text:soft-page-break/>to panowie uwzględnić, zanim zaczniecie jeszcze<text:s/><text:span text:style-name="T737">w</text:span><text:s/>jakiejkolwiek kalumnie w naszą stronę tutaj rzucać, tak jak to przed chwilą.</text:p>
      <text:p text:style-name="P738">Dzięku<text:span text:style-name="T739">ję.</text:span></text:p>
      <text:p text:style-name="P740"><text:span text:style-name="T741">Przewodnicząc</text:span><text:span text:style-name="T742">y</text:span>:</text:p>
      <text:p text:style-name="P743">Proszę, pan M<text:span text:style-name="T744">o</text:span>ric.</text:p>
      <text:p text:style-name="P745"><text:span text:style-name="T746">O</text:span><text:span text:style-name="T747">b. Rajmund Moric</text:span>:</text:p>
      <text:p text:style-name="P748">Głos ma pan Stępień.</text:p>
      <text:p text:style-name="P749"><text:span text:style-name="T750">O</text:span><text:span text:style-name="T751">b. Władysław Stępień - Federac</text:span><text:span text:style-name="T752">ja</text:span><text:span text:style-name="T753"><text:s/>ZZ Górników</text:span>.</text:p>
      <text:p text:style-name="P754">Proszę państwa, ja postanowiłem zabrać głos właśnie w tej chwili, żeby dać państwu szansę na odpoczynek w tzw. pojedynku o bardzo poważne i wielkie problemy polskiego górnictwa, tego podstawowego, czyli górnictwa węgla kamiennego, brunatnego i miedzi.</text:p>
      <text:p text:style-name="P755">Najłatwiej będzie osiągnąć porozumienie w sprawach górnictwa, które ja reprezentuję. Ustaliłem z przewodniczącym strony rządowej, panam ministrem Gustkiem, że nie będzie ze strony rządowej prezentacji sytuacji ekonomiczno- finansowej górnictwa surowców chemicznych, górnictwa siarki, górnictwa skalnego, ponieważ w przekazanych wczoraj państwu materiałach załączonych do mojego wystąpienia z pierwszego posiedzenia, z dn. 17 lutego, są w jednym momencie bardziej konkretne, w drugim mniej konkretne, mniej precyzyjne wnioski,<text:s/>o k<text:span text:style-name="T756">tó</text:span>re ja zabiegałem siedemnastego i będę zabiegał dzisiaj u państwa, aby je zespół, który będzie powołany, czy też grupa zapisała w tych tematach.<text:span text:style-name="T757">..<text:s/></text:span>w tym temacie, system ekonomiczno-finansowy górnictwa.</text:p>
      <text:p text:style-name="P758">W kilku słowach tylko powiem, jak zorganizowane jest górnictwo, które reprezentuję i jakie mniej więcej są z niego korzyści. Więc jest to górnictwo samofinansu<text:span text:style-name="T759">ją</text:span>ce się w pełnym tego słowa znaczeniu i daje rocznie z produkcji 5 mln ton siarki, 3 mln ton soli i 400 mln ton kamienia różnego rodzaju, około pół miliarda dolarów, około 1,5 mld rubli, a ile złotówek to nie jestem w stanie państwu powiedzieć, ale jest to również do uzyskania.</text:p>
      <text:p text:style-name="P760">A co ja bym potrzebował dla tego górnictwa w tym<text:s/>temacie - system ekonom<text:span text:style-name="T761">ic</text:span>zno-<text:span text:style-name="T762">f</text:span>ina<text:span text:style-name="T763">nso</text:span>wy? Jest potrzeba około 5 mld zł na realizację tych tematów, które zgłosiłem i które państwu będę chciał przypomnieć. Oczywiście 90 proc. tych uzysków, szczególnie dolarowych, to jest z eksportu bardzo opłacalnego - siarki.</text:p>
      <text:p text:style-name="P764">Górnictwo surowców chemicznych funkc<text:span text:style-name="T765">jo</text:span>nowało do tej pory w tzw<text:span text:style-name="T766">.</text:span><text:s/>dobrowolnym Zrzeszeniu Kopalnictwa Surowców Chemicznych i Mineralnych w Krakowie, z siedzibą w Krakowie i na 1 maja tego zrzeszenia już nie będzie. Czyli zakłady przechodzą na strukturę kopalnia - zakład górniczy - organ założycielski, czyli resort przemysłu.</text:p>
      <text:p text:style-name="P767">Górnictwo siarki w takim układzie funkcjonuje już dwa lata, występując w swoim czasie z obligatoryjnego zrzeszenia ówczesnego Surowców Chemicznych i Mineralnych i również działa na zasadzie kopalnia - minister przemysłu.</text:p>
      <text:p text:style-name="P768">Górnictwo skalne, skupione jest w trzech organizacjach. Jedną organizację przedstawił tutaj ze strony rządowej, pan dyr. Koprowicz. To są kruszywa dolnośląskie, skupione w Przedsiębiorstwie Kopalnictwa Skalnych Surowców Drogowych. Jest tam 13 zakładów w jednym przedsiębiorstwie. Dalej kruszywa drogowe są zrzeszone w Generalnej Dyrekcji Dróg Publicznych. I tutaj jest bardzo skomplikowany układ organizacyjnych, ponieważ pomiędzy kopalnią a ministrem jako organem założ<text:span text:style-name="T769">yc</text:span>ielskim są jeszcze dwie struktury pośrednie, czyli tzw. Okręgowe Dyrekcje Dróg Publicznych i Generalna Dyrekcja Dróg<text:s/><text:soft-page-break/>Publicznych.</text:p>
      <text:p text:style-name="P770">Ja nie chcę analizować, czy te struktury są potrzebne czy nie, ponieważ te struktury spełniają również funkcje<text:s/>utrzymania i budowy dróg w Polsce<text:span text:style-name="T771">.</text:span><text:s/>Ale można s<text:span text:style-name="T772">i</text:span>ę nad tym tutaj w odpowiednim gronie kompetentnym w przyszłości zastanawiać.</text:p>
      <text:p text:style-name="P773">Trzecia grupa to jest kamień budowlany, jest skupiona w kombinacie<text:s/>„Kambud”, który ma siedzibę w<text:s/>„Krakowie. I to jest również 14 kopalń, które w ramach tego przedsiębiorstwa działają i tam są właśnie bardzo piękne marmury polskie, słynne na całym świecie i oby coraz bardziej słynne.<text:s/><text:span text:style-name="T774">W</text:span><text:s/>przedsiębiorstwie wrocławskim są natomiast granity, o których tutaj mówiłem i do których państwa namawiam, żeby robić na tym interes.</text:p>
      <text:p text:style-name="P775">Tak jak powiedziałem, całe to górnictwo, które wymieniłem jest samofinansujące się. Czyli nie ma tutaj tych tzw. dotacji, aczkolwiek wynikają one w górnictwie siarki z tych tzw. niezr<text:span text:style-name="T776">oz</text:span>umiał<text:span text:style-name="T777">yc</text:span>h dla mnie i sądzę, że i dla państwa, zasad przyjętych w eksporcie siarki.</text:p>
      <text:p text:style-name="P778">I teraz tak - w moim materiale, który państwu przedstawiłem w dniu wczorajszym jest 6 punktów, które należy ująć w tym zestawie tematycznym - system ekonomiczno-finansowy.</text:p>
      <text:p text:style-name="P779">Pkt 1 - to jest sprawa przyznania w eksporcie siarki do pierwszego obszaru płatniczego ceny transakcyjnej w wysokości przyznanej dla drugiego obszaru płatniczego. Czyli dania jednej ceny transakc<text:span text:style-name="T780">yj</text:span>n<text:span text:style-name="T781">ej.</text:span><text:s/>Bo na pierwszy obszar cena transakcyjna jest, z tym, że kopalnia otrzymuje o 27 t<text:span text:style-name="T782">ys</text:span>. 959 zł mniej za tonę niż na drugi obszar płatniczy. Drugi obszar to jest 52 224<text:span text:style-name="T783">.</text:span><text:s/>To jest już po nieaktualnym<text:s/>kursie dolara<text:span text:style-name="T784">,</text:span><text:s/>bo jest on chyba 555, a ja tu jeszcze poda<text:span text:style-name="T785">ję<text:s/></text:span>512<text:s/><text:span text:style-name="T786">w</text:span><text:s/>s<text:span text:style-name="T787">w</text:span>oim przykładzie<text:span text:style-name="T788">.</text:span><text:s/>A na pierwszy obszar jest to 24 269.</text:p>
      <text:p text:style-name="P789">Biorąc pod uwagę, że eksport do pierwszego obszaru wynosi 800 tys. do Związku Radzieckiego i 100 tys. do innych krajów RWPG, przeliczając przez różnice w cenie bardzo łatwo jest wyliczyć, że różnica w dochodzie przedsiębiorstwa i państwa jest około 24 mld zł. Do tego należy jeszcze dodać kwotę około 5 mld, którą w roku ub. otrzymała kopalnia siarki w Grzybowie po to, żeby można było odpowiednio kreować system finansow<text:span text:style-name="T790">o</text:span>-płacowy w przedsiębiorstwie, czyli dotację z pustego polskiego budżetu. Razem jest to kwota około 29 mld zł. I oczywiście jest to sprawa dla mnie, jako przedstawiciela ruchu związkowego, niezrozumiała i dopóki będę pracował w Federacji Górników, dopóki ruch związkowy będzie w kraju górniczy istniał, dopóty będę próbował zmienić to. Bardzo serdecznie namawiam państwa, żeby mi w tym państwo pomogli. Uważam, że jest to nielogiczne. Jeszcze raz przypominam, że od dwóch lat administracja kopalń, posłowie z górnictwa siarki, jak również organizacje partyjne, samorządowe występowały z konkretnym wnioskiem pod adresem rządu, aby tą sprawę zmienić.</text:p>
      <text:p text:style-name="P791">To jest sprawa tego pierwszego punktu. I oczywiście mój drugi wniosek, aby znieść dotację budżetową niecelową do kopalni siarki w Grzybowie, oczywiście po załatwieniu wniosku pierwszego. Bo inaczej, to byłbym przeciw załodze tej górniczej z Grzybowa. To jest sprawa siarki.</text:p>
      <text:p text:style-name="P792">Oczywiście, te pieniądze, które by przedsię<text:span text:style-name="T793">b</text:span>iorstwa<text:s/>otrzymały<text:s/><text:span text:style-name="T794">i</text:span><text:s/>budżet państwa, można by spożytkować na te potrzeby, które za chwilę,<text:s/><text:span text:style-name="T795">m.in.</text:span><text:s/>na te potrzeby, które zgłoszę<text:span text:style-name="T796">.</text:span></text:p>
      <text:p text:style-name="P797">Pkt 4 mojego materiału, to jest sprawa podjęcia nat<text:span text:style-name="T798">yc</text:span>hmiastowej decyzji o budowie obiektu socjalnego w Wieliczce w celu uruchomienia leczenia górników, nie tylko górników - Polaków, dewizowców, dzieci, młodzieży w komorach solnych pięknych, istniejących od dawna, które są niewykorzystane ze względu na brak bazy socjalnej na powierzchni. Leczymy tylko dzieci w okresie letnim i dewizowców leczymy cały rok i dla nich jest tam jakiś mały hotelik. Ja sądzę, że miliard złotych w skali roku i w ciągu trzech lat stoi obiekt<text:s/><text:soft-page-break/>socjalny, może nawet w ciągu dwóch lat. Nie musi on by<text:span text:style-name="T799">ć</text:span><text:s/>superkomfortowy, bo cały dzień przebywa się w komorze solnej pod ziemią.</text:p>
      <text:p text:style-name="P800">Czyli miliard złotych rocznie i mamy bardzo szeroko uruchomione leczenie, bardzo skuteczne leczenie w komorach solnych w Wieliczce.</text:p>
      <text:p text:style-name="P801">Dalej - tutaj mam odpowiedni załącznik. Dyrektor pisze do tego pkt. 4<text:span text:style-name="T802">,</text:span><text:s/>że środki finansowe na adaptację podziemnych komór i zaplecza ograniczają możliwości rozwoju tego lecznictwa.</text:p>
      <text:p text:style-name="P803">W pkt. 5 zwracam się o poparcie do państwa, aby w sposób szyki ukończyć budownictwo tego typu w kopalni soli w Bochni. I tutaj dyrektor pisze, że potrzebuje w tym roku 600 mln zł, żeby zakończyć sprawy związane z komorą i z budynkiem socjalnym, który jest bardzo poważnie zaawansowany.</text:p>
      <text:p text:style-name="P804">Tutaj moglibyśmy leczy<text:span text:style-name="T805">ć</text:span><text:s/>rocznie 3 tys. ludzi<text:span text:style-name="T806">.<text:s/></text:span>3 tys<text:span text:style-name="T807">.</text:span><text:s/>ludzi, 250 może być jednocześnie w kopalni<text:span text:style-name="T808">,</text:span><text:s/>to jest 600 tys. złotych.</text:p>
      <text:p text:style-name="P809">Dalej<text:s/><text:span text:style-name="T810">w</text:span><text:s/>punkcie<text:s/><text:span text:style-name="T811">9</text:span><text:s/>naszego materiału załączony jest materiał przedsiębiorstwa skalnych surowców z Wrocławia, w którym mówi się w jaki sposób można robić interes na granicie, który ja zgłaszałem.</text:p>
      <text:p text:style-name="P812">Tu podane są takie cyfry, może ja tylko króciutko, żeby nie przedłużać.</text:p>
      <text:p text:style-name="P813">Na lata 1989 -1995 można zwiększyć produkcję eksportową 3,5-krotnie. Zapotrzebowanie na Zachodzie jest ogromne na cztery rodzaje produktów granitowych, w tym przedsiębior<text:span text:style-name="T814">s</text:span>twie ulokowane. Na to potrzeba 1 mld 200 mln złotych w ciągu siedmiu lat, ażeby tę produkcję 3-krotnie zwiększyć. Uzy<text:span text:style-name="T815">s</text:span>k dewizowy jest 13,5 mln dolarów.</text:p>
      <text:p text:style-name="P816">Materiał jest przedstawiony.</text:p>
      <text:p text:style-name="P817">I już ostatni punkt - to jest sprawa uruchomienia produkcji dla zdrowej żywności nawozu wapn<text:span text:style-name="T818">i</text:span>owo-magnezowego na bazie dolomitów w Sandomierzu<text:s/><text:span text:style-name="T819">i</text:span><text:s/>ewentualnie w Złotoryi czyli, żeby też na drugim końcu Polski ta sprawa była.</text:p>
      <text:p text:style-name="P820">Z materiałów, które przedstawił dyrektor kopalń w Sandomierzu nie wynika, że jest chętny do rozwoju tej produkcji, ponieważ generalnie płacą mu za kruszywa na drogi w tej skomplikowanej strukturze, w której pracuje.</text:p>
      <text:p text:style-name="P821">Niemniej jednak pisze tutaj,<text:s/><text:span text:style-name="T822">ż</text:span>e około 100 tys. ton może produkować rocznie - i nie wiem dlaczego, ale ten nawóz,<text:span text:style-name="T823"><text:s/></text:span>który kosztuje 550 zł za tonę jest dotowany z budżetu państwa<text:span text:style-name="T824">.</text:span><text:s/>Przecież jest to już absurd niesamowity.</text:p>
      <text:p text:style-name="P825">Je<text:span text:style-name="T826">ż</text:span>eli koszt sztucznego nawozu<text:span text:style-name="T827">,</text:span><text:s/>dobrego nawozu jest w granicy<text:s/><text:span text:style-name="T828">-</text:span><text:s/>tona kosztuje 20 tys.<text:s/><text:span text:style-name="T829">z</text:span>łotych, to dlaczego tonę takiego minerału, który jest podstawą do produkcji zdrowej żywności sprzed<text:span text:style-name="T830">aj</text:span>emy po 500 zł<text:span text:style-name="T831">.<text:s/></text:span>I tą sprawą przypuszczam, że powinien się ktoś zainteresować. I przynajmniej 2 ty<text:span text:style-name="T832">s.</text:span><text:s/>zł to już po koszcie własnym, żeby za ten nawóz za tonę brać.</text:p>
      <text:p text:style-name="P833">Bardzo bym prosił, ażeby te sprawy, które tu króciutko przedstawiłem, mogły znaleźć się w tym dokumencie, który będzie mówił jak ma wyg<text:span text:style-name="T834">l</text:span>ądać system ekonomiczno-finansowy polskiego górnictwa.</text:p>
      <text:p text:style-name="P835"><text:span text:style-name="T836">D</text:span>ziękuję bardzo.</text:p>
      <text:p text:style-name="P837"><text:span text:style-name="T838">Przewodn</text:span><text:span text:style-name="T839">ic</text:span><text:span text:style-name="T840">ząc</text:span><text:span text:style-name="T841">y</text:span>:</text:p>
      <text:p text:style-name="P842">Dziękuję. Proszę pan Tomasz Stankiewicz.</text:p>
      <text:p text:style-name="P843"><text:span text:style-name="T844">Ob.<text:s/></text:span><text:span text:style-name="T845">T</text:span><text:span text:style-name="T846">om</text:span><text:span text:style-name="T847">a</text:span><text:span text:style-name="T848">s</text:span><text:span text:style-name="T849">z</text:span><text:span text:style-name="T850"><text:s/>Stankiewicz</text:span>:</text:p>
      <text:p text:style-name="P851">Ja może tylko kró<text:span text:style-name="T852">t</text:span>ko, ponieważ byłem tu wywołany przez pana dyr. Kapłanka. Pan dyrektor zakończył swoją w<text:span text:style-name="T853">y</text:span>powiedź słowami o kalumniach.</text:p>
      <text:p text:style-name="P854">No, jeżeli pan dyrektor tak to odebrał to przykro mi, ponieważ nie takie były moje intencje, żeby tutaj<text:s/><text:soft-page-break/>cokolwiek jątrzyć. No, jako ekonomista cenię dyrektorów przedsiębiorców, bo byłbym kiepskim ekonomistą, gdybym nie cenił.</text:p>
      <text:p text:style-name="P855">Ja też jestem związany ze swoim miejscem pracy<text:s/><text:span text:style-name="T856">i<text:s/></text:span>naprawdę nie traktuję tego swojego związania jako coś - przywiązania wręcz - jako coś nieprzy<text:span text:style-name="T857">je</text:span>mnego czy ujmującego mi<text:span text:style-name="T858">.</text:span><text:s/>I dlatego o tym mówiłem.</text:p>
      <text:p text:style-name="P859">Natomiast nie wiem czy dobrze zrozumiałem wypowiedź pana dyrektora Kapłanka - bo zrozumiałem to tak, że problem jest tylko - jak. To znaczy, że trzeba te struktury znieść, czy zacząć je znosić, czy też jaki tutaj jest kierunek, bo tak zrozumiałem, że jakby pan dyr.<text:s/><text:span text:style-name="T860">m</text:span>ówił, że trzeba je znieść tylko problem jest - jak. Jeśli tak, to byłby to znaczny krok do przodu. I oczywiście chętnie chcem<text:span text:style-name="T861">y<text:s/></text:span>rozmawiać o tym jak, jak bez szkody dla gospodarki. Chociaż trochę odniosłem wrażenie - może to była polemiczna i negocjacyjna przesada, że to taki wielki problem. No bo na przykład<text:s/><text:span text:style-name="T862">-</text:span><text:s/>jak zniesiono zrzeszenia dobrowolne, bez szkody dla gospodarki? A np. tak - ogłoszono ustawę, w której jest tylko ten jeden artykuł nr 9 - Zrzeszenia przedsiębiorstw państwowych ulegają rozwiązaniu w terminie trzech miesięcy od dnia wejścia ustawy w życie. I ja sobie też tak to wyobrażam. Tylko w miejsce zrzeszenia<text:s/>przedsiębiorstw wstawić - Wspólnota nr<text:s/><text:span text:style-name="T863">1</text:span><text:s/><text:span text:style-name="T864">i</text:span><text:s/>Wspólnota nr 2, itd.</text:p>
      <text:p text:style-name="P865">Oczywiście to wymaga również jakichś zabiegów organizacyjnych, czy może też dopracowania koncepcji w pewnych<text:span text:style-name="T866"><text:s/></text:span>szczegółach.<text:s/><text:span text:style-name="T867">Z</text:span><text:s/>tym, że bez przesady.</text:p>
      <text:p text:style-name="P868">Ja rozumiem, że ta przesada miała charakter polemiczny ze strony pana dyrektora.</text:p>
      <text:p text:style-name="P869">I jeszcze ta polemika ze mną w sprawie przedsiębiorstw użyteczności publiczne<text:span text:style-name="T870">j.</text:span><text:s/>Oczywiście każdy zakład to znaczy - każde przedsiębiorstwo działające na zasadach ogólnych w naszym kraju dzisiaj, ma też in<text:span text:style-name="T871">n</text:span>e cele niż maksymalizacja wyniku finansowego. Nie tylko ten zysk, nie tylko ten wynik finansowy jest celem działań tych przedsiębiorstw. I to zarówno w górnictwie jak i poza górnictwem. Chodzi tylko o to, że dla nich jest to cel główny. I uważam, że dla k<text:span text:style-name="T872">op</text:span>alni swobodnie może to być cel główny.</text:p>
      <text:p text:style-name="P873">I jeszcze jedna rzecz - ja rzeczywiście nieprecyzyjnie wypowiedziałem się, bo ja chciałem tak obrazowo się wypowiedzieć i przez to powiedziałem nieprecyzyjnie o tym, że kopalnie będą miały możliwości jakby zrzeszania si<text:span text:style-name="T874">ę</text:span><text:s/>do wspólnych działań. To słowo zrzeszanie się jest ekonomicznie może zrozumiałe, prawnie nie bardzo, bo w tej sytuacji to dlatego właśnie zniesiono zrzeszenia dobrowolne w tej chwili, aby wspólne sprawy przedsiębiorstw załatwiać w drodze porozumień o współpracy, umów<text:s/><text:span text:style-name="T875">i<text:s/></text:span>współpracę na podstawie kodeksu cywilnego. Lub jeszcze pozostaje inna możliwość, jak np. utworzenie spółek<text:s/>w oparciu o kodeks handlowy też do realizacji<text:s/>wspólnych celów<text:span text:style-name="T876">.</text:span><text:s/>No oczywiście bez naruszania przy tym ustawy antymonopolowe<text:span text:style-name="T877">j.</text:span></text:p>
      <text:p text:style-name="P878">A więc chodzi o takie umowy i takie wspólne działania, które nie będą oznaczały tworzenia jakichś<text:span text:style-name="T879"><text:s/></text:span>struktur zarządzania.</text:p>
      <text:p text:style-name="P880">Dziękuję bardzo.</text:p>
      <text:p text:style-name="P881">Przewodniczący:<text:bookmark-start text:name="bookmark0"/><text:bookmark-end text:name="bookmark0"/></text:p>
      <text:p text:style-name="P882">Dziękuję bardzo.</text:p>
      <text:p text:style-name="P883">Ob. M.<text:s/>Gustek:<text:bookmark-start text:name="bookmark2"/><text:bookmark-end text:name="bookmark2"/></text:p>
      <text:p text:style-name="P884">Prosiłbym o udzielenie głosu panu dyr. Kap<text:span text:style-name="T885">ł</text:span>ankowi. Tylko od razu, żeby tutaj odpowiedzieć, a później prosiłbym, żeby zgodnie z kolejnością udzielić głosu panu Matczewskiemu.</text:p>
      <text:p text:style-name="P886">Dyr. Kapłanek:<text:bookmark-start text:name="bookmark4"/><text:bookmark-end text:name="bookmark4"/></text:p>
      <text:p text:style-name="P887"><text:span text:style-name="T888">A</text:span>ndrzej Kapłanek<text:span text:style-name="T889">.</text:span><text:s/>Ja mogę zazdrościć panu<text:s/><text:span text:style-name="T890">St</text:span>ankiewiczowi dobrego samopoczucia tylko, jeżeli w takich kategoriach widzi on problem, to ja nie dziwię si<text:span text:style-name="T891">ę</text:span>, że tak mocno akcentuje i stawia sprawę w takich<text:s/><text:soft-page-break/>kategoriach i skali czasow<text:span text:style-name="T892">ej</text:span>, że to wszystko jest takie<text:s/>prost<text:span text:style-name="T893">e</text:span>.<text:span text:style-name="T894"><text:s/></text:span>Zazdroszczę tak dobrego samopoczucia. Ja jestem praktykiem i dlatego przedstawiłem to tak jak praktycy, nie koniecznie ja, ale jak praktycy to widzą.</text:p>
      <text:p text:style-name="P895">Bowiem to nie jest tak. Ja nie chciałbym tu wchodzić w długą dyskusję i w ogóle nie zaczynać dyskusji w szczegółach, bo to myślę, że jest to temat dla ekspertów. Ale powiem tylko jeden przykład.</text:p>
      <text:p text:style-name="P896">Jeden z naszych oponentów górniczych polemistów, któr<text:span text:style-name="T897">y</text:span><text:s/><text:span text:style-name="T898">w</text:span><text:s/>dużym artykule przejechał po tym problemie<text:s/>górnictwa i<text:s/>finansowości<text:s/>i ekonomiki górniczej, zaproszony do kopalni na rozmowę z górnikami tzn. z inżynierami, technikami przez SIGiT po czterech godzinach dyskusji gdzie tylko pytaliśmy jak, jak to zrobić. Nie dyskutowaliśmy - jak to zrobić. Na poszczególne argumenty. Na końcu podniósł rękę. A tak był przekonany na początku i w tym artykule, że tak jest wszystko proste.</text:p>
      <text:p text:style-name="P899">I dlatego to jest tylko pewne wtrącenie do tego, by to spokojne samopoczucie, dobre samopoczucie pana Stankiewicza, troszkę zaburzyć.</text:p>
      <text:p text:style-name="P900">Ja też zapraszam pana Stankiewicza i innych, którzy myślą że tak prosto, zapraszam do nas, do górników - my nie będziemy mówić na nie, ale my tylko będziemy pytać - jak to zrobić.</text:p>
      <text:p text:style-name="P901">I myślę, że z tego również coś wyniknie. Natomiast jeżeli chodzi o to pytanie czy ja też to widzę, że to ma być wszystko już w tak krótkim czasie rozwiązane. Źle pan zrozumiał, bowiem ja i moi koledzy najpierw musimy znać jako praktycy pytanie - jakie są uwarunkowania zewnętrzne, a więc ten system ekonomiczno-finansowy, który będzie nas wszystkich górników w szerokim znaczeniu, nie dyrekcje, górników dotyczyć. A potem odpowiemy - jak powiemy A to powiemy i B. I na dzień dzisiejszy dlaczego mnie jest trudno wypowiadać się - czy akurat tak jest, czy takie struktury czy w ogóle inne struktury, jakiekolwiek.</text:p>
      <text:p text:style-name="P902">Natomiast powtarzam jeszcze raz na dzień dzisiejszy, wpuszczenie kopalni w samodzielność w skali czasowej trzech miesięcy, to jest przeogromna odpowiedzialność społeczna i to na nas kamieniem ciąży. Dziękuję.</text:p>
      <text:p text:style-name="P903"><text:span text:style-name="T904">Przewodniczący</text:span><text:span text:style-name="T905">:</text:span></text:p>
      <text:p text:style-name="P906">Dziękuję<text:span text:style-name="T907">.</text:span></text:p>
      <text:p text:style-name="P908"><text:span text:style-name="T909">Min</text:span><text:span text:style-name="T910">.</text:span><text:span text:style-name="T911"><text:s/></text:span><text:span text:style-name="T912">G</text:span><text:span text:style-name="T913">ustek</text:span>:</text:p>
      <text:p text:style-name="P914">Prosiłbym bard<text:span text:style-name="T915">z</text:span>o o udzielenie głosu panu doc. Ma<text:span text:style-name="T916">t</text:span>czewskiemu.</text:p>
      <text:p text:style-name="P917"><text:span text:style-name="T918">Doc. Andrz</text:span><text:span text:style-name="T919">ej</text:span><text:span text:style-name="T920"><text:s/>M</text:span><text:span text:style-name="T921">a</text:span><text:span text:style-name="T922">tczewsk</text:span><text:span text:style-name="T923">i</text:span>:</text:p>
      <text:p text:style-name="P924">Chciałbym zachować w swojej wypowiedzi ten status, który wynika z roli, jaką tu spełniam, a więc eksperta. Ale nie mogę nie zacząć od pewnego polemicznego akcentu mianowicie chciałbym stanowczo wyrazić swój sprzeciw przeciwko opinii pana dra Stankiewicza, wskazującego, że my wszyscy ludzie zaangażowani mniej lub bardziej w problematykę górnictwa po stronie koalicyjno-rządow<text:span text:style-name="T925">e</text:span>j jesteśmy bezpośrednio związani czy zainteresowani.</text:p>
      <text:p text:style-name="P926">Jestem wyraźnie przykładem osoby, która nie jest związana z tym resortem, znana jest z krytycznej opinii wobec tego resortu, wobec rozwiązań i ludzi w tym resorcie.</text:p>
      <text:p text:style-name="P927">Natomiast opowiedziałem się i zadeklarowałem swą gotowość współpracy z tą stroną dlatego, że uważam, iż w tak ważnych kwestiach<text:s/>propozycje przestawiane przez wielu ludzi w kraju po prostu uważam za powiedziałbym bardzo często nieodpowiedzialne czy powiedzmy gospodarczo niewłaściwe.</text:p>
      <text:p text:style-name="P928">Nie będę tego wątku rozwodził, wrócę do sprawy ba<text:span text:style-name="T929">r</text:span>dziej praktycznej, już do kwestii szczegółowych, która wyłoniły się w dyskusji.</text:p>
      <text:p text:style-name="P930">Po pierwsze jako pracownik nauki, praktyk zawodowy, konsultant stwierdzam, że jesteśmy w stanie w zesp<text:span text:style-name="T931">o</text:span>l<text:span text:style-name="T932">e</text:span>,<text:span text:style-name="T933"><text:s/></text:span>którym kieruję, który organizuję, gdzie merytorycznie wnoszę pewne również swoje własne<text:s/><text:soft-page-break/>koncepcje, jesteśmy w stanie opracować w gronie n<text:span text:style-name="T934">aj</text:span>wybitnie<text:span text:style-name="T935">js</text:span>zych polskich badaczy o różnej orientacji stanowisko w sprawie rozwiązań modelowych w ciągu 2-3 miesięcy.</text:p>
      <text:p text:style-name="P936">Dlaczego to mówię? Dlatego, że ludzie którzy mają... deklarują swoją gotowość, nie są po prostu w stanie tego zrobić w ciągu tygodnia czy dwóch. Mówię to w oparciu o doświadczeni<text:span text:style-name="T937">a</text:span><text:s/>z poprzedniej pracy. Mogę zadeklarować, że te grono osób, które już wzięło udział, które być może będzie poszerzone o ekspertów zaproponowanych przez partnerów przy stole, będzie w stanie przedstawić konkretne propozycje rozwiązań. Jaka będzie podjęta decyzja co do wyboru danego kierunku nie jest kwestią tego<text:s/>„stołu”<text:s/>myślę, że to jest kwestia<text:s/>„stołu”<text:s/>wyższego czy nawet jeszcze wyższych decyzji.</text:p>
      <text:p text:style-name="P938">Ale sądzę, że jesteśmy w stanie w ciągu dwóch do 3 miesięcy opracować konkretne projekty alternatywnych rozwiązań, <text:s/>wybór będzie zależał od władzy, jakiej władzy<text:s/>taka jaka się ukształtuje w tych sprawach.</text:p>
      <text:p text:style-name="P939">Natomiast chcę powiedzieć jedno, kto nie projektował konkretnego systemu zarządzania to nie wie, że tego się nie da zrobić w przeciągu miesiąca, dwóch czy trzech w odniesieniu do tak wielkiej organizacji gospodarcz<text:span text:style-name="T940">ej,</text:span><text:s/>nie definiując jej, jakim jest górnictwo węglowe, s<text:span text:style-name="T941">ą</text:span><text:s/>to<text:s/><text:span text:style-name="T942">t</text:span>ysiące zmian w przepisach, w<text:s/><text:span text:style-name="T943">fo</text:span>rmularzach, w druczkach w przepływie informacji, które muszą zapewnić funk<text:span text:style-name="T944">cjo</text:span>nowanie kopalni, rozliczanie bieżące płac itd. i to jest pr<text:span text:style-name="T945">oj</text:span>ektowanie systemu. Ja wczoraj to wyraźnie podkreśliłem, że w zależności od nakładów, od ilości osób, które połączymy być może w oparciu o moje 20-letnie blisko doświadczenie projektanta systemów zarządzania udałoby się zrobić to za rok, może półtora.</text:p>
      <text:p text:style-name="P946">Wybór - jaki projekt - być musi oczywiście podjęty wcześniej i kładę na to autorytet nie tylko swój osobisty ale placówki, którą reprez<text:span text:style-name="T947">e</text:span>ntuję Zakładu Nauk Zarządzania, która profesjonalnie te sprawy robi w przemyśle polskim i mogę przytoczyć wiele przykładów, które by dowiodły, że realność propozycji technicznych jest taka jaką zde<text:span text:style-name="T948">fi</text:span>niowałem w czasie.</text:p>
      <text:p text:style-name="P949">Ja jeszcze raz powtarzam, nie umniejsza czy nie osłabia sprawy wyboru, notabene wybór musi poprzedzać pracę projektowe. To jest kwestia, którą chciałbym wnieść od strony ogólnej organizacji pracy.</text:p>
      <text:p text:style-name="P950">Natomiast z punktu widzenia nauk zarządzania, chciałem w jeszcze jednej sprawie przedstawić stanowisko.<text:s/>Zgadzam się z panem doktorem Stankie<text:span text:style-name="T951">w</text:span>i<text:span text:style-name="T952">c</text:span>zem<text:span text:style-name="T953">,</text:span><text:s/><text:span text:style-name="T954">ż</text:span>e stawianie nadrzędności mechanizmu ekonomiczno-<text:span text:style-name="T955">fi</text:span>nansowego nad systemem zarządzania budzi wątpliwość<text:span text:style-name="T956">.</text:span><text:s/>Natomiast musimy się zgodzić uważam co do jednej sprawy o ścisłym związku tych dwóch rozwiązań. Nie można rozważać jednego w oderwaniu od drugiego.</text:p>
      <text:p text:style-name="P957">W aktualnej sytuacji, kiedy cały system ze swoimi patologiami, z dysfunkcjami jest wynikiem nakazowo - rozdzielczego systemu, on wymusza te struktury. Przecież to co pan dyrektor Helski wczoraj przedstawił nam, to była jedna i tylko prawda. Do tej pory sterowanie każdą kopalnią odbywa się ręcznie. Jeżeli we<text:span text:style-name="T958">ź</text:span>miemy model, o którym dzisiaj się mówi poskutkuje szybkiego usamodzielnienia każdego zakładu wydobywczego, utworzonego podmiotu gospodarczego, to przy 18 nierentownych kopalniach jaki by nie był system czy poprzez renty, czy poprzez ceny rozliczeniowe, póki co istnieje potrzeba ręcznego sterowania, czyli negocjowania z dyrekcją kopalń ile dać pieniędzy w wyniku zmiany warunków geologiczno-górniczych, które mogą nastąpić z miesiąca na miesią<text:span text:style-name="T959">c<text:s/></text:span>o czym koledzy w tych sprawach wiedzą.</text:p>
      <text:p text:style-name="P960">Kopalnia może zmienić swo<text:span text:style-name="T961">j</text:span>ą rentowność w ciągu 1 roku dwa, trzy razy. Nie wiem czy dyrektor Helski to potwierdzi, ale tak to praktyka dowodzi. I to się steruje. Czy może to robić rynek? Jest to jeszcze bajka, którą sobie wymyślają różni ludzie mówiący<text:s/><text:span text:style-name="T962">o<text:s/></text:span>rynku paliw. Oczywiście klient na całym świecie kupuje paliwa na rynku, ale w makro-gospodarce energetycznej nie istnieje rynek w takim sensie, że kopalnia<text:s/>czy jeden<text:s/><text:soft-page-break/>zakład o tym decyduje. Są to zwykle decyzje polityczne o strukturach, ocena o dotacjach. Mogę tu przytoczyć cały szereg faktów wskazujących, że nie ma rynku takiego, że jeden zakład wydobywczy, jedno przeds<text:span text:style-name="T963">i</text:span>ębiorstwo węglowe oddziałuje na rynek<text:s/><text:span text:style-name="T964">i</text:span><text:s/>kształtuje strukturę cenową.</text:p>
      <text:p text:style-name="P965">Ma to wymiar nie tylko strategiczny, bowiem jest dobrem narodowym, ale również czysto praktyczny. Są to umowy wieloletnie, jest to organizacja rurociągów gazowych, dla paliw płynnych. Tak że są to wieloletnie programy, których nie można zmieniać rynkowo. Kopalni też nie możemy eksploatować 4 dni, na pełnym natężeniu przez 2 miesiące, a potem przez 2 miesiące na pół-gwizdka, bo akurat ludzie nie chcą kupować węgla zasiarczonego w tym regionie.</text:p>
      <text:p text:style-name="P966">Tak że zwracam na te sprawy uwagę, one umykają z pola widzenia. Nieraz stwierdzam, moi koledzy ekonomiści na szczeblu powiedziałbym bardzo kompetentnym, makroekonomii, zasugerowani rynkowym przetwórczym przemysłem<text:span text:style-name="T967"><text:s/></text:span>rynkowym przenoszą wprost bezkrytycznie te rozwiązania i tu mógłbym po nazwisku, ale nie w tym jest sprawa.</text:p>
      <text:p text:style-name="P968">Natomiast dodam to co kolega Kapłanek powiedział w momencie gdy tworzymy płaszczyznę dyskusji, na której mają padać argumenty dwóch stron, to mogę powiedzieć, że najbardziej rynkowi profesorowie w tym kraju przyznają, że istnieje specyfika przemysłu wydobywczego co nie jest odkryciem. Jest to tylko uznaniem tego faktu.</text:p>
      <text:p text:style-name="P969">I dlatego apeluję w tej chwili jako już powtarzam nie tyle członek tej grupy, apeluję o uświadomienie<text:s/><text:span text:style-name="T970">s</text:span>obie dynamiki czasu niezbędnego do rozwiązań praktycznych co nie oznacza, że nie można wcześniej podjąć decyzji natury powiedziałbym politycznej.</text:p>
      <text:p text:style-name="P971">To się wiąże z... te decyzje, o których państwo mówicie, są natury politycznej, nie sądzę, aby one mogłyby tutaj zapaść.</text:p>
      <text:p text:style-name="P972">Kończę ostatnią swoją wypowiedź uwagą ogólną. Czy nieraz zastanawiałem się skąd wynika opór wielu decydentów w sprawie wielkości bilansu i kierunku poza względami węgla i kierunków jego rozdziału, poza oczywiście względami technicznymi. Przede wszystkim wynika z tego, że kolejne ekipy czy ludzie, którzy dochodz<text:span text:style-name="T973">i</text:span><text:s/>do władzy o jak najbardziej reformatorskich poglądach, ale ukształtowanym na szczeblu niższym niż centrum, nie uświadamiają sobie, to jest brak myślenia - powiedziałbym dzisiaj - generalny u wielu ludzi w skali szerszej, nie uświadamiają sobie, że problem restrukturyza<text:span text:style-name="T974">cji<text:s/></text:span>czy - a to dotyczy bilansu<text:s/><text:span text:style-name="T975">-</text:span><text:s/>nie są sprawą lokalnego rynku i nie są sprawą wyłącznie danego układu gospo<text:span text:style-name="T976">da</text:span>rczego<text:span text:style-name="T977">.</text:span><text:s/>Jest to problem, który dzisiaj się modnie nazywa globalny czy geopolityczny, r<text:span text:style-name="T978">es</text:span>trukturyzacji nikt nie zrobił w świecie restrukturyza<text:span text:style-name="T979">cj</text:span>i bez udziału kampanii międzynaro<text:span text:style-name="T980">do</text:span>wych. Jak się mówi o lwiątkach czy tygrysiątkach Azji to pamiętajmy, że przemysł samochodowy Korei zbudowali Amerykanie inwestując w 51% kapitały swoje<text:s/>konkretnie General Motors. I dzisiaj restrukturyza<text:span text:style-name="T981">cj</text:span>a olbrzymie miliardy pochłania. Nie wszyscy może wiedzą, że R<text:span text:style-name="T982">W</text:span>G kieruje do Hiszpanii rocznie od 9 do 11 miliardów inwestycyjnych. I w tej sytuacji mie<text:span text:style-name="T983">j</text:span>my świadomość, że sprawa zmiany restrukturyza<text:span text:style-name="T984">cj</text:span>i gospodarki ma również wymiar globalny nie tylko uzależniony od decyzji mikroekonomicznych. I dopóki nie zobaczę w Polsce nowego rurociąg gazowego, który nam zapewni w jedną i w drugą stronę dopł<text:span text:style-name="T985">y</text:span>w gazu, dopóki nie będą widział nowej fabryki, kt<text:span text:style-name="T986">ó</text:span>r<text:span text:style-name="T987">a</text:span><text:s/>daje materiały - nowe generacje materiałów<text:span text:style-name="T988"><text:s/></text:span>sztucznych, tworzyw sztucznych i papieru czy hut, które d<text:span text:style-name="T989">aj</text:span>ą blachy walcowane na zimno nowej generac<text:span text:style-name="T990">ji</text:span>, do tej pory będą walczył uporczywie o nieobniżanie ani jednej tony węgla, bo łatwo jest obniżyć wydobycie, natomiast doświadczenie wykazuje, że zmiana tego stanu nie jest moż<text:span text:style-name="T991">li</text:span>wa.</text:p>
      <text:p text:style-name="P992">I awanturni<text:span text:style-name="T993">ct</text:span>wem gospodarczym jest dążenie do zmian w zakresie obecnej struktury paliwowej bez<text:s/><text:soft-page-break/>nowych faktów, to znaczy nowych technologii, nowych rzeczy, ale nie w kategorii chciejstwa, tylko fizycznie istniejących. Argument, że gdybyśmy zdjęli te pieniądze z węgla i dali na nowe technologie w ramach wewnętrznej alokacji jest również naiwny. Te kwoty i te rodzaje środków są niestety niewystarcz<text:span text:style-name="T994">aj</text:span>ąc<text:span text:style-name="T995">e</text:span>, by właśc<text:span text:style-name="T996">i</text:span>wy problem restrukturyzac<text:span text:style-name="T997">ji</text:span>, który zbliża Polskę do głównego nurtu postępu technicznego przybliżyć.</text:p>
      <text:p text:style-name="P998">Dziękuję.</text:p>
      <text:p text:style-name="P999"><text:span text:style-name="T1000">Przewodnicząc</text:span><text:span text:style-name="T1001">y</text:span>:</text:p>
      <text:p text:style-name="P1002">Proszę, pan Moric.</text:p>
      <text:p text:style-name="P1003"><text:span text:style-name="T1004">O</text:span><text:span text:style-name="T1005">b. Rajmund Moric</text:span>:</text:p>
      <text:p text:style-name="P1006">Proszę państwa, pozwólcie, że i nasza strona wypowie się w tej chwili, jak widzi sprawę systemu zarządzania, jak widzi struktury zarządzania w górnictwie.</text:p>
      <text:p text:style-name="P1007">Chcę powiedzieć, że nasze stanowisko może wydawać się ekspertom, czy praktykom na wysokich szczeblach, może trochę takie niedopracowane, ale jest ono wypracowane pod kątem spojrzenia, jak w tym wszystkim mają być załogi, co ma służyć załogom i pod tym kątem widzimy te rozwiązania<text:span text:style-name="T1008">.<text:s/></text:span>Mam te rozwiązania w tym układzie, nawet może w pewien sposób przełamiemy i przeciwko modzie wystąpimy, jaka panuje w zakresie zmian struktur. Ale uważamy, że liczy się człowiek.</text:p>
      <text:p text:style-name="P1009">I nasza sytuacja jest o tyle trudniejsza, bo tutaj panowie w większości, szczególnie eksperci, wyrażają swoje poglądy, my w tej materii mamy jako struktura legalnie działająca, jednoznaczne stanowisko naszych związków zawodow<text:span text:style-name="T1010">yc</text:span>h.</text:p>
      <text:p text:style-name="P1011">Struktury zarządzania traktujemy nie jako oderwane od świata, od rzeczywistości, ale jako wynik systemu, systemu finansowo-ekonomicznego oraz w kontekście zadań, jakie te struktury mają do realizacji w procesie produkcyjnym, w procesie stanowienia prawa, w sprawie realizacji potrzeb załóg.</text:p>
      <text:p text:style-name="P1012">Przyjmujemy następujące uwarunkowania, jakie są w tym zakresie i jakie założenia. Po pierwsze - w odróżnieniu od strony opozycyjno-solidarnościowej, która w expose<text:s/>swego czasu powiedziała, że godzi się na<text:s/><text:span text:style-name="T1013">z</text:span>amykanie kopalń, my się na zamykanie kopalń nie godzimy<text:span text:style-name="T1014">.</text:span><text:s/>Ponieważ za kopalniami widzimy człowieka<text:span text:style-name="T1015">.</text:span><text:s/>Natomiast stwierdzamy, że opowiadamy się za poprawieniem rentowności kopalń.<text:s/>Ale ta rentowność nie może się odbywać kosztem spraw socjalnych - na co zwrócił uwagę pan dyr<text:span text:style-name="T1016">.</text:span><text:s/>Kapłanek. My jesteśmy takiego samego zdania.</text:p>
      <text:p text:style-name="P1017">Następnie warunkujemy rozwiązania systemu zarządzania od systemu finansowego, a więc czy de<text:span text:style-name="T1018">c</text:span>ydujemy się na urynkowienie cen surowców, czy decydujemy się na odejście od cen urzędowych, wreszcie i przejście na ceny transakcyjne lub umowne, ponieważ pozostając przy cenach urzędowych stanowimy dalej enklawę w systemie ekonomicznym państwa, w systemie reformy naszym zdaniem i z<text:span text:style-name="T1019">os</text:span>t<text:span text:style-name="T1020">aj</text:span>emy w systemie starym - nakazowym, wtedy stalinowskim<text:span text:style-name="T1021">.</text:span></text:p>
      <text:p text:style-name="P1022">A więc my opowiadamy się za urynkowieniem, za wprowadzeniem cen umownych nawet<text:span text:style-name="T1023">.</text:span><text:s/>Jeżeli chodzi<text:span text:style-name="T1024">..</text:span>. uznajemy specyfikę górnictwa związaną z tym, że duży wpływ na wyniki finansowe zakładów pracy mają warunki złożowe, system eksploatacji, a to ma również duży wpływ na możliwości finansowe kopalń, w tym i możliwości tworzenia funduszu płac<text:span text:style-name="T1025">.</text:span></text:p>
      <text:p text:style-name="P1026">Następnie stwierdzamy i zdajemy sobie sprawę, że chcąc zabezpieczyć interes społeczny w zakresie ochrony powierzchni, w zakresie spraw związanych z koordynacją wybierania kopalin, potrzebny jest jakiś organ, jakieś ciało, które by to dokonywał. Nie mówimy kto, ale taką<text:s/>potrzebę widzimy<text:span text:style-name="T1027">.</text:span></text:p>
      <text:p text:style-name="P1028">Następnie uważamy, że struktura powinna umożliwić też zapewnienie produkcji odpowiedniej ilości maszyn, urządzeń, a więc zabezpieczenie w odpowiednie maszyny do produkcji węgla<text:span text:style-name="T1029">,</text:span><text:s/>do produkcji<text:s/><text:soft-page-break/>surowców kopalnych.</text:p>
      <text:p text:style-name="P1030">I następnie widzimy, a mamy to z praktyki, myślę, że inni też do tego dojdą, że resort przemysłu, który jest w tej chwili... nie jest w stanie objąć wszystkich zagadnień, które się wyłaniają w górnictwie z racji tego, że nie chce, tylko po prostu z prostej przyczyny, że jest to ciało dosyć małe, a biorąc pod uwagę pewną specyfikę górnictwa, którą wszyscy uznajemy przy tym stole, nie ma odpowiedzi nawet fachowców, żeby w tym zakresie móc podejmować decyzje.</text:p>
      <text:p text:style-name="P1031">W związku z tymi uwarunkowaniami, takimi głównymi, stwierdzamy, że na dzień dzisiejszy struktury zarządzania w górnictwie nie są dobre. Jest ich nadmierna ilość.<text:s/><text:span text:style-name="T1032">Z</text:span><text:s/>trzech elementów struktury wyszliśmy niedawno i doszliśmy do czterostopniowej struktury. Jest to oczywiście paradoks ja bym powiedział, który... chcę powiedzieć - byliśmy przeciwni.</text:p>
      <text:p text:style-name="P1033">Jeżeli chodzi - jak widzimy struktury? Biorąc te wszystkie uwarunkowania, które powiedziałem, widzimy konieczność powstania resortu wydobywczo-energetycznego. I chcę powiedzieć, że jest to uzgodnione między Federacją Górników i Federacją Energetyków. Nie jest to megalomania, ale traktujemy surowce jako raz - element pewien strategiczny, ale dwa - jest to sprawa związana z tym, że na<text:s/>dzień dzisiejszy są pewne specyficzne uwarunkowania w zakresie rozwiązań finansowych i inwestycyjnych w górnictwie<text:span text:style-name="T1034">.</text:span><text:s/>Przy czym rozumiemy ten resort, żeby objął wszystkie kopaliny, łącznie z geologią, jak i również zaplecze. T<text:span text:style-name="T1035">a</text:span>ki resort mógłby wreszcie rozwiązać sprawę braku maszyn<text:s/>i urządzeń, tak boleśnie odczuwalny w takich rodzajach górnictwa, jak skalne, jak w geologii, gdyż brak jes<text:span text:style-name="T1036">t</text:span><text:s/>tutaj jakiegoś koordynatora. Właśnie pozostawienie tych dziedzin samym sobie powoduje, że na dzień dzisiejszy jest tam katastrofa w zakresie warunków pracy, z powodu braku odpowiedniego umaszynowienia odpowiedniej jakości.</text:p>
      <text:p text:style-name="P1037">Następnie stwierdzamy, jeżeli będą w systemie finansowym ceny umowne, w zasadzie nie ma wtedy konieczności przedsiębiorstwa wielozakładowego. Natomiast, jeżeli jest sprawa związana z tym, że dalej będą dotacje albo że trzeba będzie wprowadzić rentę wyrównawczą, widzimy konieczność przeds<text:span text:style-name="T1038">ię</text:span>biorstwa wielozakładowego, chociażby takiego jak kombinat miedzi, gdzie poszczególne zakłady miałyby jasno sprecyzowany, ale system rozliczania, pobudzający jednocześnie do efektywnie<text:span text:style-name="T1039">js</text:span>zej pracy załogi i kierownictwa.</text:p>
      <text:p text:style-name="P1040">Gdyby były ceny umowne, ten element byłby zbędny. Następnie kopalnie na właśnie rozliczeniu własnym w układzie albo wyznaczanych przez przedsiębiorstwo wielozakładowe przy braku cen umownych, albo rozliczające się samodzielnie w przypadku cen umownych.</text:p>
      <text:p text:style-name="P1041">Chcę następnie powiedzieć, że oczywiście będziemy brać udział w pracach zespołu. Natomiast chcę powiedzieć<text:s/><text:span text:style-name="T1042">je</text:span>dnoznacznie, że będziemy zawsze się opowiadali za takim rozwiązaniem, które załogom górniczym przyniesie poprawienie ich warunków pracy, bytu.</text:p>
      <text:p text:style-name="P1043">Dzięku<text:span text:style-name="T1044">ję</text:span><text:s/>bardzo.</text:p>
      <text:p text:style-name="P1045"><text:span text:style-name="T1046">Przewodniczący</text:span>:</text:p>
      <text:p text:style-name="P1047">Dzięku<text:span text:style-name="T1048">ję</text:span>. Pan Grzegorz Stawski.</text:p>
      <text:p text:style-name="P1049"><text:span text:style-name="T1050">Ob. Marian Gustek</text:span>:</text:p>
      <text:p text:style-name="P1051">Panie Przewodniczący, czy ja bym mógł prosić w sprawie formalnej?</text:p>
      <text:p text:style-name="P1052"><text:span text:style-name="T1053">Przewodnicząc</text:span><text:span text:style-name="T1054">y</text:span>:</text:p>
      <text:p text:style-name="P1055">Proszę.</text:p>
      <text:p text:style-name="P1056"><text:span text:style-name="T1057">O</text:span><text:span text:style-name="T1058">b. Marian Gustek</text:span>:</text:p>
      <text:p text:style-name="P1059">Ja proszę sekretariat, żeby współprzewodniczącym rozdał to pismo. Czuję się w obowiązku - wpłynął -<text:s/><text:soft-page-break/>do Komisji Górnictwa<text:s/>„okrągłego stołu”<text:s/>protest dyrektora generalnego Wspólnoty Energetyki i Węgla Brunatnego, ponieważ wszystkie protesty tutaj jakoś rozpatru<text:span text:style-name="T1060">je</text:span>my, chciałbym i ten protest tutaj przedstawić.</text:p>
      <text:p text:style-name="P1061">W związku z wypowiedzią przedstawiciela strony opozyc<text:span text:style-name="T1062">yj</text:span>no-solidarnościowej w dniu 2.<text:span text:style-name="T1063">I</text:span>II.19<text:span text:style-name="T1064">8</text:span>9 r. przed kamerami telewizji polskiej w programie<text:s/>„Wokół Okrągłego Stołu”<text:s/>uważam za niezbędne złożyć następujące oświadczenie.</text:p>
      <text:p text:style-name="P1065">Wypowiedź przedstawiciela strony opozyc<text:span text:style-name="T1066">yj</text:span>no-solidarności<text:span text:style-name="T1067">owej</text:span><text:s/>jest powtórzeniem kłamstw zawartych w a<text:span text:style-name="T1068">rt.</text:span><text:s/>Michała Mońko wydrukowanym w<text:s/>„Tygodniku kulturalnym”<text:s/>z dn. 26 lutego br. Jednym z takich kłamstw jest twierdzenie, że pomieszczenie biurowe zarządu Wspólnoty Energetyki i Węgla Brunatnego wyłożone są<text:s/>„perskimi, mongolskimi, niemieckimi i polskimi puszystymi dywanami”. Oświadczamy, że we Wspólnocie Energetyki i Węgla brunatnego nie było i nie ma ani jednego dywanu.<text:s/>Podłogi w pokojach wyłożone są zwykłą wykładziną produkcji krajowej, a korytarze starymi również polskimi chodnikami.</text:p>
      <text:p text:style-name="P1069">Kategorycznie protestujemy przeciwko stwierdzeniu, jakoby kierownictwo Zarządu<text:s/><text:span text:style-name="T1070">Ws</text:span>pólnoty nie int<text:span text:style-name="T1071">e</text:span>resow<text:span text:style-name="T1072">ało<text:s/></text:span>się przebiegiem strajku w kopalni<text:s/><text:span text:style-name="T1073">„</text:span>Bełchatów”<text:span text:style-name="T1074">.<text:s/></text:span>Udział w rozmowach ze strajkującymi górnikami brał pełnomocnik dyrektora generalnego Wspólnoty dyr. mgr inż. Arkadiusz Szulc. A kierownictwo zarządu utrzymywało stały kontakt z dyrekcją kopalni kontrolując przebieg wydarzeń.</text:p>
      <text:p text:style-name="P1075">Informujemy również, że we Wspólnocie Energetyki i Węgla Brunatnego przeprowadzona została w styczniu<text:s/><text:span text:style-name="T1076">1989</text:span><text:s/>r. reorganizacja zgodnie z decyzjami rządu i duchem ustawy sejmowej o Wspólnocie Energetyki i Węgla Brunatnego.</text:p>
      <text:p text:style-name="P1077">Ponadto informuję, że stanowisko Wspólnoty Energetyki i Węgla brunatnego w sprawie treści artykułu i zawartych w nim kłamstw zostało przekazane naczelnemu redaktorowi<text:s/>„Tygodnika Kulturalnego”<text:s/>z żądaniem wydrukowania go w najbliższym numerze.</text:p>
      <text:p text:style-name="P1078">Jednocześnie stanowisko to zostało przekazane do wiadomości rzecznikowi prasowemu rządu - ministrowi Jerzemu Urbanowi. Podpisał dyrektor generalny mgr inż. Władysław Matlak.</text:p>
      <text:p text:style-name="P1079">Ja na tym tle nie komentując.<text:span text:style-name="T1080">..</text:span><text:s/>Wczoraj kolega, gdy oglądałem w telewizji to nie powiedział, że to dotyczy Wspólnoty Energetyki i Węgla Brunatnego. I jeszcze wieczorem, w domu dostałem kilkanaście telefonów co się w tej Wspólnocie Węgla Kamiennego dzieje. Ale to tak na marginesie</text:p>
      <text:p text:style-name="P1081">Proszę aby to był oficjalny, tutaj przyjęty..<text:span text:style-name="T1082">.</text:span></text:p>
      <text:p text:style-name="P1083"><text:span text:style-name="T1084">Przewodniczący</text:span>:</text:p>
      <text:p text:style-name="P1085">Tak przyjęty, tylko że w tym temacie kol. Brzuzy.</text:p>
      <text:p text:style-name="P1086"><text:span text:style-name="T1087">Ob. Ryszard Brzuzy<text:s/></text:span><text:span text:style-name="T1088">-</text:span><text:span text:style-name="T1089"><text:s/>strona<text:s/></text:span><text:span text:style-name="T1090">„</text:span><text:span text:style-name="T1091">Solidarności</text:span><text:span text:style-name="T1092">”</text:span>:</text:p>
      <text:p text:style-name="P1093">Proszę państwa, faktycznie zacytowałem informację z tego<text:s/>„Tygodnika Kulturalnego”.<text:s/><text:span text:style-name="T1094">I</text:span><text:s/>podtrzymuję swoje stanowisko, które zaprezentowałem przed telewizją.</text:p>
      <text:p text:style-name="P1095">Ale dlaczego? Dlatego, że tutaj pan dyrektor generalny Wspólnoty tak bardzo się obraził. Natomiast w sprawie formalnej chciałem powiedzieć, że faktycznie przysłał do Bełchatowa swego wysłannika, ponieważ sam był w tym czasie za granicą. Ja nie wiem co on tam za granicą robił. W każdym razie wysłannik pana dyrektora generalnego na pytanie - czy posiada pełnomocnictwa i kompetencje odpowiedział, że takowych nie posiada. Po czym mu podziękowaliśmy i powiedzieliśmy, że może być jako obserwator. I dziwimy się, że za państwowe pieniądze jechał do Bełchatowa tylko po to, żeby sobie na wszystko popatrzeć, na tych ludzi leżących na betonie.</text:p>
      <text:p text:style-name="P1096">Dzięku<text:span text:style-name="T1097">ję</text:span>.</text:p>
      <text:p text:style-name="P1098"><text:span text:style-name="T1099">Przewodnicząc</text:span><text:span text:style-name="T1100">y</text:span>:</text:p>
      <text:soft-page-break/>
      <text:p text:style-name="P1101">Może ja - bo tu idzie taka polemika non stop z tymi gołymi podłogami. Może byśmy się akurat tam wybrali i będziemy mieli możliwość zwiedzić te pomieszczenia, pooglądać sobie i już. Bo to widzę...</text:p>
      <text:p text:style-name="P1102"><text:span text:style-name="T1103">Minister Gustek</text:span>:</text:p>
      <text:p text:style-name="P1104">Może już po<text:s/>„okrągłym stole”.</text:p>
      <text:p text:style-name="P1105"><text:span text:style-name="T1106">Przewodniczący</text:span>:</text:p>
      <text:p text:style-name="P1107">Dobrze, protest jest przez nas przyjęty<text:span text:style-name="T1108">,</text:span><text:s/>oczywiście jak każdy protest wymaga wyjaśnienia, a każde oświadczenie też wymaga wyjaśnienia i ustosunkowania się różnych stron w tym wszystkim. Widzę, że jesteśmy tu zawalani od rana różnego rodzaju papierami. Odchodzimy od zasadniczego<text:span text:style-name="T1109">,</text:span><text:s/>od podstawowego tematu. A więc prosiłbym w końcu przesta<text:span text:style-name="T1110">ć</text:span><text:s/>protestować, a zacząć coś konkretnie robić.</text:p>
      <text:p text:style-name="P1111">Jeszcze o zabranie głosu prosiłbym ko<text:span text:style-name="T1112">l</text:span>. Grzegorza Stawskiego. Zrobilibyśmy /taką mam propozycję/ 10-minu<text:span text:style-name="T1113">to</text:span>wą przerwę i we<text:span text:style-name="T1114">ź</text:span>my się już za konkrety. Bo to zbyt długo trwa takie wzajemne najeżdżanie się.</text:p>
      <text:p text:style-name="P1115"/>
      <text:p text:style-name="P1116">/Przerwa/.</text:p>
      <text:p text:style-name="P1117"/>
      <text:p text:style-name="P1118"><text:span text:style-name="T1119">O</text:span><text:span text:style-name="T1120">b.</text:span><text:span text:style-name="T1121"><text:s/>Stawski</text:span>:</text:p>
      <text:p text:style-name="P1122">Tutaj mam taką prośbę do kol. Morica, ażeby przeczytał uważniej przemówienie naszego szefa w sprawie tego co tutaj zacytował, a więc likwidacji kopalń itd.</text:p>
      <text:p text:style-name="P1123">Nasze stanowisko związane jest ściśle z tym co w ekonomii jest słuszne. Ale jako związek zawodowy zrobiliśmy cały wywód na ten temat w jaki sposób ewentualnie w chwili gdy będą sprawy konieczne, jakie uwarunkowania muszą tu być spełnione.</text:p>
      <text:p text:style-name="P1124">A więc proszę to jeszcze raz przeczytać i po prostu nie wyrywać zdań z kontekstu.</text:p>
      <text:p text:style-name="P1125"><text:span text:style-name="T1126"><text:s text:c="29"/></text:span>:</text:p>
      <text:p text:style-name="P1127">Jeżeli można panie przewodniczący. Ja rozumiem, że tutaj pan Stawki potwierdził moją tezę.</text:p>
      <text:p text:style-name="P1128"><text:span text:style-name="T1129">Przewodniczący</text:span>:</text:p>
      <text:p text:style-name="P1130"><text:span text:style-name="T1131">To</text:span><text:s/>co panow<text:span text:style-name="T1132">i</text:span>e<text:s/><text:span text:style-name="T1133">ws</text:span>półprzewodniczący, zrobimy przerwę, a po przerwie bierzemy się do roboty.</text:p>
      <text:p text:style-name="P1134"><text:span text:style-name="T1135">Min.<text:s/></text:span><text:span text:style-name="T1136">G</text:span><text:span text:style-name="T1137">ustek</text:span>:</text:p>
      <text:p text:style-name="P1138">Ja nie mam nic przeciwko przerwie, ale nam też propozycję taką, żebyśmy dzisiaj skończyli o godzinie 16-ej.</text:p>
      <text:p text:style-name="P1139"/>
      <text:p text:style-name="P1140">/10-minutowa przerwa/.</text:p>
      <text:p text:style-name="P1141"/>
      <text:p text:style-name="P1142"><text:span text:style-name="T1143">Przewodniczący</text:span>:</text:p>
      <text:p text:style-name="P1144">Przepraszam, że to trwało tak długo, ale akurat wkraczamy w taki dość gorący okresy także w związku z tym, że zakończyła swoją pracę grupa do spraw czasu pracy, może ja bym prosił, żeby zabrał głos mec.<text:s/><text:span text:style-name="T1145">L</text:span>eszek Piotrowski.</text:p>
      <text:p text:style-name="P1146"><text:span text:style-name="T1147">O</text:span><text:span text:style-name="T1148">b. Gustek</text:span>:</text:p>
      <text:p text:style-name="P1149">Ja bym prosił w spraw<text:span text:style-name="T1150">ę</text:span><text:s/>formalnej o udzielenie mi głosu.</text:p>
      <text:p text:style-name="P1151"><text:span text:style-name="T1152">Przewodnicząc</text:span><text:span text:style-name="T1153">y</text:span><text:span text:style-name="T1154">:</text:span></text:p>
      <text:p text:style-name="P1155">Pr<text:span text:style-name="T1156">os</text:span>zę.</text:p>
      <text:p text:style-name="P1157"><text:span text:style-name="T1158">Ob</text:span><text:span text:style-name="T1159">.</text:span><text:span text:style-name="T1160"><text:s/></text:span><text:span text:style-name="T1161">M</text:span><text:span text:style-name="T1162">.<text:s/></text:span><text:span text:style-name="T1163">G</text:span><text:span text:style-name="T1164">ustek</text:span>:</text:p>
      <text:p text:style-name="P1165">Protest. Składam ostry protest przec<text:span text:style-name="T1166">i</text:span>wko zawartemu w oświadczeniu strony solidarnościowo-<text:soft-page-break/>opozycyjnej stwierdzeniu, że dotychczasowy system ekonomiczno-finansowy i związany z tym system organizacji pracy zbankrutowały. Podkreślam to słowo: zbankrutowały. Górnictwo wywiązuje się z zaplanowanych dla niego obowiązków wydobywczych, realizuje dostawy w ramach wieloletnich umów eksportowych, zaspokaja potrzeby gospodarki narodowej i społeczeństwa.<text:s/><text:span text:style-name="T1167">W</text:span><text:s/>ciągu ubiegłych 8 lat nie było w naszym kraju wyłączeń energetycznych, zaś jeśli idzie o potrzeby rynku miejskiego i wiejskiego to chciałbym przypomnieć, że dzięki rytmicznemu wydobyciu zniesiono w tym roku reglamenta<text:span text:style-name="T1168">cj</text:span>ę i węgla nie brakuje.</text:p>
      <text:p text:style-name="P1169">Podkreślam, że prace nad nowymi rozwiązaniami w zakresie systemu ekonomiczno-<text:span text:style-name="T1170">fi</text:span>nansowego, zarządzania i czasu pracy podjęte zostały z ini<text:span text:style-name="T1171">cj</text:span>atywy Wspólnoty Węgla Kamiennego, w intencji dostosowania zasad funkcjonowania górnictwa do ogólnych kierunków reformy gospodarczej w gospodarce narodowej.</text:p>
      <text:p text:style-name="P1172">Tyle tekst protestu i wniosek<text:span text:style-name="T1173">:</text:span></text:p>
      <text:p text:style-name="P1174">W świetle powyższego uważam, w imieniu strony koalicyjno-rządow<text:span text:style-name="T1175">ej,</text:span><text:s/>że wypracowany projekt porozumienia zredagowany przez powołany w tym celu zespół redakcyjny, jest ze strony koali<text:span text:style-name="T1176">c</text:span>y<text:span text:style-name="T1177">j</text:span>no-rządow<text:span text:style-name="T1178">ej</text:span><text:s/>nie do zaakceptowania i proponuję, aby w jednym dokumencie zostały zawarte w tych tematach stanowiska stron reprezen<text:span text:style-name="T1179">to</text:span>wanych w czasie obrad, stanowisko strony koalicyjno-rzą<text:span text:style-name="T1180">dowej</text:span>, stanowisko OPZZ i stanowisko strony opozyc<text:span text:style-name="T1181">yj</text:span>no-solidarnościow<text:span text:style-name="T1182">ej</text:span>.</text:p>
      <text:p text:style-name="P1183">Dziękuję<text:span text:style-name="T1184">.</text:span></text:p>
      <text:p text:style-name="P1185"><text:span text:style-name="T1186">Przewodniczący</text:span>:</text:p>
      <text:p text:style-name="P1187">Czy strona OPZZ chciała zabrać głos w tej sprawie?</text:p>
      <text:p text:style-name="P1188">To znaczy, że przewodniczący Gustek proponuje kolejny protokół rozbieżności, tak?</text:p>
      <text:p text:style-name="P1189">Protokół stanowisk tak, czyli wychodzi na to, że ten zespół musiałby na nowo pracować.</text:p>
      <text:p text:style-name="P1190"><text:span text:style-name="T1191">O</text:span><text:span text:style-name="T1192">b. Gustek</text:span>:</text:p>
      <text:p text:style-name="P1193">Przepraszam, ale pano<text:span text:style-name="T1194">wi</text:span>e odrzu<text:span text:style-name="T1195">ci</text:span>li nasze propozycje, z którymi dzisi<text:span text:style-name="T1196">a</text:span>j wyszliśmy. Tym samym odrzucili naszą propozyc<text:span text:style-name="T1197">ję</text:span><text:s/>o współpracy nad systemem<text:span text:style-name="T1198"><text:s/>fi</text:span>nansowo-ekonomicznym i strukturami zarządzania, stąd wynik<text:span text:style-name="T1199">aj</text:span>ącymi. Jeżeli tak, no to musimy postawić, że strona solidarnościowa ma takie stanowisko w tych sprawach, strona OPZZ takie, a strona rządowa takie.</text:p>
      <text:p text:style-name="P1200">Dz<text:span text:style-name="T1201">i</text:span>ękuję bardzo.</text:p>
      <text:p text:style-name="P1202"><text:span text:style-name="T1203">Przewodnicząc</text:span><text:span text:style-name="T1204">y</text:span>:</text:p>
      <text:p text:style-name="P1205">W związku z tym powołujemy zespół redakcyjny z każdej strony<text:span text:style-name="T1206">.</text:span></text:p>
      <text:p text:style-name="P1207">Jestem za zmianą tego zespołu.</text:p>
      <text:p text:style-name="P1208"><text:span text:style-name="T1209">Ob.<text:s/></text:span><text:span text:style-name="T1210">R.</text:span><text:span text:style-name="T1211"><text:s/>Mo</text:span><text:span text:style-name="T1212">ri</text:span><text:span text:style-name="T1213">c</text:span>:</text:p>
      <text:p text:style-name="P1214">Proszę Państwa! Oczywiście każda ze stron ma prawo do prezentowania swo<text:span text:style-name="T1215">je</text:span>go stanowiska i te prezentacje dokonujemy tutaj w ten czy inny składny<text:s/>- nieskładny<text:s/>sposób. Natomiast efektem tej wymiany poglądów powinno by<text:span text:style-name="T1216">ć</text:span><text:s/>jakieś zbliżenie stanowisk i ewentualnie znalezienie, przekonanie się wzajemne, jakiegoś consensusu<text:span text:style-name="T1217"><text:s/></text:span>w tematach nas inter<text:span text:style-name="T1218">es</text:span>ujących. Ja rozumiem, że tu pan minister Gustek mówił w ogóle odnośnie porozumienia w trzech tematach, a więc czasu pracy, systemu finansowego, ekonomicznego i w sprawie związanej ze struktu<text:span text:style-name="T1219">r</text:span>ami zarządzania. Czy w tym układzie mam pytanie, ponieważ widzę, że został przygotowany, właściwie też prezentacja stanowisk poszczególnych stron w zakresie czasu pracy, bo rozumiem, że jednak to nie jest porozumienie, skoro tu każdy prezentuje swój pogląd, ten dokument, który nam doręczono jest jednak de facto prezentacją stanowisk, które są w tej mierze w różny sposób zbieżne,<text:s/><text:soft-page-break/>ta zbieżn<text:span text:style-name="T1220">o</text:span>ść chodzi po różnych przekątnych - czy<text:s/><text:span text:style-name="T1221">w</text:span><text:s/>tym układzie ministrze Gustek rozumiem, że również i ten protokół - te stanowiska miałyby być rozpisane na oddzielnych blankietach, na oddzielnych papierach?</text:p>
      <text:p text:style-name="P1222">Może to zostać w jednym dokumencie?</text:p>
      <text:p text:style-name="P1223"><text:span text:style-name="T1224">W</text:span><text:s/>tym układzie każda ze stron powinna przedstawić przedstawicieli, my mamy tych co mieliśmy do tej pory,<text:s/>i niech siadają, i niech pracuję, bo ja rozumiem, że<text:s/><text:span text:style-name="T1225">w<text:s/></text:span>tym układzie tak samo w sprawie systemu ekonomicznego jak i w sprawie struktur zarządzania, żeby to było też w jednym,<text:s/><text:span text:style-name="T1226">ł</text:span>ącznym komplemen<text:span text:style-name="T1227">tar</text:span>nym zapisie.</text:p>
      <text:p text:style-name="P1228">Jako o<text:span text:style-name="T1229">d</text:span>rębne stanowiska, zaprezentowane w jednym dokumenci<text:span text:style-name="T1230">e.</text:span></text:p>
      <text:p text:style-name="P1231"><text:span text:style-name="T1232">Ob. Gustek</text:span>:</text:p>
      <text:p text:style-name="P1233">Myśmy te stano<text:span text:style-name="T1234">wi</text:span>ska dali i te stanowiska praktyczne w tym dokumencie są zawarte. Trzeba je doreda<text:span text:style-name="T1235">g</text:span>ować. Ja proponuję, żeby z naszej strony w tym zespole pracowało tych trzech panów, którzy przedtem pracowali, nie wnoszę tutaj o zmiany. Chciałbym tylko, żeby w zakresie - ponieważ dochodzi do tego jeszcze zagadnienie struktur prosić do tego pana<text:s/><text:span text:style-name="T1236">d</text:span>o<text:span text:style-name="T1237">c</text:span>. Matczewskiego jako czwartą osobę z naszej strony.</text:p>
      <text:p text:style-name="P1238">Dziękuję bardzo.</text:p>
      <text:p text:style-name="P1239"><text:span text:style-name="T1240">P</text:span><text:span text:style-name="T1241">rz</text:span><text:span text:style-name="T1242">ewodnicząc</text:span><text:span text:style-name="T1243">y</text:span>:</text:p>
      <text:p text:style-name="P1244">Propozycje ze strony OPZZ?</text:p>
      <text:p text:style-name="P1245"><text:span text:style-name="T1246">Ob. Moric</text:span>:</text:p>
      <text:p text:style-name="P1247"><text:span text:style-name="T1248">Te</text:span>n sam zespół.</text:p>
      <text:p text:style-name="P1249"><text:span text:style-name="T1250">Przewodnicząc</text:span><text:span text:style-name="T1251">y</text:span>:</text:p>
      <text:p text:style-name="P1252">Ja rozumiem, panie przewodniczący Gustek, że to mają być ustalenia już w tych trzech tematach, tak?</text:p>
      <text:p text:style-name="P1253">No to w związku z tym z naszej strony pan Węglarz Stawski, Piotrowski<text:s/><text:span text:style-name="T1254">i</text:span><text:s/>Bojarski.</text:p>
      <text:p text:style-name="P1255">W związku z tym zespoły powinny się udać w celu zredagowania, opracowania dokumentu.</text:p>
      <text:p text:style-name="P1256">/Przerwa/.</text:p>
      <text:p text:style-name="P1257"/>
      <text:p text:style-name="P1258">/Po przerwie/.</text:p>
      <text:p text:style-name="P1259"><text:span text:style-name="T1260">Przewodn</text:span><text:span text:style-name="T1261">ic</text:span><text:span text:style-name="T1262">ząc</text:span><text:span text:style-name="T1263">y</text:span>:</text:p>
      <text:p text:style-name="P1264"><text:span text:style-name="T1265">W</text:span><text:s/>związku z tym, że grupa robocza udała się w celu redagowania i uzgodnienia wspólnego stanowiska, względnie sporządzenia stanowisk, przejdziemy do tematu innego, nieprzewidzianego na dzień dzisiejszy, ale myślę, że każda ze stron ewentualnie wyrazi opinię na temat, który tu uzgodnimy.</text:p>
      <text:p text:style-name="P1266"><text:span text:style-name="T1267">Ob</text:span><text:span text:style-name="T1268">.</text:span><text:span text:style-name="T1269"><text:s/>Marian Gustek</text:span>:</text:p>
      <text:p text:style-name="P1270">Ja uważam, tzn. podzielam pogląd pana Pietrzyka i proponu<text:span text:style-name="T1271">ję</text:span>, abyśmy przeszli do kolejnego tematu, tj<text:span text:style-name="T1272">.</text:span><text:s/>sprawa bezpieczeństwa pracy.</text:p>
      <text:p text:style-name="P1273"><text:span text:style-name="T1274">Przewodnicząc</text:span><text:span text:style-name="T1275">y</text:span>:</text:p>
      <text:p text:style-name="P1276">Czy przewodniczący, pan Moric wnosi jakieś uwagi?</text:p>
      <text:p text:style-name="P1277"><text:span text:style-name="T1278">Ob. Rajmund Moric</text:span>:</text:p>
      <text:p text:style-name="P1279">Nie. Oczywiście na każdy temat, jesteśmy przygotowani.</text:p>
      <text:p text:style-name="P1280"><text:span text:style-name="T1281">Przewodnicząc</text:span><text:span text:style-name="T1282">y</text:span>:</text:p>
      <text:p text:style-name="P1283">Dziękuję. To proszę o głosy w dyskus<text:span text:style-name="T1284">ji</text:span>.</text:p>
      <text:p text:style-name="P1285"><text:span text:style-name="T1286">Ob. Marian Gustek</text:span>:</text:p>
      <text:p text:style-name="P1287">Ja bym prosił, aby w sprawie bezpieczeństwa pracy zabrał ze strony koalicyjno-rządowej głos pan<text:s/><text:soft-page-break/>Zygadłowicz<text:span text:style-name="T1288">.</text:span><text:s/>Przedstawił nasze stanowisko już takie do uzgodnienia.</text:p>
      <text:p text:style-name="P1289"><text:span text:style-name="T1290">Ob. Tadeusz Zygadłowicz:</text:span></text:p>
      <text:p text:style-name="P1291">W aktualnym stanie prawnym całokształt problematyki nadzoru nad bezpieczeństwem i higieną pracy regulowany jest następująco.</text:p>
      <text:p text:style-name="P1292">W zakładach górniczych, w tym w kopalniach podziemnych i odkrywkowych powołane są służby bezpieczeństwa i higieny pracy, których zadania i obowiązki określone zostały w uchwale nr 36 Rady Ministrów z dn<text:span text:style-name="T1293">.</text:span><text:s/>1 lutego 1974 w sprawie służby bezpieczeństwa i higieny pracy<text:span text:style-name="T1294">.</text:span></text:p>
      <text:p text:style-name="P1295">Zgodnie z tą uchwałą oraz zgodnie z wymogami prawa górniczego za stan bezpieczeństwa i higieny pracy w zakładzie górniczym ponosi odpowiedzialność kierownik<text:span text:style-name="T1296"><text:s/></text:span>ruchu zakładu górniczego. Natomiast służba bhp jest dla tego kierownika funkcyjną komórką kontrolą przestrzegania przepisów bhp i prawidłowych warunków pracy.</text:p>
      <text:p text:style-name="P1297">Jednym z równorzędnych zadań komórki bhp jest organizowanie i udział w badaniach przyczyn i okoliczności wypadków przy pracy oraz zachorowań na choroby zawodowe. Należy jednak podkreślić, że w kopalniach bezpośrednią odpowiedzialność za bezpieczne prowadzenie robót i stwarzanie odpowiednich warunków pracy ponoszą osoby kierownictwa i dozoru ruchu wszystkich szczebli. Określoną odpowiedzialność za przestrzeganie wymogów bezpieczeństwa spoczywa również na przodowych i brygadzistach zespołów roboczych na poszczególnych stanowiskach pracy.</text:p>
      <text:p text:style-name="P1298">Istniejący stan prawno-organizac<text:span text:style-name="T1299">yj</text:span>ny umożliwia prawidłową działalność w zakresie bezpieczeństwa i higieny pracy, chociaż stwierdzić trzeba, że niestety, zdarzają się przypadki występujących zaniedbań i nieprawidłowości, a zwłaszcza: tolerowanie ryzykownych i wadliwych metod pracy oraz nieprzestrzeganie ustalonych rygorów technologicznych i organizacyjnych, co niekiedy świadczy o przedkładaniu zadań produkc<text:span text:style-name="T1300">yj</text:span>nych nad stwarzaniem bezpiecznych warunków ich realizacji.</text:p>
      <text:p text:style-name="P1301">Nie dość wnikliwa analiza przyczyn i okoliczności zaistniałych wypadków i innych niebezpiecznych wydarzeń oraz mała skuteczność realizacji ustalonych wniosków powypadkowych i działań profilaktycznych.</text:p>
      <text:p text:style-name="P1302">Pr<text:span text:style-name="T1303">z</text:span><text:span text:style-name="T1304">y</text:span>p<text:span text:style-name="T1305">ad</text:span>ki nieujawniania niektórych wypadków przy pracy, głównie drobnych i lekkich w nas<text:span text:style-name="T1306">t</text:span>ępstwie obawy przed konsekwenc<text:span text:style-name="T1307">ja</text:span>mi, w razie gdy sam poszkodowany winien jest zaistnienia takiego<text:s/><text:span text:style-name="T1308">w</text:span>ypadku lub do wypadku przyczynił się przodowy bądź bezpośredni dozór.</text:p>
      <text:p text:style-name="P1309">Warto również zaznaczyć, że w górnictwie zdarzają się przypadki przenoszenia wypadków zaistniałych poza pracą, np. w okresie letnim, w okresie prac rolniczych jako wypadki zaistniałe w zakładzie górniczym.</text:p>
      <text:p text:style-name="P1310">We wszystkich zakładach górniczych działa także społeczna inspekcja pracy kierowana przez zakładową organizację związkową<text:span text:style-name="T1311">.</text:span><text:s/>Jej podstawowe zadania określone są w ustawie o społecznej inspekcji pracy z dn. 24 czerwca 1983 r. i mają na celu zapewnienie w zakładach pracy bezpiecznych i higienicznych warunków pracy oraz ochronę uprawnień pracowniczych określonych w przepisach prawa pracy.</text:p>
      <text:p text:style-name="P1312">W naszym przekonaniu ten społeczny organ kontrolny jest niezbędny i stanowić może dużą, i bezpośrednią pomoc w obiektywnej ocenie i kształtowaniu prawidłowych i bezpiecznych warunków pracy. Celem osiągnięcia dalszego postępu w zakresie usprawnienia kontroli i nadzoru przestrzegania przepisów oraz zasad bezpieczeństwa i higieny pracy urzędy górnicze zawarły porozumienie w sprawie współdziałania z Federacją Związków Zawodowych Górników oraz organami<text:s/>społecznej<text:s/>inspekcji<text:s/>pracy w zakładach górniczych.</text:p>
      <text:p text:style-name="P1313">Specyfika występujących w górnictwie zagrożeń naturalnych, a także zagrożeń związanych z ruchem<text:s/><text:soft-page-break/>maszyn<text:s/>i urządzeń energomechan<text:span text:style-name="T1314">ic</text:span>zn<text:span text:style-name="T1315">yc</text:span>h, wymaga funkc<text:span text:style-name="T1316">jo</text:span>nowania także wysoko wyspec<text:span text:style-name="T1317">ja</text:span>lizowanych służb technicznych ze strony jednostek nadrzędnych nad zakładami górniczymi<text:span text:style-name="T1318">.</text:span><text:s/>Wynika to zarówno z przepisów prawa górniczego, jak i cytowanej powyżej uchwały Rady Ministrów z 1974 r<text:span text:style-name="T1319">.</text:span></text:p>
      <text:p text:style-name="P1320">Tego rodzaju branżowe służby inżynier<text:span text:style-name="T1321">yj</text:span>no-techniczne istnieją we wszystkich gałęziach górnictwa, koordynując nie tylko działalność podległych zakładów, ale poprzez odpowiednie przedsięwzięcia techniczno-organizac<text:span text:style-name="T1322">yj</text:span>ne przyczyni<text:span text:style-name="T1323">aj</text:span>ą się do ograniczenia i likwidacji całego szeregu w<text:span text:style-name="T1324">ystę</text:span>pu<text:span text:style-name="T1325">ją</text:span>cych zagrożeń<text:span text:style-name="T1326">.</text:span></text:p>
      <text:p text:style-name="P1327">Na tym szczeblu nadzoru powstają również programy i plany likwidacji zagrożeń oraz plany poprawy warunków prac<text:span text:style-name="T1328">y.</text:span></text:p>
      <text:p text:style-name="P1329">Chciałem przejść teraz do omówienia nadzoru państwowego, jaki sprawowany jest w górnictwie<text:span text:style-name="T1330">.</text:span><text:s/>Działalność górnicza w naszym kraju podobnie jak w innych krajach o rozwiniętym górnictwie z uwagi na specyficzne warunki pracy górniczej, a także ze względów gospodarczych i społecznych była i jest nadal normowana odrębnym systemem prawa, jakim jest prawo górnicze i przepisy wydane na jego podstawie.</text:p>
      <text:p text:style-name="P1331">Z mocy przepisów tego prawa oraz na podstawie dekretu z 20 października 1954<text:s/><text:span text:style-name="T1332">r.</text:span><text:s/>nadzór i kontrolę nad polskim górnictwem na terenie całego kraju sprawują specjalistyczne organy państwowe jakimi są urzędy górnicze.</text:p>
      <text:p text:style-name="P1333">Identyczne organy specjalistycznego nadzoru górniczego państwowego funkcjonują podobnie jak w Polsce od wielu lat również w innych krajach górniczych. Aktualnie ilość<text:s/>zakładów górniczych wydobywa<text:span text:style-name="T1334">ją</text:span>c<text:span text:style-name="T1335">yc</text:span>h kopaliny użyteczne, podległe przepisom prawa górniczego wynosi 361<text:span text:style-name="T1336">,</text:span><text:s/>w tym 101 kopalń podziemnych, 152 zakładów odkrywkowych i 108 zakładów górnictwa otworowego.</text:p>
      <text:p text:style-name="P1337">Wyższy Urząd Górniczy jako centralny organ administracji państwowej podlega premierowi. Podstawowe zadania urzędów górniczych sprowadzają się do nadzoru i kontroli w zakresie przestrzegania bezpieczeństwa i higieny pracy, prawidłowej gospodarki eksploatac<text:span text:style-name="T1338">yj</text:span>nej złożami kopalin oraz ochrony powierzchni przed szkodami górniczymi.</text:p>
      <text:p text:style-name="P1339">Należy podkreślić, że nadzór i kontrola urzędów górniczych dotyczy całego procesu wydobywania kopalin, począwszy od budowy nowych zakładów górniczych, poprzez bezpieczne i zgodne z zasadami techniki prowadzenia ruchu zakładów istniejących włącznie do ich likwidacji.</text:p>
      <text:p text:style-name="P1340">W ramach nadzoru urzędy górnicze prowadzą wielokierunkową działalność wpływającą na bezpieczeństwo i prawidłowe prowadzenie ruchu kopalń, m.in. poprzez:<text:s/>rozpoznawanie i maksymalne ograniczanie występujących zagrożeń, a na tej podstawie podejmowanie decyzji o zatwierdzaniu technicznych planów ruchu.</text:p>
      <text:p text:style-name="P1341">Wydawania zezwoleń na oddanie do eksploatacji podstawowych obiektów i urządzeń zakładów górniczych. Wydawanie zezwoleń na nabywanie, przechowywania i używanie materiałów wybuchowych, środków i sprzętu strzałowe<text:span text:style-name="T1342">go</text:span>. Klasyfikowanie zakładów górniczych lub ich części do odpowiednich grup, kategorii, klas lub stopni zagrożenia. Zatwierdzanie osób kierownictwa i dozoru ruchu, sprawowania<text:span text:style-name="T1343"><text:s/></text:span>nadzoru nad poważni<text:span text:style-name="T1344">ejszym</text:span>i akcjami ratowniczymi. Wydawanie niezbędnych zarządzeń w przypadku zagrożenia bezpieczeństwa zdrowia i życia ludzkiego, a także wstrzymywanie ruchu zakładu górniczego lub jego części w razie stwierdzenia niebezpieczeństwa zagrażającego zakładowi, bądź zatrudnionym.</text:p>
      <text:p text:style-name="P1345">W ramach kontroli urzędy górnicze przeprowadzają inspekcję kopalń wg ustalonych zasad, w tym inspekcje problemowe i kompleksowe, prowadzą badania kontrolne urządzeń wyciągowych, elektrycznych i teletechnicznych, dokonują ustaleń przyczyn i okoliczności wypadków śmiertelnych, zbiorowych i z<text:s/><text:soft-page-break/>ciężkimi obrażeniami ciała oraz innych pow<text:span text:style-name="T1346">aż</text:span>nie<text:span text:style-name="T1347">js</text:span>zych niebezpiecznych wydarzeń jak<text:s/>tąpania, zawały, pożary itp.</text:p>
      <text:p text:style-name="P1348">W przypadku stwierdzenia naruszenia obowiązujących przepisów kierowane są wnioski o ukaranie<text:s/><text:span text:style-name="T1349">o</text:span>s<text:span text:style-name="T1350">ób</text:span><text:s/><text:span text:style-name="T1351">za</text:span><text:s/><text:span text:style-name="T1352">te</text:span><text:s/><text:span text:style-name="T1353">nar</text:span>uszenia<text:s/>do kolegiów do spraw wykroczeń lub komisji dyscyplinarnych umie<text:span text:style-name="T1354">js</text:span>cowionych przy urzędach górniczych<text:span text:style-name="T1355">.</text:span></text:p>
      <text:p text:style-name="P1356">Należy nadmienić, że w Wyższym Urzędzie Górniczym i 15 okręgowych urzędach górniczych według stanu na dzień 1 lutego 19<text:span text:style-name="T1357">8</text:span>9 r<text:span text:style-name="T1358">.</text:span><text:s/>zatrudnionych jest 281 pracowników inżynieryjno-technicznych łącznie z osobami kierownictwa. Proszę porównać tę wielkość z ilością nadzorowanych zakładów.</text:p>
      <text:p text:style-name="P1359">War<text:span text:style-name="T1360">to</text:span><text:s/>również podkreślić, że urzędy gór<text:span text:style-name="T1361">n</text:span>icze w realizacji swoich podstawowych celów w zakresie kontroli i nadzoru nad bezpieczeństwem i higieną pracy w zakładach górniczych współpracują z innymi organami zewnętrznej kontroli państwowej, jak Państwową Inspekcją Pracy, Państwową Inspekcją San<text:span text:style-name="T1362">it</text:span>arną,<text:s/><text:span text:style-name="T1363">P</text:span>aństwową Inspekcją Ochrony<text:s/><text:span text:style-name="T1364">Ś</text:span>rodowiska, z Głównym Inspektorem Dozoru Jądrowego, Urzędem Dozoru Technicznego.</text:p>
      <text:p text:style-name="P1365">Omówię teraz krótko pozostałe zewnętrzne organy kontroli państwowej, działające w górnictwie.</text:p>
      <text:p text:style-name="P1366">Państwowa Inspekcja Pracy - powołana została do sprawowania nadzoru i kontroli przestrzegania prawa pracy, w szczególności przepisów i zasad bezpieczeństwa i higieny pracy ustawą z dnia 6 grudnia<text:s/><text:span text:style-name="T1367">1</text:span>981 r<text:span text:style-name="T1368">.</text:span><text:s/>o Państwowej Inspekcji Pracy.</text:p>
      <text:p text:style-name="P1369">Do zakresu jej działania należą w szczególności: nadzór i kontrola przestrzegania przez zakłady pracy prawa pracy, w szczególności przepisów i zasad bezpieczeństwa i higieny pracy<text:span text:style-name="T1370">.</text:span></text:p>
      <text:p text:style-name="P1371">Analizowanie przyczyn wypadków przy pracy i chorób zawodowy<text:span text:style-name="T1372">ch,</text:span><text:s/><text:span text:style-name="T1373">kontrol</text:span>a<text:s/><text:span text:style-name="T1374">st</text:span>oso<text:span text:style-name="T1375">wan</text:span>i<text:span text:style-name="T1376">a</text:span><text:s/>środków za<text:span text:style-name="T1377">p</text:span><text:span text:style-name="T1378">ob</text:span>ie<text:span text:style-name="T1379">ga</text:span>jących<text:s/>tym wypadkom i chorobom oraz udział w badaniu okoliczności wypadków przy pracy.</text:p>
      <text:p text:style-name="P1380">Współdziałanie z organami ochrony środowiska w kontroli przestrzegania przez zakłady przepisów o przeciwdziałaniu zagrożeniom dla środowiska.</text:p>
      <text:p text:style-name="P1381">Orzekanie w sprawach o wykroczenia przeciwko prawom<text:s/><text:span text:style-name="T1382">p</text:span>racownika oraz udział w postępowaniu w tych sprawach przed kolegium do spraw wykroczeń.</text:p>
      <text:p text:style-name="P1383">Działalność opiniodawcza zarówno w sferze legislacyjn<text:span text:style-name="T1384">ej,<text:s/></text:span>projekty przepisów prawnych, jak i wykonawczych i stosowanie norm prawnych przez strony stosunku pracy.<text:s/>Ze względu na wyłączność urzędów górniczych w sprawie kontroli i nadzoru nad bezpieczeństwem w zakładach górniczych w porozumieniu z dnia 28 października 1<text:span text:style-name="T1385">9</text:span>82 r. pomiędzy Głównym<text:span text:style-name="T1386"><text:s/></text:span>Inspektorem Pracy i prezesem Wyższego Urzędu Górniczego, sprecyzowane zostały zadania organów państwowej Inspekcji Pracy w odniesieniu do górnictwa. Dotyczą one w szczególności przepisów o stosunku pracy, czasie pracy, urlopach, ochronie pracy kobiet, zatrudnianiu młodocianych i osób niepełnosprawnych oraz dokonywaniu ogólnej oceny warunków pr<text:span text:style-name="T1387">ac</text:span>y.</text:p>
      <text:p text:style-name="P1388">Dotychczasową współpracę pomiędzy inspekcją pracy a urzędami górniczymi ocenić należy pozytywnie, gdyż przyczynia się ona do dalszego ograniczenia występujących źródeł zagrożeń zawodowych w górnictwie.</text:p>
      <text:p text:style-name="P1389">Naszym zdaniem konieczne jest dalsze doskonalenie tego współdziałania, zwłaszcza w zakresie ograniczania i zwalczania występujących czynników szkodliwych dla zdrowia w środowisku pracy górnicze<text:span text:style-name="T1390">j</text:span>, ze strony nadmiernego zapylenia, hałasu, wibracji, a także niekorzystnych warunków mikroklim<text:span text:style-name="T1391">at</text:span>ycznych. Stosunkowo duża ilość nowo<text:s/>powstałych w każdym roku prz<text:span text:style-name="T1392">yp</text:span>adk<text:span text:style-name="T1393">ów</text:span><text:s/>chorób zawodowych w górnictwie z tych<text:s/><text:span text:style-name="T1394">p</text:span>rzyczyn świadczy o tym, że stosowana profilaktyka i aktywne środki zwalczania tych szkodliwości są<text:s/><text:soft-page-break/>wciąż jeszcze niewystarczające i nie<text:s/>doś<text:span text:style-name="T1395">ć</text:span><text:s/>skuteczne.</text:p>
      <text:p text:style-name="P1396">W zakresie doskonalenia systemów szkolenia i adaptacji zawodowej załóg górniczych oraz zwiększenia operatywności i skuteczności pracy zakładowych służb bhp istnieją także możliwości podniesienia dotychczasowych form współpracy na wyższy poziom.</text:p>
      <text:p text:style-name="P1397">W zakładach górniczych działają ponadto specjalistyczne organy państwowej kontroli zewnętrznej w oparciu o stosowne ustawy i akty normatywne jak: Państwowa Inspekcja Sanitarna, jako organ powołany do nadzoru nad warunkami higieny środowiska, higieny pracy w zakładach pracy, w szkołach i ośrodkach wypoczynku, warunkami zdrowotnymi, żywności i żywienia. Ma na celu ochronę zdrowia ludzkiego przed wpływem czynników szkodliwych lub uciążliwych, a w szczególności w celu zapobiegania powstawaniu chorób zakaźnych i zawodowych.</text:p>
      <text:p text:style-name="P1398">Urząd Dozoru Technicznego w<text:s/><text:span text:style-name="T1399">s</text:span>praw<text:span text:style-name="T1400">a</text:span>ch przestrzegania przepisów o dozorze technicznym.</text:p>
      <text:p text:style-name="P1401">Państwowa Agencja Atomistyki z Głównym Inspektorem Dozoru Jądrowego w sprawach ochrony radiologicznej w zakładach pracy, stos<text:span text:style-name="T1402">uj</text:span>ących źródła promieniowania jonizującego i bezpieczeństwo obiektów jądrowych.</text:p>
      <text:p text:style-name="P1403">Państwowa Inspekcja Ochrony Środowiska w sprawach<text:span text:style-name="T1404"><text:s/></text:span>wykonywania kontroli w zakresie ochrony środowiska oraz w sprawach bezpieczeństwa i higieny pracy, związanych z ochroną<text:s/><text:span text:style-name="T1405">ś</text:span>rodowiska<text:span text:style-name="T1406">.</text:span></text:p>
      <text:p text:style-name="P1407">Główny Inspektor Gospodarki Energetycznej w sprawach przestrzegania przepisów i zasad przy obsłudze urządzeń energ<text:span text:style-name="T1408">et</text:span>ycznyc<text:span text:style-name="T1409">h.</text:span></text:p>
      <text:p text:style-name="P1410">Komendant Główny Straży Pożarnych - w sprawach ochrony życia i zdrowia ludzkiego przed zagrożeniem pożarowym w zakresie powszechnie obowiązujących przepisów pożarowych na powierzchni zakładów górniczych.</text:p>
      <text:p text:style-name="P1411">Z uwagi na podstawowe obowiązki ustawowe w odniesieniu do zagadnień związanych z bezpieczeństwem i higieną pracy w zakładach górniczych Wyższy Urząd Górniczy zawarł stosowne porozumienia o współdziałaniu z Państwową<text:span text:style-name="T1412"><text:s/></text:span>Inspekcją Sanitarną, z Głównym Inspektorem Gospodarki Energetycznej i Głównym Inspektorem Ochrony<text:s/><text:span text:style-name="T1413">Ś</text:span>rodowiska<text:span text:style-name="T1414">.</text:span></text:p>
      <text:p text:style-name="P1415">Wnioski: Dalszego doskonalenia wymaga działalność zakładowych służb bhp, jako organu funkcyjnego kierownika ruchu zakładu górniczego, ponoszącego pełną odpowiedzialność za stan bezpieczeństwa i higieny pracy.</text:p>
      <text:p text:style-name="P1416">Odnoszę to przede wszystkim do rzetelnego ewidencjonowania wypadków przy pracy, przeciwdziałania występującym zagrożeniom górniczym, bardziej skutecznego egzekwowania ustaleń i wniosków wynikających z oceny i analizy stanu bezpieczeństwa i higieny pracy w zakładzie górniczym<text:span text:style-name="T1417">.</text:span><text:s/>Ponownie powinna b<text:span text:style-name="T1418">yć</text:span><text:s/>przypomniana za<text:span text:style-name="T1419">s</text:span>ada o nierozdzielności problematyki produkcji od spraw bezpieczeństwa.</text:p>
      <text:p text:style-name="P1420">Wniosek 2. Istnieje potrzeba podniesienia na wyższy poziom dotychczasowej działalności<text:s/>społecznej<text:s/>inspekcji<text:s/>pracy, która jako organ związków zawodowych może w szerszym zakresie uruchomić zespoły ludzkie do bezpośredniego współdziałania na rzecz poprawy warunków pracy i ograniczania występujących źródeł zagrożenia, a także szkodliwości dla zdrowia na stanowiskach pracy.</text:p>
      <text:p text:style-name="P1421">Społeczna<text:s/>inspekcja pracy stać się może autentyczną społeczną kontrolą działania /przepraszam/ działalności zakładowych służb bhp<text:span text:style-name="T1422">.</text:span></text:p>
      <text:p text:style-name="P1423">Wniosek 3<text:span text:style-name="T1424">.</text:span><text:s/>Działalność kontrolną nad zakładami górniczymi w problematyce bhp, w tym nad zakładowymi służbami bhp powinny nadal sprawować odpowiedzialne, wyspecjalizowane służby techniczne jednostek nadrzędnych, a zwłaszcza w zakresie konsekwentnego rozliczania realizacji<text:s/><text:soft-page-break/>istniejących programów poprawy warunków bhp, ograniczania i eliminowania występujących w górnictwie zagrożeń.</text:p>
      <text:p text:style-name="P1425">Wniosek 4. Urzędy górnicze powinny w dalszym ciągu doskonalić metody i formy swojej działalności zmierzającej przede wszystkim do ograniczania i opanowywania podstawowych zagrożeń, poprawy bezpieczeństwa i warunków pracy oraz przestrzegania zasad prawidłowej gospodarki eksploatacyjnej zasobami przemysłowymi złóż kopalin i skutecznej ochrony powierzchni.<text:s/>Niezbędnym jest również wykorzystywanie przez urzędy górnicze w szerszym zakresie wyników kontroli i badań innych organów państwowej kontroli zewnętrznej, które stosownie do swego zakresu działania przyczyniają się do bezpieczn<text:span text:style-name="T1426">e</text:span>g<text:span text:style-name="T1427">o</text:span><text:s/>prowadzenia zakładów górniczych i zwalczania istniejąc<text:span text:style-name="T1428">y</text:span>ch szkodliwości i uciążliwo<text:span text:style-name="T1429">ś</text:span>ci w środowisku pracy górniczej<text:span text:style-name="T1430">.</text:span></text:p>
      <text:p text:style-name="P1431">Wniosek piąty. W odniesieniu do wniosku strony opozycyjno-solidarnościow<text:span text:style-name="T1432">ej</text:span><text:s/>w sprawie uwzględnie<text:span text:style-name="T1433">n</text:span>ia postanowień zawartych w kodeksie górniczym opracowanym przez ekspertów Międzynarodowe<text:span text:style-name="T1434">j</text:span><text:s/>Organizac<text:span text:style-name="T1435">ji</text:span><text:s/>Pracy w Genewie w 1986 r<text:span text:style-name="T1436">.</text:span><text:s/>i ratyfikowania w związku z tym konwencji MOP nr 144 z roku 1976, 148 z roku 1977, 155 z <text:s/>roku [brak tekstu], 181 i 161 z roku 1985 stwierdzić należy, że podzespół górnictwa nie jest właściwy do rozstrzygnięcia w tej sprawie, konwencje te dotyczą bowiem wszystkich gałęzi działalności gospodarczej, w tym również członków spółdzielni produkcyjnych. Z tego względu ich ratyfikacja z uwzględnieniem interesów<text:s/><text:span text:style-name="T1437">p</text:span>a<text:span text:style-name="T1438">ń</text:span>stwa powinna być rozpatrzona przez Zespół do spraw Gospodarki i Polityki Społecznej. Ponad<text:span text:style-name="T1439">to</text:span><text:s/>należy zwrócić uwagę na fakt, że konwencja nr 155, zdaniem strony koalicyjno-rządowej powinna być wyłączona z zakresu jej stosowania, w związku z artykułem 13 tej konwencji w odniesieniu do takiej<text:s/>działalności, gospodarczej jak górnictwo<text:span text:style-name="T1440">.</text:span><text:s/>Dopuszczalnoś<text:span text:style-name="T1441">ć<text:s/></text:span>takiego ograniczenia wynika z art. 1 wyżej wspomnianej konwenc<text:span text:style-name="T1442">ji</text:span>.</text:p>
      <text:p text:style-name="P1443">Dziękuję za uwa<text:span text:style-name="T1444">g</text:span>ę.</text:p>
      <text:p text:style-name="P1445"><text:span text:style-name="T1446">Przewodniczący</text:span>:</text:p>
      <text:p text:style-name="P1447">Dzi<text:span text:style-name="T1448">ęk</text:span>uję<text:span text:style-name="T1449">.</text:span></text:p>
      <text:p text:style-name="P1450">Czy ze strony OPZZ? Nie. W zwi<text:span text:style-name="T1451">ą</text:span>zku z tym proszę o zabranie głosu pana Hansena.</text:p>
      <text:p text:style-name="P1452"><text:span text:style-name="T1453">Ob</text:span><text:span text:style-name="T1454">.</text:span><text:span text:style-name="T1455"><text:s/>Arwid Hansen</text:span>:</text:p>
      <text:p text:style-name="P1456">Szanowni Państwo! Na wstępie pozwólcie kilka zdań wprowadz<text:span text:style-name="T1457">aj</text:span>ących. Nasze postulaty wynikają z analizy i oceny obecnej sytuacji ochrony pracy w Polsce, na tle stanu na przestrzeni 45 lat. Zawarte w naszym stano<text:span text:style-name="T1458">wi</text:span>sku postulaty stanowią treść krytyczną mówiącą o niedostatecznej realizacji ustaw i przepisów gwarantujących zatrudnionym w Polsce prawo do pracy bezpiecznej, prawo do godności człowieka w pracy, do poczucia świadomości swoich myśli, zawartych w encyklice papieskiej Laborem exercens.</text:p>
      <text:p text:style-name="P1459">Obejmujemy treścią tylko problemy podstawowe, adresujemy je przy tym nie tylko do określonych adresatów, co będzie miało miejsce w czasie mojego dalszego referowania spraw, ale kierujemy je do kierownictwa państwa do przewodniczącego Rady Państwa, do Marszałka Sejmu i do Prezesa Rady Ministrów. Struktura mojego wystąpienia jest identyczna, jest podmiot zagadnienia, następnie krótkie uzasadnienie i wniosek.</text:p>
      <text:p text:style-name="P1460">Pierwszy problem, problemy prawne<text:span text:style-name="T1461">.</text:span><text:s/>Przepisy obowiązujące w Polsce w zakresie ochrony pracy a<text:s/><text:span text:style-name="T1462">w</text:span><text:s/>szczególności w zakresie przepisów bezpieczeństwa i higieny pracy wymagają uzupełnienia i wymagają nowelizacji. Przy jej realizowaniu winny by<text:span text:style-name="T1463">ć</text:span><text:s/>uwzględnione postanowienia zawarte w kodeksie górniczym, opracowanym przez ekspertów Międzynarodow<text:span text:style-name="T1464">ej</text:span><text:s/>Organizacji Pracy o czym przedmówca wspomniał.<text:s/><text:soft-page-break/>Uważamy, że dokumenty określające stanowisko MOP w konwencjach o których była mowa, są aktualne także w dużej części dla nowelizacji przepisów w górnictwie.</text:p>
      <text:p text:style-name="P1465">Ponadto jako aktualną sytuację wyrażamy ostry protest wobec uchwalania przez Sejm Polskiej Rzeczypospolitej 24 lutego 1989 r. ustawy o niektórych warunkach konsolidacji gospodarki narodowej oraz zmianie niektórych ustaw<text:span text:style-name="T1466">.</text:span><text:s/>Mianowicie art. 8 tej ustawy danie Radzie Ministrów prawa do wydawania i egzekwowania zakazu kontroli i inspekcji prze<text:span text:style-name="T1467">ds</text:span>iębiorstw przez organy kontroli i inspekcji podporządkowanej naczelnym i centralnym organom administrac<text:span text:style-name="T1468">ji</text:span><text:s/>państwowej. Co to znaczy?</text:p>
      <text:p text:style-name="P1469">Zakaz ten może się dotyczyć kontroli warunków bezpieczeństwa i higieny pracy, także w górnictwie, nie mówiąc już o całej gospodarce narodowej przez Państwową Inspekcję Pracy, przez Państwową Inspekcję Sanitarną przez prokuraturę, przez Najwyższą<text:s/>Izbę Kontroli, przez urzędy gó<text:span text:style-name="T1470">rn</text:span>icze.</text:p>
      <text:p text:style-name="P1471">Trudno wręcz wyobrazić sobie możliwe skutki społeczne funk<text:span text:style-name="T1472">cjo</text:span>nowania prze<text:span text:style-name="T1473">d</text:span>s<text:span text:style-name="T1474">i</text:span>ębiorstwa<text:s/>niepodlegającego<text:s/>żadnej zewnętrznej inspekcji i kontroli w zakresie bezpieczeństwa i higieny pracy.</text:p>
      <text:p text:style-name="P1475"><text:span text:style-name="T1476">W</text:span>n<text:span text:style-name="T1477">io</text:span>sek<text:span text:style-name="T1478">.</text:span><text:s/>Domagamy się natychmias<text:span text:style-name="T1479">towe</text:span>go uchylenia w ustawie art. 8.</text:p>
      <text:p text:style-name="P1480">Problem następny: kompetencje i odpowiedzialność osób kierujących i realizujących zewnętrzny nadzór nad bezpieczeństwem i higieną pracy. Skuteczność oddziaływania każdego z organów zewnętrznego nadzoru i kontroli nad przestrzeganiem prawa pracy oraz przepisów i zasad bezpieczeństwa i higieny pracy zależy przede<text:s/>wszystkim od osobistej odpowiedzialności dyrektorów prze<text:span text:style-name="T1481">ds</text:span>iębiorstw, no i innych inst<text:span text:style-name="T1482">yt</text:span>uc<text:span text:style-name="T1483">ji</text:span>, od kierowników biur konstrukcyjnych, od postawy kierowników biur projektowych, technologicznych, wreszcie od decydentów inwestycji realizowanych w kraju, ale i za granicą.</text:p>
      <text:p text:style-name="P1484">W poważnym stopniu ta odpowiedzialność zależy od jakości kadr działających w organach zewnętrznego nadzoru. Wymaga to większej konsekwencji w egzekwowaniu ustawowych uprawnień i stosowania przez organy zewnętrznego nadzoru i kontroli nad stanem bezpieczeństwa o higieny pracy różnych s<text:span text:style-name="T1485">e</text:span>kcji przewidzianych przecież prawem wobec osób zajmujących wymienione stanowiska w przypadkach bezpośredniego zagrożenia życia i zdrowia.</text:p>
      <text:p text:style-name="P1486"><text:span text:style-name="T1487">W</text:span><text:s/>przypadkach lekceważenia nakaz<text:span text:style-name="T1488">ó</text:span>w inspekt<text:span text:style-name="T1489">o</text:span>rskich lub zaleceń społecznych. Konsekwentnych postaw piętnujących kierowników, których działanie powadzi do bezpośredniego zagrożenia życia i zdrowia, oczekiwać należy od takich organów jak Państwowa Inspekcja Pracy, jak Państwowa Inspekcja Sanitarna, Generalna Prokuratura oraz prokuratury wojewódzkie, Wyższy<text:s/><text:span text:style-name="T1490">U</text:span>rząd Górniczy oraz okręgowe urzędy górnicze oraz inne organy zewnętrznego nadzoru nad bezpieczeństwem i higieną pracy.</text:p>
      <text:p text:style-name="P1491">Należy stwierdzić, niestety, że część kierownictwa wymienionych organów nadzoru nie wywiązuje się obecnie z nałożonych na nie zadań. Nie wykazują oni niezbędnej aktywności w zakresie pociągania do osobistej odpowiedzialności kadr kierowniczych e<text:span text:style-name="T1492">wide</text:span>ntnie zaniedbujących i lekceważących warunki pracy załóg i przedsiębiorstwach im podleg<text:span text:style-name="T1493">aj</text:span>ących. Łączy się to z brakiem podstawowych kompetencji ni<text:span text:style-name="T1494">ej</text:span>ednokrotnie merytorycznych i postawami asekuracyjno-przystosowawczymi z unikaniem konfliktów, z konserwatyzmem i biernością w zakresie<text:span text:style-name="T1495"><text:s/></text:span>- odnowy<text:s/>ochrony p<text:span text:style-name="T1496">ra</text:span>cy. Niektórzy kierownicy tych organów otaczają się ludźmi BMW - biernymi, miernymi i wiernymi, tępiąc jednostki myślące twórczo lub choćby myślące inaczej niż oni sami.</text:p>
      <text:p text:style-name="P1497">Kierownicy prezentują postawy, tutaj często padało to zdanie, niestety są to postawy<text:s/>„betonu nomenklaturowego”.<text:s/>Trzymają się kurczowo popłatnych stanowisk. I jak stwierdza prasa, w tej chwili cytu<text:span text:style-name="T1498">ję</text:span><text:s/>„Politykę”<text:s/>nr 9 z 198<text:span text:style-name="T1499">6</text:span><text:s/>r.<text:s/>„pozostają w splocie uzależnień polityczno-gospodarczych uniemożliwia<text:span text:style-name="T1500">ją</text:span>cych działanie zgodne z ustawowymi kompetencjami i oczywiście obowiązkami”.</text:p>
      <text:soft-page-break/>
      <text:p text:style-name="P1501"><text:span text:style-name="T1502">W</text:span><text:s/>związku z koniecznoś<text:span text:style-name="T1503">c</text:span>ią zapewnienia organom ochrony pracy kompetentnych, wykwalifikowanych i samodzielnie myślących kadr postulujemy jako wniosek, całkowitą likwidację nomenklatury partyjnej we wszystkich stanowiskach Państwowej Inspekcji Pracy, w Państwow<text:span text:style-name="T1504">e</text:span>j Inspekcji Sanitarnej, w urzędach górniczych, w Radzie Ochrony Pracy przy Przewodniczącym Rady Państwa.</text:p>
      <text:p text:style-name="P1505">Postulujemy zarazem, aby Rada Ochrony Pracy przy Radzie Państwa, przy udziale Najwyższej Izby Kontroli oraz przedstawicieli związków zawodowych w roku obecnym 1989 dokonała weryfikacji pracowników, w szczególności kierownictwa organów zewnętrznego nadzoru nad bhp pod kątem respektowania przez nich przepisów ustaw regulujących działanie tych organów, zwłaszcza w zakresie tłumienia stosowania sankcji wobec winnych poważnych zaniedbań związanych z bezpieczeństwem i higieną pracy<text:span text:style-name="T1506">.</text:span></text:p>
      <text:p text:style-name="P1507">Dodatkowym instrumentem pozwalającym na uzyskanie możliwie obiektywnych, opartych na faktach danych może być przeprowadzenie wśród pracowników tych organów okresowych anonimowych badań socjologicznych oceniających pracę centralnych organów ochrony pracy.<text:s/><text:span text:style-name="T1508">A</text:span><text:s/>zwłaszcza ich kierown<text:span text:style-name="T1509">ict</text:span>wa. Da<text:span text:style-name="T1510">n</text:span>e uzyskane na tej drodze mogą pozwolić dodatkowo wykrywać nieprawidłowości funkc<text:span text:style-name="T1511">jo</text:span>nowania organów ochrony pracy, no i oczywiście usprawnić ich działanie.</text:p>
      <text:p text:style-name="P1512">Problem trzeci - reprezentatywność i merytoryczne kompetencje Rady O<text:span text:style-name="T1513">c</text:span>hrony Pracy przy Radzie Pa<text:span text:style-name="T1514">ń</text:span>stwa. Skład osobowy oraz dotychczasowa działalność Rady Ochrony Pracy nie są znane społeczeństwu. Rada nie dała się poznać jako ciało efektywnie inicjujące zarówno poprawę bezpieczeństwa i higieny pracy, a także jako przewidziane to jest w związku z powołaniem, jako organ opiniujący stan działalności organów zewnętrznego nadzoru.</text:p>
      <text:p text:style-name="P1515"><text:span text:style-name="T1516">Z</text:span><text:s/>chwilą zakończenia kadencji obecnej Rady istnieje potrzeba podniesienia jej społecznej rangi jako kompetentnego, reprezentatywnego i aktywnego naczelnego organu doradczo-opiniu<text:span text:style-name="T1517">ją</text:span>cego działalność Państwowej Inspekcji Pracy i innych organów nadzoru zewnętrznego nad bezpieczeństwem i higieną pracy.</text:p>
      <text:p text:style-name="P1518">Wniosek. W tym celu postulujemy, aby w składzie Rady znaleźli się w dostatecznej ilości przedstawiciele niezależnych organizacji związkowych. W tym myślę szczególnie o Niezależnym Związku Zawodowym<text:s/>„Solidarność”<text:s/>oraz przedstawiciele samorządów pracownicz<text:span text:style-name="T1519">yc</text:span>h.</text:p>
      <text:p text:style-name="P1520">Problem czwarty. Czynniki motywujące do dbałości o warunki bhp winny stać się kategorią ekonomiczną. Postulujemy stopniowe wdrażanie we wszystkich jednostkach gospodarczych metody dynamicznej oceny poziomu bezpieczeństwa i higieny pracy celem racjonalnego stosowania ekonomicznej odpowiedzialności kierownictwa i dozoru przedsiębiorstwa<text:s/>oraz załogi za poziom warunków pracy. System ekonomicznej odpowiedzialności winien być oparty na motywacjach ekonomicznych na tyle silnych, aby każdy pracownik administrac<text:span text:style-name="T1521">ji</text:span>, każdy członek załogi, a zwłaszcza dyrektor i samorząd załogi szybko podejmowali przedsięwzięcia doraźne, no i przedsięwzięcia trwale poprawiające warunki pracy oraz wdrażali rozwiązania ergonomiczne.</text:p>
      <text:p text:style-name="P1522">Istotne przy tym jest, aby dynamiczne i kompleksowe kryteria oceny poziomu bezpieczeństwa i higieny pracy w przedsiębiorstwie uniemożliwiały ukrywanie złych skutków warunków pracy. Przecież dogłębna analiza tych zjawisk ujemnych, o których mówił przedmówca, ukrywanie wypadków przy pracy. Kij ma dwa końce. Jeżeli będziemy oceniać dyrektora, sztygara z ilości wypadków przy pracy, to jasnym jest ze wskaźników częstotliwości i ciężkości, że i sztygar, i dyrektor będą przymykać oczy na nierzetelność tych lekkich, średnich wypadków. Ba, jest i druga strona - będą przenosić wypadki nie tylko - jak powiedział uprzejmy pan - spoza pracy do pracy. Ale jest odwrotna sytuacja, będą przenosić i przenoszą - są badania<text:s/><text:soft-page-break/>na to naukowe, wypadków pracy poza pracę, gdyż wprowadzono przepis zrównujący odszkodowania w siedemdziesiątych latach.</text:p>
      <text:p text:style-name="P1523">Dlatego chodzi o to, żeby przy tych kryteriach uniemożliwić ukrywanie złych skutków warunków pracy. Myślę tutaj o tym niere<text:span text:style-name="T1524">je</text:span>strowaniu, o którym mówił pan, mówię o fałszowaniu pomiarów natężenia szkodliwości, mówię nawet o ukrywaniu chorób zawodowych czy pochodzenia zawodowego.</text:p>
      <text:p text:style-name="P1525">Dlatego niezmiernie istotnym kryterium oceny poziomu bezpieczeństwa i higieny pracy powinna być cecha powtarzalności identycznych przyczyn pośrednich i bezpośrednich, które doprowadziły do zagrożeń wypadkowych lub chorób zawodowych. Stosowane aktualnie jednostronne liczbowe mierniki oceny poziomu bhp, takie jak powiedziałem przed chwilą, ogólna liczba wypadków przy pracy albo wskaźniki częstotliwości i ciężkości wypadków przy pracy, oceniamy negatywnie.</text:p>
      <text:p text:style-name="P1526">Wymienione wskaźniki stosowane przez przeszło 45 lat przyczyniły się i trzeba powiedzieć<text:s/><text:span text:style-name="T1527">w</text:span>ciąż przyczyniają się do nierzetelnej statystyki wypadków przy prac<text:span text:style-name="T1528">y</text:span><text:s/>- do<text:s/>łamania praworządności w zakresie zgłaszania i rejestracji tych wypadków, i nie tylko w górnictwie, są źródłem szkodliwej manipulacji oceniania stanu bezpieczeństwa pracy w Polsce i oczywiście hamują profilaktykę wypadków przy pracy.</text:p>
      <text:p text:style-name="P1529">Wniosek. Postulujemy wprowadzenie ocen przedsiębiorstwa w zakresie bezpieczeństwa i higieny pracy opartych m.in. na już wdrożonych kompleksowych przedsięwzięciach techniczn<text:span text:style-name="T1530">yc</text:span>h, organizacyjnych, względnie kształtujących postawy i zachowania, które zmierzają do likwidacji lub istotnego ograniczenia powtarzalnych przyczyn zagrożeń, które doprowadziły do wypadków, doprowadziły do chorób zawodowych, bądź para-zawodowych<text:span text:style-name="T1531">.</text:span></text:p>
      <text:p text:style-name="P1532">W związku z tym postulujemy, aby Ministerstwo Pracy wraz z Zakładem Ubezpieczeń Społecznych przy udziale Ministerstwa Przemysłu<text:s/><text:span text:style-name="T1533">i</text:span><text:s/>Ministerstwa Finansów i Państwowej Inspekcji Pracy oraz Państwowej Inspekcji Sanitarnej w roku bieżącym opracowały koncepcję i przepisy wykonawcze oraz wdrożyły w zakładach pracy ekonomiczny system odpowiedzialności za warunki bezpieczeństwa i higieny pracy.</text:p>
      <text:p text:style-name="P1534">Proponujemy również, aby uchwalone zostały odpowiednie przepisy powołujące organy, które ustala<text:span text:style-name="T1535">ć</text:span><text:s/>będą w oparciu o kryteria merytoryczne wysokość zróżnicowanej składki ubezpieczeniowej dla przedsiębiorstw.</text:p>
      <text:p text:style-name="P1536">Wnosimy także konieczność powstania uregulowań prawno-organizacyjnych, które określiłyby główną odpowiedzialność za stan warunków pracy kierownika zakładu oraz specyficzną odpowiedzialność wszystkich służb w zakładzie.</text:p>
      <text:p text:style-name="P1537">Problem następny, piąty. Konieczność doskonalenia badań zagrożeń wypadkowych i poprawy profilaktyki wypadków przy pracy. Wdrażanie systemu ekonomicznej odpowiedzialności za postęp w zakresie poprawy bezpieczeństwa urazowego pracy łączy się ściśle z doskonaleniem jakości rozpoznania zagrożeń wypadkowych. Skuteczna działalność profilaktyczna uzależniona jest od stałego doskonalenia analiz przed i powypadkowych, prospektywnych i retrospektywnych.</text:p>
      <text:p text:style-name="P1538"><text:span text:style-name="T1539">W</text:span><text:s/>Polsce od 45 lat brak jest zalecanych, ujednoliconych, zalecanych przez rząd i państwowe organy nadzoru zewnętrznego nad bhp - jednolitych metod i systematyki badań zagrożeń wypadkowych<text:span text:style-name="T1540">.</text:span><text:s/>Dzieje się tak mimo istnienia dużego, sprawdzonego w praktyce dorobku w tej dziedzinie<text:span text:style-name="T1541">.</text:span><text:s/>Uważamy, że powinny zostać dokonane zasadnicze zmiany treści i zakresu informacji w dokumentacji wypadkowej<text:span text:style-name="T1542">.</text:span><text:s/>Myślę tutaj o obowiązujących dokumentach GU<text:span text:style-name="T1543">S</text:span>-owskich, mianowicie karcie wypadku i protokole ustalania okoliczności i przyczyn wypadku, które są sporządzanie w przedsiębiorstwie. Mianowicie cho<text:span text:style-name="T1544">d</text:span>zi o zmianę pod kątem ujawniania pośredniego sprawstwa i sprawców zagrożeń wypadkowych, tak bliskich - jak dalekich, które<text:s/><text:soft-page-break/>doprowadzają do wypadku przy pracy<text:span text:style-name="T1545">.</text:span></text:p>
      <text:p text:style-name="P1546">Zwracamy przy tym uwagę na istniejący dorobek w tej dziedzinie, zwłaszcza dokumentacji, Centralnego Instytutu Ochrony Pracy w Warszawie, który może b<text:span text:style-name="T1547">yć</text:span><text:s/>przydatny w wykorzystywaniu metod komputeryzac<text:span text:style-name="T1548">ji</text:span><text:s/>i informacji z zakresu urazowości przy pracy<text:span text:style-name="T1549">.</text:span></text:p>
      <text:p text:style-name="P1550">Postulujemy, aby Minister Pracy wraz z Głównym Inspektorem Pracy ustalili i zalecili już w bieżącym roku stosowanie w przedsiębiorstwach, w usługach, w rolnictwie, w spółdzielczości - ramowej, jednolitej metodyki i systematyki badań zagrożeń wypadkowych wykorzystując w tym celu tzw. kompleksową systematykę gałęzi - stosowaną już przez państwowych inspektorów pracy od 1980-tych lat, a s<text:span text:style-name="T1551">p</text:span>rawdzonych w<text:s/><text:span text:style-name="T1552">1983</text:span><text:s/>r<text:span text:style-name="T1553">.<text:s/></text:span>na badaniach około 500 wypadków śmiertelnych w Polsce.</text:p>
      <text:p text:style-name="P1554">Szósty problem - rezerwy oddziaływania bhp od strony organów wymiaru sprawiedliwości<text:span text:style-name="T1555">.</text:span></text:p>
      <text:p text:style-name="P1556">Oceniamy negatywnie dotychczasowe współdziałanie prokuratury z Państwową Inspekcją Pracy i Państwową Inspekcją Sanitarną na rzecz ujawniania, a potem likwidowania rz<text:span text:style-name="T1557">ec</text:span>zywistych przyczyn zagrożeń, które doprowadziły do wypadków, do katastrof, a niekiedy znacznej ilości chorób zawodowych i wypadków śmiertelnych<text:span text:style-name="T1558">.</text:span><text:s/>Do przyczyn tych należy przede wszystkim jaskrawe naruszenie przez kierownictwo zakładów obowiązujących przepisów i zasad bezpieczeństwa i higieny pracy<text:span text:style-name="T1559">.</text:span></text:p>
      <text:p text:style-name="P1560">Radykalnej zmiany wymaga tak stosunek jak i merytoryczna działalność organu wymiaru sprawiedliwości w stosunki do pośrednich sprawców zagrożeń zawodowych, tych bliskich i tych dalekich. Sprawców, którzy swoimi decyzjami swoim postępowaniem albo brakiem tychże decyzji i brakiem tego postępowania doprowadzili do powstania niebezpiecznych zagrożeń wypadkowych, które niekiedy wywoływały zbiorowe wypadki śmiertelne i katastrofy<text:span text:style-name="T1561">.</text:span></text:p>
      <text:p text:style-name="P1562">Obecny stan nadzoru prokuratorskiego oraz działalność sądów nie sprzyjają profilaktyce urazowości zawodowej<text:span text:style-name="T1563">.<text:s/></text:span>Wyroki skazujące w tego typu sprawach są bardzo rzadkie. Niejednokrotnie pomija się w nich odpowiedzialność pośrednich sprawców zagrożeń, co ewidentnie szkodzi profilaktyce wypadków przy pracy.</text:p>
      <text:p text:style-name="P1564">Wniosek. Istnieje społeczna i merytoryczna potrzeba opracowania doraźnego i długoterminowego programu doskonalenia działalności organów sprawiedliwości w dziedzinie nadzoru nad realizacją us<text:span text:style-name="T1565">ta</text:span>woda<text:span text:style-name="T1566">w</text:span>stwa, och<text:span text:style-name="T1567">r</text:span>ony<text:s/>pracy,<text:s/><text:span text:style-name="T1568">w</text:span><text:s/>szczególności w<text:span text:style-name="T1569">y</text:span>padk<text:span text:style-name="T1570">oz</text:span>nawstwa<text:span text:style-name="T1571">.</text:span></text:p>
      <text:p text:style-name="P1572">Dlatego też postulujemy, aby Prokurator Generalny przy udziale specjalistów z zakresu w<text:span text:style-name="T1573">yp</text:span>adkoznaw<text:span text:style-name="T1574">st</text:span>wa opracował program działań organizacyjnych doskonalących umiejętności praktyczne prokuratorów w zakresie autonomicznego, efektywnego udziału organów wymiaru sprawiedliwości w profilaktyce wypadków przy pracy.</text:p>
      <text:p text:style-name="P1575">Należy spowodować, by już w najbliższym czasie, w każdej wojewódzkiej prokuraturze działał prokurator specjalista i konsultant w zakresie przeprowadzania śledztwa powypadkowego, będący doradcą dla innych prokuratorów w dziedzinie ujawniania pośredniego sprawstwa zagrożeń wypadkowych.</text:p>
      <text:p text:style-name="P1576">Problem<text:s/><text:span text:style-name="T1577">7</text:span>, który chcemy wnieść tutaj pod obrady. Wpływ administracyjnej służby bhp na działalność dozoru i na postawy załóg w zakresie poprawy warunków pracy.</text:p>
      <text:p text:style-name="P1578">Naszym zdaniem niezbędne jest stałe doskonalenie działania około 20 tysięcznej kadry administracyjnej służby bhp w kraju, działającej w przedsiębiorstwach, na rzecz kształtowania przez nią postaw dozoru oraz dokonywania wnikliwych kontroli warunków pracy.</text:p>
      <text:p text:style-name="P1579">W tym celu uważamy za konieczne zniesienie nomenklatury wśród kadr kierowniczych służ bhp, a następnie dokonania weryfikacji istniejących kadr administracyjnej służby bhp pod kątem wiedzy<text:s/><text:soft-page-break/>merytorycznej i umiejętności wykorzystania jej w praktyce, a także postawy zgodnej z funkcją zawodową.</text:p>
      <text:p text:style-name="P1580">Postulujemy także zagwarantowanie możliwości oceny działań członków nadzoru, kierownictwa przez służby bhp.</text:p>
      <text:p text:style-name="P1581">Podporządkowanie służby bhp wyłącznie naczelnemu dyrektorowi przedsiębiorstwa jako specjalistycznej służby przedsiębiorstwa.</text:p>
      <text:p text:style-name="P1582">Objęcie administracyjn<text:span text:style-name="T1583">ej</text:span><text:s/>służby bhp siatką i warunkami płac identycznymi jak służby spe<text:span text:style-name="T1584">cj</text:span>alistyczne przedsiębior<text:span text:style-name="T1585">st</text:span>w<text:span text:style-name="T1586">a.</text:span></text:p>
      <text:p text:style-name="P1587">Wprowadzenie obowiązkowego, okresowego doskonalenia zawodowego prowadzonego pod nadzorem Centrum Nauczania i Doskonalenia Kadr przy Ministerstwie Pracy. Domagamy się też, aby pracownicy tej służby mieli prawo zrze<text:span text:style-name="T1588">sz</text:span>an<text:span text:style-name="T1589">ia</text:span><text:s/>się w ramach organizacji terytorialnej lub branżowej celem systematycznego podnoszenia kwalifikacji oraz obrony własnych inter<text:span text:style-name="T1590">e</text:span>sów zawo<text:span text:style-name="T1591">d</text:span>owych w celu wzmocnieni<text:span text:style-name="T1592">a<text:s/></text:span>niezależności pracowników służb, o których mowa proponujem<text:span text:style-name="T1593">y</text:span>, aby zwalnianie lub przenoszenie inżynieryjno-technicznego personelu tych służb występowało jedynie za zgodą rady pracowniczej przedsiębiorstwa.</text:p>
      <text:p text:style-name="P1594">Wniosek. W związku z tym postulujemy wprowadzenie zmian w uchwale nr 36 Rady Ministrów z dnia 1 lutego<text:s/><text:span text:style-name="T1595">1974</text:span><text:s/><text:span text:style-name="T1596">r.</text:span>, które umożliwią zatrudnienie na stanowiskach administracyjnych służby bhp w przedsiębiorstwach wyłącznie osób w pełni kompetentnych, odpowiednio wykwalifikowanych i właściwie opłacanych.</text:p>
      <text:p text:style-name="P1597">Nowe przepisy powinny podporządkować wymienione służby wyłącznie kierownikowi przedsiębiorstwa.</text:p>
      <text:p text:style-name="P1598">Postulujemy również rozszerzenie paragrafu 1 pkt 2 tej uchwały o zapis:<text:s/>„zwalnianie lub przenoszenie na inne stanowisko inżyniery<text:span text:style-name="T1599">j</text:span>no-technicznych pracowników<text:s/>administracyjn<text:span text:style-name="T1600">ej</text:span><text:s/>służby bhp może dokonywać się wyłącznie za zgodą rady pracowniczej przedsiębiorstwa, w którym są oni zatrudnieni.</text:p>
      <text:p text:style-name="P1601">Wreszcie 8 problem. Nauczanie bezpieczeństwa i higieny pracy oraz ergonomii w szkolnictwie zawodowym wszystkich szczebli oraz okresowe doskonalenie w tym zakresie dyrektorów i nadzoru.</text:p>
      <text:p text:style-name="P1602">Posiadanie przez wszystkich uczestników procesu produkcyjnego wiedzy i umiejętności praktycznego postępowania w dziedzinach bezpieczeństwa i higieny pracy oraz ergonomii, oczywiście odpowiedniego do zakresu ich obowiązków, stanowi ustawową konieczność i wymóg.</text:p>
      <text:p text:style-name="P1603">Konieczność ta pozostaje jednak do chwili obecnej w znacz<text:span text:style-name="T1604">nej</text:span><text:s/>mierze niezrealizowan<text:span text:style-name="T1605">a.</text:span><text:s text:c="2"/>W szkolnictwie zawodowym wszystkich szczebli przepisy te są bagatelizowane. Nie stosuje się powszechności nauczania bhp w szkołach zawodowych. Metody nauczania nie są dostosowane do celów nauczania i możliwości i potrzeb odbiorców. Treści programów są zdezaktualizowane. Merytoryczny poziom pomocy dydaktycznych często jest niewłaściwy, a ich ilość - tych pomocy jest niewielka.</text:p>
      <text:p text:style-name="P1606">Stwierdzamy od wielu lat brak przygotowanej kadry wykładowców dla wszystkich szczebli nauczania<text:span text:style-name="T1607">.</text:span><text:s/>Sprawdziany wiedzy po kursach bhp-owskich prowadzonych dla kadr kierowniczych i dozoru mają często charakter formalny, a ni<text:span text:style-name="T1608">ej</text:span>ednokrotnie fikcyjny. Wszystkie te czynniki prowadzą do deprecjacji problemu warunków pracy w szkoleniu i w nauczaniu.</text:p>
      <text:p text:style-name="P1609">Stąd wniosek postulujemy, aby ministrowie pracy, edukacji, przemysłu przy udziale innych zainteresowanych inst<text:span text:style-name="T1610">yt</text:span>uc<text:span text:style-name="T1611">ji</text:span><text:s/>i organów opracowali w latach 1989<text:s/><text:span text:style-name="T1612">-</text:span><text:s/>1990 organizacyjno-programowe zadania w zakresie szkolenia i doskonalenia wiedzy na temat bhp i ergonomii, proponujemy także wyasygnowanie dod<text:span text:style-name="T1613">at</text:span>kowych środków na ten cel z budżetu państwa.</text:p>
      <text:p text:style-name="P1614">I wreszcie problem dziesiąty<text:s/>- problem<text:s/>złego stanu ochron osobistych<text:span text:style-name="T1615">.</text:span><text:s/>Jest to zagadnienie poruszane bodajże na wszystkich posiedzeniach gdzie bhp jest omawiane, a więc cho<text:span text:style-name="T1616">dz</text:span>i i o administra<text:span text:style-name="T1617">cj</text:span>ę, chodzi o<text:s/><text:soft-page-break/>ruch związkowy, chodzi o wszystkie, wszystkie niemal instytucje zajmujące się ochroną pracy. Alarmujący stan produkcji zaopatrzenia załóg w ochrony osobiste został ponownie w całej rozciągłości potw<text:span text:style-name="T1618">i</text:span>erdzony na posiedzeniu niedawnym, Rady Ochrony Pracy mianowicie w lutym tego roku. Stan zaopatrzenia zgodnego z obowiązującymi normami, obowiązującymi w tym zakresie przepisami pracowników niezbędnych dla bezpieczeństwa pracy sprzęt ochronny, w tym oczywiście odzież ochronną i roboczą jest od lat niedostateczny.<text:s/>Wpływa to na powstawanie wypadków przy pracy i chorób zawodowych<text:span text:style-name="T1619">.</text:span><text:s/>Powoduje nie tylko straty wynikające z utraty zdrowia, czy nawet życia pracujących, ale i straty ekonomiczne, wynikające z ograniczenia wydajności, z poważnego pogorszenia jakości pracy w wielu branżach krańcowa zła jakoś<text:span text:style-name="T1620">ć</text:span><text:s/>wielu asortymentów ochron osobistych wzmaga ryzyko uszkodzeń zawodowych.</text:p>
      <text:p text:style-name="P1621">Podejmowane na przestrzeni dziesiątków lat decyzje i dział<text:span text:style-name="T1622">a</text:span>nie władz państwowych w zakresie uruchamiania właściwej ilościowo i jakościowo krajowej produkcji tych ochron były niekonsekwentne i nigdy nie przyniosły dostatecznych efektów. Niska jakość różnych ochron wymienię tutaj rękawice, okulary, ochrony głowy, ochrony twarzy, obuwia, ochron słuchu itd., itd. powodowały i powodują ogromne straty ekonomiczne. Alarmujące jest zestawienie, że wydatki na cele ochron osobistych od wielu, wielu lat znacznie przekraczają wydatki na przedsięwzięcia służące trwale poprawie warunków pracy w prze<text:span text:style-name="T1623">ds</text:span>iębiorstwach.</text:p>
      <text:p text:style-name="P1624">Wniosek. Postulujemy,<text:s/>aby odpowiednie władze państwowe uwzględniając doświadczenia wynikające z dotychczasowych rozwiązań problemu ochron osobistych, opracowały program ostatecznego, pozytywnego rozwiązania tej sprawy tak, aby przynajmniej obowiązujące przepisy w tym zakresie mogły być realizowane. Należało zapewnić niezbędne moce produkcyjne<text:span text:style-name="T1625">,</text:span><text:s/>surowce i materiały oraz stworzyć mechanizmy ekonomiczne pozwalające na priorytetowe traktowanie problemu zaopatrzenia załóg w środki ochrony osobistej.</text:p>
      <text:p text:style-name="P1626">Chciałbym dodać,<text:s/><text:span text:style-name="T1627">ż</text:span>e część ochro<text:span text:style-name="T1628">n</text:span><text:s/>osobistych na pewno nie jesteśmy w stanie wyprodukować. W tej sytuacji jeżeli zagraża tam bezpośrednio to życiu i zdrowiu załóg należy importować te ochrony.</text:p>
      <text:p text:style-name="P1629">Dziękuję za uwagę.</text:p>
      <text:p text:style-name="P1630"><text:span text:style-name="T1631">Przewodniczący</text:span>:</text:p>
      <text:p text:style-name="P1632">Jeszcze może gwoli uzupełnienia pan Glapiński tylko króciutko, a potem proponowałbym przerwę na obiad, z tym że przed przerwą na obiad musimy się umówić co do następnego terminu. Mamy tu trzy propozy<text:span text:style-name="T1633">cj</text:span>e terminów.</text:p>
      <text:p text:style-name="P1634">Proszę pan Glapiński.</text:p>
      <text:p text:style-name="P1635"><text:span text:style-name="T1636">Ob. Andrze</text:span><text:span text:style-name="T1637">j</text:span><text:span text:style-name="T1638"><text:s/>Glapiński</text:span>:</text:p>
      <text:p text:style-name="P1639">Ponieważ w tym temacie powiedziel<text:span text:style-name="T1640">i</text:span>śmy już sporo, dodam jedynie trzy wnioski, jako konkretne propozy<text:span text:style-name="T1641">cj</text:span>e maj<text:span text:style-name="T1642">ą</text:span>ce na celu usprawnienia działań, które były dotychczas referowane.</text:p>
      <text:p text:style-name="P1643">Po pierwsze należy jednoznacznie aktem prawnym określić podział kompetencji pomiędzy Państwową Inspekcją Pracy i urzędami górniczymi w zakresie sprawowania nadz<text:span text:style-name="T1644">ór<text:s/></text:span>nad zakładami górniczymi.</text:p>
      <text:p text:style-name="P1645">Dru<text:span text:style-name="T1646">gi</text:span>e: Wyższy Urząd Górniczy powinien być podporządkowany tak jak Państwowa Inspekcja Pracy przewodniczącemu Rady Państwa.</text:p>
      <text:p text:style-name="P1647">Trzecie: Należy zlikwidować kolegia do spraw wykroczeń przy urzędach górniczych i wprowadzić na wzór Państwowej Inspekcji Pracy system orzeczeń karno-administracyjnych o nałożeniu grzywny.</text:p>
      <text:p text:style-name="P1648">Pragnę dodać, że wygłoszony przez dr Hansena referat i to co przed chwilą powiedziałem, stanowi uszczegółowienie wypowiedzi panów Krywulko i Grockiego zaprez<text:span text:style-name="T1649">e</text:span>ntowanych w dniu 20 lutego.</text:p>
      <text:soft-page-break/>
      <text:p text:style-name="P1650">Prosimy zatem o łączne traktowanie poruszonych w tych czterech wystąpieniach zagadnień.</text:p>
      <text:p text:style-name="P1651">Dziękuję bardzo za uwagę.</text:p>
      <text:p text:style-name="P1652"><text:span text:style-name="T1653">Przewodniczący</text:span>:</text:p>
      <text:p text:style-name="P1654">Dzięku<text:span text:style-name="T1655">ję.</text:span></text:p>
      <text:p text:style-name="P1656">Są to ter<text:span text:style-name="T1657">m</text:span>iny jutrzejszy dz<text:span text:style-name="T1658">i</text:span>eń sobota, i niestety następny piątek i sobota. To są najbardziej dostępne terminy,<text:s/><text:span text:style-name="T1659">w</text:span><text:s/>których tutaj jest miejsce, technicznie to można przeprowadzi<text:span text:style-name="T1660">ć.</text:span></text:p>
      <text:p text:style-name="P1661">Proponowałbym do uzgodnienia wspólnych terminów ewentualnie.</text:p>
      <text:p text:style-name="P1662"><text:span text:style-name="T1663">O</text:span><text:span text:style-name="T1664">b. Jarosł</text:span><text:span text:style-name="T1665">a</text:span><text:span text:style-name="T1666">w Szczepański</text:span>:</text:p>
      <text:p text:style-name="P1667">To znaczy jeszcze uwaga, że to są terminy możliwości posiedzeń tu w tym budynku ewentualnie gdzieś może u was na przykład?</text:p>
      <text:p text:style-name="P1668"><text:span text:style-name="T1669">O</text:span><text:span text:style-name="T1670">b. M.<text:s/></text:span><text:span text:style-name="T1671">G</text:span><text:span text:style-name="T1672">ustek</text:span>:</text:p>
      <text:p text:style-name="P1673">Przepraszam bardzo czy strona so<text:span text:style-name="T1674">lida</text:span>rnościowa ma jakieś konkretne propozycje, czy to uzależnione jest od sali?</text:p>
      <text:p text:style-name="P1675"><text:span text:style-name="T1676">Przewodnicząc</text:span><text:span text:style-name="T1677">y</text:span>:</text:p>
      <text:p text:style-name="P1678">Tak.</text:p>
      <text:p text:style-name="P1679"><text:span text:style-name="T1680">W</text:span><text:s/>pozostałych dniach jest po 4<text:s/><text:span text:style-name="T1681">-</text:span><text:s/>5 zespołów dziennie.</text:p>
      <text:p text:style-name="P1682"><text:span text:style-name="T1683">O</text:span><text:span text:style-name="T1684">b. Gustek</text:span>:</text:p>
      <text:p text:style-name="P1685">Ja proponuję ze strony grupy tutaj koalicyjno-rządowej piątek 10, to jest i ja myślę, że kolego Pietrzyk my to skończymy w piątek. Naprawdę, bo to przechodzi ludzkie pojęcie. Ja bym naprawdę sugerował, żebyśmy to sko<text:span text:style-name="T1686">ń</text:span>czyli.</text:p>
      <text:p text:style-name="P1687">Można tutaj jeszcze przygotować 3<text:span text:style-name="T1688">65</text:span><text:s/>referatów, a potem nad tym i tak ktoś musi siedzieć, żeby tworzył akty prawne.<text:s/><text:span text:style-name="T1689">P</text:span>owiedzmy sobie krótko w tym temacie jesteśmy za zmianą tego, tego i tego - podpisujemy i do przodu.</text:p>
      <text:p text:style-name="P1690"><text:span text:style-name="T1691">Przewodniczący</text:span>:</text:p>
      <text:p text:style-name="P1692">Ja też tak myśl<text:span text:style-name="T1693">ę</text:span>, że przy odrobinie cierpliwości może w ten piątek nam się uda.<text:s/>Z tym że akurat według tego co ja wiem, że ten czas jest w miarę możliwości tak równo zabierany przez różne strony, tylko strona OPZZ tego czasu najmniej zużyła, bo jest w mniej licznym składzie i to może dlatego<text:span text:style-name="T1694">.</text:span></text:p>
      <text:p text:style-name="P1695">Jeżeli chodzi o uzgodnienie może tego terminu<text:span text:style-name="T1696">,</text:span><text:s/>to prosiłbym pana Morica, czy ten piątek 10 - by odpowiadał?</text:p>
      <text:p text:style-name="P1697"><text:span text:style-name="T1698">O</text:span><text:span text:style-name="T1699">b.<text:s/></text:span><text:span text:style-name="T1700">R.</text:span><text:span text:style-name="T1701"><text:s/>Moric</text:span>:</text:p>
      <text:p text:style-name="P1702">Uważam, że dlatego mniej czasu zużyliśmy ponieważ mamy ściśle sprecyzowane o co nam chodzi, mówimy tu w punktach i nie rozgadujemy się, nie motywujemy tego. Nam się wydawało, że siedzimy w gronie<text:s/><text:span text:style-name="T1703">fa</text:span>chowców górniczyc<text:span text:style-name="T1704">h.</text:span></text:p>
      <text:p text:style-name="P1705">Jeżeli chodzi o termin posiedzenia, prawdę mówiąc jest to termin dosyć odległy. Nas by prędzej urządzał termin środa-czwartek. Jeżeli można mnie się wydaje, że nie musimy być związani z tą salą, że możemy... ewentualnie nasze posiedzenia mogą odbywać się gdzieindziej.</text:p>
      <text:p text:style-name="P1706">Oczywiście, jeżeli drugie strony będą się<text:span text:style-name="T1707"><text:s/></text:span>upierały przy piątku to prz<text:span text:style-name="T1708">yj</text:span>miemy to.</text:p>
      <text:p text:style-name="P1709"><text:span text:style-name="T1710">Przewodniczący</text:span>:</text:p>
      <text:p text:style-name="P1711">To jak panie przewodniczący Gustek, piątek?</text:p>
      <text:p text:style-name="P1712"><text:span text:style-name="T1713">O</text:span><text:span text:style-name="T1714">b. Gustek</text:span>:</text:p>
      <text:p text:style-name="P1715">Piątek, możemy i czwartek,<text:s/><text:span text:style-name="T1716">m</text:span>oże nawet i 8 jest dzień kobiet<text:span text:style-name="T1717">.</text:span><text:s/>Tylko mówię, żeby wybrać taki dzień, żeby<text:s/><text:soft-page-break/>wszystkim odpowiadał.</text:p>
      <text:p text:style-name="P1718"><text:span text:style-name="T1719">Przewodnicząc</text:span><text:span text:style-name="T1720">y</text:span>:</text:p>
      <text:p text:style-name="P1721">Nam pią<text:span text:style-name="T1722">t</text:span>ek odpowiada - 10-tego.</text:p>
      <text:p text:style-name="P1723"><text:span text:style-name="T1724">Ob. Gustek</text:span>:</text:p>
      <text:p text:style-name="P1725">Nam też odpowiada<text:span text:style-name="T1726">.</text:span></text:p>
      <text:p text:style-name="P1727"><text:span text:style-name="T1728">Przewodniczący</text:span>:</text:p>
      <text:p text:style-name="P1729">Wobec tego niech będzie 10-tego. Dziękuję.</text:p>
      <text:p text:style-name="P1730">Obecnie ogłaszam przerwę na spożycie obiadu.</text:p>
      <text:p text:style-name="P1731">Dziękuję.</text:p>
      <text:p text:style-name="P1732">Smacznego.</text:p>
      <text:p text:style-name="P1733">/Przerwa/.</text:p>
      <text:p text:style-name="P1734"/>
      <text:p text:style-name="P1735">/Po przerwie/.</text:p>
      <text:p text:style-name="P1736"><text:span text:style-name="T1737">P</text:span><text:span text:style-name="T1738">rz</text:span><text:span text:style-name="T1739">ewodnicząc</text:span><text:span text:style-name="T1740">y</text:span><text:span text:style-name="T1741">:</text:span></text:p>
      <text:p text:style-name="P1742">Nas<text:span text:style-name="T1743">z</text:span>a strona też chce teraz odc<text:span text:style-name="T1744">z</text:span>ytać oświadczenie<text:s/><text:span text:style-name="T1745">i</text:span><text:s/>żeby ono zostało pr<text:span text:style-name="T1746">z</text:span>yjęte do<text:s/>protokołu.</text:p>
      <text:p text:style-name="P1747">Wars<text:span text:style-name="T1748">z</text:span>a<text:span text:style-name="T1749">w</text:span>a 3<text:s/><text:span text:style-name="T1750">m</text:span>ar<text:span text:style-name="T1751">ca</text:span><text:s/>1989<text:s/><text:span text:style-name="T1752">r</text:span>. Strona<text:s/><text:span text:style-name="T1753">„</text:span>Sol<text:span text:style-name="T1754">id</text:span>arności”<text:s/><text:span text:style-name="T1755">w z</text:span>es<text:span text:style-name="T1756">p</text:span>ole górniczym oświadcza, że drastyczny wzrost cen w trakcie obrad, stawia obrady w wyjątkowo niekorzystnym świetle. Podobną rolę pełnią również uchwalane przez Sejm ustawy. Protestujemy szczególnie przeciwko artykułowi 8 ustawy o konsolidacji gospodarki narodowej, w wyniku którego w kopalniach warunki bezpieczeństwa pracy mogą ulec drastycznemu pogorszeniu. Uważamy, iż krajowi potrzebny jest spokój, zaś działania rządowe podczas obrad Okrągłego Stołu przy czym ze szczególnym naciskiem podkreślamy tu uderzenie w poziom życia ludności i nie służą ani spokojowi, ani zaufaniu, Jako prze<text:span text:style-name="T1757">ds</text:span>tawiciele załóg górniczych zrzeszonych w N<text:span text:style-name="T1758">S</text:span>ZZ<text:s/><text:span text:style-name="T1759">„</text:span>Solidarność”<text:s/>chcemy porozumienia i skutecznego rozwiązania nabrzmiałych problemów górnictwa i kraju.</text:p>
      <text:p text:style-name="P1760">Za zespół górniczy NSZZ<text:s/>„Solidarność”<text:s/>A.<text:s/><text:span text:style-name="T1761">P</text:span>ietrzyk.</text:p>
      <text:p text:style-name="P1762">Dziękuję.</text:p>
      <text:p text:style-name="P1763">Czy w temacie bezpieczeństwa i higieny pracy ktoś chce zabrać głos?</text:p>
      <text:p text:style-name="P1764"><text:span text:style-name="T1765">O</text:span><text:span text:style-name="T1766">b. M. <text:s/></text:span><text:span text:style-name="T1767">G</text:span><text:span text:style-name="T1768">ustek:</text:span></text:p>
      <text:p text:style-name="P1769">Jeżeli można panie przewodniczący, prosiłbym, aby zabrał w tej sprawie głos z naszej strony pan prof. Lipowczan.</text:p>
      <text:p text:style-name="P1770"><text:span text:style-name="T1771">Prof. Lipowczan Adam</text:span><text:span text:style-name="T1772">:</text:span></text:p>
      <text:p text:style-name="P1773">Jestem ekspertem<text:s/><text:span text:style-name="T1774">w</text:span><text:s/>grupie koalicyjno-rzą<text:span text:style-name="T1775">d</text:span>ow<text:span text:style-name="T1776">ej.<text:s/></text:span>Ja nie będ<text:span text:style-name="T1777">ą</text:span><text:s/>polemizował z wystąpieniem pana dr Hansena, którego wysoce cenię i mogę powiedzieć, że na pracach pana dr Hansena uczyłem się także ja zagadnień związanych z ochroną pracy. Stąd moje zdziwienie, że fachowiec tej klasy nie zadał sobie trudu, aby przyjrzeć się jak wygląda organizacja zagadnień ochrony i bezpieczeństwa pracy w górnictwie.</text:p>
      <text:p text:style-name="P1778">Ponieważ to co przedstawił nam w bardzo obszernym i w większości zgodnym także z moim odczuciem wystąpieniu jest w znacznej mierze słuszne niewątpliwie w wymiarze kraju, ale na pewno nie w wymiarze górnictwa. Wymagałoby to no przejścia punkt po punkcie, ale ponieważ pan dr Hansen także nie p<text:span text:style-name="T1779">os</text:span>łuż<text:span text:style-name="T1780">y</text:span>ł<text:s/><text:span text:style-name="T1781">s</text:span>ię ilościowym ujęciem problemu, ja przytoczę tylko dwa przykłady, które niech zilustrują tę sytuację. Postulował pan między innymi - ażeby rozbudować dokumentację związaną z oceną wypadków.<text:s/><text:span text:style-name="T1782">O</text:span>tóż w górnictwie od 15 lat ta dokumentacja jest rozbudowana mniej więcej 8-krotnie do tych dokumentów<text:span text:style-name="T1783">,</text:span><text:s/>kt<text:span text:style-name="T1784">ó</text:span>re pan był uprzejmy wymienić i badania socjologiczne prowadzone w górni<text:span text:style-name="T1785">ct</text:span>wie węgla kamiennego w tym<text:s/><text:soft-page-break/>temacie dały wynik, że to co nazywamy ukrywaniem wypadków przy pracy, jest spowodowane między innymi tym, a nawet nie między innymi, a przede wszystkim tym, że rozbudowana jest niezwykle dokumentacja wypadków przy pracy i sposób przeprowadzania dochodzeń powypadkow<text:span text:style-name="T1786">yc</text:span>h, które chyba w<text:s/><text:span text:style-name="T1787">ż</text:span>adnym innym przemyśle nie są tak drobiazgowe i precyzyjne jak właśnie w górnictwie.</text:p>
      <text:p text:style-name="P1788">Również konsekwen<text:span text:style-name="T1789">cj</text:span>e, które ponoszą z tego tytułu osoby, którym udowodniono wpływ na okoliczności powstania wypad<text:span text:style-name="T1790">k</text:span>u są znacznie ostrzejsze niż gdziekolwiek indziej. Ja nie jestem upoważniony do twierdzenia, czy to wystąpienie kwalifikowało się do<text:s/><text:span text:style-name="T1791">O</text:span>krągłego Stołu, czy tego naszego górniczego, czy też na wyższy szczebel, bo takie mam moje osobiste odczucie, ale nie jest to rolą eksperta. Natomiast chciałbym powrócić do tematu, który był poruszony w drugim dniu naszego spotkania przez pana Krywulko, a który... diametralnie inne ujęcie znalazło si<text:span text:style-name="T1792">ę</text:span><text:s/>w opracowaniu pana dr Hansena. Mianowicie w pierwszym wypadku postulowano, ażeby służby bhp z kopalni wyprowadzić, natomiast pan dr Hansen postulował, ażeby służby bhp podporządkować naczelnemu dyrektorowi co zresztą od ponad 15 lat ma miejsce przez krótki okres było rzeczywiście inaczej, ale przedtem także służby bhp podlegały dyrektorowi kopalni czy dyrektorowi przedsiębiorstwa górniczego.</text:p>
      <text:p text:style-name="P1793">Stąd trudno jest zająć właściwą pozycję, właściwie si<text:span text:style-name="T1794">ę</text:span><text:s/>ustosunkować do tej propozycji. Są to dwie sprzeczne - dwa sprzeczne wnioski. Natomiast jeżeli jednak przyjąć podjąć dyskusję na ten temat, to proponowałbym, ażeby spojrzeć na rolę służb bhp w kopalni od strony funkcji, które te służby pełnią. Badania, które prowadzi instytut, w którym mam przyjemność pracować, wykazaliśmy takich funkcji 7 i co najmniej 5 z nich ja zaraz je wymienię - pięć z tych funkcji wiąże się z niewątpliwą podległością kierownikowi kopalni, czy dyrektorowi kopalni.</text:p>
      <text:p text:style-name="P1795">Jako pierwszą funkcję wyróżniamy inicjowanie i koordynację działań pro<text:span text:style-name="T1796">fi</text:span>laktycznych, głównie w zakresie wykonywania poleceń organów nadzoru i kontroli. Pan prof. Zygadłowicz obszernie przedstawił służby, które zajmują się kontrolą niezależną od kopalni, które zajmują się kontrolą środowiska pracy w kopalni. Ja jeszcze dodam<text:span text:style-name="T1797">,</text:span><text:s/>że od<text:s/><text:span text:style-name="T1798">1</text:span>978 roku w strukturze Wspó<text:span text:style-name="T1799">l</text:span>noty Węgla Kamiennego obecnie przy prze<text:span text:style-name="T1800">ds</text:span>iębiorstwach funkcjonują jeszcze środowiska - laboratoria badań środo<text:span text:style-name="T1801">wi</text:span>skowych, które także taką funkcję kontrolną z ramienia dyrektora przedsiębiorstwa pełnią.</text:p>
      <text:p text:style-name="P1802">Drugą funkcją jest udział w sprawnym przeprowa<text:span text:style-name="T1803">dz</text:span>eniu akcji wypadkowej, Ja nie mówię o kierowaniu, a sprawnym przeprowadzeniu akcji wypadkowej. Trzecią funkcją są dochodzenia powypadkowe, czwartą koordynacja rozpoznania parametrów środowiska pracy, piąte planowanie i programowanie oraz rozprowadzanie środków ochrony pracy, szóste szkolenie, planowanie, szkolenia rozpowszechnienie środków propagandy bhp i wreszcie na s<text:span text:style-name="T1804">i</text:span>ódmym miejscu statystyka wypadków i chorób zawodowych.</text:p>
      <text:p text:style-name="P1805">Jak z tego widać jeżeli obecne umie<text:span text:style-name="T1806">js</text:span>cowienie służb bhp uznałoby się za nieprawidłowe, to gdyby doszło do wyłączenia ich z funkcji kopalni, to dyrektor kopalni i tak nie będzie miał innego wyjścia, tylko będzie musiał od razu odtworzyć służby pod tą czy inną nazwą, ponieważ funkcje, które one spełniają są bezpośrednio związane z prawidłowym wykonywaniem zadań technicznych i organizacyjnych kopalni.</text:p>
      <text:p text:style-name="P1807">Dziękuję<text:span text:style-name="T1808">.</text:span></text:p>
      <text:p text:style-name="P1809"><text:span text:style-name="T1810">Przewodniczący</text:span>:</text:p>
      <text:p text:style-name="P1811">Czy pan Moric ze swojej strony daje komuś głos?</text:p>
      <text:p text:style-name="P1812"><text:span text:style-name="T1813">Ob</text:span><text:span text:style-name="T1814">.</text:span><text:span text:style-name="T1815"><text:s/></text:span><text:span text:style-name="T1816">R.</text:span><text:span text:style-name="T1817"><text:s/>Moric</text:span>:</text:p>
      <text:p text:style-name="P1818">Tak, dziękuję za przywołanie mnie do tablicy<text:span text:style-name="T1819">.</text:span><text:s/>Oczywiście damy też głos<text:span text:style-name="T1820">.</text:span></text:p>
      <text:p text:style-name="P1821">Proszę Państwa! Problem związany ze zwalczaniem szkodliwości w pracy z ochroną pracownika w<text:s/><text:soft-page-break/>czasie procesu pracy jest tematem, który jako związkom zawodowym leży nam głęboko na sercu. Chcę powiedzieć to z naszej inicjatywy, przy naszym udziale rozwija się ruch<text:s/>społecznej<text:s/>inspekcji<text:s/>pracy,<text:s/><text:span text:style-name="T1822">któ</text:span>ry w sposób pod kątem... patrząc przez pryzmat pracownika, dokonuje<text:s/><text:span text:style-name="T1823">k</text:span>ontroli warunków pracy w zakładach pracy.</text:p>
      <text:p text:style-name="P1824">Wiemy, że jest cały szereg instytucji powołanych do kontroli warunków bezpieczeństwa pracy, cały szereg instytucji, które w sprawach bezpieczeństwa pracy podejmuj<text:span text:style-name="T1825">e<text:s/></text:span>stanowiska. Jedną z takich najbliżej związanych, najbliżej stojących przy człowieku pracy w kopalni jest to służba bhp kopalniana. Jej usytuowanie budzi też nasze wątpliwości, to znaczy nie tyle, że jest ona w zakładzie pracy, ona tam powinna być i oby jak najbliżej miejsca pracy, ale podległość - naszym zdaniem - może i nie całej służby bhp, ale przynajmniej kierownika tej służby bhp, podległość aparatowi administracyjnemu w zakładzie pracy powoduje nieraz, że ta służba nie może być kierowana i nie jest kierowana w sposób należyty.</text:p>
      <text:p text:style-name="P1826">Biorąc pod uwagę, że pracownicy tej służby biorą udział w kolegiach powypadkowych i w jakiś sposób decydują o winie czy współwinie poszczególnych osób<text:s/>w przypadkach wypadków w pracy zaistniałych, rodzi się naszym zdaniem konieczność, aby przynajmniej osoba nadzorująca tę służbę nie była bezpośrednio wynagradzana w zakładzie pracy, który nadzoruje i nie była podległa służbowo kierownikowi nawet zakładu<text:span text:style-name="T1827">.</text:span></text:p>
      <text:p text:style-name="P1828">Uważamy, że o ile pozostanie ten system zarządzania jaki jest w tej chwili, jakim są przedsiębiorstwa wielozakładowe, szef tej służby bhp w kopalni powinien być pracownikiem etatowym tego przedsiębiorstwa wielozakładowego. Podlegać pod pion techniczny w przedsiębiorstwie wielozakładowym. Jednocześnie swoje funkcje spełniać na terenie kopalni, zakładu pracy. Byłbym on czymś w rodz<text:span text:style-name="T1829">aj</text:span>u, w naszej koncepcji, takim inspektorem technicznym do spraw BHP, w danej kopalni. Takie jego usytuowanie pozwoliłoby mu w sposób taki niezawisły kierować pracownikami pozostałymi inspektorami bhp, którzy byliby już pracownikami kopalni.</text:p>
      <text:p text:style-name="P1830">Można by oczywiście - rozważaliśmy ewentualnie koncepcję, żeby wszyscy pracownicy służb bhp pracowali na szczeblu przedsiębiorstwa wielozakładowego, ale<text:s/><text:span text:style-name="T1831">s</text:span>powodowałoby to nadmierne rozbudowanie tej struktury etatowo, dlatego uważam ją za niecelową.</text:p>
      <text:p text:style-name="P1832">Jeżeli chodzi o sprawy związane z prawami kolegiów przy urzędach górniczych, które orzekają o winie i karze zgadzamy się tutaj z propozycją i z wątpliwościami strony solidarnościowo-opozycyjnej, że takie usytuowanie stwarza niejako i prokuratora, i tego kto wnosi oskarżenie, bo z reguły są do urzędy górnicze, w roli i prokuratora, i sędziego niejako w jednej osobie. Jest to oczywiście rozwiązanie przyjęte, było przyjęte, było pomyślane w ten sposób, że kolegia do spraw wykroczeń, te ogólne, nie mają odpowiedniego, merytorycznego przygotowania do rozstrzygania nieraz bardzo takich technicznych, bardzo skomplikowanych i specyficznych zagadnień górniczych, tym niemniej teraz w dobie, kiedy sprawa sądownictwa się u nas polepsza i ogólna jest tendencja do oddawania wszelkich praw spornych, wszelkich spraw, które rozstrzygają o winie i karze, pod niezawisłe organa, przychylamy się do tego stanowiska, że należałoby to przekazać do kolegiów ogólnych, gdzie oczywiście należałoby w tym momencie utworzyć odpowiednie wyspecjalizowane piony.</text:p>
      <text:p text:style-name="P1833">Tyle wstępnie. Dziękuję bardzo.</text:p>
      <text:p text:style-name="P1834"><text:span text:style-name="T1835">Przewodnicząc</text:span><text:span text:style-name="T1836">y</text:span>:</text:p>
      <text:p text:style-name="P1837">Dzi<text:span text:style-name="T1838">ęk</text:span>uję.</text:p>
      <text:p text:style-name="P1839"><text:span text:style-name="T1840">O</text:span><text:span text:style-name="T1841">b. M. Gustek</text:span>:</text:p>
      <text:soft-page-break/>
      <text:p text:style-name="P1842">Jeżeliby można prosić panie przewodniczący o głos dla pana Zygadłowicz<text:span text:style-name="T1843">a.</text:span></text:p>
      <text:p text:style-name="P1844"><text:span text:style-name="T1845">Przewodniczący</text:span>:</text:p>
      <text:p text:style-name="P1846">Może przed zabraniem głosu,<text:s/><text:span text:style-name="T1847">W</text:span>iktor Krywulko, bo jako że trochę wcześniej ta kolejka była.</text:p>
      <text:p text:style-name="P1848"><text:span text:style-name="T1849">Dr Wiktor Krywulko</text:span>:</text:p>
      <text:p text:style-name="P1850">My tutaj wyraziliśmy takie jak gdyby zdanie, to znaczy nie wyraziliśmy tego w naszym referacie, że my chcemy odizolować służby bhp od zakładów pracy, tego w referacie naszym nie było, ja tylko powiedziałem to przed kamerami telewizyjnymi, a mamy na względzie, mieliśmy na wzgl<text:span text:style-name="T1851">ę</text:span>dzie i mamy cały<text:span text:style-name="T1852"><text:s/></text:span>czas słowo odizolowanie w sensie wykonawczym. Kompetencji wykonawczych, w sensie tym, że większa odpowiedzialność<text:s/>służb bhp i poszczególnych pionów itd., które by się tymi sprawami zajmowały, a nie jak gdyby odizolowanie całkowite od zakładu pracy i zdjęcia odpowiedzialności z dyrektora naczelnego czy też technicznego, jak aktualnie tam jest różnie usytuowane.</text:p>
      <text:p text:style-name="P1853">My obstajemy przy swoim stanowisku, że odpowiedzialność główna i podstawowa ciąży na dyrektorze naczelnym, nigdy nie technicznym i on osobiście odpowiada za sprawy bhp na zakładzie pracy. Poza tym w związku z referatem pana Zygadłowicza to jesteśmy zgodni co do tego, że przepisy w górnictwie są rzeczywiście wspaniałe, ale teraz chodzi o sprawę ich realizacji.</text:p>
      <text:p text:style-name="P1854">Wszystkie punkty, któreśmy tu mamy wymienione w naszym referacie, pana Hansena są poparte dowodami, faktami, badaniami i tak to niestety w górnictwie wygląda. Wygląda to tak, jak my tutaj wnosimy. Jest to nie realizowane, jest to nie przestrzegane, a wręcz jest to spychane ze szczebelka na szczebelek, ludzie są tam<text:s/>nieodpo<text:span text:style-name="T1855">wiedz</text:span>ialni, nie mówię, że wszyscy gremialnie, ale jest masa ludzi niekompetentnych, którzy się zajmują sprawami bhp, głównie na zakładzie pracy wygląda to w ten sposób, że jest to - przepraszam za wyrażenie - ale jest to śmietnik ludzi z<text:span text:style-name="T1856">de</text:span>generowanych na innych stanowiskach, którzy znajdują zatrudnienie w wydziale bhp. Tak to niestety wygląda i to na razie tyle co chciałem wnieś<text:span text:style-name="T1857">ć</text:span><text:s/>do tej sprawy.</text:p>
      <text:p text:style-name="P1858"><text:span text:style-name="T1859">Przewodniczący</text:span>:</text:p>
      <text:p text:style-name="P1860"><text:span text:style-name="T1861">P</text:span>roszę panie przewodniczący Gustek.</text:p>
      <text:p text:style-name="P1862"><text:span text:style-name="T1863">O</text:span><text:span text:style-name="T1864">b. Gustek</text:span>:</text:p>
      <text:p text:style-name="P1865"><text:span text:style-name="T1866">J</text:span>eżeli można prosić, to bym prosił pana Zygadło<text:span text:style-name="T1867">wi</text:span>cz<text:span text:style-name="T1868">a</text:span>.</text:p>
      <text:p text:style-name="P1869"><text:span text:style-name="T1870">O</text:span><text:span text:style-name="T1871">b.<text:s/></text:span><text:span text:style-name="T1872">Zyg</text:span><text:span text:style-name="T1873">a</text:span><text:span text:style-name="T1874">dł</text:span><text:span text:style-name="T1875">o</text:span><text:span text:style-name="T1876">wi</text:span><text:span text:style-name="T1877">c</text:span><text:span text:style-name="T1878">z</text:span>:</text:p>
      <text:p text:style-name="P1879">Ja na samym wstępie chciałem bardzo ostro zaprotestować przeciwko gołosłownym stwierdzeniom w referacie, dr Hansen<text:span text:style-name="T1880">a</text:span>. Ja się czuję osobiście urażony jako członek kierownictwa wyższego urzędu górniczego, że w ten sposób zupełnie bez żadnych dowodów rzuca się na nas kalumnie<text:span text:style-name="T1881">.</text:span><text:s/>To nie jest sposób na to, żebyśmy w ten sposób prowadzili dyskusję<text:span text:style-name="T1882">.</text:span><text:s/>To jest rzecz pierw<text:span text:style-name="T1883">s</text:span>za.</text:p>
      <text:p text:style-name="P1884">Rzecz druga referat, który wysłuchaliśmy, pana dr Hansena jest oczywiście bardzo ciekawy i pouczający, niemniej jednak,<text:span text:style-name="T1885"><text:s/></text:span>ja jeszcze raz potwierdzam, że byłoby nam bardzo ogromnie miło usłyszeć, gdyby pan doktor był taki dobry i przynajmniej sprawdził na jednej z kopalń jak wygl<text:span text:style-name="T1886">ą</text:span>da organizacja służb bhp i ochrony pracy w k<text:span text:style-name="T1887">o</text:span>palniach, przynajmniej połowa z tego referatu musiałyby wtedy ulec zasadniczej zmianie<text:span text:style-name="T1888">.</text:span><text:s/>Ja tu chciałem podkreślić że przykła<text:span text:style-name="T1889">dowo</text:span><text:s/>nomenklatury w służbach bhp nie ma już od kilku lat, żadne wymogi nomenklatury w służbach bhp nie obowiązują.</text:p>
      <text:p text:style-name="P1890">To jest następna sprawa - skoro jestem przy głosie chciałem również zająć stanowisko odnośnie wyciągania przez nas w szczególności przez urzędy górnicze, których jest to obowiązkiem ustawowym, konsekwencji za naruszanie przepisów. Jest to przez nas wykonywane jako sporządzanie wniosków do<text:s/><text:soft-page-break/>kolegiów do spraw wykroczeń i komisji d<text:span text:style-name="T1891">ys</text:span>cyplinarnych, które są umiejscowione przy naszych<text:s/>urzędach, ale ławnicy tych komisji wybierani są spośród pracowników przemysłu, jak również<text:s/>spomiędzy<text:s/>człon<text:span text:style-name="T1892">k</text:span>ów i działaczy związków zawodowych. Ja uważam za zupełnie niewskazane to, co tu przewodniczący Mo<text:span text:style-name="T1893">r</text:span>i<text:span text:style-name="T1894">c</text:span><text:s/>proponował, ażeby kolegia do spraw wykroczeń, ogólne zajmowały się sprawami wykroczeń górniczych. S<text:span text:style-name="T1895">ą</text:span><text:s/>to zupełnie inne wykroczenia, czy w tym samym kolegium, w którym będą kogoś złodzieja kieszonkowego karać, w tym samym ma górnik ciężko pracujący być karany? Za to, że naruszył przepis bezpieczeństwa?</text:p>
      <text:p text:style-name="P1896">To urąga godności górnika, po to są odrębne kolegia do spraw wykroczeń i odrębne komisje dyscyplinarne.</text:p>
      <text:p text:style-name="P1897">Dziękuję.</text:p>
      <text:p text:style-name="P1898"><text:span text:style-name="T1899">Przewodniczący</text:span>:</text:p>
      <text:p text:style-name="P1900">Dziękuję.</text:p>
      <text:p text:style-name="P1901"><text:span text:style-name="T1902">O</text:span><text:span text:style-name="T1903">b. Gustek</text:span>:</text:p>
      <text:p text:style-name="P1904"><text:span text:style-name="T1905">P</text:span>anowie przewodniczący, można jeszcze<text:span text:style-name="T1906"><text:s/></text:span>dyskutowa<text:span text:style-name="T1907">ć</text:span><text:s/>dużo na ten temat, ale ja uważam, że jesteśmy tu w tej sprawie akurat bardzo zbieżni wszyscy, to znaczy wszyscy jesteśmy za tym, żeby bezpieczeństwo pracy w górnictwie było lepsze. To jest podstawowa spraw<text:span text:style-name="T1908">a.</text:span></text:p>
      <text:p text:style-name="P1909">Druga sprawa istnieje cała gama przepisów różnego szczebla, które od nas wszystkich wymagają udoskon<text:span text:style-name="T1910">al</text:span>enia. Z zaciekawieniem wysłuchałem referatu pana prof. Hansena,<text:span text:style-name="T1911"><text:s/></text:span>tam jest też parę spraw zbieżnych z naszym stanowiskiem. Oczywiście ja z góry nie chciałbym tutaj na<text:s/>„stolik”<text:s/>górniczy wkładać spraw bard<text:span text:style-name="T1912">z</text:span>o wysokich. Nie wiem czy to akurat jest tutaj... prokuratorskich, tej przy Radzie Pa<text:span text:style-name="T1913">ńst</text:span>wa, komisji, czy rady. Ja mam taką konkretną p<text:span text:style-name="T1914">r</text:span>opozycję.<text:s/><text:span text:style-name="T1915">I</text:span><text:s/>w zasadzie to według mnie, moich odczuć to co dotyczy spraw górnictwa i górników to tu do tej sprawy jesteśmy zgodni. Żeby może powołać grupę redakcyjną i żeby grupa redakcyjna nam zrobiła króciutki czy krótkie stanowisko, które byś<text:span text:style-name="T1916">m</text:span>y mogli wszyscy trzej podpisać, a te sprawy referowane tu przez poszczególne branże górnicze i przez poszczególne czy federacje związkowe czy stronę opozycyjną, przedłożyć i dać to jako pakiet spraw do rozpatrzenia - jako nasze stanowisko do rozpatrzenia przez głównie Ministerstwo Pracy i Polityki Socjalnej, bo to głównie tam te sprawy dotyczą, żeby one biegły już w normalnym trybie, bo taki będzie praw<text:span text:style-name="T1917">do</text:span>podobnie skutek wszystkich naszych domówionych i nawet niedomówionych spraw.</text:p>
      <text:p text:style-name="P1918">Taka jest moja konkretna propozycja i ze swojej strony, ze strony tutaj koali<text:span text:style-name="T1919">cy</text:span>jno-rzą<text:span text:style-name="T1920">do</text:span>w<text:span text:style-name="T1921">ej</text:span><text:s/>do tego zespołu redakcyjnego proponuję pana<text:s/>Zygadłowicza, prof.<text:s/><text:span text:style-name="T1922">L</text:span>ipowc<text:span text:style-name="T1923">z</text:span>ana i pana Rembierza.</text:p>
      <text:p text:style-name="P1924"><text:span text:style-name="T1925">Przewodniczący</text:span>:</text:p>
      <text:p text:style-name="P1926">Jeszcze przedtem proszę o zabranie głosu pana Hansen<text:span text:style-name="T1927">a.</text:span></text:p>
      <text:p text:style-name="P1928"><text:span text:style-name="T1929">Ob.<text:s/></text:span><text:span text:style-name="T1930">H</text:span><text:span text:style-name="T1931">a</text:span><text:span text:style-name="T1932">ns</text:span><text:span text:style-name="T1933">en</text:span>:</text:p>
      <text:p text:style-name="P1934">Uważam propozycje przed chwilą przewodniczącego s<text:span text:style-name="T1935">t</text:span>rony rządowo-koalicyjnej za bardzo rozsądną i słuszną<text:span text:style-name="T1936">.<text:s/></text:span>Mianowicie - trzeba zdawać sobie sprawę, pro<text:span text:style-name="T1937">s</text:span>zę państwa, omawiając problem warunków pracy załóg, a więc problem życia i zdrowia nie tylko ich, ale i b<text:span text:style-name="T1938">yt</text:span>u rodzin, że omawiamy szczególne zagadnienie i nie możemy potraktować je tak jak czasami to bywa na prezydiach rządu.</text:p>
      <text:p text:style-name="P1939">I należałoby zdawać sobie też sprawę<text:s/><text:span text:style-name="T1940">-</text:span><text:s/>że żaden z dotychczas istniejących<text:s/>„stołów”<text:s/>i<text:s/>„stolików”<text:s/>problemu bezpieczeństwa i higieny pracy w Polsce nie podniósł<text:span text:style-name="T1941">.<text:s/></text:span>Jedyną okazją było, że tu, właśnie u państwa sprawa została postawiona. I ja uważam, że to jest rzecz naturalna, bo górnictwo nie może iść wprzód bez bezpieczeń<text:span text:style-name="T1942">st</text:span>wa i higieny pracy. Tak samo zresztą i energetyka. To są m.in. te dwie branże,<text:s/><text:soft-page-break/>które są ze sobą zespolone nierozerwalni<text:span text:style-name="T1943">e.</text:span></text:p>
      <text:p text:style-name="P1944">Dlatego też z całą świadomością wiemy, że szereg zagadnień jak gdyby przerasta zainteresowanie strony branżowe - przepraszam, że powiem - wąskobranżowej górnictwa. I górnictwa skalnego i innego, i węglowego.</text:p>
      <text:p text:style-name="P1945">Ale popatrzmy na te sprawy w płaszczyźnie ogólnopaństwowej<text:span text:style-name="T1946">.</text:span><text:s/>W sprawie dotyczącej nie tylko tej poważnej, półmilionowej przeszło kadry górników, ale w skali 10 - 12 milionów zatrudnionych.</text:p>
      <text:p text:style-name="P1947">Dlatego proszę uprzejmie do tych zagadnień, które zostały poruszone w imieniu NSZZ<text:s/>„Solidarność<text:span text:style-name="T1948">”</text:span><text:s/>podchodzi<text:span text:style-name="T1949">ć<text:s/></text:span>właśnie w kontekście<text:s/><text:span text:style-name="T1950">-</text:span><text:s/>powiedziałbym<text:s/><text:span text:style-name="T1951">-</text:span><text:s/>wszystkich zatrudnionych.</text:p>
      <text:p text:style-name="P1952">Istnieje cały szereg, proszę państwa, elemen<text:span text:style-name="T1953">tó</text:span>w, do których powinienem się ustosunkować, ale co do pierwszej to właśnie, że zgadzam się z tą propozycją, że należałoby niewątpliwie wydobyć zagadnienia górnicze, które są. Ale w ża<text:span text:style-name="T1954">d</text:span>nym przypadku z punktu widzenia społecznego. Uważam, że wpisać tam należy wszystkie elementy istniejące jako stanowisko<text:s/>„Solidarności”<text:s/>utrzymać.</text:p>
      <text:p text:style-name="P1955">Chciałem, jeżeli czuje się urażony przedstawiciel Urzędu Dozoru Technicznego - ja nie wymieniałem z imienia tego urzędu, jako urzędu, który nie realizuje ustawowych uprawnień w dziedzinie sankcji. Mówiłem, że istnieją tego rodzaju instytucje państwowe, wymieniałem ich cały szereg, które nie realizują niestety posiadanych uprawnień, zwłaszcza w sytuacjach, kiedy trzeba wkroczyć.</text:p>
      <text:p text:style-name="P1956">Tak samo chciałem się ustosunkować krótko do wypowiedzi związanych z przedstawicielem strony rządowej. To, że macie, aż 18 druków, które ten męczennik - służba bhp ma wypełnić w związku z wypadkiem przy pracy, to dla mnie jest obrazem pewnej degeneracji biurokr<text:span text:style-name="T1957">atyc</text:span>z<text:span text:style-name="T1958">n</text:span>ej. Uważam, że największą, że tak powiem, szkodę dla spraw ochrony pracy i bezpieczeństwa wypadkowego robią ci, którzy z miejsca szukają winnych<text:span text:style-name="T1959">.</text:span><text:s/><text:span text:style-name="T1960">T</text:span>o jest jedna z n<text:span text:style-name="T1961">ajg</text:span>orsz<text:span text:style-name="T1962">y</text:span>ch plag<text:span text:style-name="T1963">.</text:span><text:s/>Jeszcze pamiętam w latach 50 i 60. Telex otrzymuje kopalnia<text:s/><text:span text:style-name="T1964">-</text:span><text:s/>kto został ukarany w pierwszym rządzie<text:s/><text:span text:style-name="T1965">-</text:span><text:s/>podpis taki minister albo minister Mitręga. Kto został ukarany? Nie jakie były okoliczności i przyczyny, tylko kogo ukaraliście?</text:p>
      <text:p text:style-name="P1966">No i w takiej sytuacji w niejednym zakładzie tu na lewo, na prawo rozd<text:span text:style-name="T1967">aj</text:span>e się...</text:p>
      <text:p text:style-name="P1968">Nie dochodzi się do istoty zagadnień, żeby drugi raz do takiego zdarzenia nie doszło. Nie dochodzi się. Dlatego też przy badaniach wypadków przy pracy, ja nie przywiązuję właśnie wagi zasadnicz<text:span text:style-name="T1969">ej,</text:span><text:s/>a tu ciągle się mówi - winny, winny. Przecież ostatecznie niewątpliwie jest zagadnienie odpowied<text:span text:style-name="T1970">zi</text:span>alności, ale nie f<text:span text:style-name="T1971">etys</text:span>zyzujmy i nie sprowadzajmy problematyki najczęściej, że winnym jest poszkodowany. A cynicznie mówiąc, bo on nie ma już nic do mówienia.</text:p>
      <text:p text:style-name="P1972">Dlatego też cały szereg elementów nie sposób jest tutaj szerzej się do tego ustosunkowywać. A więc chciałem podziękować uprzejmie, że większość wypowiedzi akceptowała zawarte w naszym referacie elementy, jako istotne.</text:p>
      <text:p text:style-name="P1973">Dziękuję bardzo<text:span text:style-name="T1974">.</text:span></text:p>
      <text:p text:style-name="P1975"><text:span text:style-name="T1976">Przewodniczący</text:span>:</text:p>
      <text:p text:style-name="P1977"><text:bookmark-start text:name="bookmark6"/><text:bookmark-end text:name="bookmark6"/>Dziękuję. Do powołania zespołu z naszej strony proponuję pana Kr<text:span text:style-name="T1978">yw</text:span>ulko Wiktora, Glapińskiego Andrzeja i pana Arwida Hansena.</text:p>
      <text:p text:style-name="P1979"><text:span text:style-name="T1980">Ob.<text:s/></text:span><text:span text:style-name="T1981">M</text:span><text:span text:style-name="T1982">oric</text:span>:</text:p>
      <text:p text:style-name="P1983">Ze strony OPZZ - Ryszard Zbrzyzny.</text:p>
      <text:p text:style-name="P1984"><text:span text:style-name="T1985">Minister Gustek</text:span>:</text:p>
      <text:p text:style-name="P1986">Ja myślę, że zobowiążemy tą grupę redakcyjną, żeby nam na przyszłe posiedzenie przygotowała gotowy tekst.</text:p>
      <text:soft-page-break/>
      <text:p text:style-name="P1987"><text:span text:style-name="T1988">Przewodnicz</text:span><text:span text:style-name="T1989">ą</text:span><text:span text:style-name="T1990">c</text:span><text:span text:style-name="T1991">y</text:span>:</text:p>
      <text:p text:style-name="P1992">Tak, oczywiście, też tak myślę.</text:p>
      <text:p text:style-name="P1993">Nie wiemy jak daleko jest ta wcześniej powołana grupa do tych trzech tematów.</text:p>
      <text:p text:style-name="P1994"><text:span text:style-name="T1995">Min.<text:s/></text:span><text:span text:style-name="T1996">G</text:span><text:span text:style-name="T1997">ustek</text:span>:</text:p>
      <text:p text:style-name="P1998">Panie przewodniczący to są sprawy wypadków, chorób - ja tak skrótowo to mówię. Jeśli można to bym prosił o udzielenie w tej sprawie głosu panu dyr. Andru<text:span text:style-name="T1999">szc</text:span>z<text:span text:style-name="T2000">a</text:span>kow<text:span text:style-name="T2001">i</text:span>.</text:p>
      <text:p text:style-name="P2002"><text:span text:style-name="T2003">Ob.<text:s/></text:span><text:span text:style-name="T2004">M</text:span><text:span text:style-name="T2005">oric</text:span>:</text:p>
      <text:p text:style-name="P2006">Ja tak tylko w kwestii formalnej. Wiecie panowie, że termin jest przesunięty na sobotę. Administracja tego budynku tego dokonała, o czym informuję, bo to może b<text:span text:style-name="T2007">yć</text:span><text:s/>interesujące.</text:p>
      <text:p text:style-name="P2008"><text:span text:style-name="T2009">Ob.<text:s/></text:span><text:span text:style-name="T2010">P</text:span><text:span text:style-name="T2011">ietrzyk</text:span>:</text:p>
      <text:p text:style-name="P2012">Czy mamy rozumie<text:span text:style-name="T2013">ć</text:span>, że z 10 na 11 marca?</text:p>
      <text:p text:style-name="P2014">Proszę państwa, zmienił się termin i musimy podjąć tu kolejną poważną decyzję.</text:p>
      <text:p text:style-name="P2015">/Głos: z<text:span text:style-name="T2016">a</text:span>kładając pełną dobrowolność/.</text:p>
      <text:p text:style-name="P2017">Oczywiście.</text:p>
      <text:p text:style-name="P2018"><text:span text:style-name="T2019">Min</text:span><text:span text:style-name="T2020">.</text:span><text:span text:style-name="T2021"><text:s/></text:span><text:span text:style-name="T2022">G</text:span><text:span text:style-name="T2023">ustek</text:span>:</text:p>
      <text:p text:style-name="P2024">Panie przewodniczący Moric i panie przewodniczący Pietrzyk. Ja wyrażam głębokie przekonanie, że obojętnie w którym dniu w przyszłym tygodniu to zrobimy, że to będzie - żałuję - ale nasze ostatnie posiedzenie.</text:p>
      <text:p text:style-name="P2025">Ale na wszelki wypadek zarezerwujmy sobie już na kolejny tydzień jakieś miejsce, żeby nas nie wyprzedzali. Bo my tak jakoś na samym końcu. I tych górników gonimy i my też gonimy się w soboty do roboty.</text:p>
      <text:p text:style-name="P2026"><text:span text:style-name="T2027">Ob.<text:s/></text:span><text:span text:style-name="T2028">M</text:span><text:span text:style-name="T2029">oric</text:span>:</text:p>
      <text:p text:style-name="P2030">Terminy na 20 też są już zaklepane.</text:p>
      <text:p text:style-name="P2031"><text:span text:style-name="T2032">O</text:span><text:span text:style-name="T2033">b.</text:span><text:span text:style-name="T2034"><text:s/>Pietrzyk -<text:s/></text:span><text:span text:style-name="T2035">Przewodnicz</text:span><text:span text:style-name="T2036">ą</text:span><text:span text:style-name="T2037">c</text:span><text:span text:style-name="T2038">y</text:span>:</text:p>
      <text:p text:style-name="P2039">Z tego co zauważyłem, to inni w soboty też pracują intensywnie.</text:p>
      <text:p text:style-name="P2040">/Głos z sali: kolejarze/.</text:p>
      <text:p text:style-name="P2041">Nie ja mówię tutaj o tych innych podzespołach, zespołach.</text:p>
      <text:p text:style-name="P2042">To co<text:s/><text:span text:style-name="T2043">-</text:span><text:s/>czy przy<text:span text:style-name="T2044">staj</text:span>emy na sobotę na 11 marc<text:span text:style-name="T2045">a</text:span>?</text:p>
      <text:p text:style-name="P2046">Prosiłbym o dokonanie wspólnych ustaleń ponieważ musimy się w tym temacie dogadać.</text:p>
      <text:p text:style-name="P2047"><text:span text:style-name="T2048">Min. G</text:span><text:span text:style-name="T2049">us</text:span><text:span text:style-name="T2050">te</text:span><text:span text:style-name="T2051">k</text:span>:</text:p>
      <text:p text:style-name="P2052">No ja uważam, że musimy przyjąć, bo jak nie ma innego miejsca, a jest zasada taka, że tutaj się odbywają te posiedzenia, to jak nie ma innego czasu tylko w sobotę. No to z przykrością, ale muszę się zgodzić na sobotę.</text:p>
      <text:p text:style-name="P2053">To znaczy nie z przykrością w stosunku do panów przewodnicząc<text:span text:style-name="T2054">yc</text:span>h, tylko z przykrością do organizatorów.</text:p>
      <text:p text:style-name="P2055">Dzięku<text:span text:style-name="T2056">ję</text:span><text:s/>bardzo.</text:p>
      <text:h text:style-name="P2057" text:outline-level="3"><text:span text:style-name="T2058">Przewodnicz</text:span><text:span text:style-name="T2059">ą</text:span><text:span text:style-name="T2060">c</text:span><text:span text:style-name="T2061">y</text:span>:</text:h>
      <text:p text:style-name="P2062">Jakie jest stanowisko panów<text:s/><text:span text:style-name="T2063">z</text:span><text:s/>OPZZ w tej sprawie.</text:p>
      <text:p text:style-name="P2064"><text:span text:style-name="T2065">/</text:span>Głos na wyciszeniu/.</text:p>
      <text:p text:style-name="P2066">To zgoda<text:s/><text:span text:style-name="T2067">-</text:span><text:s/>sobota 11 marca godzina 10.00.</text:p>
      <text:p text:style-name="P2068"><text:span text:style-name="T2069">Mi</text:span><text:span text:style-name="T2070">n.</text:span><text:span text:style-name="T2071"><text:s/>Gu</text:span><text:span text:style-name="T2072">st</text:span><text:span text:style-name="T2073">ek</text:span>:</text:p>
      <text:soft-page-break/>
      <text:p text:style-name="P2074">Ale jednocześnie bym prosił, żeby od razu zarezerwować jakiś termin na następny jeszcze tydzień po 11 marc<text:span text:style-name="T2075">a.</text:span></text:p>
      <text:p text:style-name="P2076"><text:span text:style-name="T2077">Od razu zarezerwować jakiś termin po 10-tym.</text:span></text:p>
      <text:p text:style-name="P2078"><text:span text:style-name="T2079">Przewodnicz</text:span><text:span text:style-name="T2080">ą</text:span><text:span text:style-name="T2081">c</text:span><text:span text:style-name="T2082">y</text:span>:</text:p>
      <text:p text:style-name="P2083">Czy w temacie wypadki, choroby zawodowe z pana strony chce zabrać głos panie przewodniczący? Proszę.</text:p>
      <text:p text:style-name="P2084"><text:span text:style-name="T2085">Ob. Gustek</text:span>:</text:p>
      <text:p text:style-name="P2086">Właśnie prosiłem o udzielenie głosu pana Andryszczako<text:span text:style-name="T2087">wi.</text:span></text:p>
      <text:p text:style-name="P2088"><text:span text:style-name="T2089">O</text:span><text:span text:style-name="T2090">b</text:span><text:span text:style-name="T2091">.</text:span><text:span text:style-name="T2092"><text:s/>Andr</text:span><text:span text:style-name="T2093">ys</text:span><text:span text:style-name="T2094">zczak</text:span>:</text:p>
      <text:p text:style-name="P2095">Dziękuję panie przewodniczący. Szanowni Zebrani!</text:p>
      <text:p text:style-name="P2096">Mam zaszczyt przedstawić stanowisko strony rządowo-koalicyjnej dotyczące problematyki odszkodowań z tytułu wypadków przy pracy i chorób zawodowych oraz emerytur i rent<text:span text:style-name="T2097">.</text:span><text:s/>Stanowisko to, które żeśmy przygotowali uwzględnia<text:span text:style-name="T2098"><text:s/></text:span>dotychczasowy przebieg dyskusji nad tym zagadnieniem, mogliśmy to zaobserwować w wypowiedzi pana prof<text:span text:style-name="T2099">.<text:s/></text:span>Zielińskiego i pana mec<text:span text:style-name="T2100">.</text:span><text:s/>Piotrowskiego<text:span text:style-name="T2101">.</text:span><text:s/>Stanowisko strony rządowo-koalicyjnej przedstawia się w sposób następujący.</text:p>
      <text:p text:style-name="P2102">Pierwsze - w zakresie odszkodowań z tytułu wypadków przy pracy i chorób zawodowych. W związku z tym, iż rozwiązania przyjęte w obecnie obowiązującym systemie świadczeń nie rekompensują w pełni szkód poniesionych w związku z wypadkiem przy pracy lub chorobą zawodową, konieczne jest wprowadzenie zmian tego systemu. Zmiany te powinny polegać na opracowaniu korzystnego dla poszkodowanego pracownika, a w razie jego śmierci członków rodziny, systemu odszkodowa<text:span text:style-name="T2103">ń</text:span><text:s/>zapewni<text:span text:style-name="T2104">aj</text:span>ącego pełną kompensatę poniesionych szkód.<text:s/><text:span text:style-name="T2105">W</text:span><text:s/>tym celu niezbędne jest dokonanie odpowiedniej zmiany obo<text:span text:style-name="T2106">wi</text:span>ązu<text:span text:style-name="T2107">ją</text:span>cego systemu prawneg<text:span text:style-name="T2108">o,</text:span><text:s/>który może polegać na wprowadzeniu opartego na przepisach prawa cywilnego uzupełni<text:span text:style-name="T2109">aj</text:span>ącego systemu odszkodowań z tytu<text:span text:style-name="T2110">ł</text:span>u wypadków przy pracy i chorób zawodowych w zakresie nie objętym systemem ubezpieczeń społecznych lub opracowanie nowej ustawy - mówię skrótowo - wypadkowej regulującej w spo<text:span text:style-name="T2111">s</text:span>ób kompleksowy całość odszkodowań z tytułu wypadków przy pracy i chorób zawodowych. Gwarantującej uzyskanie w sposób możliwie szybki i nieskomplikowany pełnej rekompensaty poniesionych przez pracownika szkód.</text:p>
      <text:p text:style-name="P2112">Po drugie - w zakresie świadczeń z ubezpieczenia społecznego rozumiem [nieczytelne] to emerytury i renty obowią<text:span text:style-name="T2113">zu</text:span>jący system świadczeń ubezpieczeniowych zawiera wiele krytykowanych rozwiązań poleg<text:span text:style-name="T2114">aj</text:span>ących między innymi na: nieadekwatnych do<text:s/><text:span text:style-name="T2115">o</text:span>becnych warunkach regulacjach nie odpowiad<text:span text:style-name="T2116">aj</text:span>ących potrzebom społecznym<text:span text:style-name="T2117">.</text:span><text:s/>Dyskusyjne są również niektóre zasady i kryteria udzielania świadczeń. Ich wymiar oraz mechanizmy gwarantujące ich realność.</text:p>
      <text:p text:style-name="P2118">Z tego względu konieczne jest wprowadzenie stosownych zmian w obowiązującym systemie ubezpieczeń. Przy jednoczesnym utrzymaniu istniejących preferenc<text:span text:style-name="T2119">ji<text:s/></text:span>dla poszczególnych grup zawodowych.<text:s/><text:span text:style-name="T2120">W</text:span><text:s/>związku z tym w nowym pro<text:span text:style-name="T2121">je</text:span>ktowanym rozumiem systemie emerytalno-ren<text:span text:style-name="T2122">to</text:span>wym należy:</text:p>
      <text:p text:style-name="P2123">1/ utrzymać odrębną regulację ustawową dotyczącą emerytur i rent górniczych, z zachowaniem nabytych przywilejów;</text:p>
      <text:p text:style-name="P2124">2/ u<text:span text:style-name="T2125">t</text:span>r<text:span text:style-name="T2126">z</text:span>ymać dotychcz<text:span text:style-name="T2127">as</text:span>owe uprawnienia w zakresie emerytury i renty dla pracowników zatrudnionych w szczególnych warunkach to jest wiek 60 lat dla mę<text:span text:style-name="T2128">ż</text:span>czyzn i 55 lat dla kobiet oraz dodatki do emerytur i rent;</text:p>
      <text:p text:style-name="P2129">3/ wprowadzić emerytury bez względu na wiek po przepracowaniu 40 lat;</text:p>
      <text:p text:style-name="P2130">4/ utrzymać dotychcz<text:span text:style-name="T2131">as</text:span>owy okres ustalania podstawy wymiaru świadczeń<text:s/><text:span text:style-name="T2132">z</text:span><text:s/>ostatnich 12 miesięcy<text:s/><text:soft-page-break/>zatrudnienia;</text:p>
      <text:p text:style-name="P2133">5/ stworzyć możliwości dodatkowego dobrowolnego ubezpieczenia na koszt własny pracownika;</text:p>
      <text:p text:style-name="P2134">6/ de<text:span text:style-name="T2135">fi</text:span>nitywnie rozwiązać problem tzw. starego portfela emerytur i rent;</text:p>
      <text:p text:style-name="P2136">7/ określić nowe zasady ustalania uprawnień i wysokości rent inwalidzkich;</text:p>
      <text:p text:style-name="P2137">8/ wprowadzić świadczenia wyr<text:span text:style-name="T2138">ó</text:span>wnawcze dla pracowników, którzy wskutek wypadków przy pracy lub choroby zawodowej nie zostali zaliczeni do żadnej z grup inwalidów, lecz w związku z przeniesieniem do innej pracy osiąg<text:span text:style-name="T2139">a</text:span>ją niższe wynagrodzenie;</text:p>
      <text:p text:style-name="P2140">9/ przewidzieć w prac<text:span text:style-name="T2141">a</text:span>ch<text:s/>Komisji do spraw<text:s/>Inwalidztwa i<text:s/>Zatrudnienia udział lekarza, u którego leczył się pracownik;</text:p>
      <text:p text:style-name="P2142">10/ rozszerzyć wykaz chorób zawodowych o choroby kręgosłupa i reumatyczne.</text:p>
      <text:p text:style-name="P2143">Jednocześnie uwzględni<text:span text:style-name="T2144">aj</text:span>ąc - mówię to w tej chwili od siebie - charakter zgłoszonych postulatów oraz biorąc pod uwa<text:span text:style-name="T2145">g</text:span>ę, że nie wszystkie były w pełni uzasadnione,<text:s/>proponujemy powoła<text:span text:style-name="T2146">ć</text:span><text:s/>grupę roboczą<text:s/><text:span text:style-name="T2147">w</text:span><text:s/>celu szczegółowego przed<text:span text:style-name="T2148">ys</text:span>ku<text:span text:style-name="T2149">to</text:span>wania i prze<text:span text:style-name="T2150">ds</text:span>tawienia propozycji dotyczących:</text:p>
      <text:p text:style-name="P2151">1/ zre<text:span text:style-name="T2152">fo</text:span>rmowania systemu świadczeń w naturze, a głównie zaopatrzenia w środki protetyczne i inne;</text:p>
      <text:p text:style-name="P2153">2/ podwyższenia wysokości dodatków pielęgnac<text:span text:style-name="T2154">yj</text:span>nych<text:s/><text:span text:style-name="T2155">i</text:span><text:s/>wprowadzenia tych dodatków dla drugiej grupy inwali<text:span text:style-name="T2156">dó</text:span>w;</text:p>
      <text:p text:style-name="P2157">3/ podwyższenie jednorazowego o<text:span text:style-name="T2158">ds</text:span>zkodowania za jeden procent uszczerbku na zdrowiu wskutek wypadku przy pracy lub za choroby zawodowej. Chodzi po prostu o określenie wysok<text:span text:style-name="T2159">o</text:span>ści, o kwotowe, jak to będzie się kształtowało;</text:p>
      <text:p text:style-name="P2160">4/ wliczania okresu pobierania renty inwalidzkiej do stażu pracy dla celów emerytalno-rentowych;</text:p>
      <text:p text:style-name="P2161">5/ obniżenie powszechnie obowiązującego wieku emeryta<text:span text:style-name="T2162">l</text:span>nego do 60 lat dla mężczyzn i 55<text:s/><text:span text:style-name="T2163">l</text:span>at dla kobiet - nie do tej pory to uzasadnione i uargumentowane;</text:p>
      <text:p text:style-name="P2164">6/ objęcia ustawą i zaopatrzeniu emerytalnym górników pracowników górni<text:span text:style-name="T2165">ct</text:span>wa odkrywkowego węgla brunatnego - nawiązuję tutaj do tych porównań, które dotyczyły górników siarki;</text:p>
      <text:p text:style-name="P2166">7/ zapewnienie wolnego wyboru opieki lekarskiej.</text:p>
      <text:p text:style-name="P2167">To byłyby te tematy do dyskusji.</text:p>
      <text:p text:style-name="P2168">Jaka jest reasumpcja tego naszego stanowiska?</text:p>
      <text:p text:style-name="P2169">Z uwagi na to, że całokształt zagadnień zawartych w przedstawionym stanowisku dotyczy nie tylko pracowników górnictwa, lecz ogółu zatrudnionych ich realizacja w naszym przekonaniu przekracza zakreślone kompetencje dla zespołu górniczego. W związku z czym proponujemy to stanowisko, to o którym mówiłem w poprawkach, w każdym razie mówię już o stanowisku przyjętym, przez podzespół - do Zespołu Gospodarki i Polityki Społecznej.</text:p>
      <text:p text:style-name="P2170">Dla uzasadnienia tego co powiedziałem chciałem powiedzieć, żeśmy kierowali się dwoma podstawowymi przesłankami formułując to stanowisko, a pierwsza przesłanka sprowadzała się do tego, że zaspokajanie potrzeb pracowników i ich rodzin w związku z wypadkami przy pracy nigdy nie należało do wyłącznej kompetencji sądu dał temu wyraz pan proc. Zieliński na co się zgodził pan mec. Piotrowski.</text:p>
      <text:p text:style-name="P2171">Realizacja natomiast tych roszczeń w tym trybie mówię o trybie sądowym - miała charakter uzupełni<text:span text:style-name="T2172">aj</text:span>ący, poza podstawowym w tym zakresie systemem świadczeń z ubezpieczenia społecznego. Dokonaliśmy przeglądu wszystkich przepisów poczynając od ustaw, jeszcze zaborców i nigdzie żeśmy nie stwierdzili, aby można było kiedykolwiek na terytorium Polski dochodzić roszczeń pełnych odszkodowawczych z tytułu ubezpieczeń i choroby zawodowej przed sądem.</text:p>
      <text:soft-page-break/>
      <text:p text:style-name="P2173">Poza tym drugą przesłankę uwzględniliśmy, a mianowicie tą, że żaden z obowiązujących dotychczas systemów realizacji roszczeń w związku z wypadkami przy pracy<text:s/>nie był doskonały<text:span text:style-name="T2174">.</text:span><text:s/>Każdy<text:s/><text:span text:style-name="T2175">z</text:span><text:s/>nich<text:s/><text:span text:style-name="T2176">w</text:span><text:s/>naszym przekonaniu zawierał mankamenty. Nie by<text:span text:style-name="T2177">ł</text:span><text:s/>od nich wolny system obowiązują<text:span text:style-name="T2178">c</text:span>y do 1968, mówię o dekrecie z 1954 roku, który dopuszczał możliwość dochodzenia przed sądem odszkodowań wyrównawczych, ale wynikały z tego między innymi takie utrudnienia jak - konieczność udowodnienia winy zakładu pracy przed sądem, swoboda uznania sądów w zakresie miarkowania wysokości ods<text:span text:style-name="T2179">z</text:span>kodowania,<text:s/><text:span text:style-name="T2180">d</text:span>ługotrwałość procesu, szczególnie wtedy, gdy strony przy pomocy biegłych kwestionowały ustalenia powypadkowe, a poza tym wielokrotność zaskarżania orzeczeń sądowych<text:span text:style-name="T2181">.</text:span></text:p>
      <text:p text:style-name="P2182">Natomiast aktualnie obowiązujący system ma te niedoskonałoś<text:span text:style-name="T2183">ci</text:span>, o których tu już mówiono na tej sali - sztywność granic ustalana w wysokości o<text:span text:style-name="T2184">ds</text:span>zkodowania, procentowa wysokość ustalania o<text:span text:style-name="T2185">ds</text:span>zkodowania, a z drugiej strony inflacja zmiana warunków i niemożli<text:span text:style-name="T2186">w</text:span>o<text:span text:style-name="T2187">ś</text:span>ć<text:span text:style-name="T2188"><text:s/></text:span>dochodzenia pełnej rekompensaty przez pracownika z zakładu ubezpie<text:span text:style-name="T2189">cze</text:span>ń oraz od zakładu pracy<text:span text:style-name="T2190">.</text:span></text:p>
      <text:p text:style-name="P2191">I to tyle dziękuję<text:span text:style-name="T2192">.</text:span></text:p>
      <text:p text:style-name="P2193"><text:span text:style-name="T2194">Przewodniczący</text:span>:</text:p>
      <text:p text:style-name="P2195">Dziękuję<text:span text:style-name="T2196">.</text:span></text:p>
      <text:p text:style-name="P2197"><text:span text:style-name="T2198">W</text:span><text:s/>związku z tym, że jest nieobecny na sali mec<text:span text:style-name="T2199">.<text:s/></text:span>Piotrowski zwracam się o umożliwienie tego referatu naszej stronie, tego tekstu.</text:p>
      <text:p text:style-name="P2200">D<text:span text:style-name="T2201">zi</text:span>ękuję<text:span text:style-name="T2202">.</text:span></text:p>
      <text:p text:style-name="P2203">W dniu dzisiejszym, oczywiście<text:span text:style-name="T2204">.</text:span></text:p>
      <text:p text:style-name="P2205"><text:span text:style-name="T2206">Ob. Nowacki Jan</text:span>:</text:p>
      <text:p text:style-name="P2207">Chciałem zapytać, jest pewna niejasność dla mnie w prze<text:span text:style-name="T2208">ds</text:span>tawionym stanowisku,<text:s/>mianowicie tam znalazło się takie sformułowanie, iż zamierza się w tym pakiecie propozycji wprowadzić świadczenia wyrównawcze dla tych osób, które uległy wypadkowi przy pracy i sprawność za<text:span text:style-name="T2209">w</text:span>odowa uległa obniżeniu, ale nie zostały zaliczone do żadnej grupy inwalidzkiej. Otóż takie świadczenia przecież istnieją, więc ja rozumiem, że tu chodzi o zwiększenie tych świadczeń wyrównawcz<text:span text:style-name="T2210">yc</text:span>h, bo w chwili obecnej pracownik otrzymuje - przeniesiony do innej pracy - albo 3-miesięczne albo 6-miesięczny dodatek wyrównawczy. Ja rozumiem, że chodzi po prostu o zwiększenie wymiaru tego dodatku wy<text:span text:style-name="T2211">ró</text:span>wnawczego.</text:p>
      <text:p text:style-name="P2212">To proponowałbym taką poprawkę uczynić, że tu chodzi wyraźnie o zwiększenie wymiaru dodatku.<text:s/><text:span text:style-name="T2213">Przewodnicząc</text:span><text:span text:style-name="T2214">y</text:span>:</text:p>
      <text:p text:style-name="P2215">Przyjmuję tę uwagę.</text:p>
      <text:p text:style-name="P2216">Czy pan panie Moric w tej sprawie?</text:p>
      <text:p text:style-name="P2217"><text:span text:style-name="T2218">O</text:span><text:span text:style-name="T2219">b. R</text:span><text:span text:style-name="T2220">.</text:span><text:span text:style-name="T2221"><text:s/></text:span><text:span text:style-name="T2222">M</text:span><text:span text:style-name="T2223">oric</text:span>:</text:p>
      <text:p text:style-name="P2224">Nie, po przekazaniu materiałów my się ustosunku<text:span text:style-name="T2225">je</text:span>my, on w dużej mierze konsumuje nasze propozycje.</text:p>
      <text:p text:style-name="P2226"><text:span text:style-name="T2227">Przewodniczący</text:span>:</text:p>
      <text:p text:style-name="P2228">Panie przewodniczący Gustek ja w związku z tym jako że jest już prawie godzina<text:s/><text:span text:style-name="T2229">16</text:span>, a ten ostatni materiał byśmy też chcieli mieć i ustosunkować się do niego, proponowałbym zakończyć ten dzień dzisiejszy.</text:p>
      <text:p text:style-name="P2230"><text:span text:style-name="T2231">Ob. M</text:span><text:span text:style-name="T2232">.</text:span><text:span text:style-name="T2233"><text:s/></text:span><text:span text:style-name="T2234">G</text:span><text:span text:style-name="T2235">ustek</text:span>:</text:p>
      <text:p text:style-name="P2236">Panowie przewodniczący! Ja myślę, że w tej chwili, w tych sprawach też nie mamy rozbieżności zasadniczych co będziemy tu jeszcze prezentować, posadź<text:span text:style-name="T2237">m</text:span>y trzech ludzi niech na przyszły tydzień nam przygotują tekst do podpisania<text:span text:style-name="T2238">.</text:span></text:p>
      <text:soft-page-break/>
      <text:p text:style-name="P2239">Naprawdę już w czym jak w czym, ale o to, żeby górnikom było lepiej to to się wszyscy zgadzamy.</text:p>
      <text:p text:style-name="P2240"><text:span text:style-name="T2241">Przewodniczący Pietrzyk</text:span>:</text:p>
      <text:p text:style-name="P2242">Tak, bardzo dobra propozycja - przyjmujemy.</text:p>
      <text:p text:style-name="P2243">Okazuje się, że tekst jest gotowy i możemy prze<text:span text:style-name="T2244">ds</text:span>tawi<text:span text:style-name="T2245">ć</text:span><text:s/>do podpisu.</text:p>
      <text:p text:style-name="P2246"><text:span text:style-name="T2247">O</text:span><text:span text:style-name="T2248">b. Piotrowski</text:span>:</text:p>
      <text:p text:style-name="P2249">Jest gotowy tekst<text:s/>protokołu<text:s/>rozbieżności, wszystkie trzy strony dały.</text:p>
      <text:p text:style-name="P2250"><text:span text:style-name="T2251">Ob. Gustek</text:span>:</text:p>
      <text:p text:style-name="P2252">Pani<text:span text:style-name="T2253">e</text:span><text:s/>przewodniczący można prosić o głos? My mówimy, zdaje się z panem mecenasem Piotrowskim, o różnych sprawach. Ja proponowałem do tematu bezpieczeństwa pracy, żeby te trzy osoby i ja nie widzę<text:s/>protokołu<text:s/>rozbieżności, tylko widzę uzgodnioną sprawę. Natomiast protokół rozbieżności jest do podpisania ten, który mamy z rannej sprawy w sprawie tych trzech po<text:span text:style-name="T2254">ds</text:span>tawowych spraw.</text:p>
      <text:p text:style-name="P2255">Dziękuję bar<text:span text:style-name="T2256">d</text:span>zo.</text:p>
      <text:p text:style-name="P2257"><text:span text:style-name="T2258">Przewodnicząc</text:span><text:span text:style-name="T2259">y</text:span><text:span text:style-name="T2260">:</text:span></text:p>
      <text:p text:style-name="P2261">Tak, oczywiście nastąpiło ma<text:span text:style-name="T2262">ł</text:span>e nieporozumienie.</text:p>
      <text:p text:style-name="P2263">Proszę pan Piotrowski.</text:p>
      <text:p text:style-name="P2264"><text:span text:style-name="T2265">Ob</text:span><text:span text:style-name="T2266">.</text:span><text:span text:style-name="T2267"><text:s/>Piotrowski</text:span>:</text:p>
      <text:p text:style-name="P2268">Według mnie to nie ma żadnego nieporozumienia, zespół został powołany do opracowania zagadnienia odpowiedzialności majątkowej za wypadki przy pracy i choroby zawodowe, a ja zgłaszam, że jest gotowy tekst<text:s/>protokołu<text:s/>rozbieżności w przedmiocie czasu pracy, organizacji finansowej itd.</text:p>
      <text:p text:style-name="P2269"><text:span text:style-name="T2270">O</text:span><text:span text:style-name="T2271">b.<text:s/></text:span><text:span text:style-name="T2272">R</text:span><text:span text:style-name="T2273">.<text:s/></text:span><text:span text:style-name="T2274">M</text:span><text:span text:style-name="T2275">oric</text:span><text:span text:style-name="T2276">:</text:span></text:p>
      <text:p text:style-name="P2277">P<text:span text:style-name="T2278">r</text:span>oszę Pa<text:span text:style-name="T2279">ńst</text:span>wa! Nie wiem<text:s/><text:span text:style-name="T2280">skąd</text:span><text:s/>taki optymizm, bo z tego co j<text:span text:style-name="T2281">a</text:span><text:s/>wiem, tak mi doniesiono przynajmniej przed c<text:span text:style-name="T2282">hw</text:span>il<text:span text:style-name="T2283">ą</text:span>, że protokół rozbieżności ta<text:span text:style-name="T2284"><text:s/></text:span>jego strona tytułowa uległa zmianie i mój zespół redakcyjny udał się ponownie przeanalizować tę sytuację. Nasz tekst w zakresie naszego stanowiska nie jest jeszcze gotowy na tę porę.</text:p>
      <text:p text:style-name="P2285"><text:span text:style-name="T2286">Przewodniczący</text:span>:</text:p>
      <text:p text:style-name="P2287"><text:span text:style-name="T2288">T</text:span>o wniosek nasuwa się je<text:span text:style-name="T2289">de</text:span>n. Przekładamy to do innego spotkania.</text:p>
      <text:p text:style-name="P2290">Czy zmieniło się coś w tej sprawie pisma, które poszło do ministra Wilczka, czy jest jakaś wiadomość - no o w tej sprawie tych wewnętrznych porozumień w kopal<text:span text:style-name="T2291">n</text:span>iach wałbrzyskich, lubińskich? Czy można coś na ten temat - pro<text:span text:style-name="T2292">si</text:span>my.</text:p>
      <text:p text:style-name="P2293"><text:span text:style-name="T2294">O</text:span><text:span text:style-name="T2295">b. Gustek</text:span>:</text:p>
      <text:p text:style-name="P2296">Przykro mi bardzo, ale nie mam żadnych informacji na ten temat.</text:p>
      <text:p text:style-name="P2297"><text:span text:style-name="T2298">Przewodniczący</text:span>:</text:p>
      <text:p text:style-name="P2299">Terminy mamy zaklepane: sobota 11 godzina 10 i wtorek 14 godzina 10, z tym że ten drugi termin nie jest obowiązkowy do odsiedzen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325in" fo:page-height="12.2236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2:15:00Z</meta:creation-date>
    <dc:date>2023-07-03T12:15:00Z</dc:date>
    <meta:template xlink:href="Normal.dotm" xlink:type="simple"/>
    <meta:editing-cycles>2</meta:editing-cycles>
    <meta:editing-duration>PT0S</meta:editing-duration>
    <meta:document-statistic meta:page-count="53" meta:paragraph-count="338" meta:word-count="24229" meta:character-count="169266" meta:row-count="1211" meta:non-whitespace-character-count="145375"/>
  </office:meta>
</office:document-meta>
</file>